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ld_Town_Cross" table:style-name="ta1">
        <table:shapes>
          <draw:frame draw:z-index="0" draw:style-name="gr1" draw:text-style-name="P1" svg:width="453.15pt" svg:height="255.43pt" svg:x="205.82pt" svg:y="579.23pt">
            <loext:p draw:notify-on-update-of-ranges="Old_Town_Cross.B3:Old_Town_Cross.U3 Old_Town_Cross.A3:Old_Town_Cross.A3 Old_Town_Cross.B25:Old_Town_Cross.U25 Old_Town_Cross.B4:Old_Town_Cross.U4 Old_Town_Cross.A4:Old_Town_Cross.A4 Old_Town_Cross.B26:Old_Town_Cross.U26 Old_Town_Cross.B5:Old_Town_Cross.U5 Old_Town_Cross.A5:Old_Town_Cross.A5 Old_Town_Cross.B27:Old_Town_Cross.U27 Old_Town_Cross.B6:Old_Town_Cross.U6 Old_Town_Cross.A6:Old_Town_Cross.A6 Old_Town_Cross.B28:Old_Town_Cross.U28 Old_Town_Cross.B7:Old_Town_Cross.U7 Old_Town_Cross.A7:Old_Town_Cross.A7 Old_Town_Cross.B29:Old_Town_Cross.U29 Old_Town_Cross.B8:Old_Town_Cross.U8 Old_Town_Cross.A8:Old_Town_Cross.A8 Old_Town_Cross.B30:Old_Town_Cross.U30 Old_Town_Cross.B9:Old_Town_Cross.U9 Old_Town_Cross.A9:Old_Town_Cross.A9 Old_Town_Cross.B31:Old_Town_Cross.U31 Old_Town_Cross.B10:Old_Town_Cross.U10 Old_Town_Cross.A10:Old_Town_Cross.A10 Old_Town_Cross.B32:Old_Town_Cross.U32 Old_Town_Cross.B11:Old_Town_Cross.U11 Old_Town_Cross.A11:Old_Town_Cross.A11 Old_Town_Cross.B33:Old_Town_Cross.U33 Old_Town_Cross.B12:Old_Town_Cross.U12 Old_Town_Cross.A12:Old_Town_Cross.A12 Old_Town_Cross.B34:Old_Town_Cross.U34 Old_Town_Cross.B13:Old_Town_Cross.U13 Old_Town_Cross.A13:Old_Town_Cross.A13 Old_Town_Cross.B35:Old_Town_Cross.U35 Old_Town_Cross.B14:Old_Town_Cross.U14 Old_Town_Cross.A14:Old_Town_Cross.A14 Old_Town_Cross.B36:Old_Town_Cross.U36 Old_Town_Cross.B15:Old_Town_Cross.U15 Old_Town_Cross.A15:Old_Town_Cross.A15 Old_Town_Cross.B37:Old_Town_Cross.U37 Old_Town_Cross.B16:Old_Town_Cross.U16 Old_Town_Cross.A16:Old_Town_Cross.A16 Old_Town_Cross.B38:Old_Town_Cross.U38 Old_Town_Cross.B17:Old_Town_Cross.U17 Old_Town_Cross.A17:Old_Town_Cross.A17 Old_Town_Cross.B39:Old_Town_Cross.U39 Old_Town_Cross.B18:Old_Town_Cross.U18 Old_Town_Cross.A18:Old_Town_Cross.A18 Old_Town_Cross.B40:Old_Town_Cross.U40 Old_Town_Cross.B19:Old_Town_Cross.U19 Old_Town_Cross.A19:Old_Town_Cross.A19 Old_Town_Cross.B41:Old_Town_Cross.U41 Old_Town_Cross.B20:Old_Town_Cross.U20 Old_Town_Cross.A20:Old_Town_Cross.A20 Old_Town_Cross.B42:Old_Town_Cross.U42 Old_Town_Cross.B21:Old_Town_Cross.U21 Old_Town_Cross.A21:Old_Town_Cross.A21 Old_Town_Cross.B43:Old_Town_Cross.U4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32pt" svg:height="720pt" svg:x="24.15pt" svg:y="875.2pt">
            <loext:p draw:notify-on-update-of-ranges="Old_Town_Cross.B3:Old_Town_Cross.U3 Old_Town_Cross.A3:Old_Town_Cross.A3 Old_Town_Cross.B25:Old_Town_Cross.U25 Old_Town_Cross.B4:Old_Town_Cross.U4 Old_Town_Cross.A4:Old_Town_Cross.A4 Old_Town_Cross.B26:Old_Town_Cross.U26 Old_Town_Cross.B5:Old_Town_Cross.U5 Old_Town_Cross.A5:Old_Town_Cross.A5 Old_Town_Cross.B27:Old_Town_Cross.U27 Old_Town_Cross.B6:Old_Town_Cross.U6 Old_Town_Cross.A6:Old_Town_Cross.A6 Old_Town_Cross.B28:Old_Town_Cross.U28 Old_Town_Cross.B7:Old_Town_Cross.U7 Old_Town_Cross.A7:Old_Town_Cross.A7 Old_Town_Cross.B29:Old_Town_Cross.U29 Old_Town_Cross.B14:Old_Town_Cross.U14 Old_Town_Cross.A14:Old_Town_Cross.A14 Old_Town_Cross.B36:Old_Town_Cross.U36 Old_Town_Cross.B17:Old_Town_Cross.U17 Old_Town_Cross.A17:Old_Town_Cross.A17 Old_Town_Cross.B39:Old_Town_Cross.U3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PWR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theora</text:p>
          </table:table-cell>
          <table:table-cell table:style-name="ce1" office:value-type="float" office:value="771.6807" calcext:value-type="float">
            <text:p>771.6807</text:p>
          </table:table-cell>
          <table:table-cell table:style-name="ce1" office:value-type="float" office:value="770.3277" calcext:value-type="float">
            <text:p>770.3277</text:p>
          </table:table-cell>
          <table:table-cell table:style-name="ce1" office:value-type="float" office:value="772.8454" calcext:value-type="float">
            <text:p>772.8454</text:p>
          </table:table-cell>
          <table:table-cell table:style-name="ce1" office:value-type="float" office:value="773.6791" calcext:value-type="float">
            <text:p>773.6791</text:p>
          </table:table-cell>
          <table:table-cell table:style-name="ce1" office:value-type="float" office:value="776.0971" calcext:value-type="float">
            <text:p>776.0971</text:p>
          </table:table-cell>
          <table:table-cell table:style-name="ce1" office:value-type="float" office:value="768.3695" calcext:value-type="float">
            <text:p>768.3695</text:p>
          </table:table-cell>
          <table:table-cell table:style-name="ce1" office:value-type="float" office:value="773.4537" calcext:value-type="float">
            <text:p>773.4537</text:p>
          </table:table-cell>
          <table:table-cell table:style-name="ce1" office:value-type="float" office:value="772.8456" calcext:value-type="float">
            <text:p>772.8456</text:p>
          </table:table-cell>
          <table:table-cell table:style-name="ce1" office:value-type="float" office:value="775.628" calcext:value-type="float">
            <text:p>775.628</text:p>
          </table:table-cell>
          <table:table-cell table:style-name="ce1" office:value-type="float" office:value="771.4148" calcext:value-type="float">
            <text:p>771.4148</text:p>
          </table:table-cell>
          <table:table-cell table:style-name="ce1" office:value-type="float" office:value="771.0752" calcext:value-type="float">
            <text:p>771.0752</text:p>
          </table:table-cell>
          <table:table-cell table:style-name="ce1" office:value-type="float" office:value="773.8307" calcext:value-type="float">
            <text:p>773.8307</text:p>
          </table:table-cell>
          <table:table-cell table:style-name="ce1" office:value-type="float" office:value="776.0748" calcext:value-type="float">
            <text:p>776.0748</text:p>
          </table:table-cell>
          <table:table-cell table:style-name="ce1" office:value-type="float" office:value="779.9313" calcext:value-type="float">
            <text:p>779.9313</text:p>
          </table:table-cell>
          <table:table-cell table:style-name="ce1" office:value-type="float" office:value="782.1476" calcext:value-type="float">
            <text:p>782.1476</text:p>
          </table:table-cell>
          <table:table-cell table:style-name="ce1" office:value-type="float" office:value="787.8982" calcext:value-type="float">
            <text:p>787.8982</text:p>
          </table:table-cell>
          <table:table-cell table:style-name="ce1" office:value-type="float" office:value="795.0374" calcext:value-type="float">
            <text:p>795.0374</text:p>
          </table:table-cell>
          <table:table-cell table:style-name="ce1" office:value-type="float" office:value="803.4708" calcext:value-type="float">
            <text:p>803.4708</text:p>
          </table:table-cell>
          <table:table-cell table:style-name="ce1" office:value-type="float" office:value="811.9413" calcext:value-type="float">
            <text:p>811.9413</text:p>
          </table:table-cell>
          <table:table-cell table:style-name="ce1" office:value-type="float" office:value="823.1727" calcext:value-type="float">
            <text:p>823.1727</text:p>
          </table:table-cell>
        </table:table-row>
        <table:table-row table:style-name="ro1">
          <table:table-cell office:value-type="string" calcext:value-type="string">
            <text:p>x264 ultrafast</text:p>
          </table:table-cell>
          <table:table-cell office:value-type="float" office:value="112.5917" calcext:value-type="float">
            <text:p>112.5917</text:p>
          </table:table-cell>
          <table:table-cell office:value-type="float" office:value="84.4672" calcext:value-type="float">
            <text:p>84.4672</text:p>
          </table:table-cell>
          <table:table-cell office:value-type="float" office:value="76.1958" calcext:value-type="float">
            <text:p>76.1958</text:p>
          </table:table-cell>
          <table:table-cell office:value-type="float" office:value="59.3541" calcext:value-type="float">
            <text:p>59.3541</text:p>
          </table:table-cell>
          <table:table-cell office:value-type="float" office:value="74.5439" calcext:value-type="float">
            <text:p>74.5439</text:p>
          </table:table-cell>
          <table:table-cell office:value-type="float" office:value="75.0313" calcext:value-type="float">
            <text:p>75.0313</text:p>
          </table:table-cell>
          <table:table-cell office:value-type="float" office:value="75.5197" calcext:value-type="float">
            <text:p>75.5197</text:p>
          </table:table-cell>
          <table:table-cell office:value-type="float" office:value="75.4546" calcext:value-type="float">
            <text:p>75.4546</text:p>
          </table:table-cell>
          <table:table-cell office:value-type="float" office:value="75.5614" calcext:value-type="float">
            <text:p>75.5614</text:p>
          </table:table-cell>
          <table:table-cell office:value-type="float" office:value="75.8193" calcext:value-type="float">
            <text:p>75.8193</text:p>
          </table:table-cell>
          <table:table-cell office:value-type="float" office:value="76.1967" calcext:value-type="float">
            <text:p>76.1967</text:p>
          </table:table-cell>
          <table:table-cell office:value-type="float" office:value="76.0847" calcext:value-type="float">
            <text:p>76.0847</text:p>
          </table:table-cell>
          <table:table-cell office:value-type="float" office:value="76.4815" calcext:value-type="float">
            <text:p>76.4815</text:p>
          </table:table-cell>
          <table:table-cell office:value-type="float" office:value="77.001" calcext:value-type="float">
            <text:p>77.001</text:p>
          </table:table-cell>
          <table:table-cell office:value-type="float" office:value="77.0796" calcext:value-type="float">
            <text:p>77.0796</text:p>
          </table:table-cell>
          <table:table-cell office:value-type="float" office:value="77.2148" calcext:value-type="float">
            <text:p>77.2148</text:p>
          </table:table-cell>
          <table:table-cell office:value-type="float" office:value="77.2017" calcext:value-type="float">
            <text:p>77.2017</text:p>
          </table:table-cell>
          <table:table-cell office:value-type="float" office:value="77.6588" calcext:value-type="float">
            <text:p>77.6588</text:p>
          </table:table-cell>
          <table:table-cell office:value-type="float" office:value="77.167" calcext:value-type="float">
            <text:p>77.167</text:p>
          </table:table-cell>
          <table:table-cell office:value-type="float" office:value="77.4761" calcext:value-type="float">
            <text:p>77.4761</text:p>
          </table:table-cell>
        </table:table-row>
        <table:table-row table:style-name="ro1">
          <table:table-cell office:value-type="string" calcext:value-type="string">
            <text:p>x264 superfast</text:p>
          </table:table-cell>
          <table:table-cell office:value-type="float" office:value="152.5043" calcext:value-type="float">
            <text:p>152.5043</text:p>
          </table:table-cell>
          <table:table-cell office:value-type="float" office:value="151.2584" calcext:value-type="float">
            <text:p>151.2584</text:p>
          </table:table-cell>
          <table:table-cell office:value-type="float" office:value="152.1072" calcext:value-type="float">
            <text:p>152.1072</text:p>
          </table:table-cell>
          <table:table-cell office:value-type="float" office:value="154.448" calcext:value-type="float">
            <text:p>154.448</text:p>
          </table:table-cell>
          <table:table-cell office:value-type="float" office:value="156.0656" calcext:value-type="float">
            <text:p>156.0656</text:p>
          </table:table-cell>
          <table:table-cell office:value-type="float" office:value="157.8316" calcext:value-type="float">
            <text:p>157.8316</text:p>
          </table:table-cell>
          <table:table-cell office:value-type="float" office:value="159.3776" calcext:value-type="float">
            <text:p>159.3776</text:p>
          </table:table-cell>
          <table:table-cell office:value-type="float" office:value="161.297" calcext:value-type="float">
            <text:p>161.297</text:p>
          </table:table-cell>
          <table:table-cell office:value-type="float" office:value="162.5886" calcext:value-type="float">
            <text:p>162.5886</text:p>
          </table:table-cell>
          <table:table-cell office:value-type="float" office:value="163.091" calcext:value-type="float">
            <text:p>163.091</text:p>
          </table:table-cell>
          <table:table-cell office:value-type="float" office:value="165.8936" calcext:value-type="float">
            <text:p>165.8936</text:p>
          </table:table-cell>
          <table:table-cell office:value-type="float" office:value="167.8351" calcext:value-type="float">
            <text:p>167.8351</text:p>
          </table:table-cell>
          <table:table-cell office:value-type="float" office:value="169.5287" calcext:value-type="float">
            <text:p>169.5287</text:p>
          </table:table-cell>
          <table:table-cell office:value-type="float" office:value="171.8918" calcext:value-type="float">
            <text:p>171.8918</text:p>
          </table:table-cell>
          <table:table-cell office:value-type="float" office:value="173.3452" calcext:value-type="float">
            <text:p>173.3452</text:p>
          </table:table-cell>
          <table:table-cell office:value-type="float" office:value="174.7624" calcext:value-type="float">
            <text:p>174.7624</text:p>
          </table:table-cell>
          <table:table-cell office:value-type="float" office:value="176.2335" calcext:value-type="float">
            <text:p>176.2335</text:p>
          </table:table-cell>
          <table:table-cell office:value-type="float" office:value="178.1542" calcext:value-type="float">
            <text:p>178.1542</text:p>
          </table:table-cell>
          <table:table-cell office:value-type="float" office:value="179.0569" calcext:value-type="float">
            <text:p>179.0569</text:p>
          </table:table-cell>
          <table:table-cell office:value-type="float" office:value="180.1194" calcext:value-type="float">
            <text:p>180.1194</text:p>
          </table:table-cell>
        </table:table-row>
        <table:table-row table:style-name="ro1">
          <table:table-cell office:value-type="string" calcext:value-type="string">
            <text:p>x264 veryfast</text:p>
          </table:table-cell>
          <table:table-cell office:value-type="float" office:value="241.3578" calcext:value-type="float">
            <text:p>241.3578</text:p>
          </table:table-cell>
          <table:table-cell office:value-type="float" office:value="243.0062" calcext:value-type="float">
            <text:p>243.0062</text:p>
          </table:table-cell>
          <table:table-cell office:value-type="float" office:value="243.8457" calcext:value-type="float">
            <text:p>243.8457</text:p>
          </table:table-cell>
          <table:table-cell office:value-type="float" office:value="248.9036" calcext:value-type="float">
            <text:p>248.9036</text:p>
          </table:table-cell>
          <table:table-cell office:value-type="float" office:value="251.8196" calcext:value-type="float">
            <text:p>251.8196</text:p>
          </table:table-cell>
          <table:table-cell office:value-type="float" office:value="255.7988" calcext:value-type="float">
            <text:p>255.7988</text:p>
          </table:table-cell>
          <table:table-cell office:value-type="float" office:value="259.4737" calcext:value-type="float">
            <text:p>259.4737</text:p>
          </table:table-cell>
          <table:table-cell office:value-type="float" office:value="261.7571" calcext:value-type="float">
            <text:p>261.7571</text:p>
          </table:table-cell>
          <table:table-cell office:value-type="float" office:value="265.0896" calcext:value-type="float">
            <text:p>265.0896</text:p>
          </table:table-cell>
          <table:table-cell office:value-type="float" office:value="267.4364" calcext:value-type="float">
            <text:p>267.4364</text:p>
          </table:table-cell>
          <table:table-cell office:value-type="float" office:value="271.1217" calcext:value-type="float">
            <text:p>271.1217</text:p>
          </table:table-cell>
          <table:table-cell office:value-type="float" office:value="276.6903" calcext:value-type="float">
            <text:p>276.6903</text:p>
          </table:table-cell>
          <table:table-cell office:value-type="float" office:value="278.974" calcext:value-type="float">
            <text:p>278.974</text:p>
          </table:table-cell>
          <table:table-cell office:value-type="float" office:value="295.3137" calcext:value-type="float">
            <text:p>295.3137</text:p>
          </table:table-cell>
          <table:table-cell office:value-type="float" office:value="299.317" calcext:value-type="float">
            <text:p>299.317</text:p>
          </table:table-cell>
          <table:table-cell office:value-type="float" office:value="302.5488" calcext:value-type="float">
            <text:p>302.5488</text:p>
          </table:table-cell>
          <table:table-cell office:value-type="float" office:value="303.0671" calcext:value-type="float">
            <text:p>303.0671</text:p>
          </table:table-cell>
          <table:table-cell office:value-type="float" office:value="304.9185" calcext:value-type="float">
            <text:p>304.9185</text:p>
          </table:table-cell>
          <table:table-cell office:value-type="float" office:value="306.0514" calcext:value-type="float">
            <text:p>306.0514</text:p>
          </table:table-cell>
          <table:table-cell office:value-type="float" office:value="306.1725" calcext:value-type="float">
            <text:p>306.1725</text:p>
          </table:table-cell>
        </table:table-row>
        <table:table-row table:style-name="ro1">
          <table:table-cell office:value-type="string" calcext:value-type="string">
            <text:p>x264 faster</text:p>
          </table:table-cell>
          <table:table-cell office:value-type="float" office:value="368.8872" calcext:value-type="float">
            <text:p>368.8872</text:p>
          </table:table-cell>
          <table:table-cell office:value-type="float" office:value="379.4444" calcext:value-type="float">
            <text:p>379.4444</text:p>
          </table:table-cell>
          <table:table-cell office:value-type="float" office:value="386.5865" calcext:value-type="float">
            <text:p>386.5865</text:p>
          </table:table-cell>
          <table:table-cell office:value-type="float" office:value="402.0451" calcext:value-type="float">
            <text:p>402.0451</text:p>
          </table:table-cell>
          <table:table-cell office:value-type="float" office:value="416.32" calcext:value-type="float">
            <text:p>416.32</text:p>
          </table:table-cell>
          <table:table-cell office:value-type="float" office:value="428.2443" calcext:value-type="float">
            <text:p>428.2443</text:p>
          </table:table-cell>
          <table:table-cell office:value-type="float" office:value="437.1038" calcext:value-type="float">
            <text:p>437.1038</text:p>
          </table:table-cell>
          <table:table-cell office:value-type="float" office:value="444.6137" calcext:value-type="float">
            <text:p>444.6137</text:p>
          </table:table-cell>
          <table:table-cell office:value-type="float" office:value="450.258" calcext:value-type="float">
            <text:p>450.258</text:p>
          </table:table-cell>
          <table:table-cell office:value-type="float" office:value="456.5726" calcext:value-type="float">
            <text:p>456.5726</text:p>
          </table:table-cell>
          <table:table-cell office:value-type="float" office:value="467.2128" calcext:value-type="float">
            <text:p>467.2128</text:p>
          </table:table-cell>
          <table:table-cell office:value-type="float" office:value="477.5794" calcext:value-type="float">
            <text:p>477.5794</text:p>
          </table:table-cell>
          <table:table-cell office:value-type="float" office:value="484.1892" calcext:value-type="float">
            <text:p>484.1892</text:p>
          </table:table-cell>
          <table:table-cell office:value-type="float" office:value="490.0899" calcext:value-type="float">
            <text:p>490.0899</text:p>
          </table:table-cell>
          <table:table-cell office:value-type="float" office:value="497.9112" calcext:value-type="float">
            <text:p>497.9112</text:p>
          </table:table-cell>
          <table:table-cell office:value-type="float" office:value="503.501" calcext:value-type="float">
            <text:p>503.501</text:p>
          </table:table-cell>
          <table:table-cell office:value-type="float" office:value="521.29" calcext:value-type="float">
            <text:p>521.29</text:p>
          </table:table-cell>
          <table:table-cell office:value-type="float" office:value="522.6674" calcext:value-type="float">
            <text:p>522.6674</text:p>
          </table:table-cell>
          <table:table-cell office:value-type="float" office:value="524.3753" calcext:value-type="float">
            <text:p>524.3753</text:p>
          </table:table-cell>
          <table:table-cell office:value-type="float" office:value="540.8417" calcext:value-type="float">
            <text:p>540.8417</text:p>
          </table:table-cell>
        </table:table-row>
        <table:table-row table:style-name="ro1">
          <table:table-cell office:value-type="string" calcext:value-type="string">
            <text:p>x264 fast</text:p>
          </table:table-cell>
          <table:table-cell office:value-type="float" office:value="390.6064" calcext:value-type="float">
            <text:p>390.6064</text:p>
          </table:table-cell>
          <table:table-cell office:value-type="float" office:value="399.5097" calcext:value-type="float">
            <text:p>399.5097</text:p>
          </table:table-cell>
          <table:table-cell office:value-type="float" office:value="408.2776" calcext:value-type="float">
            <text:p>408.2776</text:p>
          </table:table-cell>
          <table:table-cell office:value-type="float" office:value="427.759" calcext:value-type="float">
            <text:p>427.759</text:p>
          </table:table-cell>
          <table:table-cell office:value-type="float" office:value="443.3509" calcext:value-type="float">
            <text:p>443.3509</text:p>
          </table:table-cell>
          <table:table-cell office:value-type="float" office:value="457.5013" calcext:value-type="float">
            <text:p>457.5013</text:p>
          </table:table-cell>
          <table:table-cell office:value-type="float" office:value="469.5964" calcext:value-type="float">
            <text:p>469.5964</text:p>
          </table:table-cell>
          <table:table-cell office:value-type="float" office:value="493.7656" calcext:value-type="float">
            <text:p>493.7656</text:p>
          </table:table-cell>
          <table:table-cell office:value-type="float" office:value="502.9012" calcext:value-type="float">
            <text:p>502.9012</text:p>
          </table:table-cell>
          <table:table-cell office:value-type="float" office:value="513.1524" calcext:value-type="float">
            <text:p>513.1524</text:p>
          </table:table-cell>
          <table:table-cell office:value-type="float" office:value="527.6092" calcext:value-type="float">
            <text:p>527.6092</text:p>
          </table:table-cell>
          <table:table-cell office:value-type="float" office:value="550.8755" calcext:value-type="float">
            <text:p>550.8755</text:p>
          </table:table-cell>
          <table:table-cell office:value-type="float" office:value="573.6344" calcext:value-type="float">
            <text:p>573.6344</text:p>
          </table:table-cell>
          <table:table-cell office:value-type="float" office:value="596.4859" calcext:value-type="float">
            <text:p>596.4859</text:p>
          </table:table-cell>
          <table:table-cell office:value-type="float" office:value="618.3523" calcext:value-type="float">
            <text:p>618.3523</text:p>
          </table:table-cell>
          <table:table-cell office:value-type="float" office:value="637.2608" calcext:value-type="float">
            <text:p>637.2608</text:p>
          </table:table-cell>
          <table:table-cell office:value-type="float" office:value="655.9557" calcext:value-type="float">
            <text:p>655.9557</text:p>
          </table:table-cell>
          <table:table-cell office:value-type="float" office:value="657.5868" calcext:value-type="float">
            <text:p>657.5868</text:p>
          </table:table-cell>
          <table:table-cell office:value-type="float" office:value="673.5258" calcext:value-type="float">
            <text:p>673.5258</text:p>
          </table:table-cell>
          <table:table-cell office:value-type="float" office:value="690.5928" calcext:value-type="float">
            <text:p>690.5928</text:p>
          </table:table-cell>
        </table:table-row>
        <table:table-row table:style-name="ro1">
          <table:table-cell office:value-type="string" calcext:value-type="string">
            <text:p>x264 medium</text:p>
          </table:table-cell>
          <table:table-cell office:value-type="float" office:value="375.3631" calcext:value-type="float">
            <text:p>375.3631</text:p>
          </table:table-cell>
          <table:table-cell office:value-type="float" office:value="480.569" calcext:value-type="float">
            <text:p>480.569</text:p>
          </table:table-cell>
          <table:table-cell office:value-type="float" office:value="489.3518" calcext:value-type="float">
            <text:p>489.3518</text:p>
          </table:table-cell>
          <table:table-cell office:value-type="float" office:value="505.969" calcext:value-type="float">
            <text:p>505.969</text:p>
          </table:table-cell>
          <table:table-cell office:value-type="float" office:value="522.8914" calcext:value-type="float">
            <text:p>522.8914</text:p>
          </table:table-cell>
          <table:table-cell office:value-type="float" office:value="546.5713" calcext:value-type="float">
            <text:p>546.5713</text:p>
          </table:table-cell>
          <table:table-cell office:value-type="float" office:value="568.447" calcext:value-type="float">
            <text:p>568.447</text:p>
          </table:table-cell>
          <table:table-cell office:value-type="float" office:value="586.8881" calcext:value-type="float">
            <text:p>586.8881</text:p>
          </table:table-cell>
          <table:table-cell office:value-type="float" office:value="607.2514" calcext:value-type="float">
            <text:p>607.2514</text:p>
          </table:table-cell>
          <table:table-cell office:value-type="float" office:value="625.2513" calcext:value-type="float">
            <text:p>625.2513</text:p>
          </table:table-cell>
          <table:table-cell office:value-type="float" office:value="648.6586" calcext:value-type="float">
            <text:p>648.6586</text:p>
          </table:table-cell>
          <table:table-cell office:value-type="float" office:value="683.9154" calcext:value-type="float">
            <text:p>683.9154</text:p>
          </table:table-cell>
          <table:table-cell office:value-type="float" office:value="724.3824" calcext:value-type="float">
            <text:p>724.3824</text:p>
          </table:table-cell>
          <table:table-cell office:value-type="float" office:value="764.5896" calcext:value-type="float">
            <text:p>764.5896</text:p>
          </table:table-cell>
          <table:table-cell office:value-type="float" office:value="783.4809" calcext:value-type="float">
            <text:p>783.4809</text:p>
          </table:table-cell>
          <table:table-cell office:value-type="float" office:value="820.7118" calcext:value-type="float">
            <text:p>820.7118</text:p>
          </table:table-cell>
          <table:table-cell office:value-type="float" office:value="842.1339" calcext:value-type="float">
            <text:p>842.1339</text:p>
          </table:table-cell>
          <table:table-cell office:value-type="float" office:value="860.4207" calcext:value-type="float">
            <text:p>860.4207</text:p>
          </table:table-cell>
          <table:table-cell office:value-type="float" office:value="879.3232" calcext:value-type="float">
            <text:p>879.3232</text:p>
          </table:table-cell>
          <table:table-cell office:value-type="float" office:value="879.3792" calcext:value-type="float">
            <text:p>879.3792</text:p>
          </table:table-cell>
        </table:table-row>
        <table:table-row table:style-name="ro1">
          <table:table-cell office:value-type="string" calcext:value-type="string">
            <text:p>x264 slow</text:p>
          </table:table-cell>
          <table:table-cell office:value-type="float" office:value="533.5731" calcext:value-type="float">
            <text:p>533.5731</text:p>
          </table:table-cell>
          <table:table-cell office:value-type="float" office:value="557.966" calcext:value-type="float">
            <text:p>557.966</text:p>
          </table:table-cell>
          <table:table-cell office:value-type="float" office:value="560.4788" calcext:value-type="float">
            <text:p>560.4788</text:p>
          </table:table-cell>
          <table:table-cell office:value-type="float" office:value="597.7201" calcext:value-type="float">
            <text:p>597.7201</text:p>
          </table:table-cell>
          <table:table-cell office:value-type="float" office:value="654.7368" calcext:value-type="float">
            <text:p>654.7368</text:p>
          </table:table-cell>
          <table:table-cell office:value-type="float" office:value="692.903" calcext:value-type="float">
            <text:p>692.903</text:p>
          </table:table-cell>
          <table:table-cell office:value-type="float" office:value="732.605" calcext:value-type="float">
            <text:p>732.605</text:p>
          </table:table-cell>
          <table:table-cell office:value-type="float" office:value="786.3524" calcext:value-type="float">
            <text:p>786.3524</text:p>
          </table:table-cell>
          <table:table-cell office:value-type="float" office:value="827.9162" calcext:value-type="float">
            <text:p>827.9162</text:p>
          </table:table-cell>
          <table:table-cell office:value-type="float" office:value="866.9268" calcext:value-type="float">
            <text:p>866.9268</text:p>
          </table:table-cell>
          <table:table-cell office:value-type="float" office:value="963.3748" calcext:value-type="float">
            <text:p>963.3748</text:p>
          </table:table-cell>
          <table:table-cell office:value-type="float" office:value="1057.7747" calcext:value-type="float">
            <text:p>1057.7747</text:p>
          </table:table-cell>
          <table:table-cell office:value-type="float" office:value="1158.1155" calcext:value-type="float">
            <text:p>1158.1155</text:p>
          </table:table-cell>
          <table:table-cell office:value-type="float" office:value="1246.069" calcext:value-type="float">
            <text:p>1246.069</text:p>
          </table:table-cell>
          <table:table-cell office:value-type="float" office:value="1322.241" calcext:value-type="float">
            <text:p>1322.241</text:p>
          </table:table-cell>
          <table:table-cell office:value-type="float" office:value="1391.058" calcext:value-type="float">
            <text:p>1391.058</text:p>
          </table:table-cell>
          <table:table-cell office:value-type="float" office:value="1444.1778" calcext:value-type="float">
            <text:p>1444.1778</text:p>
          </table:table-cell>
          <table:table-cell office:value-type="float" office:value="1494.1769" calcext:value-type="float">
            <text:p>1494.1769</text:p>
          </table:table-cell>
          <table:table-cell office:value-type="float" office:value="1537.5637" calcext:value-type="float">
            <text:p>1537.5637</text:p>
          </table:table-cell>
          <table:table-cell office:value-type="float" office:value="1561.1689" calcext:value-type="float">
            <text:p>1561.1689</text:p>
          </table:table-cell>
        </table:table-row>
        <table:table-row table:style-name="ro1">
          <table:table-cell office:value-type="string" calcext:value-type="string">
            <text:p>x264 slower</text:p>
          </table:table-cell>
          <table:table-cell office:value-type="float" office:value="658.4743" calcext:value-type="float">
            <text:p>658.4743</text:p>
          </table:table-cell>
          <table:table-cell office:value-type="float" office:value="1384.4986" calcext:value-type="float">
            <text:p>1384.4986</text:p>
          </table:table-cell>
          <table:table-cell office:value-type="float" office:value="1287.6012" calcext:value-type="float">
            <text:p>1287.6012</text:p>
          </table:table-cell>
          <table:table-cell office:value-type="float" office:value="1318.5798" calcext:value-type="float">
            <text:p>1318.5798</text:p>
          </table:table-cell>
          <table:table-cell office:value-type="float" office:value="1392.7844" calcext:value-type="float">
            <text:p>1392.7844</text:p>
          </table:table-cell>
          <table:table-cell office:value-type="float" office:value="1479.5503" calcext:value-type="float">
            <text:p>1479.5503</text:p>
          </table:table-cell>
          <table:table-cell office:value-type="float" office:value="1549.097" calcext:value-type="float">
            <text:p>1549.097</text:p>
          </table:table-cell>
          <table:table-cell office:value-type="float" office:value="1617.5263" calcext:value-type="float">
            <text:p>1617.5263</text:p>
          </table:table-cell>
          <table:table-cell office:value-type="float" office:value="1684.4062" calcext:value-type="float">
            <text:p>1684.4062</text:p>
          </table:table-cell>
          <table:table-cell office:value-type="float" office:value="1757.1013" calcext:value-type="float">
            <text:p>1757.1013</text:p>
          </table:table-cell>
          <table:table-cell office:value-type="float" office:value="1920.0728" calcext:value-type="float">
            <text:p>1920.0728</text:p>
          </table:table-cell>
          <table:table-cell office:value-type="float" office:value="2069.7285" calcext:value-type="float">
            <text:p>2069.7285</text:p>
          </table:table-cell>
          <table:table-cell office:value-type="float" office:value="2211.6925" calcext:value-type="float">
            <text:p>2211.6925</text:p>
          </table:table-cell>
          <table:table-cell office:value-type="float" office:value="2324.0002" calcext:value-type="float">
            <text:p>2324.0002</text:p>
          </table:table-cell>
          <table:table-cell office:value-type="float" office:value="2457.2345" calcext:value-type="float">
            <text:p>2457.2345</text:p>
          </table:table-cell>
          <table:table-cell office:value-type="float" office:value="2546.087" calcext:value-type="float">
            <text:p>2546.087</text:p>
          </table:table-cell>
          <table:table-cell office:value-type="float" office:value="2631.949" calcext:value-type="float">
            <text:p>2631.949</text:p>
          </table:table-cell>
          <table:table-cell office:value-type="float" office:value="2715.0059" calcext:value-type="float">
            <text:p>2715.0059</text:p>
          </table:table-cell>
          <table:table-cell office:value-type="float" office:value="2760.1139" calcext:value-type="float">
            <text:p>2760.1139</text:p>
          </table:table-cell>
          <table:table-cell office:value-type="float" office:value="2829.3928" calcext:value-type="float">
            <text:p>2829.3928</text:p>
          </table:table-cell>
        </table:table-row>
        <table:table-row table:style-name="ro1">
          <table:table-cell office:value-type="string" calcext:value-type="string">
            <text:p>x264 veryslow</text:p>
          </table:table-cell>
          <table:table-cell office:value-type="float" office:value="3168.3382" calcext:value-type="float">
            <text:p>3168.3382</text:p>
          </table:table-cell>
          <table:table-cell office:value-type="float" office:value="3323.7262" calcext:value-type="float">
            <text:p>3323.7262</text:p>
          </table:table-cell>
          <table:table-cell office:value-type="float" office:value="3139.3874" calcext:value-type="float">
            <text:p>3139.3874</text:p>
          </table:table-cell>
          <table:table-cell office:value-type="float" office:value="3109.0385" calcext:value-type="float">
            <text:p>3109.0385</text:p>
          </table:table-cell>
          <table:table-cell office:value-type="float" office:value="3171.6971" calcext:value-type="float">
            <text:p>3171.6971</text:p>
          </table:table-cell>
          <table:table-cell office:value-type="float" office:value="3253.5913" calcext:value-type="float">
            <text:p>3253.5913</text:p>
          </table:table-cell>
          <table:table-cell office:value-type="float" office:value="3347.0572" calcext:value-type="float">
            <text:p>3347.0572</text:p>
          </table:table-cell>
          <table:table-cell office:value-type="float" office:value="3432.458" calcext:value-type="float">
            <text:p>3432.458</text:p>
          </table:table-cell>
          <table:table-cell office:value-type="float" office:value="3548.0575" calcext:value-type="float">
            <text:p>3548.0575</text:p>
          </table:table-cell>
          <table:table-cell office:value-type="float" office:value="3647.6111" calcext:value-type="float">
            <text:p>3647.6111</text:p>
          </table:table-cell>
          <table:table-cell office:value-type="float" office:value="3874.109" calcext:value-type="float">
            <text:p>3874.109</text:p>
          </table:table-cell>
          <table:table-cell office:value-type="float" office:value="4084.5012" calcext:value-type="float">
            <text:p>4084.5012</text:p>
          </table:table-cell>
          <table:table-cell office:value-type="float" office:value="4302.3743" calcext:value-type="float">
            <text:p>4302.3743</text:p>
          </table:table-cell>
          <table:table-cell office:value-type="float" office:value="4501.9844" calcext:value-type="float">
            <text:p>4501.9844</text:p>
          </table:table-cell>
          <table:table-cell office:value-type="float" office:value="4715.0769" calcext:value-type="float">
            <text:p>4715.0769</text:p>
          </table:table-cell>
          <table:table-cell office:value-type="float" office:value="4895.7779" calcext:value-type="float">
            <text:p>4895.7779</text:p>
          </table:table-cell>
          <table:table-cell office:value-type="float" office:value="5037.7089" calcext:value-type="float">
            <text:p>5037.7089</text:p>
          </table:table-cell>
          <table:table-cell office:value-type="float" office:value="5169.8376" calcext:value-type="float">
            <text:p>5169.8376</text:p>
          </table:table-cell>
          <table:table-cell office:value-type="float" office:value="5260.2821" calcext:value-type="float">
            <text:p>5260.2821</text:p>
          </table:table-cell>
          <table:table-cell office:value-type="float" office:value="5354.271" calcext:value-type="float">
            <text:p>5354.271</text:p>
          </table:table-cell>
        </table:table-row>
        <table:table-row table:style-name="ro1">
          <table:table-cell office:value-type="string" calcext:value-type="string">
            <text:p>x264 placebo</text:p>
          </table:table-cell>
          <table:table-cell office:value-type="float" office:value="9339.3235" calcext:value-type="float">
            <text:p>9339.3235</text:p>
          </table:table-cell>
          <table:table-cell office:value-type="float" office:value="9456.7152" calcext:value-type="float">
            <text:p>9456.7152</text:p>
          </table:table-cell>
          <table:table-cell office:value-type="float" office:value="9529.7413" calcext:value-type="float">
            <text:p>9529.7413</text:p>
          </table:table-cell>
          <table:table-cell office:value-type="float" office:value="9840.7714" calcext:value-type="float">
            <text:p>9840.7714</text:p>
          </table:table-cell>
          <table:table-cell office:value-type="float" office:value="12159.7752" calcext:value-type="float">
            <text:p>12159.7752</text:p>
          </table:table-cell>
          <table:table-cell office:value-type="float" office:value="15690.2294" calcext:value-type="float">
            <text:p>15690.2294</text:p>
          </table:table-cell>
          <table:table-cell office:value-type="float" office:value="18095.9732" calcext:value-type="float">
            <text:p>18095.9732</text:p>
          </table:table-cell>
          <table:table-cell office:value-type="float" office:value="19711.9211" calcext:value-type="float">
            <text:p>19711.9211</text:p>
          </table:table-cell>
          <table:table-cell office:value-type="float" office:value="20985.4826" calcext:value-type="float">
            <text:p>20985.4826</text:p>
          </table:table-cell>
          <table:table-cell office:value-type="float" office:value="22191.322" calcext:value-type="float">
            <text:p>22191.322</text:p>
          </table:table-cell>
          <table:table-cell office:value-type="float" office:value="24074.7683" calcext:value-type="float">
            <text:p>24074.7683</text:p>
          </table:table-cell>
          <table:table-cell office:value-type="float" office:value="25761.2408" calcext:value-type="float">
            <text:p>25761.2408</text:p>
          </table:table-cell>
          <table:table-cell office:value-type="float" office:value="26978.9676" calcext:value-type="float">
            <text:p>26978.9676</text:p>
          </table:table-cell>
          <table:table-cell office:value-type="float" office:value="28413.6394" calcext:value-type="float">
            <text:p>28413.6394</text:p>
          </table:table-cell>
          <table:table-cell office:value-type="float" office:value="29530.304" calcext:value-type="float">
            <text:p>29530.304</text:p>
          </table:table-cell>
          <table:table-cell office:value-type="float" office:value="30217.0728" calcext:value-type="float">
            <text:p>30217.0728</text:p>
          </table:table-cell>
          <table:table-cell office:value-type="float" office:value="30819.8726" calcext:value-type="float">
            <text:p>30819.8726</text:p>
          </table:table-cell>
          <table:table-cell office:value-type="float" office:value="31174.8609" calcext:value-type="float">
            <text:p>31174.8609</text:p>
          </table:table-cell>
          <table:table-cell office:value-type="float" office:value="31384.7986" calcext:value-type="float">
            <text:p>31384.7986</text:p>
          </table:table-cell>
          <table:table-cell office:value-type="float" office:value="31464.8321" calcext:value-type="float">
            <text:p>31464.8321</text:p>
          </table:table-cell>
        </table:table-row>
        <table:table-row table:style-name="ro1">
          <table:table-cell office:value-type="string" calcext:value-type="string">
            <text:p>h264_nvenc medium</text:p>
          </table:table-cell>
          <table:table-cell office:value-type="float" office:value="133.7944444" calcext:value-type="float">
            <text:p>133.7944444</text:p>
          </table:table-cell>
          <table:table-cell office:value-type="float" office:value="137.3583333" calcext:value-type="float">
            <text:p>137.3583333</text:p>
          </table:table-cell>
          <table:table-cell office:value-type="float" office:value="138.1722222" calcext:value-type="float">
            <text:p>138.1722222</text:p>
          </table:table-cell>
          <table:table-cell office:value-type="float" office:value="136.0194444" calcext:value-type="float">
            <text:p>136.0194444</text:p>
          </table:table-cell>
          <table:table-cell office:value-type="float" office:value="136.2138889" calcext:value-type="float">
            <text:p>136.2138889</text:p>
          </table:table-cell>
          <table:table-cell office:value-type="float" office:value="135.95" calcext:value-type="float">
            <text:p>135.95</text:p>
          </table:table-cell>
          <table:table-cell office:value-type="float" office:value="136.0916667" calcext:value-type="float">
            <text:p>136.0916667</text:p>
          </table:table-cell>
          <table:table-cell office:value-type="float" office:value="136.15" calcext:value-type="float">
            <text:p>136.15</text:p>
          </table:table-cell>
          <table:table-cell office:value-type="float" office:value="136.2388889" calcext:value-type="float">
            <text:p>136.2388889</text:p>
          </table:table-cell>
          <table:table-cell office:value-type="float" office:value="136.0861111" calcext:value-type="float">
            <text:p>136.0861111</text:p>
          </table:table-cell>
          <table:table-cell office:value-type="float" office:value="136.8527778" calcext:value-type="float">
            <text:p>136.8527778</text:p>
          </table:table-cell>
          <table:table-cell office:value-type="float" office:value="137.9805556" calcext:value-type="float">
            <text:p>137.9805556</text:p>
          </table:table-cell>
          <table:table-cell office:value-type="float" office:value="136.6972222" calcext:value-type="float">
            <text:p>136.6972222</text:p>
          </table:table-cell>
          <table:table-cell office:value-type="float" office:value="136.8694444" calcext:value-type="float">
            <text:p>136.8694444</text:p>
          </table:table-cell>
          <table:table-cell office:value-type="float" office:value="138.2805556" calcext:value-type="float">
            <text:p>138.2805556</text:p>
          </table:table-cell>
          <table:table-cell office:value-type="float" office:value="136.8972222" calcext:value-type="float">
            <text:p>136.8972222</text:p>
          </table:table-cell>
          <table:table-cell office:value-type="float" office:value="138.2416667" calcext:value-type="float">
            <text:p>138.2416667</text:p>
          </table:table-cell>
          <table:table-cell office:value-type="float" office:value="138.1888889" calcext:value-type="float">
            <text:p>138.1888889</text:p>
          </table:table-cell>
          <table:table-cell office:value-type="float" office:value="136.975" calcext:value-type="float">
            <text:p>136.975</text:p>
          </table:table-cell>
          <table:table-cell office:value-type="float" office:value="136.9805556" calcext:value-type="float">
            <text:p>136.9805556</text:p>
          </table:table-cell>
        </table:table-row>
        <table:table-row table:style-name="ro1">
          <table:table-cell office:value-type="string" calcext:value-type="string">
            <text:p>h264_nvenc fast</text:p>
          </table:table-cell>
          <table:table-cell office:value-type="float" office:value="133.6388889" calcext:value-type="float">
            <text:p>133.6388889</text:p>
          </table:table-cell>
          <table:table-cell office:value-type="float" office:value="133.725" calcext:value-type="float">
            <text:p>133.725</text:p>
          </table:table-cell>
          <table:table-cell office:value-type="float" office:value="133.8972222" calcext:value-type="float">
            <text:p>133.8972222</text:p>
          </table:table-cell>
          <table:table-cell office:value-type="float" office:value="133.65" calcext:value-type="float">
            <text:p>133.65</text:p>
          </table:table-cell>
          <table:table-cell office:value-type="float" office:value="133.4527778" calcext:value-type="float">
            <text:p>133.4527778</text:p>
          </table:table-cell>
          <table:table-cell office:value-type="float" office:value="133.6555556" calcext:value-type="float">
            <text:p>133.6555556</text:p>
          </table:table-cell>
          <table:table-cell office:value-type="float" office:value="133.8833333" calcext:value-type="float">
            <text:p>133.8833333</text:p>
          </table:table-cell>
          <table:table-cell office:value-type="float" office:value="133.825" calcext:value-type="float">
            <text:p>133.825</text:p>
          </table:table-cell>
          <table:table-cell office:value-type="float" office:value="133.9333333" calcext:value-type="float">
            <text:p>133.9333333</text:p>
          </table:table-cell>
          <table:table-cell office:value-type="float" office:value="134.1527778" calcext:value-type="float">
            <text:p>134.1527778</text:p>
          </table:table-cell>
          <table:table-cell office:value-type="float" office:value="133.9" calcext:value-type="float">
            <text:p>133.9</text:p>
          </table:table-cell>
          <table:table-cell office:value-type="float" office:value="1149.241667" calcext:value-type="float">
            <text:p>1149.241667</text:p>
          </table:table-cell>
          <table:table-cell office:value-type="float" office:value="134.1222222" calcext:value-type="float">
            <text:p>134.1222222</text:p>
          </table:table-cell>
          <table:table-cell office:value-type="float" office:value="134.1555556" calcext:value-type="float">
            <text:p>134.1555556</text:p>
          </table:table-cell>
          <table:table-cell office:value-type="float" office:value="134.0138889" calcext:value-type="float">
            <text:p>134.0138889</text:p>
          </table:table-cell>
          <table:table-cell office:value-type="float" office:value="134" calcext:value-type="float">
            <text:p>134</text:p>
          </table:table-cell>
          <table:table-cell office:value-type="float" office:value="196.9444444" calcext:value-type="float">
            <text:p>196.9444444</text:p>
          </table:table-cell>
          <table:table-cell office:value-type="float" office:value="188" calcext:value-type="float">
            <text:p>188</text:p>
          </table:table-cell>
          <table:table-cell office:value-type="float" office:value="205.875" calcext:value-type="float">
            <text:p>205.875</text:p>
          </table:table-cell>
          <table:table-cell office:value-type="float" office:value="413.1805556" calcext:value-type="float">
            <text:p>413.1805556</text:p>
          </table:table-cell>
        </table:table-row>
        <table:table-row table:style-name="ro1">
          <table:table-cell office:value-type="string" calcext:value-type="string">
            <text:p>h264_nvenc hp</text:p>
          </table:table-cell>
          <table:table-cell office:value-type="float" office:value="466.9972222" calcext:value-type="float">
            <text:p>466.9972222</text:p>
          </table:table-cell>
          <table:table-cell office:value-type="float" office:value="305.1277778" calcext:value-type="float">
            <text:p>305.1277778</text:p>
          </table:table-cell>
          <table:table-cell office:value-type="float" office:value="268.6805556" calcext:value-type="float">
            <text:p>268.6805556</text:p>
          </table:table-cell>
          <table:table-cell office:value-type="float" office:value="304.9083333" calcext:value-type="float">
            <text:p>304.9083333</text:p>
          </table:table-cell>
          <table:table-cell office:value-type="float" office:value="349.7111111" calcext:value-type="float">
            <text:p>349.7111111</text:p>
          </table:table-cell>
          <table:table-cell office:value-type="float" office:value="250.0527778" calcext:value-type="float">
            <text:p>250.0527778</text:p>
          </table:table-cell>
          <table:table-cell office:value-type="float" office:value="214.8888889" calcext:value-type="float">
            <text:p>214.8888889</text:p>
          </table:table-cell>
          <table:table-cell office:value-type="float" office:value="295.8222222" calcext:value-type="float">
            <text:p>295.8222222</text:p>
          </table:table-cell>
          <table:table-cell office:value-type="float" office:value="277.8694444" calcext:value-type="float">
            <text:p>277.8694444</text:p>
          </table:table-cell>
          <table:table-cell office:value-type="float" office:value="259.625" calcext:value-type="float">
            <text:p>259.625</text:p>
          </table:table-cell>
          <table:table-cell office:value-type="float" office:value="214.5916667" calcext:value-type="float">
            <text:p>214.5916667</text:p>
          </table:table-cell>
          <table:table-cell office:value-type="float" office:value="223.6027778" calcext:value-type="float">
            <text:p>223.6027778</text:p>
          </table:table-cell>
          <table:table-cell office:value-type="float" office:value="179.0722222" calcext:value-type="float">
            <text:p>179.0722222</text:p>
          </table:table-cell>
          <table:table-cell office:value-type="float" office:value="160.6222222" calcext:value-type="float">
            <text:p>160.6222222</text:p>
          </table:table-cell>
          <table:table-cell office:value-type="float" office:value="152.1722222" calcext:value-type="float">
            <text:p>152.1722222</text:p>
          </table:table-cell>
          <table:table-cell office:value-type="float" office:value="143.2055556" calcext:value-type="float">
            <text:p>143.2055556</text:p>
          </table:table-cell>
          <table:table-cell office:value-type="float" office:value="152.0027778" calcext:value-type="float">
            <text:p>152.0027778</text:p>
          </table:table-cell>
          <table:table-cell office:value-type="float" office:value="142.8111111" calcext:value-type="float">
            <text:p>142.8111111</text:p>
          </table:table-cell>
          <table:table-cell office:value-type="float" office:value="143.2" calcext:value-type="float">
            <text:p>143.2</text:p>
          </table:table-cell>
          <table:table-cell office:value-type="float" office:value="133.7944444" calcext:value-type="float">
            <text:p>133.7944444</text:p>
          </table:table-cell>
        </table:table-row>
        <table:table-row table:style-name="ro1">
          <table:table-cell office:value-type="string" calcext:value-type="string">
            <text:p>h264_nvenc hq</text:p>
          </table:table-cell>
          <table:table-cell office:value-type="float" office:value="145.2055556" calcext:value-type="float">
            <text:p>145.2055556</text:p>
          </table:table-cell>
          <table:table-cell office:value-type="float" office:value="136.2666667" calcext:value-type="float">
            <text:p>136.2666667</text:p>
          </table:table-cell>
          <table:table-cell office:value-type="float" office:value="146.3527778" calcext:value-type="float">
            <text:p>146.3527778</text:p>
          </table:table-cell>
          <table:table-cell office:value-type="float" office:value="136.0166667" calcext:value-type="float">
            <text:p>136.0166667</text:p>
          </table:table-cell>
          <table:table-cell office:value-type="float" office:value="134.5833333" calcext:value-type="float">
            <text:p>134.5833333</text:p>
          </table:table-cell>
          <table:table-cell office:value-type="float" office:value="135.2611111" calcext:value-type="float">
            <text:p>135.2611111</text:p>
          </table:table-cell>
          <table:table-cell office:value-type="float" office:value="143.2888889" calcext:value-type="float">
            <text:p>143.2888889</text:p>
          </table:table-cell>
          <table:table-cell office:value-type="float" office:value="137.075" calcext:value-type="float">
            <text:p>137.075</text:p>
          </table:table-cell>
          <table:table-cell office:value-type="float" office:value="136.2888889" calcext:value-type="float">
            <text:p>136.2888889</text:p>
          </table:table-cell>
          <table:table-cell office:value-type="float" office:value="136.25" calcext:value-type="float">
            <text:p>136.25</text:p>
          </table:table-cell>
          <table:table-cell office:value-type="float" office:value="136.1722222" calcext:value-type="float">
            <text:p>136.1722222</text:p>
          </table:table-cell>
          <table:table-cell office:value-type="float" office:value="144.6916667" calcext:value-type="float">
            <text:p>144.6916667</text:p>
          </table:table-cell>
          <table:table-cell office:value-type="float" office:value="146.4861111" calcext:value-type="float">
            <text:p>146.4861111</text:p>
          </table:table-cell>
          <table:table-cell office:value-type="float" office:value="137.1583333" calcext:value-type="float">
            <text:p>137.1583333</text:p>
          </table:table-cell>
          <table:table-cell office:value-type="float" office:value="136.9111111" calcext:value-type="float">
            <text:p>136.9111111</text:p>
          </table:table-cell>
          <table:table-cell office:value-type="float" office:value="147.2972222" calcext:value-type="float">
            <text:p>147.2972222</text:p>
          </table:table-cell>
          <table:table-cell office:value-type="float" office:value="138.2583333" calcext:value-type="float">
            <text:p>138.2583333</text:p>
          </table:table-cell>
          <table:table-cell office:value-type="float" office:value="147.9166667" calcext:value-type="float">
            <text:p>147.9166667</text:p>
          </table:table-cell>
          <table:table-cell office:value-type="float" office:value="147.5416667" calcext:value-type="float">
            <text:p>147.5416667</text:p>
          </table:table-cell>
          <table:table-cell office:value-type="float" office:value="141.0666667" calcext:value-type="float">
            <text:p>141.0666667</text:p>
          </table:table-cell>
        </table:table-row>
        <table:table-row table:style-name="ro1">
          <table:table-cell office:value-type="string" calcext:value-type="string">
            <text:p>h264_nvenc bd</text:p>
          </table:table-cell>
          <table:table-cell office:value-type="float" office:value="145.1972222" calcext:value-type="float">
            <text:p>145.1972222</text:p>
          </table:table-cell>
          <table:table-cell office:value-type="float" office:value="135.7888889" calcext:value-type="float">
            <text:p>135.7888889</text:p>
          </table:table-cell>
          <table:table-cell office:value-type="float" office:value="137.65" calcext:value-type="float">
            <text:p>137.65</text:p>
          </table:table-cell>
          <table:table-cell office:value-type="float" office:value="135.3416667" calcext:value-type="float">
            <text:p>135.3416667</text:p>
          </table:table-cell>
          <table:table-cell office:value-type="float" office:value="144.9472222" calcext:value-type="float">
            <text:p>144.9472222</text:p>
          </table:table-cell>
          <table:table-cell office:value-type="float" office:value="144.6722222" calcext:value-type="float">
            <text:p>144.6722222</text:p>
          </table:table-cell>
          <table:table-cell office:value-type="float" office:value="143.6138889" calcext:value-type="float">
            <text:p>143.6138889</text:p>
          </table:table-cell>
          <table:table-cell office:value-type="float" office:value="145.9833333" calcext:value-type="float">
            <text:p>145.9833333</text:p>
          </table:table-cell>
          <table:table-cell office:value-type="float" office:value="146.4722222" calcext:value-type="float">
            <text:p>146.4722222</text:p>
          </table:table-cell>
          <table:table-cell office:value-type="float" office:value="143.5333333" calcext:value-type="float">
            <text:p>143.5333333</text:p>
          </table:table-cell>
          <table:table-cell office:value-type="float" office:value="145.8777778" calcext:value-type="float">
            <text:p>145.8777778</text:p>
          </table:table-cell>
          <table:table-cell office:value-type="float" office:value="144.7388889" calcext:value-type="float">
            <text:p>144.7388889</text:p>
          </table:table-cell>
          <table:table-cell office:value-type="float" office:value="152.1055556" calcext:value-type="float">
            <text:p>152.1055556</text:p>
          </table:table-cell>
          <table:table-cell office:value-type="float" office:value="146.4" calcext:value-type="float">
            <text:p>146.4</text:p>
          </table:table-cell>
          <table:table-cell office:value-type="float" office:value="146.5861111" calcext:value-type="float">
            <text:p>146.5861111</text:p>
          </table:table-cell>
          <table:table-cell office:value-type="float" office:value="172.6027778" calcext:value-type="float">
            <text:p>172.6027778</text:p>
          </table:table-cell>
          <table:table-cell office:value-type="float" office:value="173.0555556" calcext:value-type="float">
            <text:p>173.0555556</text:p>
          </table:table-cell>
          <table:table-cell office:value-type="float" office:value="180.05" calcext:value-type="float">
            <text:p>180.05</text:p>
          </table:table-cell>
          <table:table-cell office:value-type="float" office:value="313.6916667" calcext:value-type="float">
            <text:p>313.6916667</text:p>
          </table:table-cell>
          <table:table-cell office:value-type="float" office:value="484.6444444" calcext:value-type="float">
            <text:p>484.6444444</text:p>
          </table:table-cell>
        </table:table-row>
        <table:table-row table:style-name="ro1">
          <table:table-cell office:value-type="string" calcext:value-type="string">
            <text:p>h264_nvenc ll</text:p>
          </table:table-cell>
          <table:table-cell office:value-type="float" office:value="362.9638889" calcext:value-type="float">
            <text:p>362.9638889</text:p>
          </table:table-cell>
          <table:table-cell office:value-type="float" office:value="333.7" calcext:value-type="float">
            <text:p>333.7</text:p>
          </table:table-cell>
          <table:table-cell office:value-type="float" office:value="332.6416667" calcext:value-type="float">
            <text:p>332.6416667</text:p>
          </table:table-cell>
          <table:table-cell office:value-type="float" office:value="324.0861111" calcext:value-type="float">
            <text:p>324.0861111</text:p>
          </table:table-cell>
          <table:table-cell office:value-type="float" office:value="261.5166667" calcext:value-type="float">
            <text:p>261.5166667</text:p>
          </table:table-cell>
          <table:table-cell office:value-type="float" office:value="268.2166667" calcext:value-type="float">
            <text:p>268.2166667</text:p>
          </table:table-cell>
          <table:table-cell office:value-type="float" office:value="277.4027778" calcext:value-type="float">
            <text:p>277.4027778</text:p>
          </table:table-cell>
          <table:table-cell office:value-type="float" office:value="261.125" calcext:value-type="float">
            <text:p>261.125</text:p>
          </table:table-cell>
          <table:table-cell office:value-type="float" office:value="260.2166667" calcext:value-type="float">
            <text:p>260.2166667</text:p>
          </table:table-cell>
          <table:table-cell office:value-type="float" office:value="241.6833333" calcext:value-type="float">
            <text:p>241.6833333</text:p>
          </table:table-cell>
          <table:table-cell office:value-type="float" office:value="226.8583333" calcext:value-type="float">
            <text:p>226.8583333</text:p>
          </table:table-cell>
          <table:table-cell office:value-type="float" office:value="192.5111111" calcext:value-type="float">
            <text:p>192.5111111</text:p>
          </table:table-cell>
          <table:table-cell office:value-type="float" office:value="207.8111111" calcext:value-type="float">
            <text:p>207.8111111</text:p>
          </table:table-cell>
          <table:table-cell office:value-type="float" office:value="198.8" calcext:value-type="float">
            <text:p>198.8</text:p>
          </table:table-cell>
          <table:table-cell office:value-type="float" office:value="187.1194444" calcext:value-type="float">
            <text:p>187.1194444</text:p>
          </table:table-cell>
          <table:table-cell office:value-type="float" office:value="180.3944444" calcext:value-type="float">
            <text:p>180.3944444</text:p>
          </table:table-cell>
          <table:table-cell office:value-type="float" office:value="185.1388889" calcext:value-type="float">
            <text:p>185.1388889</text:p>
          </table:table-cell>
          <table:table-cell office:value-type="float" office:value="189.0111111" calcext:value-type="float">
            <text:p>189.0111111</text:p>
          </table:table-cell>
          <table:table-cell office:value-type="float" office:value="189.8111111" calcext:value-type="float">
            <text:p>189.8111111</text:p>
          </table:table-cell>
          <table:table-cell office:value-type="float" office:value="182.1083333" calcext:value-type="float">
            <text:p>182.1083333</text:p>
          </table:table-cell>
        </table:table-row>
        <table:table-row table:style-name="ro1">
          <table:table-cell office:value-type="string" calcext:value-type="string">
            <text:p>h264_nvenc llhq</text:p>
          </table:table-cell>
          <table:table-cell office:value-type="float" office:value="179.3361111" calcext:value-type="float">
            <text:p>179.3361111</text:p>
          </table:table-cell>
          <table:table-cell office:value-type="float" office:value="178.0388889" calcext:value-type="float">
            <text:p>178.0388889</text:p>
          </table:table-cell>
          <table:table-cell office:value-type="float" office:value="192.6" calcext:value-type="float">
            <text:p>192.6</text:p>
          </table:table-cell>
          <table:table-cell office:value-type="float" office:value="168.7555556" calcext:value-type="float">
            <text:p>168.7555556</text:p>
          </table:table-cell>
          <table:table-cell office:value-type="float" office:value="186.5833333" calcext:value-type="float">
            <text:p>186.5833333</text:p>
          </table:table-cell>
          <table:table-cell office:value-type="float" office:value="193.5055556" calcext:value-type="float">
            <text:p>193.5055556</text:p>
          </table:table-cell>
          <table:table-cell office:value-type="float" office:value="169.3722222" calcext:value-type="float">
            <text:p>169.3722222</text:p>
          </table:table-cell>
          <table:table-cell office:value-type="float" office:value="168.6638889" calcext:value-type="float">
            <text:p>168.6638889</text:p>
          </table:table-cell>
          <table:table-cell office:value-type="float" office:value="179.4666667" calcext:value-type="float">
            <text:p>179.4666667</text:p>
          </table:table-cell>
          <table:table-cell office:value-type="float" office:value="189.3611111" calcext:value-type="float">
            <text:p>189.3611111</text:p>
          </table:table-cell>
          <table:table-cell office:value-type="float" office:value="169.5277778" calcext:value-type="float">
            <text:p>169.5277778</text:p>
          </table:table-cell>
          <table:table-cell office:value-type="float" office:value="180.3111111" calcext:value-type="float">
            <text:p>180.3111111</text:p>
          </table:table-cell>
          <table:table-cell office:value-type="float" office:value="169.3861111" calcext:value-type="float">
            <text:p>169.3861111</text:p>
          </table:table-cell>
          <table:table-cell office:value-type="float" office:value="169.4333333" calcext:value-type="float">
            <text:p>169.4333333</text:p>
          </table:table-cell>
          <table:table-cell office:value-type="float" office:value="167.8666667" calcext:value-type="float">
            <text:p>167.8666667</text:p>
          </table:table-cell>
          <table:table-cell office:value-type="float" office:value="177.5388889" calcext:value-type="float">
            <text:p>177.5388889</text:p>
          </table:table-cell>
          <table:table-cell office:value-type="float" office:value="168.15" calcext:value-type="float">
            <text:p>168.15</text:p>
          </table:table-cell>
          <table:table-cell office:value-type="float" office:value="169.4444444" calcext:value-type="float">
            <text:p>169.4444444</text:p>
          </table:table-cell>
          <table:table-cell office:value-type="float" office:value="169.1555556" calcext:value-type="float">
            <text:p>169.1555556</text:p>
          </table:table-cell>
          <table:table-cell office:value-type="float" office:value="180.8472222" calcext:value-type="float">
            <text:p>180.8472222</text:p>
          </table:table-cell>
        </table:table-row>
        <table:table-row table:style-name="ro1">
          <table:table-cell office:value-type="string" calcext:value-type="string">
            <text:p>h264_nvenc llhp</text:p>
          </table:table-cell>
          <table:table-cell office:value-type="float" office:value="163.7166667" calcext:value-type="float">
            <text:p>163.7166667</text:p>
          </table:table-cell>
          <table:table-cell office:value-type="float" office:value="163.4277778" calcext:value-type="float">
            <text:p>163.4277778</text:p>
          </table:table-cell>
          <table:table-cell office:value-type="float" office:value="165.0583333" calcext:value-type="float">
            <text:p>165.0583333</text:p>
          </table:table-cell>
          <table:table-cell office:value-type="float" office:value="169.9805556" calcext:value-type="float">
            <text:p>169.9805556</text:p>
          </table:table-cell>
          <table:table-cell office:value-type="float" office:value="177.8527778" calcext:value-type="float">
            <text:p>177.8527778</text:p>
          </table:table-cell>
          <table:table-cell office:value-type="float" office:value="173.1027778" calcext:value-type="float">
            <text:p>173.1027778</text:p>
          </table:table-cell>
          <table:table-cell office:value-type="float" office:value="171.9888889" calcext:value-type="float">
            <text:p>171.9888889</text:p>
          </table:table-cell>
          <table:table-cell office:value-type="float" office:value="163.2" calcext:value-type="float">
            <text:p>163.2</text:p>
          </table:table-cell>
          <table:table-cell office:value-type="float" office:value="172.6916667" calcext:value-type="float">
            <text:p>172.6916667</text:p>
          </table:table-cell>
          <table:table-cell office:value-type="float" office:value="175.8611111" calcext:value-type="float">
            <text:p>175.8611111</text:p>
          </table:table-cell>
          <table:table-cell office:value-type="float" office:value="170.3055556" calcext:value-type="float">
            <text:p>170.3055556</text:p>
          </table:table-cell>
          <table:table-cell office:value-type="float" office:value="164.925" calcext:value-type="float">
            <text:p>164.925</text:p>
          </table:table-cell>
          <table:table-cell office:value-type="float" office:value="162.9694444" calcext:value-type="float">
            <text:p>162.9694444</text:p>
          </table:table-cell>
          <table:table-cell office:value-type="float" office:value="169.7333333" calcext:value-type="float">
            <text:p>169.7333333</text:p>
          </table:table-cell>
          <table:table-cell office:value-type="float" office:value="160.0972222" calcext:value-type="float">
            <text:p>160.0972222</text:p>
          </table:table-cell>
          <table:table-cell office:value-type="float" office:value="175.0527778" calcext:value-type="float">
            <text:p>175.0527778</text:p>
          </table:table-cell>
          <table:table-cell office:value-type="float" office:value="193.2305556" calcext:value-type="float">
            <text:p>193.2305556</text:p>
          </table:table-cell>
          <table:table-cell office:value-type="float" office:value="298.0111111" calcext:value-type="float">
            <text:p>298.0111111</text:p>
          </table:table-cell>
          <table:table-cell office:value-type="float" office:value="377.2166667" calcext:value-type="float">
            <text:p>377.2166667</text:p>
          </table:table-cell>
          <table:table-cell office:value-type="float" office:value="333.2833333" calcext:value-type="float">
            <text:p>333.2833333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PSNR</text:p>
          </table:table-cell>
          <table:table-cell table:style-name="ce2" table:number-columns-repeated="20"/>
        </table:table-row>
        <table:table-row table:style-name="ro2">
          <table:table-cell office:value-type="string" calcext:value-type="string">
            <text:p>theora</text:p>
          </table:table-cell>
          <table:table-cell table:style-name="ce3" office:value-type="float" office:value="20.03248" calcext:value-type="float">
            <text:p>20.03248</text:p>
          </table:table-cell>
          <table:table-cell table:style-name="ce3" office:value-type="float" office:value="20.116848" calcext:value-type="float">
            <text:p>20.116848</text:p>
          </table:table-cell>
          <table:table-cell table:style-name="ce3" office:value-type="float" office:value="20.15502" calcext:value-type="float">
            <text:p>20.15502</text:p>
          </table:table-cell>
          <table:table-cell table:style-name="ce3" office:value-type="float" office:value="20.261978" calcext:value-type="float">
            <text:p>20.261978</text:p>
          </table:table-cell>
          <table:table-cell table:style-name="ce3" office:value-type="float" office:value="20.3342" calcext:value-type="float">
            <text:p>20.3342</text:p>
          </table:table-cell>
          <table:table-cell table:style-name="ce3" office:value-type="float" office:value="20.776157" calcext:value-type="float">
            <text:p>20.776157</text:p>
          </table:table-cell>
          <table:table-cell table:style-name="ce3" office:value-type="float" office:value="21.335226" calcext:value-type="float">
            <text:p>21.335226</text:p>
          </table:table-cell>
          <table:table-cell table:style-name="ce4" table:number-columns-repeated="3"/>
          <table:table-cell table:style-name="ce3" office:value-type="float" office:value="24.555391" calcext:value-type="float">
            <text:p>24.555391</text:p>
          </table:table-cell>
          <table:table-cell table:style-name="ce3" office:value-type="float" office:value="26.258186" calcext:value-type="float">
            <text:p>26.258186</text:p>
          </table:table-cell>
          <table:table-cell table:style-name="ce3" office:value-type="float" office:value="27.031572" calcext:value-type="float">
            <text:p>27.031572</text:p>
          </table:table-cell>
          <table:table-cell table:style-name="ce3" office:value-type="float" office:value="27.754541" calcext:value-type="float">
            <text:p>27.754541</text:p>
          </table:table-cell>
          <table:table-cell table:style-name="ce3" office:value-type="float" office:value="28.463209" calcext:value-type="float">
            <text:p>28.463209</text:p>
          </table:table-cell>
          <table:table-cell table:style-name="ce3" office:value-type="float" office:value="29.05018" calcext:value-type="float">
            <text:p>29.05018</text:p>
          </table:table-cell>
          <table:table-cell table:style-name="ce3" office:value-type="float" office:value="29.566319" calcext:value-type="float">
            <text:p>29.566319</text:p>
          </table:table-cell>
          <table:table-cell table:style-name="ce3" office:value-type="float" office:value="30.015198" calcext:value-type="float">
            <text:p>30.015198</text:p>
          </table:table-cell>
          <table:table-cell table:style-name="ce3" office:value-type="float" office:value="30.44515" calcext:value-type="float">
            <text:p>30.44515</text:p>
          </table:table-cell>
          <table:table-cell table:style-name="ce3" office:value-type="float" office:value="30.817583" calcext:value-type="float">
            <text:p>30.817583</text:p>
          </table:table-cell>
        </table:table-row>
        <table:table-row table:style-name="ro1">
          <table:table-cell office:value-type="string" calcext:value-type="string">
            <text:p>x264 ultrafast</text:p>
          </table:table-cell>
          <table:table-cell office:value-type="float" office:value="15.866484" calcext:value-type="float">
            <text:p>15.866484</text:p>
          </table:table-cell>
          <table:table-cell office:value-type="float" office:value="18.741463" calcext:value-type="float">
            <text:p>18.741463</text:p>
          </table:table-cell>
          <table:table-cell office:value-type="float" office:value="19.602278" calcext:value-type="float">
            <text:p>19.602278</text:p>
          </table:table-cell>
          <table:table-cell office:value-type="float" office:value="20.540478" calcext:value-type="float">
            <text:p>20.540478</text:p>
          </table:table-cell>
          <table:table-cell office:value-type="float" office:value="21.731932" calcext:value-type="float">
            <text:p>21.731932</text:p>
          </table:table-cell>
          <table:table-cell office:value-type="float" office:value="23.412193" calcext:value-type="float">
            <text:p>23.412193</text:p>
          </table:table-cell>
          <table:table-cell office:value-type="float" office:value="25.474106" calcext:value-type="float">
            <text:p>25.474106</text:p>
          </table:table-cell>
          <table:table-cell office:value-type="float" office:value="27.060474" calcext:value-type="float">
            <text:p>27.060474</text:p>
          </table:table-cell>
          <table:table-cell office:value-type="float" office:value="27.957106" calcext:value-type="float">
            <text:p>27.957106</text:p>
          </table:table-cell>
          <table:table-cell office:value-type="float" office:value="28.639324" calcext:value-type="float">
            <text:p>28.639324</text:p>
          </table:table-cell>
          <table:table-cell office:value-type="float" office:value="29.464214" calcext:value-type="float">
            <text:p>29.464214</text:p>
          </table:table-cell>
          <table:table-cell office:value-type="float" office:value="29.974766" calcext:value-type="float">
            <text:p>29.974766</text:p>
          </table:table-cell>
          <table:table-cell office:value-type="float" office:value="30.350863" calcext:value-type="float">
            <text:p>30.350863</text:p>
          </table:table-cell>
          <table:table-cell office:value-type="float" office:value="30.656569" calcext:value-type="float">
            <text:p>30.656569</text:p>
          </table:table-cell>
          <table:table-cell office:value-type="float" office:value="30.929167" calcext:value-type="float">
            <text:p>30.929167</text:p>
          </table:table-cell>
          <table:table-cell office:value-type="float" office:value="31.096781" calcext:value-type="float">
            <text:p>31.096781</text:p>
          </table:table-cell>
          <table:table-cell office:value-type="float" office:value="31.270885" calcext:value-type="float">
            <text:p>31.270885</text:p>
          </table:table-cell>
          <table:table-cell office:value-type="float" office:value="31.417711" calcext:value-type="float">
            <text:p>31.417711</text:p>
          </table:table-cell>
          <table:table-cell office:value-type="float" office:value="31.571564" calcext:value-type="float">
            <text:p>31.571564</text:p>
          </table:table-cell>
          <table:table-cell office:value-type="float" office:value="31.649143" calcext:value-type="float">
            <text:p>31.649143</text:p>
          </table:table-cell>
        </table:table-row>
        <table:table-row table:style-name="ro1">
          <table:table-cell office:value-type="string" calcext:value-type="string">
            <text:p>x264 superfast</text:p>
          </table:table-cell>
          <table:table-cell office:value-type="float" office:value="18.741652" calcext:value-type="float">
            <text:p>18.741652</text:p>
          </table:table-cell>
          <table:table-cell office:value-type="float" office:value="20.468874" calcext:value-type="float">
            <text:p>20.468874</text:p>
          </table:table-cell>
          <table:table-cell office:value-type="float" office:value="23.86343" calcext:value-type="float">
            <text:p>23.86343</text:p>
          </table:table-cell>
          <table:table-cell office:value-type="float" office:value="26.16774" calcext:value-type="float">
            <text:p>26.16774</text:p>
          </table:table-cell>
          <table:table-cell office:value-type="float" office:value="27.617369" calcext:value-type="float">
            <text:p>27.617369</text:p>
          </table:table-cell>
          <table:table-cell office:value-type="float" office:value="28.606936" calcext:value-type="float">
            <text:p>28.606936</text:p>
          </table:table-cell>
          <table:table-cell office:value-type="float" office:value="29.327358" calcext:value-type="float">
            <text:p>29.327358</text:p>
          </table:table-cell>
          <table:table-cell office:value-type="float" office:value="29.822542" calcext:value-type="float">
            <text:p>29.822542</text:p>
          </table:table-cell>
          <table:table-cell office:value-type="float" office:value="30.184036" calcext:value-type="float">
            <text:p>30.184036</text:p>
          </table:table-cell>
          <table:table-cell office:value-type="float" office:value="30.463449" calcext:value-type="float">
            <text:p>30.463449</text:p>
          </table:table-cell>
          <table:table-cell office:value-type="float" office:value="30.860699" calcext:value-type="float">
            <text:p>30.860699</text:p>
          </table:table-cell>
          <table:table-cell office:value-type="float" office:value="31.128311" calcext:value-type="float">
            <text:p>31.128311</text:p>
          </table:table-cell>
          <table:table-cell office:value-type="float" office:value="31.321585" calcext:value-type="float">
            <text:p>31.321585</text:p>
          </table:table-cell>
          <table:table-cell office:value-type="float" office:value="31.512495" calcext:value-type="float">
            <text:p>31.512495</text:p>
          </table:table-cell>
          <table:table-cell office:value-type="float" office:value="31.652767" calcext:value-type="float">
            <text:p>31.652767</text:p>
          </table:table-cell>
          <table:table-cell office:value-type="float" office:value="31.75382" calcext:value-type="float">
            <text:p>31.75382</text:p>
          </table:table-cell>
          <table:table-cell office:value-type="float" office:value="31.81422" calcext:value-type="float">
            <text:p>31.81422</text:p>
          </table:table-cell>
          <table:table-cell office:value-type="float" office:value="31.865736" calcext:value-type="float">
            <text:p>31.865736</text:p>
          </table:table-cell>
          <table:table-cell office:value-type="float" office:value="31.913893" calcext:value-type="float">
            <text:p>31.913893</text:p>
          </table:table-cell>
          <table:table-cell office:value-type="float" office:value="31.96314" calcext:value-type="float">
            <text:p>31.96314</text:p>
          </table:table-cell>
        </table:table-row>
        <table:table-row table:style-name="ro1">
          <table:table-cell office:value-type="string" calcext:value-type="string">
            <text:p>x264 veryfast</text:p>
          </table:table-cell>
          <table:table-cell office:value-type="float" office:value="18.829054" calcext:value-type="float">
            <text:p>18.829054</text:p>
          </table:table-cell>
          <table:table-cell office:value-type="float" office:value="20.452318" calcext:value-type="float">
            <text:p>20.452318</text:p>
          </table:table-cell>
          <table:table-cell office:value-type="float" office:value="23.867968" calcext:value-type="float">
            <text:p>23.867968</text:p>
          </table:table-cell>
          <table:table-cell office:value-type="float" office:value="26.448957" calcext:value-type="float">
            <text:p>26.448957</text:p>
          </table:table-cell>
          <table:table-cell office:value-type="float" office:value="27.883886" calcext:value-type="float">
            <text:p>27.883886</text:p>
          </table:table-cell>
          <table:table-cell office:value-type="float" office:value="28.912495" calcext:value-type="float">
            <text:p>28.912495</text:p>
          </table:table-cell>
          <table:table-cell office:value-type="float" office:value="29.711254" calcext:value-type="float">
            <text:p>29.711254</text:p>
          </table:table-cell>
          <table:table-cell office:value-type="float" office:value="30.279198" calcext:value-type="float">
            <text:p>30.279198</text:p>
          </table:table-cell>
          <table:table-cell office:value-type="float" office:value="30.701002" calcext:value-type="float">
            <text:p>30.701002</text:p>
          </table:table-cell>
          <table:table-cell office:value-type="float" office:value="31.051512" calcext:value-type="float">
            <text:p>31.051512</text:p>
          </table:table-cell>
          <table:table-cell office:value-type="float" office:value="31.500498" calcext:value-type="float">
            <text:p>31.500498</text:p>
          </table:table-cell>
          <table:table-cell office:value-type="float" office:value="31.799679" calcext:value-type="float">
            <text:p>31.799679</text:p>
          </table:table-cell>
          <table:table-cell office:value-type="float" office:value="32.000854" calcext:value-type="float">
            <text:p>32.000854</text:p>
          </table:table-cell>
          <table:table-cell office:value-type="float" office:value="32.131535" calcext:value-type="float">
            <text:p>32.131535</text:p>
          </table:table-cell>
          <table:table-cell office:value-type="float" office:value="32.228245" calcext:value-type="float">
            <text:p>32.228245</text:p>
          </table:table-cell>
          <table:table-cell office:value-type="float" office:value="32.292011" calcext:value-type="float">
            <text:p>32.292011</text:p>
          </table:table-cell>
          <table:table-cell office:value-type="float" office:value="32.332211" calcext:value-type="float">
            <text:p>32.332211</text:p>
          </table:table-cell>
          <table:table-cell office:value-type="float" office:value="32.344208" calcext:value-type="float">
            <text:p>32.344208</text:p>
          </table:table-cell>
          <table:table-cell office:value-type="float" office:value="32.326263" calcext:value-type="float">
            <text:p>32.326263</text:p>
          </table:table-cell>
          <table:table-cell office:value-type="float" office:value="32.212299" calcext:value-type="float">
            <text:p>32.212299</text:p>
          </table:table-cell>
        </table:table-row>
        <table:table-row table:style-name="ro1">
          <table:table-cell office:value-type="string" calcext:value-type="string">
            <text:p>x264 faster</text:p>
          </table:table-cell>
          <table:table-cell office:value-type="float" office:value="20.587074" calcext:value-type="float">
            <text:p>20.587074</text:p>
          </table:table-cell>
          <table:table-cell office:value-type="float" office:value="22.416363" calcext:value-type="float">
            <text:p>22.416363</text:p>
          </table:table-cell>
          <table:table-cell office:value-type="float" office:value="24.346758" calcext:value-type="float">
            <text:p>24.346758</text:p>
          </table:table-cell>
          <table:table-cell office:value-type="float" office:value="26.655804" calcext:value-type="float">
            <text:p>26.655804</text:p>
          </table:table-cell>
          <table:table-cell office:value-type="float" office:value="28.016218" calcext:value-type="float">
            <text:p>28.016218</text:p>
          </table:table-cell>
          <table:table-cell office:value-type="float" office:value="29.047573" calcext:value-type="float">
            <text:p>29.047573</text:p>
          </table:table-cell>
          <table:table-cell office:value-type="float" office:value="29.845821" calcext:value-type="float">
            <text:p>29.845821</text:p>
          </table:table-cell>
          <table:table-cell office:value-type="float" office:value="30.511181" calcext:value-type="float">
            <text:p>30.511181</text:p>
          </table:table-cell>
          <table:table-cell office:value-type="float" office:value="31.02116" calcext:value-type="float">
            <text:p>31.02116</text:p>
          </table:table-cell>
          <table:table-cell office:value-type="float" office:value="31.432747" calcext:value-type="float">
            <text:p>31.432747</text:p>
          </table:table-cell>
          <table:table-cell office:value-type="float" office:value="32.045013" calcext:value-type="float">
            <text:p>32.045013</text:p>
          </table:table-cell>
          <table:table-cell office:value-type="float" office:value="32.439121" calcext:value-type="float">
            <text:p>32.439121</text:p>
          </table:table-cell>
          <table:table-cell office:value-type="float" office:value="32.696354" calcext:value-type="float">
            <text:p>32.696354</text:p>
          </table:table-cell>
          <table:table-cell office:value-type="float" office:value="32.87307" calcext:value-type="float">
            <text:p>32.87307</text:p>
          </table:table-cell>
          <table:table-cell office:value-type="float" office:value="32.998329" calcext:value-type="float">
            <text:p>32.998329</text:p>
          </table:table-cell>
          <table:table-cell office:value-type="float" office:value="33.08802" calcext:value-type="float">
            <text:p>33.08802</text:p>
          </table:table-cell>
          <table:table-cell office:value-type="float" office:value="33.137844" calcext:value-type="float">
            <text:p>33.137844</text:p>
          </table:table-cell>
          <table:table-cell office:value-type="float" office:value="33.173229" calcext:value-type="float">
            <text:p>33.173229</text:p>
          </table:table-cell>
          <table:table-cell office:value-type="float" office:value="33.184521" calcext:value-type="float">
            <text:p>33.184521</text:p>
          </table:table-cell>
          <table:table-cell office:value-type="float" office:value="33.148392" calcext:value-type="float">
            <text:p>33.148392</text:p>
          </table:table-cell>
        </table:table-row>
        <table:table-row table:style-name="ro1">
          <table:table-cell office:value-type="string" calcext:value-type="string">
            <text:p>x264 fast</text:p>
          </table:table-cell>
          <table:table-cell office:value-type="float" office:value="18.959402" calcext:value-type="float">
            <text:p>18.959402</text:p>
          </table:table-cell>
          <table:table-cell office:value-type="float" office:value="22.399515" calcext:value-type="float">
            <text:p>22.399515</text:p>
          </table:table-cell>
          <table:table-cell office:value-type="float" office:value="24.982018" calcext:value-type="float">
            <text:p>24.982018</text:p>
          </table:table-cell>
          <table:table-cell office:value-type="float" office:value="26.725239" calcext:value-type="float">
            <text:p>26.725239</text:p>
          </table:table-cell>
          <table:table-cell office:value-type="float" office:value="27.968664" calcext:value-type="float">
            <text:p>27.968664</text:p>
          </table:table-cell>
          <table:table-cell office:value-type="float" office:value="29.015144" calcext:value-type="float">
            <text:p>29.015144</text:p>
          </table:table-cell>
          <table:table-cell office:value-type="float" office:value="29.802563" calcext:value-type="float">
            <text:p>29.802563</text:p>
          </table:table-cell>
          <table:table-cell office:value-type="float" office:value="30.457941" calcext:value-type="float">
            <text:p>30.457941</text:p>
          </table:table-cell>
          <table:table-cell office:value-type="float" office:value="30.971491" calcext:value-type="float">
            <text:p>30.971491</text:p>
          </table:table-cell>
          <table:table-cell office:value-type="float" office:value="31.385466" calcext:value-type="float">
            <text:p>31.385466</text:p>
          </table:table-cell>
          <table:table-cell office:value-type="float" office:value="31.969303" calcext:value-type="float">
            <text:p>31.969303</text:p>
          </table:table-cell>
          <table:table-cell office:value-type="float" office:value="32.358471" calcext:value-type="float">
            <text:p>32.358471</text:p>
          </table:table-cell>
          <table:table-cell office:value-type="float" office:value="32.607574" calcext:value-type="float">
            <text:p>32.607574</text:p>
          </table:table-cell>
          <table:table-cell office:value-type="float" office:value="32.791176" calcext:value-type="float">
            <text:p>32.791176</text:p>
          </table:table-cell>
          <table:table-cell office:value-type="float" office:value="32.916645" calcext:value-type="float">
            <text:p>32.916645</text:p>
          </table:table-cell>
          <table:table-cell office:value-type="float" office:value="32.993118" calcext:value-type="float">
            <text:p>32.993118</text:p>
          </table:table-cell>
          <table:table-cell office:value-type="float" office:value="33.022289" calcext:value-type="float">
            <text:p>33.022289</text:p>
          </table:table-cell>
          <table:table-cell office:value-type="float" office:value="33.033642" calcext:value-type="float">
            <text:p>33.033642</text:p>
          </table:table-cell>
          <table:table-cell office:value-type="float" office:value="32.998493" calcext:value-type="float">
            <text:p>32.998493</text:p>
          </table:table-cell>
          <table:table-cell office:value-type="float" office:value="32.921925" calcext:value-type="float">
            <text:p>32.921925</text:p>
          </table:table-cell>
        </table:table-row>
        <table:table-row table:style-name="ro1">
          <table:table-cell office:value-type="string" calcext:value-type="string">
            <text:p>x264 medium</text:p>
          </table:table-cell>
          <table:table-cell office:value-type="float" office:value="18.973978" calcext:value-type="float">
            <text:p>18.973978</text:p>
          </table:table-cell>
          <table:table-cell office:value-type="float" office:value="21.756622" calcext:value-type="float">
            <text:p>21.756622</text:p>
          </table:table-cell>
          <table:table-cell office:value-type="float" office:value="23.97843" calcext:value-type="float">
            <text:p>23.97843</text:p>
          </table:table-cell>
          <table:table-cell office:value-type="float" office:value="25.819498" calcext:value-type="float">
            <text:p>25.819498</text:p>
          </table:table-cell>
          <table:table-cell office:value-type="float" office:value="27.299746" calcext:value-type="float">
            <text:p>27.299746</text:p>
          </table:table-cell>
          <table:table-cell office:value-type="float" office:value="28.502996" calcext:value-type="float">
            <text:p>28.502996</text:p>
          </table:table-cell>
          <table:table-cell office:value-type="float" office:value="29.514523" calcext:value-type="float">
            <text:p>29.514523</text:p>
          </table:table-cell>
          <table:table-cell office:value-type="float" office:value="30.287111" calcext:value-type="float">
            <text:p>30.287111</text:p>
          </table:table-cell>
          <table:table-cell office:value-type="float" office:value="30.878172" calcext:value-type="float">
            <text:p>30.878172</text:p>
          </table:table-cell>
          <table:table-cell office:value-type="float" office:value="31.361139" calcext:value-type="float">
            <text:p>31.361139</text:p>
          </table:table-cell>
          <table:table-cell office:value-type="float" office:value="32.014763" calcext:value-type="float">
            <text:p>32.014763</text:p>
          </table:table-cell>
          <table:table-cell office:value-type="float" office:value="32.397335" calcext:value-type="float">
            <text:p>32.397335</text:p>
          </table:table-cell>
          <table:table-cell office:value-type="float" office:value="32.627014" calcext:value-type="float">
            <text:p>32.627014</text:p>
          </table:table-cell>
          <table:table-cell office:value-type="float" office:value="32.799168" calcext:value-type="float">
            <text:p>32.799168</text:p>
          </table:table-cell>
          <table:table-cell office:value-type="float" office:value="32.903919" calcext:value-type="float">
            <text:p>32.903919</text:p>
          </table:table-cell>
          <table:table-cell office:value-type="float" office:value="32.95443" calcext:value-type="float">
            <text:p>32.95443</text:p>
          </table:table-cell>
          <table:table-cell office:value-type="float" office:value="32.94651" calcext:value-type="float">
            <text:p>32.94651</text:p>
          </table:table-cell>
          <table:table-cell office:value-type="float" office:value="32.939663" calcext:value-type="float">
            <text:p>32.939663</text:p>
          </table:table-cell>
          <table:table-cell office:value-type="float" office:value="32.916843" calcext:value-type="float">
            <text:p>32.916843</text:p>
          </table:table-cell>
          <table:table-cell office:value-type="float" office:value="32.839035" calcext:value-type="float">
            <text:p>32.839035</text:p>
          </table:table-cell>
        </table:table-row>
        <table:table-row table:style-name="ro1">
          <table:table-cell office:value-type="string" calcext:value-type="string">
            <text:p>x264 slow</text:p>
          </table:table-cell>
          <table:table-cell office:value-type="float" office:value="18.929846" calcext:value-type="float">
            <text:p>18.929846</text:p>
          </table:table-cell>
          <table:table-cell office:value-type="float" office:value="21.531042" calcext:value-type="float">
            <text:p>21.531042</text:p>
          </table:table-cell>
          <table:table-cell office:value-type="float" office:value="23.908098" calcext:value-type="float">
            <text:p>23.908098</text:p>
          </table:table-cell>
          <table:table-cell office:value-type="float" office:value="25.71557" calcext:value-type="float">
            <text:p>25.71557</text:p>
          </table:table-cell>
          <table:table-cell office:value-type="float" office:value="27.204296" calcext:value-type="float">
            <text:p>27.204296</text:p>
          </table:table-cell>
          <table:table-cell office:value-type="float" office:value="28.576332" calcext:value-type="float">
            <text:p>28.576332</text:p>
          </table:table-cell>
          <table:table-cell office:value-type="float" office:value="29.583874" calcext:value-type="float">
            <text:p>29.583874</text:p>
          </table:table-cell>
          <table:table-cell office:value-type="float" office:value="30.38905" calcext:value-type="float">
            <text:p>30.38905</text:p>
          </table:table-cell>
          <table:table-cell office:value-type="float" office:value="30.883057" calcext:value-type="float">
            <text:p>30.883057</text:p>
          </table:table-cell>
          <table:table-cell office:value-type="float" office:value="31.27459" calcext:value-type="float">
            <text:p>31.27459</text:p>
          </table:table-cell>
          <table:table-cell office:value-type="float" office:value="31.746059" calcext:value-type="float">
            <text:p>31.746059</text:p>
          </table:table-cell>
          <table:table-cell office:value-type="float" office:value="32.073631" calcext:value-type="float">
            <text:p>32.073631</text:p>
          </table:table-cell>
          <table:table-cell office:value-type="float" office:value="32.233776" calcext:value-type="float">
            <text:p>32.233776</text:p>
          </table:table-cell>
          <table:table-cell office:value-type="float" office:value="32.329384" calcext:value-type="float">
            <text:p>32.329384</text:p>
          </table:table-cell>
          <table:table-cell office:value-type="float" office:value="32.365601" calcext:value-type="float">
            <text:p>32.365601</text:p>
          </table:table-cell>
          <table:table-cell office:value-type="float" office:value="32.385685" calcext:value-type="float">
            <text:p>32.385685</text:p>
          </table:table-cell>
          <table:table-cell office:value-type="float" office:value="32.365566" calcext:value-type="float">
            <text:p>32.365566</text:p>
          </table:table-cell>
          <table:table-cell office:value-type="float" office:value="32.353912" calcext:value-type="float">
            <text:p>32.353912</text:p>
          </table:table-cell>
          <table:table-cell office:value-type="float" office:value="32.306908" calcext:value-type="float">
            <text:p>32.306908</text:p>
          </table:table-cell>
          <table:table-cell office:value-type="float" office:value="32.232143" calcext:value-type="float">
            <text:p>32.232143</text:p>
          </table:table-cell>
        </table:table-row>
        <table:table-row table:style-name="ro1">
          <table:table-cell office:value-type="string" calcext:value-type="string">
            <text:p>x264 slower</text:p>
          </table:table-cell>
          <table:table-cell office:value-type="float" office:value="18.412689" calcext:value-type="float">
            <text:p>18.412689</text:p>
          </table:table-cell>
          <table:table-cell office:value-type="float" office:value="21.456081" calcext:value-type="float">
            <text:p>21.456081</text:p>
          </table:table-cell>
          <table:table-cell office:value-type="float" office:value="24.017227" calcext:value-type="float">
            <text:p>24.017227</text:p>
          </table:table-cell>
          <table:table-cell office:value-type="float" office:value="25.715008" calcext:value-type="float">
            <text:p>25.715008</text:p>
          </table:table-cell>
          <table:table-cell office:value-type="float" office:value="27.101921" calcext:value-type="float">
            <text:p>27.101921</text:p>
          </table:table-cell>
          <table:table-cell office:value-type="float" office:value="28.419737" calcext:value-type="float">
            <text:p>28.419737</text:p>
          </table:table-cell>
          <table:table-cell office:value-type="float" office:value="29.625879" calcext:value-type="float">
            <text:p>29.625879</text:p>
          </table:table-cell>
          <table:table-cell office:value-type="float" office:value="30.353783" calcext:value-type="float">
            <text:p>30.353783</text:p>
          </table:table-cell>
          <table:table-cell office:value-type="float" office:value="30.898769" calcext:value-type="float">
            <text:p>30.898769</text:p>
          </table:table-cell>
          <table:table-cell office:value-type="float" office:value="31.289091" calcext:value-type="float">
            <text:p>31.289091</text:p>
          </table:table-cell>
          <table:table-cell office:value-type="float" office:value="31.761768" calcext:value-type="float">
            <text:p>31.761768</text:p>
          </table:table-cell>
          <table:table-cell office:value-type="float" office:value="32.08736" calcext:value-type="float">
            <text:p>32.08736</text:p>
          </table:table-cell>
          <table:table-cell office:value-type="float" office:value="32.314232" calcext:value-type="float">
            <text:p>32.314232</text:p>
          </table:table-cell>
          <table:table-cell office:value-type="float" office:value="32.426266" calcext:value-type="float">
            <text:p>32.426266</text:p>
          </table:table-cell>
          <table:table-cell office:value-type="float" office:value="32.494835" calcext:value-type="float">
            <text:p>32.494835</text:p>
          </table:table-cell>
          <table:table-cell office:value-type="float" office:value="32.510956" calcext:value-type="float">
            <text:p>32.510956</text:p>
          </table:table-cell>
          <table:table-cell office:value-type="float" office:value="32.52861" calcext:value-type="float">
            <text:p>32.52861</text:p>
          </table:table-cell>
          <table:table-cell office:value-type="float" office:value="32.496643" calcext:value-type="float">
            <text:p>32.496643</text:p>
          </table:table-cell>
          <table:table-cell office:value-type="float" office:value="32.429314" calcext:value-type="float">
            <text:p>32.429314</text:p>
          </table:table-cell>
          <table:table-cell office:value-type="float" office:value="32.375206" calcext:value-type="float">
            <text:p>32.375206</text:p>
          </table:table-cell>
        </table:table-row>
        <table:table-row table:style-name="ro1">
          <table:table-cell office:value-type="string" calcext:value-type="string">
            <text:p>x264 veryslow</text:p>
          </table:table-cell>
          <table:table-cell office:value-type="float" office:value="20.037725" calcext:value-type="float">
            <text:p>20.037725</text:p>
          </table:table-cell>
          <table:table-cell office:value-type="float" office:value="21.694099" calcext:value-type="float">
            <text:p>21.694099</text:p>
          </table:table-cell>
          <table:table-cell office:value-type="float" office:value="23.97267" calcext:value-type="float">
            <text:p>23.97267</text:p>
          </table:table-cell>
          <table:table-cell office:value-type="float" office:value="25.865948" calcext:value-type="float">
            <text:p>25.865948</text:p>
          </table:table-cell>
          <table:table-cell office:value-type="float" office:value="27.418312" calcext:value-type="float">
            <text:p>27.418312</text:p>
          </table:table-cell>
          <table:table-cell office:value-type="float" office:value="28.674503" calcext:value-type="float">
            <text:p>28.674503</text:p>
          </table:table-cell>
          <table:table-cell office:value-type="float" office:value="29.651876" calcext:value-type="float">
            <text:p>29.651876</text:p>
          </table:table-cell>
          <table:table-cell office:value-type="float" office:value="30.383846" calcext:value-type="float">
            <text:p>30.383846</text:p>
          </table:table-cell>
          <table:table-cell office:value-type="float" office:value="30.844103" calcext:value-type="float">
            <text:p>30.844103</text:p>
          </table:table-cell>
          <table:table-cell office:value-type="float" office:value="31.169672" calcext:value-type="float">
            <text:p>31.169672</text:p>
          </table:table-cell>
          <table:table-cell office:value-type="float" office:value="31.609707" calcext:value-type="float">
            <text:p>31.609707</text:p>
          </table:table-cell>
          <table:table-cell office:value-type="float" office:value="31.900953" calcext:value-type="float">
            <text:p>31.900953</text:p>
          </table:table-cell>
          <table:table-cell office:value-type="float" office:value="32.02404" calcext:value-type="float">
            <text:p>32.02404</text:p>
          </table:table-cell>
          <table:table-cell office:value-type="float" office:value="32.123867" calcext:value-type="float">
            <text:p>32.123867</text:p>
          </table:table-cell>
          <table:table-cell office:value-type="float" office:value="32.17783" calcext:value-type="float">
            <text:p>32.17783</text:p>
          </table:table-cell>
          <table:table-cell office:value-type="float" office:value="32.217186" calcext:value-type="float">
            <text:p>32.217186</text:p>
          </table:table-cell>
          <table:table-cell office:value-type="float" office:value="32.23732" calcext:value-type="float">
            <text:p>32.23732</text:p>
          </table:table-cell>
          <table:table-cell office:value-type="float" office:value="32.202049" calcext:value-type="float">
            <text:p>32.202049</text:p>
          </table:table-cell>
          <table:table-cell office:value-type="float" office:value="32.148083" calcext:value-type="float">
            <text:p>32.148083</text:p>
          </table:table-cell>
          <table:table-cell office:value-type="float" office:value="32.096817" calcext:value-type="float">
            <text:p>32.096817</text:p>
          </table:table-cell>
        </table:table-row>
        <table:table-row table:style-name="ro1">
          <table:table-cell office:value-type="string" calcext:value-type="string">
            <text:p>x264 placebo</text:p>
          </table:table-cell>
          <table:table-cell office:value-type="float" office:value="18.575714" calcext:value-type="float">
            <text:p>18.575714</text:p>
          </table:table-cell>
          <table:table-cell office:value-type="float" office:value="20.324776" calcext:value-type="float">
            <text:p>20.324776</text:p>
          </table:table-cell>
          <table:table-cell office:value-type="float" office:value="21.838972" calcext:value-type="float">
            <text:p>21.838972</text:p>
          </table:table-cell>
          <table:table-cell office:value-type="float" office:value="23.932955" calcext:value-type="float">
            <text:p>23.932955</text:p>
          </table:table-cell>
          <table:table-cell office:value-type="float" office:value="26.316719" calcext:value-type="float">
            <text:p>26.316719</text:p>
          </table:table-cell>
          <table:table-cell office:value-type="float" office:value="28.214169" calcext:value-type="float">
            <text:p>28.214169</text:p>
          </table:table-cell>
          <table:table-cell office:value-type="float" office:value="29.502058" calcext:value-type="float">
            <text:p>29.502058</text:p>
          </table:table-cell>
          <table:table-cell office:value-type="float" office:value="30.290247" calcext:value-type="float">
            <text:p>30.290247</text:p>
          </table:table-cell>
          <table:table-cell office:value-type="float" office:value="30.787041" calcext:value-type="float">
            <text:p>30.787041</text:p>
          </table:table-cell>
          <table:table-cell office:value-type="float" office:value="31.152033" calcext:value-type="float">
            <text:p>31.152033</text:p>
          </table:table-cell>
          <table:table-cell office:value-type="float" office:value="31.522917" calcext:value-type="float">
            <text:p>31.522917</text:p>
          </table:table-cell>
          <table:table-cell office:value-type="float" office:value="31.786613" calcext:value-type="float">
            <text:p>31.786613</text:p>
          </table:table-cell>
          <table:table-cell office:value-type="float" office:value="31.89662" calcext:value-type="float">
            <text:p>31.89662</text:p>
          </table:table-cell>
          <table:table-cell office:value-type="float" office:value="31.956192" calcext:value-type="float">
            <text:p>31.956192</text:p>
          </table:table-cell>
          <table:table-cell office:value-type="float" office:value="31.988749" calcext:value-type="float">
            <text:p>31.988749</text:p>
          </table:table-cell>
          <table:table-cell office:value-type="float" office:value="32.017479" calcext:value-type="float">
            <text:p>32.017479</text:p>
          </table:table-cell>
          <table:table-cell office:value-type="float" office:value="32.015335" calcext:value-type="float">
            <text:p>32.015335</text:p>
          </table:table-cell>
          <table:table-cell office:value-type="float" office:value="31.972691" calcext:value-type="float">
            <text:p>31.972691</text:p>
          </table:table-cell>
          <table:table-cell office:value-type="float" office:value="31.896652" calcext:value-type="float">
            <text:p>31.896652</text:p>
          </table:table-cell>
          <table:table-cell office:value-type="float" office:value="31.822626" calcext:value-type="float">
            <text:p>31.822626</text:p>
          </table:table-cell>
        </table:table-row>
        <table:table-row table:style-name="ro1">
          <table:table-cell office:value-type="string" calcext:value-type="string">
            <text:p>h264_nvenc medium</text:p>
          </table:table-cell>
          <table:table-cell table:style-name="ce1" office:value-type="float" office:value="23.756775" calcext:value-type="float">
            <text:p>23.756775</text:p>
          </table:table-cell>
          <table:table-cell table:style-name="ce1" office:value-type="float" office:value="27.370665" calcext:value-type="float">
            <text:p>27.370665</text:p>
          </table:table-cell>
          <table:table-cell table:style-name="ce1" office:value-type="float" office:value="31.056299" calcext:value-type="float">
            <text:p>31.056299</text:p>
          </table:table-cell>
          <table:table-cell table:number-columns-repeated="3" table:style-name="ce1" office:value-type="float" office:value="23.875542" calcext:value-type="float">
            <text:p>23.875542</text:p>
          </table:table-cell>
          <table:table-cell table:style-name="ce1" office:value-type="float" office:value="29.7162" calcext:value-type="float">
            <text:p>29.7162</text:p>
          </table:table-cell>
          <table:table-cell table:style-name="ce1" office:value-type="float" office:value="29.733118" calcext:value-type="float">
            <text:p>29.733118</text:p>
          </table:table-cell>
          <table:table-cell table:style-name="ce1" office:value-type="float" office:value="29.697157" calcext:value-type="float">
            <text:p>29.697157</text:p>
          </table:table-cell>
          <table:table-cell table:style-name="ce1" office:value-type="float" office:value="31.584948" calcext:value-type="float">
            <text:p>31.584948</text:p>
          </table:table-cell>
          <table:table-cell table:style-name="ce1" office:value-type="float" office:value="31.701435" calcext:value-type="float">
            <text:p>31.701435</text:p>
          </table:table-cell>
          <table:table-cell table:style-name="ce1" office:value-type="float" office:value="32.446846" calcext:value-type="float">
            <text:p>32.446846</text:p>
          </table:table-cell>
          <table:table-cell table:style-name="ce1" office:value-type="float" office:value="32.414478" calcext:value-type="float">
            <text:p>32.414478</text:p>
          </table:table-cell>
          <table:table-cell table:style-name="ce1" office:value-type="float" office:value="32.819336" calcext:value-type="float">
            <text:p>32.819336</text:p>
          </table:table-cell>
          <table:table-cell table:style-name="ce1" office:value-type="float" office:value="33.064232" calcext:value-type="float">
            <text:p>33.064232</text:p>
          </table:table-cell>
          <table:table-cell table:style-name="ce1" office:value-type="float" office:value="33.064976" calcext:value-type="float">
            <text:p>33.064976</text:p>
          </table:table-cell>
          <table:table-cell table:style-name="ce1" office:value-type="float" office:value="33.216129" calcext:value-type="float">
            <text:p>33.216129</text:p>
          </table:table-cell>
          <table:table-cell table:number-columns-repeated="2" table:style-name="ce1" office:value-type="float" office:value="33.342354" calcext:value-type="float">
            <text:p>33.342354</text:p>
          </table:table-cell>
          <table:table-cell table:style-name="ce1" office:value-type="float" office:value="33.444912" calcext:value-type="float">
            <text:p>33.444912</text:p>
          </table:table-cell>
        </table:table-row>
        <table:table-row table:style-name="ro1">
          <table:table-cell office:value-type="string" calcext:value-type="string">
            <text:p>h264_nvenc fast</text:p>
          </table:table-cell>
          <table:table-cell table:style-name="ce1" office:value-type="float" office:value="23.624611" calcext:value-type="float">
            <text:p>23.624611</text:p>
          </table:table-cell>
          <table:table-cell table:style-name="ce1" office:value-type="float" office:value="24.639248" calcext:value-type="float">
            <text:p>24.639248</text:p>
          </table:table-cell>
          <table:table-cell table:style-name="ce1" office:value-type="float" office:value="30.205778" calcext:value-type="float">
            <text:p>30.205778</text:p>
          </table:table-cell>
          <table:table-cell table:number-columns-repeated="3" table:style-name="ce1" office:value-type="float" office:value="23.671991" calcext:value-type="float">
            <text:p>23.671991</text:p>
          </table:table-cell>
          <table:table-cell table:style-name="ce1" office:value-type="float" office:value="28.173794" calcext:value-type="float">
            <text:p>28.173794</text:p>
          </table:table-cell>
          <table:table-cell table:style-name="ce1" office:value-type="float" office:value="28.057878" calcext:value-type="float">
            <text:p>28.057878</text:p>
          </table:table-cell>
          <table:table-cell table:style-name="ce1" office:value-type="float" office:value="28.082064" calcext:value-type="float">
            <text:p>28.082064</text:p>
          </table:table-cell>
          <table:table-cell table:style-name="ce1" office:value-type="float" office:value="30.886147" calcext:value-type="float">
            <text:p>30.886147</text:p>
          </table:table-cell>
          <table:table-cell table:style-name="ce1" office:value-type="float" office:value="30.846548" calcext:value-type="float">
            <text:p>30.846548</text:p>
          </table:table-cell>
          <table:table-cell table:style-name="ce1" office:value-type="float" office:value="31.872412" calcext:value-type="float">
            <text:p>31.872412</text:p>
          </table:table-cell>
          <table:table-cell table:style-name="ce1" office:value-type="float" office:value="31.989351" calcext:value-type="float">
            <text:p>31.989351</text:p>
          </table:table-cell>
          <table:table-cell table:style-name="ce1" office:value-type="float" office:value="32.436035" calcext:value-type="float">
            <text:p>32.436035</text:p>
          </table:table-cell>
          <table:table-cell table:style-name="ce1" office:value-type="float" office:value="32.735386" calcext:value-type="float">
            <text:p>32.735386</text:p>
          </table:table-cell>
          <table:table-cell table:style-name="ce1" office:value-type="float" office:value="32.731625" calcext:value-type="float">
            <text:p>32.731625</text:p>
          </table:table-cell>
          <table:table-cell table:style-name="ce1" office:value-type="float" office:value="32.960491" calcext:value-type="float">
            <text:p>32.960491</text:p>
          </table:table-cell>
          <table:table-cell table:style-name="ce1" office:value-type="float" office:value="33.123863" calcext:value-type="float">
            <text:p>33.123863</text:p>
          </table:table-cell>
          <table:table-cell table:style-name="ce1" office:value-type="float" office:value="33.122982" calcext:value-type="float">
            <text:p>33.122982</text:p>
          </table:table-cell>
          <table:table-cell table:style-name="ce1" office:value-type="float" office:value="33.236046" calcext:value-type="float">
            <text:p>33.236046</text:p>
          </table:table-cell>
        </table:table-row>
        <table:table-row table:style-name="ro1">
          <table:table-cell office:value-type="string" calcext:value-type="string">
            <text:p>h264_nvenc hp</text:p>
          </table:table-cell>
          <table:table-cell table:style-name="ce1" office:value-type="float" office:value="23.624611" calcext:value-type="float">
            <text:p>23.624611</text:p>
          </table:table-cell>
          <table:table-cell table:style-name="ce1" office:value-type="float" office:value="24.639248" calcext:value-type="float">
            <text:p>24.639248</text:p>
          </table:table-cell>
          <table:table-cell table:style-name="ce1" office:value-type="float" office:value="30.205778" calcext:value-type="float">
            <text:p>30.205778</text:p>
          </table:table-cell>
          <table:table-cell table:number-columns-repeated="3" table:style-name="ce1" office:value-type="float" office:value="23.671991" calcext:value-type="float">
            <text:p>23.671991</text:p>
          </table:table-cell>
          <table:table-cell table:style-name="ce1" office:value-type="float" office:value="28.173794" calcext:value-type="float">
            <text:p>28.173794</text:p>
          </table:table-cell>
          <table:table-cell table:style-name="ce1" office:value-type="float" office:value="28.057878" calcext:value-type="float">
            <text:p>28.057878</text:p>
          </table:table-cell>
          <table:table-cell table:style-name="ce1" office:value-type="float" office:value="28.082064" calcext:value-type="float">
            <text:p>28.082064</text:p>
          </table:table-cell>
          <table:table-cell table:style-name="ce1" office:value-type="float" office:value="30.886147" calcext:value-type="float">
            <text:p>30.886147</text:p>
          </table:table-cell>
          <table:table-cell table:style-name="ce1" office:value-type="float" office:value="30.846548" calcext:value-type="float">
            <text:p>30.846548</text:p>
          </table:table-cell>
          <table:table-cell table:style-name="ce1" office:value-type="float" office:value="31.872412" calcext:value-type="float">
            <text:p>31.872412</text:p>
          </table:table-cell>
          <table:table-cell table:style-name="ce1" office:value-type="float" office:value="31.989351" calcext:value-type="float">
            <text:p>31.989351</text:p>
          </table:table-cell>
          <table:table-cell table:style-name="ce1" office:value-type="float" office:value="32.436035" calcext:value-type="float">
            <text:p>32.436035</text:p>
          </table:table-cell>
          <table:table-cell table:style-name="ce1" office:value-type="float" office:value="32.735386" calcext:value-type="float">
            <text:p>32.735386</text:p>
          </table:table-cell>
          <table:table-cell table:style-name="ce1" office:value-type="float" office:value="32.731625" calcext:value-type="float">
            <text:p>32.731625</text:p>
          </table:table-cell>
          <table:table-cell table:style-name="ce1" office:value-type="float" office:value="32.960491" calcext:value-type="float">
            <text:p>32.960491</text:p>
          </table:table-cell>
          <table:table-cell table:style-name="ce1" office:value-type="float" office:value="33.123863" calcext:value-type="float">
            <text:p>33.123863</text:p>
          </table:table-cell>
          <table:table-cell table:style-name="ce1" office:value-type="float" office:value="33.122982" calcext:value-type="float">
            <text:p>33.122982</text:p>
          </table:table-cell>
          <table:table-cell table:style-name="ce1" office:value-type="float" office:value="33.236046" calcext:value-type="float">
            <text:p>33.236046</text:p>
          </table:table-cell>
        </table:table-row>
        <table:table-row table:style-name="ro1">
          <table:table-cell office:value-type="string" calcext:value-type="string">
            <text:p>h264_nvenc hq</text:p>
          </table:table-cell>
          <table:table-cell table:style-name="ce1" office:value-type="float" office:value="23.756775" calcext:value-type="float">
            <text:p>23.756775</text:p>
          </table:table-cell>
          <table:table-cell table:style-name="ce1" office:value-type="float" office:value="27.370665" calcext:value-type="float">
            <text:p>27.370665</text:p>
          </table:table-cell>
          <table:table-cell table:style-name="ce1" office:value-type="float" office:value="31.056299" calcext:value-type="float">
            <text:p>31.056299</text:p>
          </table:table-cell>
          <table:table-cell table:number-columns-repeated="3" table:style-name="ce1" office:value-type="float" office:value="23.875542" calcext:value-type="float">
            <text:p>23.875542</text:p>
          </table:table-cell>
          <table:table-cell table:style-name="ce1" office:value-type="float" office:value="29.7162" calcext:value-type="float">
            <text:p>29.7162</text:p>
          </table:table-cell>
          <table:table-cell table:style-name="ce1" office:value-type="float" office:value="29.733118" calcext:value-type="float">
            <text:p>29.733118</text:p>
          </table:table-cell>
          <table:table-cell table:style-name="ce1" office:value-type="float" office:value="29.697157" calcext:value-type="float">
            <text:p>29.697157</text:p>
          </table:table-cell>
          <table:table-cell table:style-name="ce1" office:value-type="float" office:value="31.584948" calcext:value-type="float">
            <text:p>31.584948</text:p>
          </table:table-cell>
          <table:table-cell table:style-name="ce1" office:value-type="float" office:value="31.701435" calcext:value-type="float">
            <text:p>31.701435</text:p>
          </table:table-cell>
          <table:table-cell table:style-name="ce1" office:value-type="float" office:value="32.446846" calcext:value-type="float">
            <text:p>32.446846</text:p>
          </table:table-cell>
          <table:table-cell table:style-name="ce1" office:value-type="float" office:value="32.414478" calcext:value-type="float">
            <text:p>32.414478</text:p>
          </table:table-cell>
          <table:table-cell table:style-name="ce1" office:value-type="float" office:value="32.819336" calcext:value-type="float">
            <text:p>32.819336</text:p>
          </table:table-cell>
          <table:table-cell table:style-name="ce1" office:value-type="float" office:value="33.064232" calcext:value-type="float">
            <text:p>33.064232</text:p>
          </table:table-cell>
          <table:table-cell table:style-name="ce1" office:value-type="float" office:value="33.064976" calcext:value-type="float">
            <text:p>33.064976</text:p>
          </table:table-cell>
          <table:table-cell table:style-name="ce1" office:value-type="float" office:value="33.216129" calcext:value-type="float">
            <text:p>33.216129</text:p>
          </table:table-cell>
          <table:table-cell table:number-columns-repeated="2" table:style-name="ce1" office:value-type="float" office:value="33.342354" calcext:value-type="float">
            <text:p>33.342354</text:p>
          </table:table-cell>
          <table:table-cell table:style-name="ce1" office:value-type="float" office:value="33.444912" calcext:value-type="float">
            <text:p>33.444912</text:p>
          </table:table-cell>
        </table:table-row>
        <table:table-row table:style-name="ro1">
          <table:table-cell office:value-type="string" calcext:value-type="string">
            <text:p>h264_nvenc bd</text:p>
          </table:table-cell>
          <table:table-cell table:style-name="ce1" office:value-type="float" office:value="23.756775" calcext:value-type="float">
            <text:p>23.756775</text:p>
          </table:table-cell>
          <table:table-cell table:style-name="ce1" office:value-type="float" office:value="27.370665" calcext:value-type="float">
            <text:p>27.370665</text:p>
          </table:table-cell>
          <table:table-cell table:style-name="ce1" office:value-type="float" office:value="31.056299" calcext:value-type="float">
            <text:p>31.056299</text:p>
          </table:table-cell>
          <table:table-cell table:number-columns-repeated="3" table:style-name="ce1" office:value-type="float" office:value="23.875542" calcext:value-type="float">
            <text:p>23.875542</text:p>
          </table:table-cell>
          <table:table-cell table:style-name="ce1" office:value-type="float" office:value="29.7162" calcext:value-type="float">
            <text:p>29.7162</text:p>
          </table:table-cell>
          <table:table-cell table:style-name="ce1" office:value-type="float" office:value="29.733118" calcext:value-type="float">
            <text:p>29.733118</text:p>
          </table:table-cell>
          <table:table-cell table:style-name="ce1" office:value-type="float" office:value="29.697157" calcext:value-type="float">
            <text:p>29.697157</text:p>
          </table:table-cell>
          <table:table-cell table:style-name="ce1" office:value-type="float" office:value="31.584948" calcext:value-type="float">
            <text:p>31.584948</text:p>
          </table:table-cell>
          <table:table-cell table:style-name="ce1" office:value-type="float" office:value="31.701435" calcext:value-type="float">
            <text:p>31.701435</text:p>
          </table:table-cell>
          <table:table-cell table:style-name="ce1" office:value-type="float" office:value="32.446846" calcext:value-type="float">
            <text:p>32.446846</text:p>
          </table:table-cell>
          <table:table-cell table:style-name="ce1" office:value-type="float" office:value="32.414478" calcext:value-type="float">
            <text:p>32.414478</text:p>
          </table:table-cell>
          <table:table-cell table:style-name="ce1" office:value-type="float" office:value="32.819336" calcext:value-type="float">
            <text:p>32.819336</text:p>
          </table:table-cell>
          <table:table-cell table:style-name="ce1" office:value-type="float" office:value="33.064232" calcext:value-type="float">
            <text:p>33.064232</text:p>
          </table:table-cell>
          <table:table-cell table:style-name="ce1" office:value-type="float" office:value="33.064976" calcext:value-type="float">
            <text:p>33.064976</text:p>
          </table:table-cell>
          <table:table-cell table:style-name="ce1" office:value-type="float" office:value="33.216129" calcext:value-type="float">
            <text:p>33.216129</text:p>
          </table:table-cell>
          <table:table-cell table:number-columns-repeated="2" table:style-name="ce1" office:value-type="float" office:value="33.342354" calcext:value-type="float">
            <text:p>33.342354</text:p>
          </table:table-cell>
          <table:table-cell table:style-name="ce1" office:value-type="float" office:value="33.444912" calcext:value-type="float">
            <text:p>33.444912</text:p>
          </table:table-cell>
        </table:table-row>
        <table:table-row table:style-name="ro1">
          <table:table-cell office:value-type="string" calcext:value-type="string">
            <text:p>h264_nvenc ll</text:p>
          </table:table-cell>
          <table:table-cell table:style-name="ce1" office:value-type="float" office:value="23.431992" calcext:value-type="float">
            <text:p>23.431992</text:p>
          </table:table-cell>
          <table:table-cell table:style-name="ce1" office:value-type="float" office:value="23.476303" calcext:value-type="float">
            <text:p>23.476303</text:p>
          </table:table-cell>
          <table:table-cell table:style-name="ce1" office:value-type="float" office:value="23.630917" calcext:value-type="float">
            <text:p>23.630917</text:p>
          </table:table-cell>
          <table:table-cell table:style-name="ce1" office:value-type="float" office:value="23.848724" calcext:value-type="float">
            <text:p>23.848724</text:p>
          </table:table-cell>
          <table:table-cell table:style-name="ce1" office:value-type="float" office:value="26.483679" calcext:value-type="float">
            <text:p>26.483679</text:p>
          </table:table-cell>
          <table:table-cell table:style-name="ce1" office:value-type="float" office:value="28.187429" calcext:value-type="float">
            <text:p>28.187429</text:p>
          </table:table-cell>
          <table:table-cell table:style-name="ce1" office:value-type="float" office:value="29.868473" calcext:value-type="float">
            <text:p>29.868473</text:p>
          </table:table-cell>
          <table:table-cell table:style-name="ce1" office:value-type="float" office:value="30.573599" calcext:value-type="float">
            <text:p>30.573599</text:p>
          </table:table-cell>
          <table:table-cell table:style-name="ce1" office:value-type="float" office:value="31.018501" calcext:value-type="float">
            <text:p>31.018501</text:p>
          </table:table-cell>
          <table:table-cell table:style-name="ce1" office:value-type="float" office:value="31.437109" calcext:value-type="float">
            <text:p>31.437109</text:p>
          </table:table-cell>
          <table:table-cell table:style-name="ce1" office:value-type="float" office:value="31.863882" calcext:value-type="float">
            <text:p>31.863882</text:p>
          </table:table-cell>
          <table:table-cell table:style-name="ce1" office:value-type="float" office:value="32.319351" calcext:value-type="float">
            <text:p>32.319351</text:p>
          </table:table-cell>
          <table:table-cell table:style-name="ce1" office:value-type="float" office:value="32.459812" calcext:value-type="float">
            <text:p>32.459812</text:p>
          </table:table-cell>
          <table:table-cell table:style-name="ce1" office:value-type="float" office:value="32.684353" calcext:value-type="float">
            <text:p>32.684353</text:p>
          </table:table-cell>
          <table:table-cell table:style-name="ce1" office:value-type="float" office:value="32.887737" calcext:value-type="float">
            <text:p>32.887737</text:p>
          </table:table-cell>
          <table:table-cell table:style-name="ce1" office:value-type="float" office:value="32.943565" calcext:value-type="float">
            <text:p>32.943565</text:p>
          </table:table-cell>
          <table:table-cell table:style-name="ce1" office:value-type="float" office:value="33.139809" calcext:value-type="float">
            <text:p>33.139809</text:p>
          </table:table-cell>
          <table:table-cell table:style-name="ce1" office:value-type="float" office:value="33.210651" calcext:value-type="float">
            <text:p>33.210651</text:p>
          </table:table-cell>
          <table:table-cell table:style-name="ce1" office:value-type="float" office:value="33.295963" calcext:value-type="float">
            <text:p>33.295963</text:p>
          </table:table-cell>
          <table:table-cell table:style-name="ce1" office:value-type="float" office:value="33.372185" calcext:value-type="float">
            <text:p>33.372185</text:p>
          </table:table-cell>
        </table:table-row>
        <table:table-row table:style-name="ro1">
          <table:table-cell office:value-type="string" calcext:value-type="string">
            <text:p>h264_nvenc llhq</text:p>
          </table:table-cell>
          <table:table-cell table:style-name="ce1" office:value-type="float" office:value="23.454123" calcext:value-type="float">
            <text:p>23.454123</text:p>
          </table:table-cell>
          <table:table-cell table:style-name="ce1" office:value-type="float" office:value="23.490374" calcext:value-type="float">
            <text:p>23.490374</text:p>
          </table:table-cell>
          <table:table-cell table:style-name="ce1" office:value-type="float" office:value="23.627337" calcext:value-type="float">
            <text:p>23.627337</text:p>
          </table:table-cell>
          <table:table-cell table:style-name="ce1" office:value-type="float" office:value="23.832401" calcext:value-type="float">
            <text:p>23.832401</text:p>
          </table:table-cell>
          <table:table-cell table:style-name="ce1" office:value-type="float" office:value="26.500719" calcext:value-type="float">
            <text:p>26.500719</text:p>
          </table:table-cell>
          <table:table-cell table:style-name="ce1" office:value-type="float" office:value="28.020508" calcext:value-type="float">
            <text:p>28.020508</text:p>
          </table:table-cell>
          <table:table-cell table:style-name="ce1" office:value-type="float" office:value="29.888042" calcext:value-type="float">
            <text:p>29.888042</text:p>
          </table:table-cell>
          <table:table-cell table:style-name="ce1" office:value-type="float" office:value="30.593618" calcext:value-type="float">
            <text:p>30.593618</text:p>
          </table:table-cell>
          <table:table-cell table:style-name="ce1" office:value-type="float" office:value="31.03706" calcext:value-type="float">
            <text:p>31.03706</text:p>
          </table:table-cell>
          <table:table-cell table:style-name="ce1" office:value-type="float" office:value="31.455839" calcext:value-type="float">
            <text:p>31.455839</text:p>
          </table:table-cell>
          <table:table-cell table:style-name="ce1" office:value-type="float" office:value="31.892061" calcext:value-type="float">
            <text:p>31.892061</text:p>
          </table:table-cell>
          <table:table-cell table:style-name="ce1" office:value-type="float" office:value="32.291862" calcext:value-type="float">
            <text:p>32.291862</text:p>
          </table:table-cell>
          <table:table-cell table:style-name="ce1" office:value-type="float" office:value="32.46463" calcext:value-type="float">
            <text:p>32.46463</text:p>
          </table:table-cell>
          <table:table-cell table:style-name="ce1" office:value-type="float" office:value="32.75592" calcext:value-type="float">
            <text:p>32.75592</text:p>
          </table:table-cell>
          <table:table-cell table:style-name="ce1" office:value-type="float" office:value="32.817947" calcext:value-type="float">
            <text:p>32.817947</text:p>
          </table:table-cell>
          <table:table-cell table:style-name="ce1" office:value-type="float" office:value="32.955074" calcext:value-type="float">
            <text:p>32.955074</text:p>
          </table:table-cell>
          <table:table-cell table:style-name="ce1" office:value-type="float" office:value="33.158627" calcext:value-type="float">
            <text:p>33.158627</text:p>
          </table:table-cell>
          <table:table-cell table:style-name="ce1" office:value-type="float" office:value="33.214199" calcext:value-type="float">
            <text:p>33.214199</text:p>
          </table:table-cell>
          <table:table-cell table:style-name="ce1" office:value-type="float" office:value="33.273365" calcext:value-type="float">
            <text:p>33.273365</text:p>
          </table:table-cell>
          <table:table-cell table:style-name="ce1" office:value-type="float" office:value="33.396297" calcext:value-type="float">
            <text:p>33.396297</text:p>
          </table:table-cell>
        </table:table-row>
        <table:table-row table:style-name="ro1">
          <table:table-cell office:value-type="string" calcext:value-type="string">
            <text:p>h264_nvenc llhp</text:p>
          </table:table-cell>
          <table:table-cell table:style-name="ce1" office:value-type="float" office:value="23.415232" calcext:value-type="float">
            <text:p>23.415232</text:p>
          </table:table-cell>
          <table:table-cell table:style-name="ce1" office:value-type="float" office:value="23.451193" calcext:value-type="float">
            <text:p>23.451193</text:p>
          </table:table-cell>
          <table:table-cell table:style-name="ce1" office:value-type="float" office:value="23.60025" calcext:value-type="float">
            <text:p>23.60025</text:p>
          </table:table-cell>
          <table:table-cell table:style-name="ce1" office:value-type="float" office:value="23.809683" calcext:value-type="float">
            <text:p>23.809683</text:p>
          </table:table-cell>
          <table:table-cell table:style-name="ce1" office:value-type="float" office:value="26.522554" calcext:value-type="float">
            <text:p>26.522554</text:p>
          </table:table-cell>
          <table:table-cell table:style-name="ce1" office:value-type="float" office:value="28.072023" calcext:value-type="float">
            <text:p>28.072023</text:p>
          </table:table-cell>
          <table:table-cell table:style-name="ce1" office:value-type="float" office:value="29.871122" calcext:value-type="float">
            <text:p>29.871122</text:p>
          </table:table-cell>
          <table:table-cell table:style-name="ce1" office:value-type="float" office:value="30.57646" calcext:value-type="float">
            <text:p>30.57646</text:p>
          </table:table-cell>
          <table:table-cell table:style-name="ce1" office:value-type="float" office:value="31.020079" calcext:value-type="float">
            <text:p>31.020079</text:p>
          </table:table-cell>
          <table:table-cell table:style-name="ce1" office:value-type="float" office:value="31.443308" calcext:value-type="float">
            <text:p>31.443308</text:p>
          </table:table-cell>
          <table:table-cell table:style-name="ce1" office:value-type="float" office:value="31.880651" calcext:value-type="float">
            <text:p>31.880651</text:p>
          </table:table-cell>
          <table:table-cell table:style-name="ce1" office:value-type="float" office:value="32.388477" calcext:value-type="float">
            <text:p>32.388477</text:p>
          </table:table-cell>
          <table:table-cell table:style-name="ce1" office:value-type="float" office:value="32.447468" calcext:value-type="float">
            <text:p>32.447468</text:p>
          </table:table-cell>
          <table:table-cell table:style-name="ce1" office:value-type="float" office:value="32.697727" calcext:value-type="float">
            <text:p>32.697727</text:p>
          </table:table-cell>
          <table:table-cell table:style-name="ce1" office:value-type="float" office:value="32.896568" calcext:value-type="float">
            <text:p>32.896568</text:p>
          </table:table-cell>
          <table:table-cell table:style-name="ce1" office:value-type="float" office:value="32.927361" calcext:value-type="float">
            <text:p>32.927361</text:p>
          </table:table-cell>
          <table:table-cell table:style-name="ce1" office:value-type="float" office:value="33.145462" calcext:value-type="float">
            <text:p>33.145462</text:p>
          </table:table-cell>
          <table:table-cell table:style-name="ce1" office:value-type="float" office:value="33.218338" calcext:value-type="float">
            <text:p>33.218338</text:p>
          </table:table-cell>
          <table:table-cell table:style-name="ce1" office:value-type="float" office:value="33.278061" calcext:value-type="float">
            <text:p>33.278061</text:p>
          </table:table-cell>
          <table:table-cell table:style-name="ce1" office:value-type="float" office:value="33.339355" calcext:value-type="float">
            <text:p>33.339355</text:p>
          </table:table-cell>
        </table:table-row>
      </table:table>
      <table:table table:name="Crowd_Run" table:style-name="ta1">
        <table:shapes>
          <draw:frame draw:z-index="0" draw:style-name="gr1" draw:text-style-name="P1" svg:width="453.15pt" svg:height="255.43pt" svg:x="86.4pt" svg:y="690.09pt">
            <loext:p draw:notify-on-update-of-ranges="Crowd_Run.B3:Crowd_Run.U3 Crowd_Run.A3:Crowd_Run.A3 Crowd_Run.B25:Crowd_Run.U25 Crowd_Run.B4:Crowd_Run.U4 Crowd_Run.A4:Crowd_Run.A4 Crowd_Run.B26:Crowd_Run.U26 Crowd_Run.B5:Crowd_Run.U5 Crowd_Run.A5:Crowd_Run.A5 Crowd_Run.B27:Crowd_Run.U27 Crowd_Run.B6:Crowd_Run.U6 Crowd_Run.A6:Crowd_Run.A6 Crowd_Run.B28:Crowd_Run.U28 Crowd_Run.B7:Crowd_Run.U7 Crowd_Run.A7:Crowd_Run.A7 Crowd_Run.B29:Crowd_Run.U29 Crowd_Run.B8:Crowd_Run.U8 Crowd_Run.A8:Crowd_Run.A8 Crowd_Run.B30:Crowd_Run.U30 Crowd_Run.B9:Crowd_Run.U9 Crowd_Run.A9:Crowd_Run.A9 Crowd_Run.B31:Crowd_Run.U31 Crowd_Run.B10:Crowd_Run.U10 Crowd_Run.A10:Crowd_Run.A10 Crowd_Run.B32:Crowd_Run.U32 Crowd_Run.B11:Crowd_Run.U11 Crowd_Run.A11:Crowd_Run.A11 Crowd_Run.B33:Crowd_Run.U33 Crowd_Run.B12:Crowd_Run.U12 Crowd_Run.A12:Crowd_Run.A12 Crowd_Run.B34:Crowd_Run.U34 Crowd_Run.B13:Crowd_Run.U13 Crowd_Run.A13:Crowd_Run.A13 Crowd_Run.B35:Crowd_Run.U35 Crowd_Run.B14:Crowd_Run.U14 Crowd_Run.A14:Crowd_Run.A14 Crowd_Run.B36:Crowd_Run.U36 Crowd_Run.B15:Crowd_Run.U15 Crowd_Run.A15:Crowd_Run.A15 Crowd_Run.B37:Crowd_Run.U37 Crowd_Run.B16:Crowd_Run.U16 Crowd_Run.A16:Crowd_Run.A16 Crowd_Run.B38:Crowd_Run.U38 Crowd_Run.B17:Crowd_Run.U17 Crowd_Run.A17:Crowd_Run.A17 Crowd_Run.B39:Crowd_Run.U39 Crowd_Run.B18:Crowd_Run.U18 Crowd_Run.A18:Crowd_Run.A18 Crowd_Run.B40:Crowd_Run.U40 Crowd_Run.B19:Crowd_Run.U19 Crowd_Run.A19:Crowd_Run.A19 Crowd_Run.B41:Crowd_Run.U41 Crowd_Run.B20:Crowd_Run.U20 Crowd_Run.A20:Crowd_Run.A20 Crowd_Run.B42:Crowd_Run.U42 Crowd_Run.B21:Crowd_Run.U21 Crowd_Run.A21:Crowd_Run.A21 Crowd_Run.B43:Crowd_Run.U4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332pt" svg:height="720pt" svg:x="9.38pt" svg:y="960.52pt">
            <loext:p draw:notify-on-update-of-ranges="Crowd_Run.B3:Crowd_Run.U3 Crowd_Run.A3:Crowd_Run.A3 Crowd_Run.B25:Crowd_Run.U25 Crowd_Run.B4:Crowd_Run.U4 Crowd_Run.A4:Crowd_Run.A4 Crowd_Run.B26:Crowd_Run.U26 Crowd_Run.B5:Crowd_Run.U5 Crowd_Run.A5:Crowd_Run.A5 Crowd_Run.B27:Crowd_Run.U27 Crowd_Run.B6:Crowd_Run.U6 Crowd_Run.A6:Crowd_Run.A6 Crowd_Run.B28:Crowd_Run.U28 Crowd_Run.B7:Crowd_Run.U7 Crowd_Run.A7:Crowd_Run.A7 Crowd_Run.B29:Crowd_Run.U29 Crowd_Run.B14:Crowd_Run.U14 Crowd_Run.A14:Crowd_Run.A14 Crowd_Run.B36:Crowd_Run.U36 Crowd_Run.B17:Crowd_Run.U17 Crowd_Run.A17:Crowd_Run.A17 Crowd_Run.B39:Crowd_Run.U39 Crowd_Run.B18:Crowd_Run.U18 Crowd_Run.A18:Crowd_Run.A18 Crowd_Run.B40:Crowd_Run.U4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PWR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theora</text:p>
          </table:table-cell>
          <table:table-cell table:style-name="ce1" office:value-type="float" office:value="873.5694" calcext:value-type="float">
            <text:p>873.5694</text:p>
          </table:table-cell>
          <table:table-cell table:style-name="ce1" office:value-type="float" office:value="856.4759" calcext:value-type="float">
            <text:p>856.4759</text:p>
          </table:table-cell>
          <table:table-cell table:style-name="ce1" office:value-type="float" office:value="859.4194" calcext:value-type="float">
            <text:p>859.4194</text:p>
          </table:table-cell>
          <table:table-cell table:style-name="ce1" office:value-type="float" office:value="854.9783" calcext:value-type="float">
            <text:p>854.9783</text:p>
          </table:table-cell>
          <table:table-cell table:style-name="ce1" office:value-type="float" office:value="853.3251" calcext:value-type="float">
            <text:p>853.3251</text:p>
          </table:table-cell>
          <table:table-cell table:style-name="ce1" office:value-type="float" office:value="852.8672" calcext:value-type="float">
            <text:p>852.8672</text:p>
          </table:table-cell>
          <table:table-cell table:style-name="ce1" office:value-type="float" office:value="852.8938" calcext:value-type="float">
            <text:p>852.8938</text:p>
          </table:table-cell>
          <table:table-cell table:style-name="ce1" office:value-type="float" office:value="854.3594" calcext:value-type="float">
            <text:p>854.3594</text:p>
          </table:table-cell>
          <table:table-cell table:style-name="ce1" office:value-type="float" office:value="857.3473" calcext:value-type="float">
            <text:p>857.3473</text:p>
          </table:table-cell>
          <table:table-cell table:style-name="ce1" office:value-type="float" office:value="857.6995" calcext:value-type="float">
            <text:p>857.6995</text:p>
          </table:table-cell>
          <table:table-cell table:style-name="ce1" office:value-type="float" office:value="855.5494" calcext:value-type="float">
            <text:p>855.5494</text:p>
          </table:table-cell>
          <table:table-cell table:style-name="ce1" office:value-type="float" office:value="854.5791" calcext:value-type="float">
            <text:p>854.5791</text:p>
          </table:table-cell>
          <table:table-cell table:style-name="ce1" office:value-type="float" office:value="851.9871" calcext:value-type="float">
            <text:p>851.9871</text:p>
          </table:table-cell>
          <table:table-cell table:style-name="ce1" office:value-type="float" office:value="854.2345" calcext:value-type="float">
            <text:p>854.2345</text:p>
          </table:table-cell>
          <table:table-cell table:style-name="ce1" office:value-type="float" office:value="848.6597" calcext:value-type="float">
            <text:p>848.6597</text:p>
          </table:table-cell>
          <table:table-cell table:style-name="ce1" office:value-type="float" office:value="859.7531" calcext:value-type="float">
            <text:p>859.7531</text:p>
          </table:table-cell>
          <table:table-cell table:style-name="ce1" office:value-type="float" office:value="845.8576" calcext:value-type="float">
            <text:p>845.8576</text:p>
          </table:table-cell>
          <table:table-cell table:style-name="ce1" office:value-type="float" office:value="843.9975" calcext:value-type="float">
            <text:p>843.9975</text:p>
          </table:table-cell>
          <table:table-cell table:style-name="ce1" office:value-type="float" office:value="844.987" calcext:value-type="float">
            <text:p>844.987</text:p>
          </table:table-cell>
          <table:table-cell table:style-name="ce1" office:value-type="float" office:value="848.105" calcext:value-type="float">
            <text:p>848.105</text:p>
          </table:table-cell>
        </table:table-row>
        <table:table-row table:style-name="ro1">
          <table:table-cell office:value-type="string" calcext:value-type="string">
            <text:p>x264 ultrafast</text:p>
          </table:table-cell>
          <table:table-cell office:value-type="float" office:value="103.88" calcext:value-type="float">
            <text:p>103.88</text:p>
          </table:table-cell>
          <table:table-cell office:value-type="float" office:value="113.3858" calcext:value-type="float">
            <text:p>113.3858</text:p>
          </table:table-cell>
          <table:table-cell office:value-type="float" office:value="92.3814" calcext:value-type="float">
            <text:p>92.3814</text:p>
          </table:table-cell>
          <table:table-cell office:value-type="float" office:value="69.0365" calcext:value-type="float">
            <text:p>69.0365</text:p>
          </table:table-cell>
          <table:table-cell office:value-type="float" office:value="76.9069" calcext:value-type="float">
            <text:p>76.9069</text:p>
          </table:table-cell>
          <table:table-cell office:value-type="float" office:value="76.9544" calcext:value-type="float">
            <text:p>76.9544</text:p>
          </table:table-cell>
          <table:table-cell office:value-type="float" office:value="77.3293" calcext:value-type="float">
            <text:p>77.3293</text:p>
          </table:table-cell>
          <table:table-cell office:value-type="float" office:value="77.278" calcext:value-type="float">
            <text:p>77.278</text:p>
          </table:table-cell>
          <table:table-cell office:value-type="float" office:value="77.0845" calcext:value-type="float">
            <text:p>77.0845</text:p>
          </table:table-cell>
          <table:table-cell office:value-type="float" office:value="77.0844" calcext:value-type="float">
            <text:p>77.0844</text:p>
          </table:table-cell>
          <table:table-cell office:value-type="float" office:value="77.2116" calcext:value-type="float">
            <text:p>77.2116</text:p>
          </table:table-cell>
          <table:table-cell office:value-type="float" office:value="76.1522" calcext:value-type="float">
            <text:p>76.1522</text:p>
          </table:table-cell>
          <table:table-cell office:value-type="float" office:value="76.1387" calcext:value-type="float">
            <text:p>76.1387</text:p>
          </table:table-cell>
          <table:table-cell office:value-type="float" office:value="76.5967" calcext:value-type="float">
            <text:p>76.5967</text:p>
          </table:table-cell>
          <table:table-cell office:value-type="float" office:value="76.4523" calcext:value-type="float">
            <text:p>76.4523</text:p>
          </table:table-cell>
          <table:table-cell office:value-type="float" office:value="76.7172" calcext:value-type="float">
            <text:p>76.7172</text:p>
          </table:table-cell>
          <table:table-cell office:value-type="float" office:value="76.9716" calcext:value-type="float">
            <text:p>76.9716</text:p>
          </table:table-cell>
          <table:table-cell office:value-type="float" office:value="76.9661" calcext:value-type="float">
            <text:p>76.9661</text:p>
          </table:table-cell>
          <table:table-cell office:value-type="float" office:value="77.2648" calcext:value-type="float">
            <text:p>77.2648</text:p>
          </table:table-cell>
          <table:table-cell office:value-type="float" office:value="77.2558" calcext:value-type="float">
            <text:p>77.2558</text:p>
          </table:table-cell>
        </table:table-row>
        <table:table-row table:style-name="ro1">
          <table:table-cell office:value-type="string" calcext:value-type="string">
            <text:p>x264 superfast</text:p>
          </table:table-cell>
          <table:table-cell office:value-type="float" office:value="159.4239" calcext:value-type="float">
            <text:p>159.4239</text:p>
          </table:table-cell>
          <table:table-cell office:value-type="float" office:value="161.0268" calcext:value-type="float">
            <text:p>161.0268</text:p>
          </table:table-cell>
          <table:table-cell office:value-type="float" office:value="163.6887" calcext:value-type="float">
            <text:p>163.6887</text:p>
          </table:table-cell>
          <table:table-cell office:value-type="float" office:value="164.3956" calcext:value-type="float">
            <text:p>164.3956</text:p>
          </table:table-cell>
          <table:table-cell office:value-type="float" office:value="165.3986" calcext:value-type="float">
            <text:p>165.3986</text:p>
          </table:table-cell>
          <table:table-cell office:value-type="float" office:value="168.0143" calcext:value-type="float">
            <text:p>168.0143</text:p>
          </table:table-cell>
          <table:table-cell office:value-type="float" office:value="170.6543" calcext:value-type="float">
            <text:p>170.6543</text:p>
          </table:table-cell>
          <table:table-cell office:value-type="float" office:value="169.7443" calcext:value-type="float">
            <text:p>169.7443</text:p>
          </table:table-cell>
          <table:table-cell office:value-type="float" office:value="170.0965" calcext:value-type="float">
            <text:p>170.0965</text:p>
          </table:table-cell>
          <table:table-cell office:value-type="float" office:value="171.358" calcext:value-type="float">
            <text:p>171.358</text:p>
          </table:table-cell>
          <table:table-cell office:value-type="float" office:value="172.978" calcext:value-type="float">
            <text:p>172.978</text:p>
          </table:table-cell>
          <table:table-cell office:value-type="float" office:value="174.8658" calcext:value-type="float">
            <text:p>174.8658</text:p>
          </table:table-cell>
          <table:table-cell office:value-type="float" office:value="177.8133" calcext:value-type="float">
            <text:p>177.8133</text:p>
          </table:table-cell>
          <table:table-cell office:value-type="float" office:value="180.2147" calcext:value-type="float">
            <text:p>180.2147</text:p>
          </table:table-cell>
          <table:table-cell office:value-type="float" office:value="182.7972" calcext:value-type="float">
            <text:p>182.7972</text:p>
          </table:table-cell>
          <table:table-cell office:value-type="float" office:value="185.0725" calcext:value-type="float">
            <text:p>185.0725</text:p>
          </table:table-cell>
          <table:table-cell office:value-type="float" office:value="186.6894" calcext:value-type="float">
            <text:p>186.6894</text:p>
          </table:table-cell>
          <table:table-cell office:value-type="float" office:value="188.1431" calcext:value-type="float">
            <text:p>188.1431</text:p>
          </table:table-cell>
          <table:table-cell office:value-type="float" office:value="189.9575" calcext:value-type="float">
            <text:p>189.9575</text:p>
          </table:table-cell>
          <table:table-cell office:value-type="float" office:value="222.1857" calcext:value-type="float">
            <text:p>222.1857</text:p>
          </table:table-cell>
        </table:table-row>
        <table:table-row table:style-name="ro1">
          <table:table-cell office:value-type="string" calcext:value-type="string">
            <text:p>x264 veryfast</text:p>
          </table:table-cell>
          <table:table-cell office:value-type="float" office:value="241.6798" calcext:value-type="float">
            <text:p>241.6798</text:p>
          </table:table-cell>
          <table:table-cell office:value-type="float" office:value="242.6778" calcext:value-type="float">
            <text:p>242.6778</text:p>
          </table:table-cell>
          <table:table-cell office:value-type="float" office:value="245.2008" calcext:value-type="float">
            <text:p>245.2008</text:p>
          </table:table-cell>
          <table:table-cell office:value-type="float" office:value="258.4892" calcext:value-type="float">
            <text:p>258.4892</text:p>
          </table:table-cell>
          <table:table-cell office:value-type="float" office:value="263.2375" calcext:value-type="float">
            <text:p>263.2375</text:p>
          </table:table-cell>
          <table:table-cell office:value-type="float" office:value="267.0497" calcext:value-type="float">
            <text:p>267.0497</text:p>
          </table:table-cell>
          <table:table-cell office:value-type="float" office:value="270.6006" calcext:value-type="float">
            <text:p>270.6006</text:p>
          </table:table-cell>
          <table:table-cell office:value-type="float" office:value="274.0182" calcext:value-type="float">
            <text:p>274.0182</text:p>
          </table:table-cell>
          <table:table-cell office:value-type="float" office:value="277.1163" calcext:value-type="float">
            <text:p>277.1163</text:p>
          </table:table-cell>
          <table:table-cell office:value-type="float" office:value="273.9067" calcext:value-type="float">
            <text:p>273.9067</text:p>
          </table:table-cell>
          <table:table-cell office:value-type="float" office:value="281.1614" calcext:value-type="float">
            <text:p>281.1614</text:p>
          </table:table-cell>
          <table:table-cell office:value-type="float" office:value="285.254" calcext:value-type="float">
            <text:p>285.254</text:p>
          </table:table-cell>
          <table:table-cell office:value-type="float" office:value="302.385" calcext:value-type="float">
            <text:p>302.385</text:p>
          </table:table-cell>
          <table:table-cell office:value-type="float" office:value="303.1317" calcext:value-type="float">
            <text:p>303.1317</text:p>
          </table:table-cell>
          <table:table-cell office:value-type="float" office:value="309.5067" calcext:value-type="float">
            <text:p>309.5067</text:p>
          </table:table-cell>
          <table:table-cell office:value-type="float" office:value="320.7624" calcext:value-type="float">
            <text:p>320.7624</text:p>
          </table:table-cell>
          <table:table-cell office:value-type="float" office:value="320.8077" calcext:value-type="float">
            <text:p>320.8077</text:p>
          </table:table-cell>
          <table:table-cell office:value-type="float" office:value="323.7972" calcext:value-type="float">
            <text:p>323.7972</text:p>
          </table:table-cell>
          <table:table-cell office:value-type="float" office:value="331.9435" calcext:value-type="float">
            <text:p>331.9435</text:p>
          </table:table-cell>
          <table:table-cell office:value-type="float" office:value="329.8063" calcext:value-type="float">
            <text:p>329.8063</text:p>
          </table:table-cell>
        </table:table-row>
        <table:table-row table:style-name="ro1">
          <table:table-cell office:value-type="string" calcext:value-type="string">
            <text:p>x264 faster</text:p>
          </table:table-cell>
          <table:table-cell office:value-type="float" office:value="421.9366" calcext:value-type="float">
            <text:p>421.9366</text:p>
          </table:table-cell>
          <table:table-cell office:value-type="float" office:value="414.8503" calcext:value-type="float">
            <text:p>414.8503</text:p>
          </table:table-cell>
          <table:table-cell office:value-type="float" office:value="417.1957" calcext:value-type="float">
            <text:p>417.1957</text:p>
          </table:table-cell>
          <table:table-cell office:value-type="float" office:value="427.0076" calcext:value-type="float">
            <text:p>427.0076</text:p>
          </table:table-cell>
          <table:table-cell office:value-type="float" office:value="437.6672" calcext:value-type="float">
            <text:p>437.6672</text:p>
          </table:table-cell>
          <table:table-cell office:value-type="float" office:value="458.6441" calcext:value-type="float">
            <text:p>458.6441</text:p>
          </table:table-cell>
          <table:table-cell office:value-type="float" office:value="466.9038" calcext:value-type="float">
            <text:p>466.9038</text:p>
          </table:table-cell>
          <table:table-cell office:value-type="float" office:value="483.6844" calcext:value-type="float">
            <text:p>483.6844</text:p>
          </table:table-cell>
          <table:table-cell office:value-type="float" office:value="471.1391" calcext:value-type="float">
            <text:p>471.1391</text:p>
          </table:table-cell>
          <table:table-cell office:value-type="float" office:value="479.664" calcext:value-type="float">
            <text:p>479.664</text:p>
          </table:table-cell>
          <table:table-cell office:value-type="float" office:value="480.6261" calcext:value-type="float">
            <text:p>480.6261</text:p>
          </table:table-cell>
          <table:table-cell office:value-type="float" office:value="490.4342" calcext:value-type="float">
            <text:p>490.4342</text:p>
          </table:table-cell>
          <table:table-cell office:value-type="float" office:value="492.2622" calcext:value-type="float">
            <text:p>492.2622</text:p>
          </table:table-cell>
          <table:table-cell office:value-type="float" office:value="496.282" calcext:value-type="float">
            <text:p>496.282</text:p>
          </table:table-cell>
          <table:table-cell office:value-type="float" office:value="527.4339" calcext:value-type="float">
            <text:p>527.4339</text:p>
          </table:table-cell>
          <table:table-cell office:value-type="float" office:value="519.5698" calcext:value-type="float">
            <text:p>519.5698</text:p>
          </table:table-cell>
          <table:table-cell office:value-type="float" office:value="541.0387" calcext:value-type="float">
            <text:p>541.0387</text:p>
          </table:table-cell>
          <table:table-cell office:value-type="float" office:value="546.815" calcext:value-type="float">
            <text:p>546.815</text:p>
          </table:table-cell>
          <table:table-cell office:value-type="float" office:value="561.5839" calcext:value-type="float">
            <text:p>561.5839</text:p>
          </table:table-cell>
          <table:table-cell office:value-type="float" office:value="565.9961" calcext:value-type="float">
            <text:p>565.9961</text:p>
          </table:table-cell>
        </table:table-row>
        <table:table-row table:style-name="ro1">
          <table:table-cell office:value-type="string" calcext:value-type="string">
            <text:p>x264 fast</text:p>
          </table:table-cell>
          <table:table-cell office:value-type="float" office:value="432.3807" calcext:value-type="float">
            <text:p>432.3807</text:p>
          </table:table-cell>
          <table:table-cell office:value-type="float" office:value="454.5516" calcext:value-type="float">
            <text:p>454.5516</text:p>
          </table:table-cell>
          <table:table-cell office:value-type="float" office:value="451.6662" calcext:value-type="float">
            <text:p>451.6662</text:p>
          </table:table-cell>
          <table:table-cell office:value-type="float" office:value="498.8102" calcext:value-type="float">
            <text:p>498.8102</text:p>
          </table:table-cell>
          <table:table-cell office:value-type="float" office:value="504.4665" calcext:value-type="float">
            <text:p>504.4665</text:p>
          </table:table-cell>
          <table:table-cell office:value-type="float" office:value="519.8238" calcext:value-type="float">
            <text:p>519.8238</text:p>
          </table:table-cell>
          <table:table-cell office:value-type="float" office:value="529.1467" calcext:value-type="float">
            <text:p>529.1467</text:p>
          </table:table-cell>
          <table:table-cell office:value-type="float" office:value="535.4109" calcext:value-type="float">
            <text:p>535.4109</text:p>
          </table:table-cell>
          <table:table-cell office:value-type="float" office:value="518.2029" calcext:value-type="float">
            <text:p>518.2029</text:p>
          </table:table-cell>
          <table:table-cell office:value-type="float" office:value="549.4861" calcext:value-type="float">
            <text:p>549.4861</text:p>
          </table:table-cell>
          <table:table-cell office:value-type="float" office:value="550.0597" calcext:value-type="float">
            <text:p>550.0597</text:p>
          </table:table-cell>
          <table:table-cell office:value-type="float" office:value="577.2206" calcext:value-type="float">
            <text:p>577.2206</text:p>
          </table:table-cell>
          <table:table-cell office:value-type="float" office:value="577.6089" calcext:value-type="float">
            <text:p>577.6089</text:p>
          </table:table-cell>
          <table:table-cell office:value-type="float" office:value="594.7333" calcext:value-type="float">
            <text:p>594.7333</text:p>
          </table:table-cell>
          <table:table-cell office:value-type="float" office:value="625.5804" calcext:value-type="float">
            <text:p>625.5804</text:p>
          </table:table-cell>
          <table:table-cell office:value-type="float" office:value="648.3436" calcext:value-type="float">
            <text:p>648.3436</text:p>
          </table:table-cell>
          <table:table-cell office:value-type="float" office:value="671.234" calcext:value-type="float">
            <text:p>671.234</text:p>
          </table:table-cell>
          <table:table-cell office:value-type="float" office:value="701.876" calcext:value-type="float">
            <text:p>701.876</text:p>
          </table:table-cell>
          <table:table-cell office:value-type="float" office:value="691.6049" calcext:value-type="float">
            <text:p>691.6049</text:p>
          </table:table-cell>
          <table:table-cell office:value-type="float" office:value="752.8619" calcext:value-type="float">
            <text:p>752.8619</text:p>
          </table:table-cell>
        </table:table-row>
        <table:table-row table:style-name="ro1">
          <table:table-cell office:value-type="string" calcext:value-type="string">
            <text:p>x264 medium</text:p>
          </table:table-cell>
          <table:table-cell office:value-type="float" office:value="400.6316" calcext:value-type="float">
            <text:p>400.6316</text:p>
          </table:table-cell>
          <table:table-cell office:value-type="float" office:value="440.33" calcext:value-type="float">
            <text:p>440.33</text:p>
          </table:table-cell>
          <table:table-cell office:value-type="float" office:value="500.9144" calcext:value-type="float">
            <text:p>500.9144</text:p>
          </table:table-cell>
          <table:table-cell office:value-type="float" office:value="557.5493" calcext:value-type="float">
            <text:p>557.5493</text:p>
          </table:table-cell>
          <table:table-cell office:value-type="float" office:value="584.041" calcext:value-type="float">
            <text:p>584.041</text:p>
          </table:table-cell>
          <table:table-cell office:value-type="float" office:value="623.6754" calcext:value-type="float">
            <text:p>623.6754</text:p>
          </table:table-cell>
          <table:table-cell office:value-type="float" office:value="627.9691" calcext:value-type="float">
            <text:p>627.9691</text:p>
          </table:table-cell>
          <table:table-cell office:value-type="float" office:value="654.356" calcext:value-type="float">
            <text:p>654.356</text:p>
          </table:table-cell>
          <table:table-cell office:value-type="float" office:value="663.0074" calcext:value-type="float">
            <text:p>663.0074</text:p>
          </table:table-cell>
          <table:table-cell office:value-type="float" office:value="668.6576" calcext:value-type="float">
            <text:p>668.6576</text:p>
          </table:table-cell>
          <table:table-cell office:value-type="float" office:value="683.0673" calcext:value-type="float">
            <text:p>683.0673</text:p>
          </table:table-cell>
          <table:table-cell office:value-type="float" office:value="704.0948" calcext:value-type="float">
            <text:p>704.0948</text:p>
          </table:table-cell>
          <table:table-cell office:value-type="float" office:value="724.399" calcext:value-type="float">
            <text:p>724.399</text:p>
          </table:table-cell>
          <table:table-cell office:value-type="float" office:value="743.2067" calcext:value-type="float">
            <text:p>743.2067</text:p>
          </table:table-cell>
          <table:table-cell office:value-type="float" office:value="742.3436" calcext:value-type="float">
            <text:p>742.3436</text:p>
          </table:table-cell>
          <table:table-cell office:value-type="float" office:value="799.9345" calcext:value-type="float">
            <text:p>799.9345</text:p>
          </table:table-cell>
          <table:table-cell office:value-type="float" office:value="824.6531" calcext:value-type="float">
            <text:p>824.6531</text:p>
          </table:table-cell>
          <table:table-cell office:value-type="float" office:value="843.0933" calcext:value-type="float">
            <text:p>843.0933</text:p>
          </table:table-cell>
          <table:table-cell office:value-type="float" office:value="858.2376" calcext:value-type="float">
            <text:p>858.2376</text:p>
          </table:table-cell>
          <table:table-cell office:value-type="float" office:value="878.6491" calcext:value-type="float">
            <text:p>878.6491</text:p>
          </table:table-cell>
        </table:table-row>
        <table:table-row table:style-name="ro1">
          <table:table-cell office:value-type="string" calcext:value-type="string">
            <text:p>x264 slow</text:p>
          </table:table-cell>
          <table:table-cell office:value-type="float" office:value="460.2101" calcext:value-type="float">
            <text:p>460.2101</text:p>
          </table:table-cell>
          <table:table-cell office:value-type="float" office:value="508.9665" calcext:value-type="float">
            <text:p>508.9665</text:p>
          </table:table-cell>
          <table:table-cell office:value-type="float" office:value="613.1057" calcext:value-type="float">
            <text:p>613.1057</text:p>
          </table:table-cell>
          <table:table-cell office:value-type="float" office:value="711.1525" calcext:value-type="float">
            <text:p>711.1525</text:p>
          </table:table-cell>
          <table:table-cell office:value-type="float" office:value="760.7101" calcext:value-type="float">
            <text:p>760.7101</text:p>
          </table:table-cell>
          <table:table-cell office:value-type="float" office:value="785.9278" calcext:value-type="float">
            <text:p>785.9278</text:p>
          </table:table-cell>
          <table:table-cell office:value-type="float" office:value="809.9405" calcext:value-type="float">
            <text:p>809.9405</text:p>
          </table:table-cell>
          <table:table-cell office:value-type="float" office:value="826.9611" calcext:value-type="float">
            <text:p>826.9611</text:p>
          </table:table-cell>
          <table:table-cell office:value-type="float" office:value="836.3708" calcext:value-type="float">
            <text:p>836.3708</text:p>
          </table:table-cell>
          <table:table-cell office:value-type="float" office:value="855.7833" calcext:value-type="float">
            <text:p>855.7833</text:p>
          </table:table-cell>
          <table:table-cell office:value-type="float" office:value="879.8859" calcext:value-type="float">
            <text:p>879.8859</text:p>
          </table:table-cell>
          <table:table-cell office:value-type="float" office:value="928.7699" calcext:value-type="float">
            <text:p>928.7699</text:p>
          </table:table-cell>
          <table:table-cell office:value-type="float" office:value="965.2009" calcext:value-type="float">
            <text:p>965.2009</text:p>
          </table:table-cell>
          <table:table-cell office:value-type="float" office:value="1003.4782" calcext:value-type="float">
            <text:p>1003.4782</text:p>
          </table:table-cell>
          <table:table-cell office:value-type="float" office:value="1055.346" calcext:value-type="float">
            <text:p>1055.346</text:p>
          </table:table-cell>
          <table:table-cell office:value-type="float" office:value="1092.0103" calcext:value-type="float">
            <text:p>1092.0103</text:p>
          </table:table-cell>
          <table:table-cell office:value-type="float" office:value="1133.2525" calcext:value-type="float">
            <text:p>1133.2525</text:p>
          </table:table-cell>
          <table:table-cell office:value-type="float" office:value="1171.4535" calcext:value-type="float">
            <text:p>1171.4535</text:p>
          </table:table-cell>
          <table:table-cell office:value-type="float" office:value="1146.2237" calcext:value-type="float">
            <text:p>1146.2237</text:p>
          </table:table-cell>
          <table:table-cell office:value-type="float" office:value="1242.7956" calcext:value-type="float">
            <text:p>1242.7956</text:p>
          </table:table-cell>
        </table:table-row>
        <table:table-row table:style-name="ro1">
          <table:table-cell office:value-type="string" calcext:value-type="string">
            <text:p>x264 slower</text:p>
          </table:table-cell>
          <table:table-cell office:value-type="float" office:value="1054.2206" calcext:value-type="float">
            <text:p>1054.2206</text:p>
          </table:table-cell>
          <table:table-cell office:value-type="float" office:value="1056.9112" calcext:value-type="float">
            <text:p>1056.9112</text:p>
          </table:table-cell>
          <table:table-cell office:value-type="float" office:value="1461.416" calcext:value-type="float">
            <text:p>1461.416</text:p>
          </table:table-cell>
          <table:table-cell office:value-type="float" office:value="1829.0202" calcext:value-type="float">
            <text:p>1829.0202</text:p>
          </table:table-cell>
          <table:table-cell office:value-type="float" office:value="1989.3168" calcext:value-type="float">
            <text:p>1989.3168</text:p>
          </table:table-cell>
          <table:table-cell office:value-type="float" office:value="2073.7278" calcext:value-type="float">
            <text:p>2073.7278</text:p>
          </table:table-cell>
          <table:table-cell office:value-type="float" office:value="2116.743" calcext:value-type="float">
            <text:p>2116.743</text:p>
          </table:table-cell>
          <table:table-cell office:value-type="float" office:value="2150.2106" calcext:value-type="float">
            <text:p>2150.2106</text:p>
          </table:table-cell>
          <table:table-cell office:value-type="float" office:value="2151.2199" calcext:value-type="float">
            <text:p>2151.2199</text:p>
          </table:table-cell>
          <table:table-cell office:value-type="float" office:value="2171.8225" calcext:value-type="float">
            <text:p>2171.8225</text:p>
          </table:table-cell>
          <table:table-cell office:value-type="float" office:value="2231.9683" calcext:value-type="float">
            <text:p>2231.9683</text:p>
          </table:table-cell>
          <table:table-cell office:value-type="float" office:value="2312.2407" calcext:value-type="float">
            <text:p>2312.2407</text:p>
          </table:table-cell>
          <table:table-cell office:value-type="float" office:value="2380.0783" calcext:value-type="float">
            <text:p>2380.0783</text:p>
          </table:table-cell>
          <table:table-cell office:value-type="float" office:value="2474.152" calcext:value-type="float">
            <text:p>2474.152</text:p>
          </table:table-cell>
          <table:table-cell office:value-type="float" office:value="2571.0214" calcext:value-type="float">
            <text:p>2571.0214</text:p>
          </table:table-cell>
          <table:table-cell office:value-type="float" office:value="2655.6752" calcext:value-type="float">
            <text:p>2655.6752</text:p>
          </table:table-cell>
          <table:table-cell office:value-type="float" office:value="2724.7" calcext:value-type="float">
            <text:p>2724.7</text:p>
          </table:table-cell>
          <table:table-cell office:value-type="float" office:value="2806.9566" calcext:value-type="float">
            <text:p>2806.9566</text:p>
          </table:table-cell>
          <table:table-cell office:value-type="float" office:value="2863.8134" calcext:value-type="float">
            <text:p>2863.8134</text:p>
          </table:table-cell>
          <table:table-cell office:value-type="float" office:value="2934.7769" calcext:value-type="float">
            <text:p>2934.7769</text:p>
          </table:table-cell>
        </table:table-row>
        <table:table-row table:style-name="ro1">
          <table:table-cell office:value-type="string" calcext:value-type="string">
            <text:p>x264 veryslow</text:p>
          </table:table-cell>
          <table:table-cell office:value-type="float" office:value="2599.6067" calcext:value-type="float">
            <text:p>2599.6067</text:p>
          </table:table-cell>
          <table:table-cell office:value-type="float" office:value="2431.825" calcext:value-type="float">
            <text:p>2431.825</text:p>
          </table:table-cell>
          <table:table-cell office:value-type="float" office:value="3827.1735" calcext:value-type="float">
            <text:p>3827.1735</text:p>
          </table:table-cell>
          <table:table-cell office:value-type="float" office:value="4805.2469" calcext:value-type="float">
            <text:p>4805.2469</text:p>
          </table:table-cell>
          <table:table-cell office:value-type="float" office:value="5170.7732" calcext:value-type="float">
            <text:p>5170.7732</text:p>
          </table:table-cell>
          <table:table-cell office:value-type="float" office:value="5261.9946" calcext:value-type="float">
            <text:p>5261.9946</text:p>
          </table:table-cell>
          <table:table-cell office:value-type="float" office:value="5339.3211" calcext:value-type="float">
            <text:p>5339.3211</text:p>
          </table:table-cell>
          <table:table-cell office:value-type="float" office:value="4537.7274" calcext:value-type="float">
            <text:p>4537.7274</text:p>
          </table:table-cell>
          <table:table-cell office:value-type="float" office:value="5384.7564" calcext:value-type="float">
            <text:p>5384.7564</text:p>
          </table:table-cell>
          <table:table-cell office:value-type="float" office:value="5440.0837" calcext:value-type="float">
            <text:p>5440.0837</text:p>
          </table:table-cell>
          <table:table-cell office:value-type="float" office:value="4663.186" calcext:value-type="float">
            <text:p>4663.186</text:p>
          </table:table-cell>
          <table:table-cell office:value-type="float" office:value="5738.2213" calcext:value-type="float">
            <text:p>5738.2213</text:p>
          </table:table-cell>
          <table:table-cell office:value-type="float" office:value="5916.1586" calcext:value-type="float">
            <text:p>5916.1586</text:p>
          </table:table-cell>
          <table:table-cell office:value-type="float" office:value="6111.0613" calcext:value-type="float">
            <text:p>6111.0613</text:p>
          </table:table-cell>
          <table:table-cell office:value-type="float" office:value="6318.9649" calcext:value-type="float">
            <text:p>6318.9649</text:p>
          </table:table-cell>
          <table:table-cell office:value-type="float" office:value="6091.5275" calcext:value-type="float">
            <text:p>6091.5275</text:p>
          </table:table-cell>
          <table:table-cell office:value-type="float" office:value="6560.2817" calcext:value-type="float">
            <text:p>6560.2817</text:p>
          </table:table-cell>
          <table:table-cell office:value-type="float" office:value="6706.3006" calcext:value-type="float">
            <text:p>6706.3006</text:p>
          </table:table-cell>
          <table:table-cell office:value-type="float" office:value="6813.759" calcext:value-type="float">
            <text:p>6813.759</text:p>
          </table:table-cell>
          <table:table-cell office:value-type="float" office:value="6929.7594" calcext:value-type="float">
            <text:p>6929.7594</text:p>
          </table:table-cell>
        </table:table-row>
        <table:table-row table:style-name="ro1">
          <table:table-cell office:value-type="string" calcext:value-type="string">
            <text:p>x264 placebo</text:p>
          </table:table-cell>
          <table:table-cell office:value-type="float" office:value="10986.2869" calcext:value-type="float">
            <text:p>10986.2869</text:p>
          </table:table-cell>
          <table:table-cell office:value-type="float" office:value="12617.2835" calcext:value-type="float">
            <text:p>12617.2835</text:p>
          </table:table-cell>
          <table:table-cell office:value-type="float" office:value="13644.8933" calcext:value-type="float">
            <text:p>13644.8933</text:p>
          </table:table-cell>
          <table:table-cell office:value-type="float" office:value="12796.6997" calcext:value-type="float">
            <text:p>12796.6997</text:p>
          </table:table-cell>
          <table:table-cell office:value-type="float" office:value="13956.1006" calcext:value-type="float">
            <text:p>13956.1006</text:p>
          </table:table-cell>
          <table:table-cell office:value-type="float" office:value="14359.5111" calcext:value-type="float">
            <text:p>14359.5111</text:p>
          </table:table-cell>
          <table:table-cell office:value-type="float" office:value="13456.1507" calcext:value-type="float">
            <text:p>13456.1507</text:p>
          </table:table-cell>
          <table:table-cell office:value-type="float" office:value="14838.9425" calcext:value-type="float">
            <text:p>14838.9425</text:p>
          </table:table-cell>
          <table:table-cell office:value-type="float" office:value="15010.5672" calcext:value-type="float">
            <text:p>15010.5672</text:p>
          </table:table-cell>
          <table:table-cell office:value-type="float" office:value="15139.793" calcext:value-type="float">
            <text:p>15139.793</text:p>
          </table:table-cell>
          <table:table-cell office:value-type="float" office:value="14422.5675" calcext:value-type="float">
            <text:p>14422.5675</text:p>
          </table:table-cell>
          <table:table-cell office:value-type="float" office:value="16712.5848" calcext:value-type="float">
            <text:p>16712.5848</text:p>
          </table:table-cell>
          <table:table-cell office:value-type="float" office:value="17703.2593" calcext:value-type="float">
            <text:p>17703.2593</text:p>
          </table:table-cell>
          <table:table-cell office:value-type="float" office:value="18861.5219" calcext:value-type="float">
            <text:p>18861.5219</text:p>
          </table:table-cell>
          <table:table-cell office:value-type="float" office:value="19864.8551" calcext:value-type="float">
            <text:p>19864.8551</text:p>
          </table:table-cell>
          <table:table-cell office:value-type="float" office:value="19615.8484" calcext:value-type="float">
            <text:p>19615.8484</text:p>
          </table:table-cell>
          <table:table-cell office:value-type="float" office:value="21545.4096" calcext:value-type="float">
            <text:p>21545.4096</text:p>
          </table:table-cell>
          <table:table-cell office:value-type="float" office:value="22348.9326" calcext:value-type="float">
            <text:p>22348.9326</text:p>
          </table:table-cell>
          <table:table-cell office:value-type="float" office:value="21780.8617" calcext:value-type="float">
            <text:p>21780.8617</text:p>
          </table:table-cell>
          <table:table-cell office:value-type="float" office:value="23363.3733" calcext:value-type="float">
            <text:p>23363.3733</text:p>
          </table:table-cell>
        </table:table-row>
        <table:table-row table:style-name="ro1">
          <table:table-cell office:value-type="string" calcext:value-type="string">
            <text:p>h264_nvenc medium</text:p>
          </table:table-cell>
          <table:table-cell office:value-type="float" office:value="214.4861111" calcext:value-type="float">
            <text:p>214.4861111</text:p>
          </table:table-cell>
          <table:table-cell office:value-type="float" office:value="190.925" calcext:value-type="float">
            <text:p>190.925</text:p>
          </table:table-cell>
          <table:table-cell office:value-type="float" office:value="206.8305556" calcext:value-type="float">
            <text:p>206.8305556</text:p>
          </table:table-cell>
          <table:table-cell office:value-type="float" office:value="224.8861111" calcext:value-type="float">
            <text:p>224.8861111</text:p>
          </table:table-cell>
          <table:table-cell office:value-type="float" office:value="223.4055556" calcext:value-type="float">
            <text:p>223.4055556</text:p>
          </table:table-cell>
          <table:table-cell office:value-type="float" office:value="234.0055556" calcext:value-type="float">
            <text:p>234.0055556</text:p>
          </table:table-cell>
          <table:table-cell office:value-type="float" office:value="215.8944444" calcext:value-type="float">
            <text:p>215.8944444</text:p>
          </table:table-cell>
          <table:table-cell office:value-type="float" office:value="214.7527778" calcext:value-type="float">
            <text:p>214.7527778</text:p>
          </table:table-cell>
          <table:table-cell office:value-type="float" office:value="204.9166667" calcext:value-type="float">
            <text:p>204.9166667</text:p>
          </table:table-cell>
          <table:table-cell office:value-type="float" office:value="215.5694444" calcext:value-type="float">
            <text:p>215.5694444</text:p>
          </table:table-cell>
          <table:table-cell office:value-type="float" office:value="217.4555556" calcext:value-type="float">
            <text:p>217.4555556</text:p>
          </table:table-cell>
          <table:table-cell office:value-type="float" office:value="224.9666667" calcext:value-type="float">
            <text:p>224.9666667</text:p>
          </table:table-cell>
          <table:table-cell office:value-type="float" office:value="203.6" calcext:value-type="float">
            <text:p>203.6</text:p>
          </table:table-cell>
          <table:table-cell office:value-type="float" office:value="189.9638889" calcext:value-type="float">
            <text:p>189.9638889</text:p>
          </table:table-cell>
          <table:table-cell office:value-type="float" office:value="224.4666667" calcext:value-type="float">
            <text:p>224.4666667</text:p>
          </table:table-cell>
          <table:table-cell office:value-type="float" office:value="206.2138889" calcext:value-type="float">
            <text:p>206.2138889</text:p>
          </table:table-cell>
          <table:table-cell office:value-type="float" office:value="205.925" calcext:value-type="float">
            <text:p>205.925</text:p>
          </table:table-cell>
          <table:table-cell office:value-type="float" office:value="211.5722222" calcext:value-type="float">
            <text:p>211.5722222</text:p>
          </table:table-cell>
          <table:table-cell office:value-type="float" office:value="210.2305556" calcext:value-type="float">
            <text:p>210.2305556</text:p>
          </table:table-cell>
          <table:table-cell office:value-type="float" office:value="213.0305556" calcext:value-type="float">
            <text:p>213.0305556</text:p>
          </table:table-cell>
        </table:table-row>
        <table:table-row table:style-name="ro1">
          <table:table-cell office:value-type="string" calcext:value-type="string">
            <text:p>h264_nvenc fast</text:p>
          </table:table-cell>
          <table:table-cell office:value-type="float" office:value="211.3194444" calcext:value-type="float">
            <text:p>211.3194444</text:p>
          </table:table-cell>
          <table:table-cell office:value-type="float" office:value="251.0972222" calcext:value-type="float">
            <text:p>251.0972222</text:p>
          </table:table-cell>
          <table:table-cell office:value-type="float" office:value="210.6333333" calcext:value-type="float">
            <text:p>210.6333333</text:p>
          </table:table-cell>
          <table:table-cell office:value-type="float" office:value="222.55" calcext:value-type="float">
            <text:p>222.55</text:p>
          </table:table-cell>
          <table:table-cell office:value-type="float" office:value="198.7972222" calcext:value-type="float">
            <text:p>198.7972222</text:p>
          </table:table-cell>
          <table:table-cell office:value-type="float" office:value="198.8055556" calcext:value-type="float">
            <text:p>198.8055556</text:p>
          </table:table-cell>
          <table:table-cell office:value-type="float" office:value="211.7777778" calcext:value-type="float">
            <text:p>211.7777778</text:p>
          </table:table-cell>
          <table:table-cell office:value-type="float" office:value="205.3916667" calcext:value-type="float">
            <text:p>205.3916667</text:p>
          </table:table-cell>
          <table:table-cell office:value-type="float" office:value="192.8388889" calcext:value-type="float">
            <text:p>192.8388889</text:p>
          </table:table-cell>
          <table:table-cell office:value-type="float" office:value="215.5027778" calcext:value-type="float">
            <text:p>215.5027778</text:p>
          </table:table-cell>
          <table:table-cell office:value-type="float" office:value="233.6805556" calcext:value-type="float">
            <text:p>233.6805556</text:p>
          </table:table-cell>
          <table:table-cell office:value-type="float" office:value="190.3166667" calcext:value-type="float">
            <text:p>190.3166667</text:p>
          </table:table-cell>
          <table:table-cell office:value-type="float" office:value="206.3111111" calcext:value-type="float">
            <text:p>206.3111111</text:p>
          </table:table-cell>
          <table:table-cell office:value-type="float" office:value="196.6861111" calcext:value-type="float">
            <text:p>196.6861111</text:p>
          </table:table-cell>
          <table:table-cell office:value-type="float" office:value="212.975" calcext:value-type="float">
            <text:p>212.975</text:p>
          </table:table-cell>
          <table:table-cell office:value-type="float" office:value="215.2805556" calcext:value-type="float">
            <text:p>215.2805556</text:p>
          </table:table-cell>
          <table:table-cell office:value-type="float" office:value="210.4027778" calcext:value-type="float">
            <text:p>210.4027778</text:p>
          </table:table-cell>
          <table:table-cell office:value-type="float" office:value="215.6138889" calcext:value-type="float">
            <text:p>215.6138889</text:p>
          </table:table-cell>
          <table:table-cell office:value-type="float" office:value="205.4472222" calcext:value-type="float">
            <text:p>205.4472222</text:p>
          </table:table-cell>
          <table:table-cell office:value-type="float" office:value="198.9944444" calcext:value-type="float">
            <text:p>198.9944444</text:p>
          </table:table-cell>
        </table:table-row>
        <table:table-row table:style-name="ro1">
          <table:table-cell office:value-type="string" calcext:value-type="string">
            <text:p>h264_nvenc hp</text:p>
          </table:table-cell>
          <table:table-cell office:value-type="float" office:value="198.9722222" calcext:value-type="float">
            <text:p>198.9722222</text:p>
          </table:table-cell>
          <table:table-cell office:value-type="float" office:value="198.8361111" calcext:value-type="float">
            <text:p>198.8361111</text:p>
          </table:table-cell>
          <table:table-cell office:value-type="float" office:value="223.7472222" calcext:value-type="float">
            <text:p>223.7472222</text:p>
          </table:table-cell>
          <table:table-cell office:value-type="float" office:value="235.0472222" calcext:value-type="float">
            <text:p>235.0472222</text:p>
          </table:table-cell>
          <table:table-cell office:value-type="float" office:value="294.4805556" calcext:value-type="float">
            <text:p>294.4805556</text:p>
          </table:table-cell>
          <table:table-cell office:value-type="float" office:value="784.7777778" calcext:value-type="float">
            <text:p>784.7777778</text:p>
          </table:table-cell>
          <table:table-cell office:value-type="float" office:value="565.8833333" calcext:value-type="float">
            <text:p>565.8833333</text:p>
          </table:table-cell>
          <table:table-cell office:value-type="float" office:value="454.3166667" calcext:value-type="float">
            <text:p>454.3166667</text:p>
          </table:table-cell>
          <table:table-cell office:value-type="float" office:value="314.3777778" calcext:value-type="float">
            <text:p>314.3777778</text:p>
          </table:table-cell>
          <table:table-cell office:value-type="float" office:value="435.9888889" calcext:value-type="float">
            <text:p>435.9888889</text:p>
          </table:table-cell>
          <table:table-cell office:value-type="float" office:value="470.325" calcext:value-type="float">
            <text:p>470.325</text:p>
          </table:table-cell>
          <table:table-cell office:value-type="float" office:value="538.1916667" calcext:value-type="float">
            <text:p>538.1916667</text:p>
          </table:table-cell>
          <table:table-cell office:value-type="float" office:value="259.3055556" calcext:value-type="float">
            <text:p>259.3055556</text:p>
          </table:table-cell>
          <table:table-cell office:value-type="float" office:value="251.0277778" calcext:value-type="float">
            <text:p>251.0277778</text:p>
          </table:table-cell>
          <table:table-cell office:value-type="float" office:value="269.3555556" calcext:value-type="float">
            <text:p>269.3555556</text:p>
          </table:table-cell>
          <table:table-cell office:value-type="float" office:value="217.7722222" calcext:value-type="float">
            <text:p>217.7722222</text:p>
          </table:table-cell>
          <table:table-cell office:value-type="float" office:value="233.2" calcext:value-type="float">
            <text:p>233.2</text:p>
          </table:table-cell>
          <table:table-cell office:value-type="float" office:value="233.7305556" calcext:value-type="float">
            <text:p>233.7305556</text:p>
          </table:table-cell>
          <table:table-cell office:value-type="float" office:value="208.2333333" calcext:value-type="float">
            <text:p>208.2333333</text:p>
          </table:table-cell>
          <table:table-cell office:value-type="float" office:value="224.2694444" calcext:value-type="float">
            <text:p>224.2694444</text:p>
          </table:table-cell>
        </table:table-row>
        <table:table-row table:style-name="ro1">
          <table:table-cell office:value-type="string" calcext:value-type="string">
            <text:p>h264_nvenc hq</text:p>
          </table:table-cell>
          <table:table-cell office:value-type="float" office:value="216.05" calcext:value-type="float">
            <text:p>216.05</text:p>
          </table:table-cell>
          <table:table-cell office:value-type="float" office:value="195.4055556" calcext:value-type="float">
            <text:p>195.4055556</text:p>
          </table:table-cell>
          <table:table-cell office:value-type="float" office:value="209.8805556" calcext:value-type="float">
            <text:p>209.8805556</text:p>
          </table:table-cell>
          <table:table-cell office:value-type="float" office:value="197.1638889" calcext:value-type="float">
            <text:p>197.1638889</text:p>
          </table:table-cell>
          <table:table-cell office:value-type="float" office:value="224.9472222" calcext:value-type="float">
            <text:p>224.9472222</text:p>
          </table:table-cell>
          <table:table-cell office:value-type="float" office:value="213.2027778" calcext:value-type="float">
            <text:p>213.2027778</text:p>
          </table:table-cell>
          <table:table-cell office:value-type="float" office:value="215.1972222" calcext:value-type="float">
            <text:p>215.1972222</text:p>
          </table:table-cell>
          <table:table-cell office:value-type="float" office:value="199.7666667" calcext:value-type="float">
            <text:p>199.7666667</text:p>
          </table:table-cell>
          <table:table-cell office:value-type="float" office:value="199.9388889" calcext:value-type="float">
            <text:p>199.9388889</text:p>
          </table:table-cell>
          <table:table-cell office:value-type="float" office:value="211.9805556" calcext:value-type="float">
            <text:p>211.9805556</text:p>
          </table:table-cell>
          <table:table-cell office:value-type="float" office:value="198.9888889" calcext:value-type="float">
            <text:p>198.9888889</text:p>
          </table:table-cell>
          <table:table-cell office:value-type="float" office:value="212.2305556" calcext:value-type="float">
            <text:p>212.2305556</text:p>
          </table:table-cell>
          <table:table-cell office:value-type="float" office:value="211.9916667" calcext:value-type="float">
            <text:p>211.9916667</text:p>
          </table:table-cell>
          <table:table-cell office:value-type="float" office:value="224.6055556" calcext:value-type="float">
            <text:p>224.6055556</text:p>
          </table:table-cell>
          <table:table-cell office:value-type="float" office:value="206.5277778" calcext:value-type="float">
            <text:p>206.5277778</text:p>
          </table:table-cell>
          <table:table-cell office:value-type="float" office:value="225.1222222" calcext:value-type="float">
            <text:p>225.1222222</text:p>
          </table:table-cell>
          <table:table-cell office:value-type="float" office:value="211.1916667" calcext:value-type="float">
            <text:p>211.1916667</text:p>
          </table:table-cell>
          <table:table-cell office:value-type="float" office:value="205.9888889" calcext:value-type="float">
            <text:p>205.9888889</text:p>
          </table:table-cell>
          <table:table-cell office:value-type="float" office:value="216.025" calcext:value-type="float">
            <text:p>216.025</text:p>
          </table:table-cell>
          <table:table-cell office:value-type="float" office:value="199.6638889" calcext:value-type="float">
            <text:p>199.6638889</text:p>
          </table:table-cell>
        </table:table-row>
        <table:table-row table:style-name="ro1">
          <table:table-cell office:value-type="string" calcext:value-type="string">
            <text:p>h264_nvenc bd</text:p>
          </table:table-cell>
          <table:table-cell office:value-type="float" office:value="199.4861111" calcext:value-type="float">
            <text:p>199.4861111</text:p>
          </table:table-cell>
          <table:table-cell office:value-type="float" office:value="201.8722222" calcext:value-type="float">
            <text:p>201.8722222</text:p>
          </table:table-cell>
          <table:table-cell office:value-type="float" office:value="215.525" calcext:value-type="float">
            <text:p>215.525</text:p>
          </table:table-cell>
          <table:table-cell office:value-type="float" office:value="224.0888889" calcext:value-type="float">
            <text:p>224.0888889</text:p>
          </table:table-cell>
          <table:table-cell office:value-type="float" office:value="199.8583333" calcext:value-type="float">
            <text:p>199.8583333</text:p>
          </table:table-cell>
          <table:table-cell office:value-type="float" office:value="209.8472222" calcext:value-type="float">
            <text:p>209.8472222</text:p>
          </table:table-cell>
          <table:table-cell office:value-type="float" office:value="218.8416667" calcext:value-type="float">
            <text:p>218.8416667</text:p>
          </table:table-cell>
          <table:table-cell office:value-type="float" office:value="215.825" calcext:value-type="float">
            <text:p>215.825</text:p>
          </table:table-cell>
          <table:table-cell office:value-type="float" office:value="199.3694444" calcext:value-type="float">
            <text:p>199.3694444</text:p>
          </table:table-cell>
          <table:table-cell office:value-type="float" office:value="199.7222222" calcext:value-type="float">
            <text:p>199.7222222</text:p>
          </table:table-cell>
          <table:table-cell office:value-type="float" office:value="215.5" calcext:value-type="float">
            <text:p>215.5</text:p>
          </table:table-cell>
          <table:table-cell office:value-type="float" office:value="199.8666667" calcext:value-type="float">
            <text:p>199.8666667</text:p>
          </table:table-cell>
          <table:table-cell office:value-type="float" office:value="191.3694444" calcext:value-type="float">
            <text:p>191.3694444</text:p>
          </table:table-cell>
          <table:table-cell office:value-type="float" office:value="224.5944444" calcext:value-type="float">
            <text:p>224.5944444</text:p>
          </table:table-cell>
          <table:table-cell office:value-type="float" office:value="233.8916667" calcext:value-type="float">
            <text:p>233.8916667</text:p>
          </table:table-cell>
          <table:table-cell office:value-type="float" office:value="215.8305556" calcext:value-type="float">
            <text:p>215.8305556</text:p>
          </table:table-cell>
          <table:table-cell office:value-type="float" office:value="224.4527778" calcext:value-type="float">
            <text:p>224.4527778</text:p>
          </table:table-cell>
          <table:table-cell office:value-type="float" office:value="219.4472222" calcext:value-type="float">
            <text:p>219.4472222</text:p>
          </table:table-cell>
          <table:table-cell office:value-type="float" office:value="218.2944444" calcext:value-type="float">
            <text:p>218.2944444</text:p>
          </table:table-cell>
          <table:table-cell office:value-type="float" office:value="225.0166667" calcext:value-type="float">
            <text:p>225.0166667</text:p>
          </table:table-cell>
        </table:table-row>
        <table:table-row table:style-name="ro1">
          <table:table-cell office:value-type="string" calcext:value-type="string">
            <text:p>h264_nvenc ll</text:p>
          </table:table-cell>
          <table:table-cell office:value-type="float" office:value="240.8194444" calcext:value-type="float">
            <text:p>240.8194444</text:p>
          </table:table-cell>
          <table:table-cell office:value-type="float" office:value="191.725" calcext:value-type="float">
            <text:p>191.725</text:p>
          </table:table-cell>
          <table:table-cell office:value-type="float" office:value="257.8583333" calcext:value-type="float">
            <text:p>257.8583333</text:p>
          </table:table-cell>
          <table:table-cell office:value-type="float" office:value="393.4277778" calcext:value-type="float">
            <text:p>393.4277778</text:p>
          </table:table-cell>
          <table:table-cell office:value-type="float" office:value="663.9833333" calcext:value-type="float">
            <text:p>663.9833333</text:p>
          </table:table-cell>
          <table:table-cell office:value-type="float" office:value="529.2611111" calcext:value-type="float">
            <text:p>529.2611111</text:p>
          </table:table-cell>
          <table:table-cell office:value-type="float" office:value="440.3361111" calcext:value-type="float">
            <text:p>440.3361111</text:p>
          </table:table-cell>
          <table:table-cell office:value-type="float" office:value="307.2694444" calcext:value-type="float">
            <text:p>307.2694444</text:p>
          </table:table-cell>
          <table:table-cell office:value-type="float" office:value="425.6638889" calcext:value-type="float">
            <text:p>425.6638889</text:p>
          </table:table-cell>
          <table:table-cell office:value-type="float" office:value="461.1027778" calcext:value-type="float">
            <text:p>461.1027778</text:p>
          </table:table-cell>
          <table:table-cell office:value-type="float" office:value="479.3722222" calcext:value-type="float">
            <text:p>479.3722222</text:p>
          </table:table-cell>
          <table:table-cell office:value-type="float" office:value="297.3444444" calcext:value-type="float">
            <text:p>297.3444444</text:p>
          </table:table-cell>
          <table:table-cell office:value-type="float" office:value="306.1416667" calcext:value-type="float">
            <text:p>306.1416667</text:p>
          </table:table-cell>
          <table:table-cell office:value-type="float" office:value="297.0888889" calcext:value-type="float">
            <text:p>297.0888889</text:p>
          </table:table-cell>
          <table:table-cell office:value-type="float" office:value="240.3277778" calcext:value-type="float">
            <text:p>240.3277778</text:p>
          </table:table-cell>
          <table:table-cell office:value-type="float" office:value="243.2916667" calcext:value-type="float">
            <text:p>243.2916667</text:p>
          </table:table-cell>
          <table:table-cell office:value-type="float" office:value="227.75" calcext:value-type="float">
            <text:p>227.75</text:p>
          </table:table-cell>
          <table:table-cell office:value-type="float" office:value="226.6416667" calcext:value-type="float">
            <text:p>226.6416667</text:p>
          </table:table-cell>
          <table:table-cell office:value-type="float" office:value="235.3444444" calcext:value-type="float">
            <text:p>235.3444444</text:p>
          </table:table-cell>
          <table:table-cell office:value-type="float" office:value="219.1361111" calcext:value-type="float">
            <text:p>219.1361111</text:p>
          </table:table-cell>
        </table:table-row>
        <table:table-row table:style-name="ro1">
          <table:table-cell office:value-type="string" calcext:value-type="string">
            <text:p>h264_nvenc llhq</text:p>
          </table:table-cell>
          <table:table-cell office:value-type="float" office:value="212.6138889" calcext:value-type="float">
            <text:p>212.6138889</text:p>
          </table:table-cell>
          <table:table-cell office:value-type="float" office:value="242.0194444" calcext:value-type="float">
            <text:p>242.0194444</text:p>
          </table:table-cell>
          <table:table-cell office:value-type="float" office:value="240.5555556" calcext:value-type="float">
            <text:p>240.5555556</text:p>
          </table:table-cell>
          <table:table-cell office:value-type="float" office:value="238.3833333" calcext:value-type="float">
            <text:p>238.3833333</text:p>
          </table:table-cell>
          <table:table-cell office:value-type="float" office:value="204.8083333" calcext:value-type="float">
            <text:p>204.8083333</text:p>
          </table:table-cell>
          <table:table-cell office:value-type="float" office:value="252.7611111" calcext:value-type="float">
            <text:p>252.7611111</text:p>
          </table:table-cell>
          <table:table-cell office:value-type="float" office:value="229.7194444" calcext:value-type="float">
            <text:p>229.7194444</text:p>
          </table:table-cell>
          <table:table-cell office:value-type="float" office:value="218.0027778" calcext:value-type="float">
            <text:p>218.0027778</text:p>
          </table:table-cell>
          <table:table-cell office:value-type="float" office:value="237.2472222" calcext:value-type="float">
            <text:p>237.2472222</text:p>
          </table:table-cell>
          <table:table-cell office:value-type="float" office:value="236.8111111" calcext:value-type="float">
            <text:p>236.8111111</text:p>
          </table:table-cell>
          <table:table-cell office:value-type="float" office:value="231.2138889" calcext:value-type="float">
            <text:p>231.2138889</text:p>
          </table:table-cell>
          <table:table-cell office:value-type="float" office:value="218.9472222" calcext:value-type="float">
            <text:p>218.9472222</text:p>
          </table:table-cell>
          <table:table-cell office:value-type="float" office:value="227.8361111" calcext:value-type="float">
            <text:p>227.8361111</text:p>
          </table:table-cell>
          <table:table-cell office:value-type="float" office:value="208.4361111" calcext:value-type="float">
            <text:p>208.4361111</text:p>
          </table:table-cell>
          <table:table-cell office:value-type="float" office:value="228.3722222" calcext:value-type="float">
            <text:p>228.3722222</text:p>
          </table:table-cell>
          <table:table-cell office:value-type="float" office:value="217.3611111" calcext:value-type="float">
            <text:p>217.3611111</text:p>
          </table:table-cell>
          <table:table-cell office:value-type="float" office:value="260.9305556" calcext:value-type="float">
            <text:p>260.9305556</text:p>
          </table:table-cell>
          <table:table-cell office:value-type="float" office:value="233.8666667" calcext:value-type="float">
            <text:p>233.8666667</text:p>
          </table:table-cell>
          <table:table-cell office:value-type="float" office:value="229.0916667" calcext:value-type="float">
            <text:p>229.0916667</text:p>
          </table:table-cell>
          <table:table-cell office:value-type="float" office:value="244.6" calcext:value-type="float">
            <text:p>244.6</text:p>
          </table:table-cell>
        </table:table-row>
        <table:table-row table:style-name="ro1">
          <table:table-cell office:value-type="string" calcext:value-type="string">
            <text:p>h264_nvenc llhp</text:p>
          </table:table-cell>
          <table:table-cell office:value-type="float" office:value="220.3972222" calcext:value-type="float">
            <text:p>220.3972222</text:p>
          </table:table-cell>
          <table:table-cell office:value-type="float" office:value="220.2027778" calcext:value-type="float">
            <text:p>220.2027778</text:p>
          </table:table-cell>
          <table:table-cell office:value-type="float" office:value="209.2277778" calcext:value-type="float">
            <text:p>209.2277778</text:p>
          </table:table-cell>
          <table:table-cell office:value-type="float" office:value="234.2972222" calcext:value-type="float">
            <text:p>234.2972222</text:p>
          </table:table-cell>
          <table:table-cell office:value-type="float" office:value="224.4944444" calcext:value-type="float">
            <text:p>224.4944444</text:p>
          </table:table-cell>
          <table:table-cell office:value-type="float" office:value="218.8305556" calcext:value-type="float">
            <text:p>218.8305556</text:p>
          </table:table-cell>
          <table:table-cell office:value-type="float" office:value="243.4888889" calcext:value-type="float">
            <text:p>243.4888889</text:p>
          </table:table-cell>
          <table:table-cell office:value-type="float" office:value="231.4" calcext:value-type="float">
            <text:p>231.4</text:p>
          </table:table-cell>
          <table:table-cell office:value-type="float" office:value="222.4361111" calcext:value-type="float">
            <text:p>222.4361111</text:p>
          </table:table-cell>
          <table:table-cell office:value-type="float" office:value="226.9416667" calcext:value-type="float">
            <text:p>226.9416667</text:p>
          </table:table-cell>
          <table:table-cell office:value-type="float" office:value="224.9388889" calcext:value-type="float">
            <text:p>224.9388889</text:p>
          </table:table-cell>
          <table:table-cell office:value-type="float" office:value="223.5722222" calcext:value-type="float">
            <text:p>223.5722222</text:p>
          </table:table-cell>
          <table:table-cell office:value-type="float" office:value="205.2277778" calcext:value-type="float">
            <text:p>205.2277778</text:p>
          </table:table-cell>
          <table:table-cell office:value-type="float" office:value="237.4277778" calcext:value-type="float">
            <text:p>237.4277778</text:p>
          </table:table-cell>
          <table:table-cell office:value-type="float" office:value="206.7555556" calcext:value-type="float">
            <text:p>206.7555556</text:p>
          </table:table-cell>
          <table:table-cell office:value-type="float" office:value="212.3527778" calcext:value-type="float">
            <text:p>212.3527778</text:p>
          </table:table-cell>
          <table:table-cell office:value-type="float" office:value="241.65" calcext:value-type="float">
            <text:p>241.65</text:p>
          </table:table-cell>
          <table:table-cell office:value-type="float" office:value="240.9444444" calcext:value-type="float">
            <text:p>240.9444444</text:p>
          </table:table-cell>
          <table:table-cell office:value-type="float" office:value="215.0333333" calcext:value-type="float">
            <text:p>215.0333333</text:p>
          </table:table-cell>
          <table:table-cell office:value-type="float" office:value="208.5638889" calcext:value-type="float">
            <text:p>208.5638889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PSNR</text:p>
          </table:table-cell>
          <table:table-cell table:style-name="ce2" table:number-columns-repeated="20"/>
        </table:table-row>
        <table:table-row table:style-name="ro2">
          <table:table-cell office:value-type="string" calcext:value-type="string">
            <text:p>theora</text:p>
          </table:table-cell>
          <table:table-cell table:number-columns-repeated="2" table:style-name="ce3" office:value-type="float" office:value="14.11129" calcext:value-type="float">
            <text:p>14.11129</text:p>
          </table:table-cell>
          <table:table-cell table:style-name="ce3" office:value-type="float" office:value="14.159507" calcext:value-type="float">
            <text:p>14.159507</text:p>
          </table:table-cell>
          <table:table-cell table:style-name="ce3" office:value-type="float" office:value="14.199896" calcext:value-type="float">
            <text:p>14.199896</text:p>
          </table:table-cell>
          <table:table-cell table:style-name="ce3" office:value-type="float" office:value="14.241646" calcext:value-type="float">
            <text:p>14.241646</text:p>
          </table:table-cell>
          <table:table-cell table:style-name="ce3" office:value-type="float" office:value="14.299107" calcext:value-type="float">
            <text:p>14.299107</text:p>
          </table:table-cell>
          <table:table-cell table:style-name="ce3" office:value-type="float" office:value="14.324208" calcext:value-type="float">
            <text:p>14.324208</text:p>
          </table:table-cell>
          <table:table-cell table:style-name="ce3" office:value-type="float" office:value="14.341265" calcext:value-type="float">
            <text:p>14.341265</text:p>
          </table:table-cell>
          <table:table-cell table:style-name="ce3" office:value-type="float" office:value="14.485683" calcext:value-type="float">
            <text:p>14.485683</text:p>
          </table:table-cell>
          <table:table-cell table:style-name="ce3" office:value-type="float" office:value="14.751158" calcext:value-type="float">
            <text:p>14.751158</text:p>
          </table:table-cell>
          <table:table-cell table:style-name="ce4" table:number-columns-repeated="2"/>
          <table:table-cell table:style-name="ce3" office:value-type="float" office:value="16.844969" calcext:value-type="float">
            <text:p>16.844969</text:p>
          </table:table-cell>
          <table:table-cell table:style-name="ce3" office:value-type="float" office:value="17.538225" calcext:value-type="float">
            <text:p>17.538225</text:p>
          </table:table-cell>
          <table:table-cell table:style-name="ce3" office:value-type="float" office:value="18.13431" calcext:value-type="float">
            <text:p>18.13431</text:p>
          </table:table-cell>
          <table:table-cell table:style-name="ce3" office:value-type="float" office:value="18.678015" calcext:value-type="float">
            <text:p>18.678015</text:p>
          </table:table-cell>
          <table:table-cell table:style-name="ce3" office:value-type="float" office:value="19.267082" calcext:value-type="float">
            <text:p>19.267082</text:p>
          </table:table-cell>
          <table:table-cell table:style-name="ce4"/>
          <table:table-cell table:style-name="ce3" office:value-type="float" office:value="20.588196" calcext:value-type="float">
            <text:p>20.588196</text:p>
          </table:table-cell>
          <table:table-cell table:style-name="ce3" office:value-type="float" office:value="21.424967" calcext:value-type="float">
            <text:p>21.424967</text:p>
          </table:table-cell>
        </table:table-row>
        <table:table-row table:style-name="ro1">
          <table:table-cell office:value-type="string" calcext:value-type="string">
            <text:p>x264 ultrafast</text:p>
          </table:table-cell>
          <table:table-cell office:value-type="float" office:value="11.758048" calcext:value-type="float">
            <text:p>11.758048</text:p>
          </table:table-cell>
          <table:table-cell office:value-type="float" office:value="13.142016" calcext:value-type="float">
            <text:p>13.142016</text:p>
          </table:table-cell>
          <table:table-cell office:value-type="float" office:value="13.751605" calcext:value-type="float">
            <text:p>13.751605</text:p>
          </table:table-cell>
          <table:table-cell office:value-type="float" office:value="14.332426" calcext:value-type="float">
            <text:p>14.332426</text:p>
          </table:table-cell>
          <table:table-cell office:value-type="float" office:value="14.888924" calcext:value-type="float">
            <text:p>14.888924</text:p>
          </table:table-cell>
          <table:table-cell office:value-type="float" office:value="15.369407" calcext:value-type="float">
            <text:p>15.369407</text:p>
          </table:table-cell>
          <table:table-cell office:value-type="float" office:value="15.84385" calcext:value-type="float">
            <text:p>15.84385</text:p>
          </table:table-cell>
          <table:table-cell office:value-type="float" office:value="16.426394" calcext:value-type="float">
            <text:p>16.426394</text:p>
          </table:table-cell>
          <table:table-cell office:value-type="float" office:value="16.799265" calcext:value-type="float">
            <text:p>16.799265</text:p>
          </table:table-cell>
          <table:table-cell office:value-type="float" office:value="17.511238" calcext:value-type="float">
            <text:p>17.511238</text:p>
          </table:table-cell>
          <table:table-cell office:value-type="float" office:value="17.76326" calcext:value-type="float">
            <text:p>17.76326</text:p>
          </table:table-cell>
          <table:table-cell office:value-type="float" office:value="18.378559" calcext:value-type="float">
            <text:p>18.378559</text:p>
          </table:table-cell>
          <table:table-cell office:value-type="float" office:value="19.713522" calcext:value-type="float">
            <text:p>19.713522</text:p>
          </table:table-cell>
          <table:table-cell office:value-type="float" office:value="20.370197" calcext:value-type="float">
            <text:p>20.370197</text:p>
          </table:table-cell>
          <table:table-cell office:value-type="float" office:value="20.988253" calcext:value-type="float">
            <text:p>20.988253</text:p>
          </table:table-cell>
          <table:table-cell office:value-type="float" office:value="21.648188" calcext:value-type="float">
            <text:p>21.648188</text:p>
          </table:table-cell>
          <table:table-cell office:value-type="float" office:value="22.028219" calcext:value-type="float">
            <text:p>22.028219</text:p>
          </table:table-cell>
          <table:table-cell office:value-type="float" office:value="22.365343" calcext:value-type="float">
            <text:p>22.365343</text:p>
          </table:table-cell>
          <table:table-cell office:value-type="float" office:value="22.834616" calcext:value-type="float">
            <text:p>22.834616</text:p>
          </table:table-cell>
          <table:table-cell office:value-type="float" office:value="23.110844" calcext:value-type="float">
            <text:p>23.110844</text:p>
          </table:table-cell>
        </table:table-row>
        <table:table-row table:style-name="ro1">
          <table:table-cell office:value-type="string" calcext:value-type="string">
            <text:p>x264 superfast</text:p>
          </table:table-cell>
          <table:table-cell office:value-type="float" office:value="12.927973" calcext:value-type="float">
            <text:p>12.927973</text:p>
          </table:table-cell>
          <table:table-cell office:value-type="float" office:value="14.641223" calcext:value-type="float">
            <text:p>14.641223</text:p>
          </table:table-cell>
          <table:table-cell office:value-type="float" office:value="15.94206" calcext:value-type="float">
            <text:p>15.94206</text:p>
          </table:table-cell>
          <table:table-cell office:value-type="float" office:value="16.77972" calcext:value-type="float">
            <text:p>16.77972</text:p>
          </table:table-cell>
          <table:table-cell office:value-type="float" office:value="17.31966" calcext:value-type="float">
            <text:p>17.31966</text:p>
          </table:table-cell>
          <table:table-cell office:value-type="float" office:value="17.822214" calcext:value-type="float">
            <text:p>17.822214</text:p>
          </table:table-cell>
          <table:table-cell office:value-type="float" office:value="18.286306" calcext:value-type="float">
            <text:p>18.286306</text:p>
          </table:table-cell>
          <table:table-cell office:value-type="float" office:value="18.682722" calcext:value-type="float">
            <text:p>18.682722</text:p>
          </table:table-cell>
          <table:table-cell office:value-type="float" office:value="18.96176" calcext:value-type="float">
            <text:p>18.96176</text:p>
          </table:table-cell>
          <table:table-cell office:value-type="float" office:value="19.26976" calcext:value-type="float">
            <text:p>19.26976</text:p>
          </table:table-cell>
          <table:table-cell office:value-type="float" office:value="20.24604" calcext:value-type="float">
            <text:p>20.24604</text:p>
          </table:table-cell>
          <table:table-cell office:value-type="float" office:value="21.169584" calcext:value-type="float">
            <text:p>21.169584</text:p>
          </table:table-cell>
          <table:table-cell office:value-type="float" office:value="21.992088" calcext:value-type="float">
            <text:p>21.992088</text:p>
          </table:table-cell>
          <table:table-cell office:value-type="float" office:value="22.694666" calcext:value-type="float">
            <text:p>22.694666</text:p>
          </table:table-cell>
          <table:table-cell office:value-type="float" office:value="23.317024" calcext:value-type="float">
            <text:p>23.317024</text:p>
          </table:table-cell>
          <table:table-cell office:value-type="float" office:value="23.875671" calcext:value-type="float">
            <text:p>23.875671</text:p>
          </table:table-cell>
          <table:table-cell office:value-type="float" office:value="24.39352" calcext:value-type="float">
            <text:p>24.39352</text:p>
          </table:table-cell>
          <table:table-cell office:value-type="float" office:value="24.872089" calcext:value-type="float">
            <text:p>24.872089</text:p>
          </table:table-cell>
          <table:table-cell office:value-type="float" office:value="25.312153" calcext:value-type="float">
            <text:p>25.312153</text:p>
          </table:table-cell>
          <table:table-cell office:value-type="float" office:value="25.723623" calcext:value-type="float">
            <text:p>25.723623</text:p>
          </table:table-cell>
        </table:table-row>
        <table:table-row table:style-name="ro1">
          <table:table-cell office:value-type="string" calcext:value-type="string">
            <text:p>x264 veryfast</text:p>
          </table:table-cell>
          <table:table-cell office:value-type="float" office:value="12.570005" calcext:value-type="float">
            <text:p>12.570005</text:p>
          </table:table-cell>
          <table:table-cell office:value-type="float" office:value="14.162913" calcext:value-type="float">
            <text:p>14.162913</text:p>
          </table:table-cell>
          <table:table-cell office:value-type="float" office:value="15.530104" calcext:value-type="float">
            <text:p>15.530104</text:p>
          </table:table-cell>
          <table:table-cell office:value-type="float" office:value="16.572334" calcext:value-type="float">
            <text:p>16.572334</text:p>
          </table:table-cell>
          <table:table-cell office:value-type="float" office:value="17.33836" calcext:value-type="float">
            <text:p>17.33836</text:p>
          </table:table-cell>
          <table:table-cell office:value-type="float" office:value="17.76965" calcext:value-type="float">
            <text:p>17.76965</text:p>
          </table:table-cell>
          <table:table-cell office:value-type="float" office:value="18.21489" calcext:value-type="float">
            <text:p>18.21489</text:p>
          </table:table-cell>
          <table:table-cell office:value-type="float" office:value="18.64897" calcext:value-type="float">
            <text:p>18.64897</text:p>
          </table:table-cell>
          <table:table-cell office:value-type="float" office:value="19.004673" calcext:value-type="float">
            <text:p>19.004673</text:p>
          </table:table-cell>
          <table:table-cell office:value-type="float" office:value="19.355797" calcext:value-type="float">
            <text:p>19.355797</text:p>
          </table:table-cell>
          <table:table-cell office:value-type="float" office:value="20.205051" calcext:value-type="float">
            <text:p>20.205051</text:p>
          </table:table-cell>
          <table:table-cell office:value-type="float" office:value="21.146355" calcext:value-type="float">
            <text:p>21.146355</text:p>
          </table:table-cell>
          <table:table-cell office:value-type="float" office:value="21.979916" calcext:value-type="float">
            <text:p>21.979916</text:p>
          </table:table-cell>
          <table:table-cell office:value-type="float" office:value="22.7117" calcext:value-type="float">
            <text:p>22.7117</text:p>
          </table:table-cell>
          <table:table-cell office:value-type="float" office:value="23.342052" calcext:value-type="float">
            <text:p>23.342052</text:p>
          </table:table-cell>
          <table:table-cell office:value-type="float" office:value="23.888851" calcext:value-type="float">
            <text:p>23.888851</text:p>
          </table:table-cell>
          <table:table-cell office:value-type="float" office:value="24.389816" calcext:value-type="float">
            <text:p>24.389816</text:p>
          </table:table-cell>
          <table:table-cell office:value-type="float" office:value="24.852737" calcext:value-type="float">
            <text:p>24.852737</text:p>
          </table:table-cell>
          <table:table-cell office:value-type="float" office:value="25.271141" calcext:value-type="float">
            <text:p>25.271141</text:p>
          </table:table-cell>
          <table:table-cell office:value-type="float" office:value="25.656614" calcext:value-type="float">
            <text:p>25.656614</text:p>
          </table:table-cell>
        </table:table-row>
        <table:table-row table:style-name="ro1">
          <table:table-cell office:value-type="string" calcext:value-type="string">
            <text:p>x264 faster</text:p>
          </table:table-cell>
          <table:table-cell office:value-type="float" office:value="15.879424" calcext:value-type="float">
            <text:p>15.879424</text:p>
          </table:table-cell>
          <table:table-cell office:value-type="float" office:value="16.020555" calcext:value-type="float">
            <text:p>16.020555</text:p>
          </table:table-cell>
          <table:table-cell office:value-type="float" office:value="16.1096" calcext:value-type="float">
            <text:p>16.1096</text:p>
          </table:table-cell>
          <table:table-cell office:value-type="float" office:value="17.350842" calcext:value-type="float">
            <text:p>17.350842</text:p>
          </table:table-cell>
          <table:table-cell office:value-type="float" office:value="18.157759" calcext:value-type="float">
            <text:p>18.157759</text:p>
          </table:table-cell>
          <table:table-cell office:value-type="float" office:value="18.651314" calcext:value-type="float">
            <text:p>18.651314</text:p>
          </table:table-cell>
          <table:table-cell office:value-type="float" office:value="19.096672" calcext:value-type="float">
            <text:p>19.096672</text:p>
          </table:table-cell>
          <table:table-cell office:value-type="float" office:value="19.524801" calcext:value-type="float">
            <text:p>19.524801</text:p>
          </table:table-cell>
          <table:table-cell office:value-type="float" office:value="19.845373" calcext:value-type="float">
            <text:p>19.845373</text:p>
          </table:table-cell>
          <table:table-cell office:value-type="float" office:value="20.131201" calcext:value-type="float">
            <text:p>20.131201</text:p>
          </table:table-cell>
          <table:table-cell office:value-type="float" office:value="20.750244" calcext:value-type="float">
            <text:p>20.750244</text:p>
          </table:table-cell>
          <table:table-cell office:value-type="float" office:value="21.366896" calcext:value-type="float">
            <text:p>21.366896</text:p>
          </table:table-cell>
          <table:table-cell office:value-type="float" office:value="22.022831" calcext:value-type="float">
            <text:p>22.022831</text:p>
          </table:table-cell>
          <table:table-cell office:value-type="float" office:value="22.711208" calcext:value-type="float">
            <text:p>22.711208</text:p>
          </table:table-cell>
          <table:table-cell office:value-type="float" office:value="23.42663" calcext:value-type="float">
            <text:p>23.42663</text:p>
          </table:table-cell>
          <table:table-cell office:value-type="float" office:value="24.080399" calcext:value-type="float">
            <text:p>24.080399</text:p>
          </table:table-cell>
          <table:table-cell office:value-type="float" office:value="24.657042" calcext:value-type="float">
            <text:p>24.657042</text:p>
          </table:table-cell>
          <table:table-cell office:value-type="float" office:value="25.168344" calcext:value-type="float">
            <text:p>25.168344</text:p>
          </table:table-cell>
          <table:table-cell office:value-type="float" office:value="25.634504" calcext:value-type="float">
            <text:p>25.634504</text:p>
          </table:table-cell>
          <table:table-cell office:value-type="float" office:value="26.065039" calcext:value-type="float">
            <text:p>26.065039</text:p>
          </table:table-cell>
        </table:table-row>
        <table:table-row table:style-name="ro1">
          <table:table-cell office:value-type="string" calcext:value-type="string">
            <text:p>x264 fast</text:p>
          </table:table-cell>
          <table:table-cell office:value-type="float" office:value="14.822605" calcext:value-type="float">
            <text:p>14.822605</text:p>
          </table:table-cell>
          <table:table-cell office:value-type="float" office:value="15.000806" calcext:value-type="float">
            <text:p>15.000806</text:p>
          </table:table-cell>
          <table:table-cell office:value-type="float" office:value="15.634237" calcext:value-type="float">
            <text:p>15.634237</text:p>
          </table:table-cell>
          <table:table-cell office:value-type="float" office:value="16.976578" calcext:value-type="float">
            <text:p>16.976578</text:p>
          </table:table-cell>
          <table:table-cell office:value-type="float" office:value="17.796864" calcext:value-type="float">
            <text:p>17.796864</text:p>
          </table:table-cell>
          <table:table-cell office:value-type="float" office:value="18.353157" calcext:value-type="float">
            <text:p>18.353157</text:p>
          </table:table-cell>
          <table:table-cell office:value-type="float" office:value="18.826485" calcext:value-type="float">
            <text:p>18.826485</text:p>
          </table:table-cell>
          <table:table-cell office:value-type="float" office:value="19.368542" calcext:value-type="float">
            <text:p>19.368542</text:p>
          </table:table-cell>
          <table:table-cell office:value-type="float" office:value="19.781048" calcext:value-type="float">
            <text:p>19.781048</text:p>
          </table:table-cell>
          <table:table-cell office:value-type="float" office:value="20.178877" calcext:value-type="float">
            <text:p>20.178877</text:p>
          </table:table-cell>
          <table:table-cell office:value-type="float" office:value="20.961706" calcext:value-type="float">
            <text:p>20.961706</text:p>
          </table:table-cell>
          <table:table-cell office:value-type="float" office:value="21.653164" calcext:value-type="float">
            <text:p>21.653164</text:p>
          </table:table-cell>
          <table:table-cell office:value-type="float" office:value="22.28677" calcext:value-type="float">
            <text:p>22.28677</text:p>
          </table:table-cell>
          <table:table-cell office:value-type="float" office:value="22.951628" calcext:value-type="float">
            <text:p>22.951628</text:p>
          </table:table-cell>
          <table:table-cell office:value-type="float" office:value="23.579727" calcext:value-type="float">
            <text:p>23.579727</text:p>
          </table:table-cell>
          <table:table-cell office:value-type="float" office:value="24.167265" calcext:value-type="float">
            <text:p>24.167265</text:p>
          </table:table-cell>
          <table:table-cell office:value-type="float" office:value="24.696075" calcext:value-type="float">
            <text:p>24.696075</text:p>
          </table:table-cell>
          <table:table-cell office:value-type="float" office:value="25.171431" calcext:value-type="float">
            <text:p>25.171431</text:p>
          </table:table-cell>
          <table:table-cell office:value-type="float" office:value="25.608704" calcext:value-type="float">
            <text:p>25.608704</text:p>
          </table:table-cell>
          <table:table-cell office:value-type="float" office:value="26.008343" calcext:value-type="float">
            <text:p>26.008343</text:p>
          </table:table-cell>
        </table:table-row>
        <table:table-row table:style-name="ro1">
          <table:table-cell office:value-type="string" calcext:value-type="string">
            <text:p>x264 medium</text:p>
          </table:table-cell>
          <table:table-cell office:value-type="float" office:value="14.718216" calcext:value-type="float">
            <text:p>14.718216</text:p>
          </table:table-cell>
          <table:table-cell office:value-type="float" office:value="15.294301" calcext:value-type="float">
            <text:p>15.294301</text:p>
          </table:table-cell>
          <table:table-cell office:value-type="float" office:value="16.668835" calcext:value-type="float">
            <text:p>16.668835</text:p>
          </table:table-cell>
          <table:table-cell office:value-type="float" office:value="17.189854" calcext:value-type="float">
            <text:p>17.189854</text:p>
          </table:table-cell>
          <table:table-cell office:value-type="float" office:value="17.874031" calcext:value-type="float">
            <text:p>17.874031</text:p>
          </table:table-cell>
          <table:table-cell office:value-type="float" office:value="18.516758" calcext:value-type="float">
            <text:p>18.516758</text:p>
          </table:table-cell>
          <table:table-cell office:value-type="float" office:value="19.038048" calcext:value-type="float">
            <text:p>19.038048</text:p>
          </table:table-cell>
          <table:table-cell office:value-type="float" office:value="19.516426" calcext:value-type="float">
            <text:p>19.516426</text:p>
          </table:table-cell>
          <table:table-cell office:value-type="float" office:value="19.941992" calcext:value-type="float">
            <text:p>19.941992</text:p>
          </table:table-cell>
          <table:table-cell office:value-type="float" office:value="20.334177" calcext:value-type="float">
            <text:p>20.334177</text:p>
          </table:table-cell>
          <table:table-cell office:value-type="float" office:value="21.128954" calcext:value-type="float">
            <text:p>21.128954</text:p>
          </table:table-cell>
          <table:table-cell office:value-type="float" office:value="21.864197" calcext:value-type="float">
            <text:p>21.864197</text:p>
          </table:table-cell>
          <table:table-cell office:value-type="float" office:value="22.562185" calcext:value-type="float">
            <text:p>22.562185</text:p>
          </table:table-cell>
          <table:table-cell office:value-type="float" office:value="23.221598" calcext:value-type="float">
            <text:p>23.221598</text:p>
          </table:table-cell>
          <table:table-cell office:value-type="float" office:value="23.810293" calcext:value-type="float">
            <text:p>23.810293</text:p>
          </table:table-cell>
          <table:table-cell office:value-type="float" office:value="24.349257" calcext:value-type="float">
            <text:p>24.349257</text:p>
          </table:table-cell>
          <table:table-cell office:value-type="float" office:value="24.854935" calcext:value-type="float">
            <text:p>24.854935</text:p>
          </table:table-cell>
          <table:table-cell office:value-type="float" office:value="25.286434" calcext:value-type="float">
            <text:p>25.286434</text:p>
          </table:table-cell>
          <table:table-cell office:value-type="float" office:value="25.702208" calcext:value-type="float">
            <text:p>25.702208</text:p>
          </table:table-cell>
          <table:table-cell office:value-type="float" office:value="26.092615" calcext:value-type="float">
            <text:p>26.092615</text:p>
          </table:table-cell>
        </table:table-row>
        <table:table-row table:style-name="ro1">
          <table:table-cell office:value-type="string" calcext:value-type="string">
            <text:p>x264 slow</text:p>
          </table:table-cell>
          <table:table-cell office:value-type="float" office:value="14.633566" calcext:value-type="float">
            <text:p>14.633566</text:p>
          </table:table-cell>
          <table:table-cell office:value-type="float" office:value="15.388014" calcext:value-type="float">
            <text:p>15.388014</text:p>
          </table:table-cell>
          <table:table-cell office:value-type="float" office:value="16.53014" calcext:value-type="float">
            <text:p>16.53014</text:p>
          </table:table-cell>
          <table:table-cell office:value-type="float" office:value="17.169548" calcext:value-type="float">
            <text:p>17.169548</text:p>
          </table:table-cell>
          <table:table-cell office:value-type="float" office:value="17.878004" calcext:value-type="float">
            <text:p>17.878004</text:p>
          </table:table-cell>
          <table:table-cell office:value-type="float" office:value="18.4811" calcext:value-type="float">
            <text:p>18.4811</text:p>
          </table:table-cell>
          <table:table-cell office:value-type="float" office:value="19.015894" calcext:value-type="float">
            <text:p>19.015894</text:p>
          </table:table-cell>
          <table:table-cell office:value-type="float" office:value="19.479326" calcext:value-type="float">
            <text:p>19.479326</text:p>
          </table:table-cell>
          <table:table-cell office:value-type="float" office:value="19.926359" calcext:value-type="float">
            <text:p>19.926359</text:p>
          </table:table-cell>
          <table:table-cell office:value-type="float" office:value="20.367237" calcext:value-type="float">
            <text:p>20.367237</text:p>
          </table:table-cell>
          <table:table-cell office:value-type="float" office:value="21.21389" calcext:value-type="float">
            <text:p>21.21389</text:p>
          </table:table-cell>
          <table:table-cell office:value-type="float" office:value="21.996597" calcext:value-type="float">
            <text:p>21.996597</text:p>
          </table:table-cell>
          <table:table-cell office:value-type="float" office:value="22.744724" calcext:value-type="float">
            <text:p>22.744724</text:p>
          </table:table-cell>
          <table:table-cell office:value-type="float" office:value="23.39735" calcext:value-type="float">
            <text:p>23.39735</text:p>
          </table:table-cell>
          <table:table-cell office:value-type="float" office:value="23.9904" calcext:value-type="float">
            <text:p>23.9904</text:p>
          </table:table-cell>
          <table:table-cell office:value-type="float" office:value="24.51158" calcext:value-type="float">
            <text:p>24.51158</text:p>
          </table:table-cell>
          <table:table-cell office:value-type="float" office:value="24.991587" calcext:value-type="float">
            <text:p>24.991587</text:p>
          </table:table-cell>
          <table:table-cell office:value-type="float" office:value="25.428354" calcext:value-type="float">
            <text:p>25.428354</text:p>
          </table:table-cell>
          <table:table-cell office:value-type="float" office:value="25.830421" calcext:value-type="float">
            <text:p>25.830421</text:p>
          </table:table-cell>
          <table:table-cell office:value-type="float" office:value="26.217318" calcext:value-type="float">
            <text:p>26.217318</text:p>
          </table:table-cell>
        </table:table-row>
        <table:table-row table:style-name="ro1">
          <table:table-cell office:value-type="string" calcext:value-type="string">
            <text:p>x264 slower</text:p>
          </table:table-cell>
          <table:table-cell office:value-type="float" office:value="15.710651" calcext:value-type="float">
            <text:p>15.710651</text:p>
          </table:table-cell>
          <table:table-cell office:value-type="float" office:value="15.839962" calcext:value-type="float">
            <text:p>15.839962</text:p>
          </table:table-cell>
          <table:table-cell office:value-type="float" office:value="16.58252" calcext:value-type="float">
            <text:p>16.58252</text:p>
          </table:table-cell>
          <table:table-cell office:value-type="float" office:value="17.18399" calcext:value-type="float">
            <text:p>17.18399</text:p>
          </table:table-cell>
          <table:table-cell office:value-type="float" office:value="17.823511" calcext:value-type="float">
            <text:p>17.823511</text:p>
          </table:table-cell>
          <table:table-cell office:value-type="float" office:value="18.482779" calcext:value-type="float">
            <text:p>18.482779</text:p>
          </table:table-cell>
          <table:table-cell office:value-type="float" office:value="19.074186" calcext:value-type="float">
            <text:p>19.074186</text:p>
          </table:table-cell>
          <table:table-cell office:value-type="float" office:value="19.616817" calcext:value-type="float">
            <text:p>19.616817</text:p>
          </table:table-cell>
          <table:table-cell office:value-type="float" office:value="20.078932" calcext:value-type="float">
            <text:p>20.078932</text:p>
          </table:table-cell>
          <table:table-cell office:value-type="float" office:value="20.496569" calcext:value-type="float">
            <text:p>20.496569</text:p>
          </table:table-cell>
          <table:table-cell office:value-type="float" office:value="21.333933" calcext:value-type="float">
            <text:p>21.333933</text:p>
          </table:table-cell>
          <table:table-cell office:value-type="float" office:value="22.119562" calcext:value-type="float">
            <text:p>22.119562</text:p>
          </table:table-cell>
          <table:table-cell office:value-type="float" office:value="22.849577" calcext:value-type="float">
            <text:p>22.849577</text:p>
          </table:table-cell>
          <table:table-cell office:value-type="float" office:value="23.518539" calcext:value-type="float">
            <text:p>23.518539</text:p>
          </table:table-cell>
          <table:table-cell office:value-type="float" office:value="24.12632" calcext:value-type="float">
            <text:p>24.12632</text:p>
          </table:table-cell>
          <table:table-cell office:value-type="float" office:value="24.66326" calcext:value-type="float">
            <text:p>24.66326</text:p>
          </table:table-cell>
          <table:table-cell office:value-type="float" office:value="25.147718" calcext:value-type="float">
            <text:p>25.147718</text:p>
          </table:table-cell>
          <table:table-cell office:value-type="float" office:value="25.579672" calcext:value-type="float">
            <text:p>25.579672</text:p>
          </table:table-cell>
          <table:table-cell office:value-type="float" office:value="25.998569" calcext:value-type="float">
            <text:p>25.998569</text:p>
          </table:table-cell>
          <table:table-cell office:value-type="float" office:value="26.380037" calcext:value-type="float">
            <text:p>26.380037</text:p>
          </table:table-cell>
        </table:table-row>
        <table:table-row table:style-name="ro1">
          <table:table-cell office:value-type="string" calcext:value-type="string">
            <text:p>x264 veryslow</text:p>
          </table:table-cell>
          <table:table-cell office:value-type="float" office:value="15.783246" calcext:value-type="float">
            <text:p>15.783246</text:p>
          </table:table-cell>
          <table:table-cell office:value-type="float" office:value="15.90792" calcext:value-type="float">
            <text:p>15.90792</text:p>
          </table:table-cell>
          <table:table-cell office:value-type="float" office:value="16.57803" calcext:value-type="float">
            <text:p>16.57803</text:p>
          </table:table-cell>
          <table:table-cell office:value-type="float" office:value="17.174026" calcext:value-type="float">
            <text:p>17.174026</text:p>
          </table:table-cell>
          <table:table-cell office:value-type="float" office:value="17.841265" calcext:value-type="float">
            <text:p>17.841265</text:p>
          </table:table-cell>
          <table:table-cell office:value-type="float" office:value="18.448992" calcext:value-type="float">
            <text:p>18.448992</text:p>
          </table:table-cell>
          <table:table-cell office:value-type="float" office:value="19.016512" calcext:value-type="float">
            <text:p>19.016512</text:p>
          </table:table-cell>
          <table:table-cell office:value-type="float" office:value="19.564356" calcext:value-type="float">
            <text:p>19.564356</text:p>
          </table:table-cell>
          <table:table-cell office:value-type="float" office:value="20.077015" calcext:value-type="float">
            <text:p>20.077015</text:p>
          </table:table-cell>
          <table:table-cell office:value-type="float" office:value="20.541449" calcext:value-type="float">
            <text:p>20.541449</text:p>
          </table:table-cell>
          <table:table-cell office:value-type="float" office:value="21.471233" calcext:value-type="float">
            <text:p>21.471233</text:p>
          </table:table-cell>
          <table:table-cell office:value-type="float" office:value="22.304445" calcext:value-type="float">
            <text:p>22.304445</text:p>
          </table:table-cell>
          <table:table-cell office:value-type="float" office:value="23.045975" calcext:value-type="float">
            <text:p>23.045975</text:p>
          </table:table-cell>
          <table:table-cell office:value-type="float" office:value="23.71307" calcext:value-type="float">
            <text:p>23.71307</text:p>
          </table:table-cell>
          <table:table-cell office:value-type="float" office:value="24.290842" calcext:value-type="float">
            <text:p>24.290842</text:p>
          </table:table-cell>
          <table:table-cell office:value-type="float" office:value="24.856081" calcext:value-type="float">
            <text:p>24.856081</text:p>
          </table:table-cell>
          <table:table-cell office:value-type="float" office:value="25.340353" calcext:value-type="float">
            <text:p>25.340353</text:p>
          </table:table-cell>
          <table:table-cell office:value-type="float" office:value="25.786444" calcext:value-type="float">
            <text:p>25.786444</text:p>
          </table:table-cell>
          <table:table-cell office:value-type="float" office:value="26.202799" calcext:value-type="float">
            <text:p>26.202799</text:p>
          </table:table-cell>
          <table:table-cell office:value-type="float" office:value="26.585768" calcext:value-type="float">
            <text:p>26.585768</text:p>
          </table:table-cell>
        </table:table-row>
        <table:table-row table:style-name="ro1">
          <table:table-cell office:value-type="string" calcext:value-type="string">
            <text:p>x264 placebo</text:p>
          </table:table-cell>
          <table:table-cell office:value-type="float" office:value="10.502956" calcext:value-type="float">
            <text:p>10.502956</text:p>
          </table:table-cell>
          <table:table-cell office:value-type="float" office:value="12.984341" calcext:value-type="float">
            <text:p>12.984341</text:p>
          </table:table-cell>
          <table:table-cell office:value-type="float" office:value="14.324222" calcext:value-type="float">
            <text:p>14.324222</text:p>
          </table:table-cell>
          <table:table-cell office:value-type="float" office:value="15.768188" calcext:value-type="float">
            <text:p>15.768188</text:p>
          </table:table-cell>
          <table:table-cell office:value-type="float" office:value="16.921923" calcext:value-type="float">
            <text:p>16.921923</text:p>
          </table:table-cell>
          <table:table-cell office:value-type="float" office:value="17.715443" calcext:value-type="float">
            <text:p>17.715443</text:p>
          </table:table-cell>
          <table:table-cell office:value-type="float" office:value="18.346491" calcext:value-type="float">
            <text:p>18.346491</text:p>
          </table:table-cell>
          <table:table-cell office:value-type="float" office:value="18.864326" calcext:value-type="float">
            <text:p>18.864326</text:p>
          </table:table-cell>
          <table:table-cell office:value-type="float" office:value="19.392506" calcext:value-type="float">
            <text:p>19.392506</text:p>
          </table:table-cell>
          <table:table-cell office:value-type="float" office:value="19.874252" calcext:value-type="float">
            <text:p>19.874252</text:p>
          </table:table-cell>
          <table:table-cell office:value-type="float" office:value="20.823694" calcext:value-type="float">
            <text:p>20.823694</text:p>
          </table:table-cell>
          <table:table-cell office:value-type="float" office:value="21.727507" calcext:value-type="float">
            <text:p>21.727507</text:p>
          </table:table-cell>
          <table:table-cell office:value-type="float" office:value="22.565044" calcext:value-type="float">
            <text:p>22.565044</text:p>
          </table:table-cell>
          <table:table-cell office:value-type="float" office:value="23.294903" calcext:value-type="float">
            <text:p>23.294903</text:p>
          </table:table-cell>
          <table:table-cell office:value-type="float" office:value="23.963343" calcext:value-type="float">
            <text:p>23.963343</text:p>
          </table:table-cell>
          <table:table-cell office:value-type="float" office:value="24.563246" calcext:value-type="float">
            <text:p>24.563246</text:p>
          </table:table-cell>
          <table:table-cell office:value-type="float" office:value="25.08972" calcext:value-type="float">
            <text:p>25.08972</text:p>
          </table:table-cell>
          <table:table-cell office:value-type="float" office:value="25.569513" calcext:value-type="float">
            <text:p>25.569513</text:p>
          </table:table-cell>
          <table:table-cell office:value-type="float" office:value="25.988214" calcext:value-type="float">
            <text:p>25.988214</text:p>
          </table:table-cell>
          <table:table-cell office:value-type="float" office:value="26.392067" calcext:value-type="float">
            <text:p>26.392067</text:p>
          </table:table-cell>
        </table:table-row>
        <table:table-row table:style-name="ro1">
          <table:table-cell office:value-type="string" calcext:value-type="string">
            <text:p>h264_nvenc medium</text:p>
          </table:table-cell>
          <table:table-cell office:value-type="float" office:value="19.938576" calcext:value-type="float">
            <text:p>19.938576</text:p>
          </table:table-cell>
          <table:table-cell office:value-type="float" office:value="19.955391" calcext:value-type="float">
            <text:p>19.955391</text:p>
          </table:table-cell>
          <table:table-cell office:value-type="float" office:value="20.013042" calcext:value-type="float">
            <text:p>20.013042</text:p>
          </table:table-cell>
          <table:table-cell table:number-columns-repeated="3" office:value-type="float" office:value="20.138674" calcext:value-type="float">
            <text:p>20.138674</text:p>
          </table:table-cell>
          <table:table-cell table:number-columns-repeated="3" office:value-type="float" office:value="20.156897" calcext:value-type="float">
            <text:p>20.156897</text:p>
          </table:table-cell>
          <table:table-cell office:value-type="float" office:value="20.386444" calcext:value-type="float">
            <text:p>20.386444</text:p>
          </table:table-cell>
          <table:table-cell office:value-type="float" office:value="20.377419" calcext:value-type="float">
            <text:p>20.377419</text:p>
          </table:table-cell>
          <table:table-cell office:value-type="float" office:value="22.046402" calcext:value-type="float">
            <text:p>22.046402</text:p>
          </table:table-cell>
          <table:table-cell office:value-type="float" office:value="22.026785" calcext:value-type="float">
            <text:p>22.026785</text:p>
          </table:table-cell>
          <table:table-cell office:value-type="float" office:value="23.236872" calcext:value-type="float">
            <text:p>23.236872</text:p>
          </table:table-cell>
          <table:table-cell office:value-type="float" office:value="24.148506" calcext:value-type="float">
            <text:p>24.148506</text:p>
          </table:table-cell>
          <table:table-cell office:value-type="float" office:value="24.140871" calcext:value-type="float">
            <text:p>24.140871</text:p>
          </table:table-cell>
          <table:table-cell office:value-type="float" office:value="25.072836" calcext:value-type="float">
            <text:p>25.072836</text:p>
          </table:table-cell>
          <table:table-cell table:number-columns-repeated="2" office:value-type="float" office:value="25.996735" calcext:value-type="float">
            <text:p>25.996735</text:p>
          </table:table-cell>
          <table:table-cell office:value-type="float" office:value="26.505148" calcext:value-type="float">
            <text:p>26.505148</text:p>
          </table:table-cell>
        </table:table-row>
        <table:table-row table:style-name="ro1">
          <table:table-cell office:value-type="string" calcext:value-type="string">
            <text:p>h264_nvenc fast</text:p>
          </table:table-cell>
          <table:table-cell office:value-type="float" office:value="19.806772" calcext:value-type="float">
            <text:p>19.806772</text:p>
          </table:table-cell>
          <table:table-cell office:value-type="float" office:value="19.817381" calcext:value-type="float">
            <text:p>19.817381</text:p>
          </table:table-cell>
          <table:table-cell office:value-type="float" office:value="19.847542" calcext:value-type="float">
            <text:p>19.847542</text:p>
          </table:table-cell>
          <table:table-cell office:value-type="float" office:value="20.008692" calcext:value-type="float">
            <text:p>20.008692</text:p>
          </table:table-cell>
          <table:table-cell table:number-columns-repeated="2" office:value-type="float" office:value="20.032326" calcext:value-type="float">
            <text:p>20.032326</text:p>
          </table:table-cell>
          <table:table-cell table:number-columns-repeated="3" office:value-type="float" office:value="20.048288" calcext:value-type="float">
            <text:p>20.048288</text:p>
          </table:table-cell>
          <table:table-cell table:number-columns-repeated="2" office:value-type="float" office:value="20.096384" calcext:value-type="float">
            <text:p>20.096384</text:p>
          </table:table-cell>
          <table:table-cell office:value-type="float" office:value="20.879723" calcext:value-type="float">
            <text:p>20.879723</text:p>
          </table:table-cell>
          <table:table-cell office:value-type="float" office:value="20.933102" calcext:value-type="float">
            <text:p>20.933102</text:p>
          </table:table-cell>
          <table:table-cell office:value-type="float" office:value="22.127592" calcext:value-type="float">
            <text:p>22.127592</text:p>
          </table:table-cell>
          <table:table-cell office:value-type="float" office:value="23.121485" calcext:value-type="float">
            <text:p>23.121485</text:p>
          </table:table-cell>
          <table:table-cell office:value-type="float" office:value="23.13069" calcext:value-type="float">
            <text:p>23.13069</text:p>
          </table:table-cell>
          <table:table-cell office:value-type="float" office:value="23.880434" calcext:value-type="float">
            <text:p>23.880434</text:p>
          </table:table-cell>
          <table:table-cell office:value-type="float" office:value="24.638693" calcext:value-type="float">
            <text:p>24.638693</text:p>
          </table:table-cell>
          <table:table-cell office:value-type="float" office:value="24.645163" calcext:value-type="float">
            <text:p>24.645163</text:p>
          </table:table-cell>
          <table:table-cell office:value-type="float" office:value="25.355951" calcext:value-type="float">
            <text:p>25.355951</text:p>
          </table:table-cell>
        </table:table-row>
        <table:table-row table:style-name="ro1">
          <table:table-cell office:value-type="string" calcext:value-type="string">
            <text:p>h264_nvenc hp</text:p>
          </table:table-cell>
          <table:table-cell office:value-type="float" office:value="19.806772" calcext:value-type="float">
            <text:p>19.806772</text:p>
          </table:table-cell>
          <table:table-cell office:value-type="float" office:value="19.817381" calcext:value-type="float">
            <text:p>19.817381</text:p>
          </table:table-cell>
          <table:table-cell office:value-type="float" office:value="19.847542" calcext:value-type="float">
            <text:p>19.847542</text:p>
          </table:table-cell>
          <table:table-cell office:value-type="float" office:value="20.008692" calcext:value-type="float">
            <text:p>20.008692</text:p>
          </table:table-cell>
          <table:table-cell table:number-columns-repeated="2" office:value-type="float" office:value="20.032326" calcext:value-type="float">
            <text:p>20.032326</text:p>
          </table:table-cell>
          <table:table-cell table:number-columns-repeated="3" office:value-type="float" office:value="20.048288" calcext:value-type="float">
            <text:p>20.048288</text:p>
          </table:table-cell>
          <table:table-cell table:number-columns-repeated="2" office:value-type="float" office:value="20.096384" calcext:value-type="float">
            <text:p>20.096384</text:p>
          </table:table-cell>
          <table:table-cell office:value-type="float" office:value="20.879723" calcext:value-type="float">
            <text:p>20.879723</text:p>
          </table:table-cell>
          <table:table-cell office:value-type="float" office:value="20.933102" calcext:value-type="float">
            <text:p>20.933102</text:p>
          </table:table-cell>
          <table:table-cell office:value-type="float" office:value="22.127592" calcext:value-type="float">
            <text:p>22.127592</text:p>
          </table:table-cell>
          <table:table-cell office:value-type="float" office:value="23.121485" calcext:value-type="float">
            <text:p>23.121485</text:p>
          </table:table-cell>
          <table:table-cell office:value-type="float" office:value="23.13069" calcext:value-type="float">
            <text:p>23.13069</text:p>
          </table:table-cell>
          <table:table-cell office:value-type="float" office:value="23.880434" calcext:value-type="float">
            <text:p>23.880434</text:p>
          </table:table-cell>
          <table:table-cell office:value-type="float" office:value="24.638693" calcext:value-type="float">
            <text:p>24.638693</text:p>
          </table:table-cell>
          <table:table-cell office:value-type="float" office:value="24.645163" calcext:value-type="float">
            <text:p>24.645163</text:p>
          </table:table-cell>
          <table:table-cell office:value-type="float" office:value="25.355951" calcext:value-type="float">
            <text:p>25.355951</text:p>
          </table:table-cell>
        </table:table-row>
        <table:table-row table:style-name="ro1">
          <table:table-cell office:value-type="string" calcext:value-type="string">
            <text:p>h264_nvenc hq</text:p>
          </table:table-cell>
          <table:table-cell office:value-type="float" office:value="19.938576" calcext:value-type="float">
            <text:p>19.938576</text:p>
          </table:table-cell>
          <table:table-cell office:value-type="float" office:value="19.955391" calcext:value-type="float">
            <text:p>19.955391</text:p>
          </table:table-cell>
          <table:table-cell office:value-type="float" office:value="20.013042" calcext:value-type="float">
            <text:p>20.013042</text:p>
          </table:table-cell>
          <table:table-cell table:number-columns-repeated="3" office:value-type="float" office:value="20.138674" calcext:value-type="float">
            <text:p>20.138674</text:p>
          </table:table-cell>
          <table:table-cell table:number-columns-repeated="3" office:value-type="float" office:value="20.156897" calcext:value-type="float">
            <text:p>20.156897</text:p>
          </table:table-cell>
          <table:table-cell office:value-type="float" office:value="20.386444" calcext:value-type="float">
            <text:p>20.386444</text:p>
          </table:table-cell>
          <table:table-cell office:value-type="float" office:value="20.377419" calcext:value-type="float">
            <text:p>20.377419</text:p>
          </table:table-cell>
          <table:table-cell office:value-type="float" office:value="22.046402" calcext:value-type="float">
            <text:p>22.046402</text:p>
          </table:table-cell>
          <table:table-cell office:value-type="float" office:value="22.026785" calcext:value-type="float">
            <text:p>22.026785</text:p>
          </table:table-cell>
          <table:table-cell office:value-type="float" office:value="23.236872" calcext:value-type="float">
            <text:p>23.236872</text:p>
          </table:table-cell>
          <table:table-cell office:value-type="float" office:value="24.148506" calcext:value-type="float">
            <text:p>24.148506</text:p>
          </table:table-cell>
          <table:table-cell office:value-type="float" office:value="24.140871" calcext:value-type="float">
            <text:p>24.140871</text:p>
          </table:table-cell>
          <table:table-cell office:value-type="float" office:value="25.072836" calcext:value-type="float">
            <text:p>25.072836</text:p>
          </table:table-cell>
          <table:table-cell table:number-columns-repeated="2" office:value-type="float" office:value="25.996735" calcext:value-type="float">
            <text:p>25.996735</text:p>
          </table:table-cell>
          <table:table-cell office:value-type="float" office:value="26.505148" calcext:value-type="float">
            <text:p>26.505148</text:p>
          </table:table-cell>
        </table:table-row>
        <table:table-row table:style-name="ro1">
          <table:table-cell office:value-type="string" calcext:value-type="string">
            <text:p>h264_nvenc bd</text:p>
          </table:table-cell>
          <table:table-cell office:value-type="float" office:value="19.938576" calcext:value-type="float">
            <text:p>19.938576</text:p>
          </table:table-cell>
          <table:table-cell office:value-type="float" office:value="19.955391" calcext:value-type="float">
            <text:p>19.955391</text:p>
          </table:table-cell>
          <table:table-cell office:value-type="float" office:value="20.013042" calcext:value-type="float">
            <text:p>20.013042</text:p>
          </table:table-cell>
          <table:table-cell table:number-columns-repeated="3" office:value-type="float" office:value="20.138674" calcext:value-type="float">
            <text:p>20.138674</text:p>
          </table:table-cell>
          <table:table-cell table:number-columns-repeated="3" office:value-type="float" office:value="20.156897" calcext:value-type="float">
            <text:p>20.156897</text:p>
          </table:table-cell>
          <table:table-cell office:value-type="float" office:value="20.386444" calcext:value-type="float">
            <text:p>20.386444</text:p>
          </table:table-cell>
          <table:table-cell office:value-type="float" office:value="20.377419" calcext:value-type="float">
            <text:p>20.377419</text:p>
          </table:table-cell>
          <table:table-cell office:value-type="float" office:value="22.046402" calcext:value-type="float">
            <text:p>22.046402</text:p>
          </table:table-cell>
          <table:table-cell office:value-type="float" office:value="22.026785" calcext:value-type="float">
            <text:p>22.026785</text:p>
          </table:table-cell>
          <table:table-cell office:value-type="float" office:value="23.236872" calcext:value-type="float">
            <text:p>23.236872</text:p>
          </table:table-cell>
          <table:table-cell office:value-type="float" office:value="24.148506" calcext:value-type="float">
            <text:p>24.148506</text:p>
          </table:table-cell>
          <table:table-cell office:value-type="float" office:value="24.140871" calcext:value-type="float">
            <text:p>24.140871</text:p>
          </table:table-cell>
          <table:table-cell office:value-type="float" office:value="25.072836" calcext:value-type="float">
            <text:p>25.072836</text:p>
          </table:table-cell>
          <table:table-cell table:number-columns-repeated="2" office:value-type="float" office:value="25.996735" calcext:value-type="float">
            <text:p>25.996735</text:p>
          </table:table-cell>
          <table:table-cell office:value-type="float" office:value="26.505148" calcext:value-type="float">
            <text:p>26.505148</text:p>
          </table:table-cell>
        </table:table-row>
        <table:table-row table:style-name="ro1">
          <table:table-cell office:value-type="string" calcext:value-type="string">
            <text:p>h264_nvenc ll</text:p>
          </table:table-cell>
          <table:table-cell office:value-type="float" office:value="19.571674" calcext:value-type="float">
            <text:p>19.571674</text:p>
          </table:table-cell>
          <table:table-cell office:value-type="float" office:value="19.585058" calcext:value-type="float">
            <text:p>19.585058</text:p>
          </table:table-cell>
          <table:table-cell office:value-type="float" office:value="19.600395" calcext:value-type="float">
            <text:p>19.600395</text:p>
          </table:table-cell>
          <table:table-cell office:value-type="float" office:value="19.62056" calcext:value-type="float">
            <text:p>19.62056</text:p>
          </table:table-cell>
          <table:table-cell office:value-type="float" office:value="19.644304" calcext:value-type="float">
            <text:p>19.644304</text:p>
          </table:table-cell>
          <table:table-cell office:value-type="float" office:value="19.671755" calcext:value-type="float">
            <text:p>19.671755</text:p>
          </table:table-cell>
          <table:table-cell office:value-type="float" office:value="19.738865" calcext:value-type="float">
            <text:p>19.738865</text:p>
          </table:table-cell>
          <table:table-cell office:value-type="float" office:value="19.846741" calcext:value-type="float">
            <text:p>19.846741</text:p>
          </table:table-cell>
          <table:table-cell office:value-type="float" office:value="20.039825" calcext:value-type="float">
            <text:p>20.039825</text:p>
          </table:table-cell>
          <table:table-cell office:value-type="float" office:value="20.159891" calcext:value-type="float">
            <text:p>20.159891</text:p>
          </table:table-cell>
          <table:table-cell office:value-type="float" office:value="20.758102" calcext:value-type="float">
            <text:p>20.758102</text:p>
          </table:table-cell>
          <table:table-cell office:value-type="float" office:value="21.749525" calcext:value-type="float">
            <text:p>21.749525</text:p>
          </table:table-cell>
          <table:table-cell office:value-type="float" office:value="22.492846" calcext:value-type="float">
            <text:p>22.492846</text:p>
          </table:table-cell>
          <table:table-cell office:value-type="float" office:value="23.241539" calcext:value-type="float">
            <text:p>23.241539</text:p>
          </table:table-cell>
          <table:table-cell office:value-type="float" office:value="23.795717" calcext:value-type="float">
            <text:p>23.795717</text:p>
          </table:table-cell>
          <table:table-cell office:value-type="float" office:value="24.304451" calcext:value-type="float">
            <text:p>24.304451</text:p>
          </table:table-cell>
          <table:table-cell office:value-type="float" office:value="24.883427" calcext:value-type="float">
            <text:p>24.883427</text:p>
          </table:table-cell>
          <table:table-cell office:value-type="float" office:value="25.482307" calcext:value-type="float">
            <text:p>25.482307</text:p>
          </table:table-cell>
          <table:table-cell office:value-type="float" office:value="25.904688" calcext:value-type="float">
            <text:p>25.904688</text:p>
          </table:table-cell>
          <table:table-cell office:value-type="float" office:value="26.28039" calcext:value-type="float">
            <text:p>26.28039</text:p>
          </table:table-cell>
        </table:table-row>
        <table:table-row table:style-name="ro1">
          <table:table-cell office:value-type="string" calcext:value-type="string">
            <text:p>h264_nvenc llhq</text:p>
          </table:table-cell>
          <table:table-cell office:value-type="float" office:value="19.568861" calcext:value-type="float">
            <text:p>19.568861</text:p>
          </table:table-cell>
          <table:table-cell office:value-type="float" office:value="19.588173" calcext:value-type="float">
            <text:p>19.588173</text:p>
          </table:table-cell>
          <table:table-cell office:value-type="float" office:value="19.605171" calcext:value-type="float">
            <text:p>19.605171</text:p>
          </table:table-cell>
          <table:table-cell office:value-type="float" office:value="19.625336" calcext:value-type="float">
            <text:p>19.625336</text:p>
          </table:table-cell>
          <table:table-cell office:value-type="float" office:value="19.647182" calcext:value-type="float">
            <text:p>19.647182</text:p>
          </table:table-cell>
          <table:table-cell office:value-type="float" office:value="19.674879" calcext:value-type="float">
            <text:p>19.674879</text:p>
          </table:table-cell>
          <table:table-cell office:value-type="float" office:value="19.745754" calcext:value-type="float">
            <text:p>19.745754</text:p>
          </table:table-cell>
          <table:table-cell office:value-type="float" office:value="19.857101" calcext:value-type="float">
            <text:p>19.857101</text:p>
          </table:table-cell>
          <table:table-cell office:value-type="float" office:value="20.053955" calcext:value-type="float">
            <text:p>20.053955</text:p>
          </table:table-cell>
          <table:table-cell office:value-type="float" office:value="20.156734" calcext:value-type="float">
            <text:p>20.156734</text:p>
          </table:table-cell>
          <table:table-cell office:value-type="float" office:value="20.832703" calcext:value-type="float">
            <text:p>20.832703</text:p>
          </table:table-cell>
          <table:table-cell office:value-type="float" office:value="21.827656" calcext:value-type="float">
            <text:p>21.827656</text:p>
          </table:table-cell>
          <table:table-cell office:value-type="float" office:value="22.585363" calcext:value-type="float">
            <text:p>22.585363</text:p>
          </table:table-cell>
          <table:table-cell office:value-type="float" office:value="23.321997" calcext:value-type="float">
            <text:p>23.321997</text:p>
          </table:table-cell>
          <table:table-cell office:value-type="float" office:value="23.896343" calcext:value-type="float">
            <text:p>23.896343</text:p>
          </table:table-cell>
          <table:table-cell office:value-type="float" office:value="24.394281" calcext:value-type="float">
            <text:p>24.394281</text:p>
          </table:table-cell>
          <table:table-cell office:value-type="float" office:value="25.01433" calcext:value-type="float">
            <text:p>25.01433</text:p>
          </table:table-cell>
          <table:table-cell office:value-type="float" office:value="25.613926" calcext:value-type="float">
            <text:p>25.613926</text:p>
          </table:table-cell>
          <table:table-cell office:value-type="float" office:value="26.004538" calcext:value-type="float">
            <text:p>26.004538</text:p>
          </table:table-cell>
          <table:table-cell office:value-type="float" office:value="26.38559" calcext:value-type="float">
            <text:p>26.38559</text:p>
          </table:table-cell>
        </table:table-row>
        <table:table-row table:style-name="ro1">
          <table:table-cell office:value-type="string" calcext:value-type="string">
            <text:p>h264_nvenc llhp</text:p>
          </table:table-cell>
          <table:table-cell office:value-type="float" office:value="19.523859" calcext:value-type="float">
            <text:p>19.523859</text:p>
          </table:table-cell>
          <table:table-cell office:value-type="float" office:value="19.541332" calcext:value-type="float">
            <text:p>19.541332</text:p>
          </table:table-cell>
          <table:table-cell office:value-type="float" office:value="19.555824" calcext:value-type="float">
            <text:p>19.555824</text:p>
          </table:table-cell>
          <table:table-cell office:value-type="float" office:value="19.577543" calcext:value-type="float">
            <text:p>19.577543</text:p>
          </table:table-cell>
          <table:table-cell office:value-type="float" office:value="19.598812" calcext:value-type="float">
            <text:p>19.598812</text:p>
          </table:table-cell>
          <table:table-cell office:value-type="float" office:value="19.629629" calcext:value-type="float">
            <text:p>19.629629</text:p>
          </table:table-cell>
          <table:table-cell office:value-type="float" office:value="19.701727" calcext:value-type="float">
            <text:p>19.701727</text:p>
          </table:table-cell>
          <table:table-cell office:value-type="float" office:value="19.80102" calcext:value-type="float">
            <text:p>19.80102</text:p>
          </table:table-cell>
          <table:table-cell office:value-type="float" office:value="20.001068" calcext:value-type="float">
            <text:p>20.001068</text:p>
          </table:table-cell>
          <table:table-cell office:value-type="float" office:value="20.102448" calcext:value-type="float">
            <text:p>20.102448</text:p>
          </table:table-cell>
          <table:table-cell office:value-type="float" office:value="20.72802" calcext:value-type="float">
            <text:p>20.72802</text:p>
          </table:table-cell>
          <table:table-cell office:value-type="float" office:value="21.725176" calcext:value-type="float">
            <text:p>21.725176</text:p>
          </table:table-cell>
          <table:table-cell office:value-type="float" office:value="22.462658" calcext:value-type="float">
            <text:p>22.462658</text:p>
          </table:table-cell>
          <table:table-cell office:value-type="float" office:value="23.227615" calcext:value-type="float">
            <text:p>23.227615</text:p>
          </table:table-cell>
          <table:table-cell office:value-type="float" office:value="23.773178" calcext:value-type="float">
            <text:p>23.773178</text:p>
          </table:table-cell>
          <table:table-cell office:value-type="float" office:value="24.277582" calcext:value-type="float">
            <text:p>24.277582</text:p>
          </table:table-cell>
          <table:table-cell office:value-type="float" office:value="24.854622" calcext:value-type="float">
            <text:p>24.854622</text:p>
          </table:table-cell>
          <table:table-cell office:value-type="float" office:value="25.441454" calcext:value-type="float">
            <text:p>25.441454</text:p>
          </table:table-cell>
          <table:table-cell office:value-type="float" office:value="25.886646" calcext:value-type="float">
            <text:p>25.886646</text:p>
          </table:table-cell>
          <table:table-cell office:value-type="float" office:value="26.266909" calcext:value-type="float">
            <text:p>26.266909</text:p>
          </table:table-cell>
        </table:table-row>
      </table:table>
      <table:table table:name="Sintel" table:style-name="ta1">
        <table:shapes>
          <draw:frame draw:z-index="0" draw:style-name="gr1" draw:text-style-name="P1" svg:width="453.15pt" svg:height="255.43pt" svg:x="112.79pt" svg:y="572.17pt">
            <loext:p draw:notify-on-update-of-ranges="Sintel.B3:Sintel.U3 Sintel.A3:Sintel.A3 Sintel.B25:Sintel.U25 Sintel.B4:Sintel.U4 Sintel.A4:Sintel.A4 Sintel.B26:Sintel.U26 Sintel.B5:Sintel.U5 Sintel.A5:Sintel.A5 Sintel.B27:Sintel.U27 Sintel.B6:Sintel.U6 Sintel.A6:Sintel.A6 Sintel.B28:Sintel.U28 Sintel.B7:Sintel.U7 Sintel.A7:Sintel.A7 Sintel.B29:Sintel.U29 Sintel.B8:Sintel.U8 Sintel.A8:Sintel.A8 Sintel.B30:Sintel.U30 Sintel.B9:Sintel.U9 Sintel.A9:Sintel.A9 Sintel.B31:Sintel.U31 Sintel.B10:Sintel.U10 Sintel.A10:Sintel.A10 Sintel.B32:Sintel.U32 Sintel.B11:Sintel.U11 Sintel.A11:Sintel.A11 Sintel.B33:Sintel.U33 Sintel.B12:Sintel.U12 Sintel.A12:Sintel.A12 Sintel.B34:Sintel.U34 Sintel.B13:Sintel.U13 Sintel.A13:Sintel.A13 Sintel.B35:Sintel.U35 Sintel.B14:Sintel.U14 Sintel.A14:Sintel.A14 Sintel.B36:Sintel.U36 Sintel.B15:Sintel.U15 Sintel.A15:Sintel.A15 Sintel.B37:Sintel.U37 Sintel.B16:Sintel.U16 Sintel.A16:Sintel.A16 Sintel.B38:Sintel.U38 Sintel.B17:Sintel.U17 Sintel.A17:Sintel.A17 Sintel.B39:Sintel.U39 Sintel.B18:Sintel.U18 Sintel.A18:Sintel.A18 Sintel.B40:Sintel.U40 Sintel.B19:Sintel.U19 Sintel.A19:Sintel.A19 Sintel.B41:Sintel.U41 Sintel.B20:Sintel.U20 Sintel.A20:Sintel.A20 Sintel.B42:Sintel.U42 Sintel.B21:Sintel.U21 Sintel.A21:Sintel.A21 Sintel.B43:Sintel.U4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332pt" svg:height="720pt" svg:x="6.32pt" svg:y="936.96pt">
            <loext:p draw:notify-on-update-of-ranges="Sintel.B3:Sintel.U3 Sintel.A3:Sintel.A3 Sintel.B25:Sintel.U25 Sintel.B4:Sintel.U4 Sintel.A4:Sintel.A4 Sintel.B26:Sintel.U26 Sintel.B5:Sintel.U5 Sintel.A5:Sintel.A5 Sintel.B27:Sintel.U27 Sintel.B6:Sintel.U6 Sintel.A6:Sintel.A6 Sintel.B28:Sintel.U28 Sintel.B7:Sintel.U7 Sintel.A7:Sintel.A7 Sintel.B29:Sintel.U29 Sintel.B15:Sintel.U15 Sintel.A15:Sintel.A15 Sintel.B37:Sintel.U37 Sintel.B20:Sintel.U20 Sintel.A20:Sintel.A20 Sintel.B42:Sintel.U4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PWR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theora</text:p>
          </table:table-cell>
          <table:table-cell table:style-name="ce1" office:value-type="float" office:value="809.2992" calcext:value-type="float">
            <text:p>809.2992</text:p>
          </table:table-cell>
          <table:table-cell table:style-name="ce1" office:value-type="float" office:value="778.9208" calcext:value-type="float">
            <text:p>778.9208</text:p>
          </table:table-cell>
          <table:table-cell table:style-name="ce1" office:value-type="float" office:value="775.1119" calcext:value-type="float">
            <text:p>775.1119</text:p>
          </table:table-cell>
          <table:table-cell table:style-name="ce1" office:value-type="float" office:value="764.9163" calcext:value-type="float">
            <text:p>764.9163</text:p>
          </table:table-cell>
          <table:table-cell table:style-name="ce1" office:value-type="float" office:value="757.2832" calcext:value-type="float">
            <text:p>757.2832</text:p>
          </table:table-cell>
          <table:table-cell table:style-name="ce1" office:value-type="float" office:value="752.9045" calcext:value-type="float">
            <text:p>752.9045</text:p>
          </table:table-cell>
          <table:table-cell table:style-name="ce1" office:value-type="float" office:value="759.2693" calcext:value-type="float">
            <text:p>759.2693</text:p>
          </table:table-cell>
          <table:table-cell table:style-name="ce1" office:value-type="float" office:value="751.8223" calcext:value-type="float">
            <text:p>751.8223</text:p>
          </table:table-cell>
          <table:table-cell table:style-name="ce1" office:value-type="float" office:value="754.9905" calcext:value-type="float">
            <text:p>754.9905</text:p>
          </table:table-cell>
          <table:table-cell table:style-name="ce1" office:value-type="float" office:value="751.8505" calcext:value-type="float">
            <text:p>751.8505</text:p>
          </table:table-cell>
          <table:table-cell table:style-name="ce1" office:value-type="float" office:value="759.9376" calcext:value-type="float">
            <text:p>759.9376</text:p>
          </table:table-cell>
          <table:table-cell table:style-name="ce1" office:value-type="float" office:value="773.9037" calcext:value-type="float">
            <text:p>773.9037</text:p>
          </table:table-cell>
          <table:table-cell table:style-name="ce1" office:value-type="float" office:value="820.1537" calcext:value-type="float">
            <text:p>820.1537</text:p>
          </table:table-cell>
          <table:table-cell table:style-name="ce1" office:value-type="float" office:value="826.0838" calcext:value-type="float">
            <text:p>826.0838</text:p>
          </table:table-cell>
          <table:table-cell table:style-name="ce1" office:value-type="float" office:value="844.9515" calcext:value-type="float">
            <text:p>844.9515</text:p>
          </table:table-cell>
          <table:table-cell table:style-name="ce1" office:value-type="float" office:value="861.5506" calcext:value-type="float">
            <text:p>861.5506</text:p>
          </table:table-cell>
          <table:table-cell table:style-name="ce1" office:value-type="float" office:value="863.4627" calcext:value-type="float">
            <text:p>863.4627</text:p>
          </table:table-cell>
          <table:table-cell table:style-name="ce1" office:value-type="float" office:value="887.5275" calcext:value-type="float">
            <text:p>887.5275</text:p>
          </table:table-cell>
          <table:table-cell table:style-name="ce1" office:value-type="float" office:value="905.1091" calcext:value-type="float">
            <text:p>905.1091</text:p>
          </table:table-cell>
          <table:table-cell table:style-name="ce1" office:value-type="float" office:value="932.8363" calcext:value-type="float">
            <text:p>932.8363</text:p>
          </table:table-cell>
        </table:table-row>
        <table:table-row table:style-name="ro1">
          <table:table-cell office:value-type="string" calcext:value-type="string">
            <text:p>x264 ultrafast</text:p>
          </table:table-cell>
          <table:table-cell office:value-type="float" office:value="97.0014" calcext:value-type="float">
            <text:p>97.0014</text:p>
          </table:table-cell>
          <table:table-cell office:value-type="float" office:value="74.3195" calcext:value-type="float">
            <text:p>74.3195</text:p>
          </table:table-cell>
          <table:table-cell office:value-type="float" office:value="59.1833" calcext:value-type="float">
            <text:p>59.1833</text:p>
          </table:table-cell>
          <table:table-cell office:value-type="float" office:value="59.2154" calcext:value-type="float">
            <text:p>59.2154</text:p>
          </table:table-cell>
          <table:table-cell office:value-type="float" office:value="59.009" calcext:value-type="float">
            <text:p>59.009</text:p>
          </table:table-cell>
          <table:table-cell office:value-type="float" office:value="59.1468" calcext:value-type="float">
            <text:p>59.1468</text:p>
          </table:table-cell>
          <table:table-cell office:value-type="float" office:value="59.8001" calcext:value-type="float">
            <text:p>59.8001</text:p>
          </table:table-cell>
          <table:table-cell office:value-type="float" office:value="60.1283" calcext:value-type="float">
            <text:p>60.1283</text:p>
          </table:table-cell>
          <table:table-cell office:value-type="float" office:value="60.4694" calcext:value-type="float">
            <text:p>60.4694</text:p>
          </table:table-cell>
          <table:table-cell office:value-type="float" office:value="75.8689" calcext:value-type="float">
            <text:p>75.8689</text:p>
          </table:table-cell>
          <table:table-cell office:value-type="float" office:value="76.3921" calcext:value-type="float">
            <text:p>76.3921</text:p>
          </table:table-cell>
          <table:table-cell office:value-type="float" office:value="76.3804" calcext:value-type="float">
            <text:p>76.3804</text:p>
          </table:table-cell>
          <table:table-cell office:value-type="float" office:value="76.7948" calcext:value-type="float">
            <text:p>76.7948</text:p>
          </table:table-cell>
          <table:table-cell office:value-type="float" office:value="76.5755" calcext:value-type="float">
            <text:p>76.5755</text:p>
          </table:table-cell>
          <table:table-cell office:value-type="float" office:value="76.9967" calcext:value-type="float">
            <text:p>76.9967</text:p>
          </table:table-cell>
          <table:table-cell office:value-type="float" office:value="77.0845" calcext:value-type="float">
            <text:p>77.0845</text:p>
          </table:table-cell>
          <table:table-cell office:value-type="float" office:value="77.097" calcext:value-type="float">
            <text:p>77.097</text:p>
          </table:table-cell>
          <table:table-cell office:value-type="float" office:value="77.1483" calcext:value-type="float">
            <text:p>77.1483</text:p>
          </table:table-cell>
          <table:table-cell office:value-type="float" office:value="77.2006" calcext:value-type="float">
            <text:p>77.2006</text:p>
          </table:table-cell>
          <table:table-cell office:value-type="float" office:value="77.6958" calcext:value-type="float">
            <text:p>77.6958</text:p>
          </table:table-cell>
        </table:table-row>
        <table:table-row table:style-name="ro1">
          <table:table-cell office:value-type="string" calcext:value-type="string">
            <text:p>x264 superfast</text:p>
          </table:table-cell>
          <table:table-cell office:value-type="float" office:value="155.0763" calcext:value-type="float">
            <text:p>155.0763</text:p>
          </table:table-cell>
          <table:table-cell office:value-type="float" office:value="159.9346" calcext:value-type="float">
            <text:p>159.9346</text:p>
          </table:table-cell>
          <table:table-cell office:value-type="float" office:value="163.7141" calcext:value-type="float">
            <text:p>163.7141</text:p>
          </table:table-cell>
          <table:table-cell office:value-type="float" office:value="166.559" calcext:value-type="float">
            <text:p>166.559</text:p>
          </table:table-cell>
          <table:table-cell office:value-type="float" office:value="169.3168" calcext:value-type="float">
            <text:p>169.3168</text:p>
          </table:table-cell>
          <table:table-cell office:value-type="float" office:value="171.8611" calcext:value-type="float">
            <text:p>171.8611</text:p>
          </table:table-cell>
          <table:table-cell office:value-type="float" office:value="174.3066" calcext:value-type="float">
            <text:p>174.3066</text:p>
          </table:table-cell>
          <table:table-cell office:value-type="float" office:value="176.6638" calcext:value-type="float">
            <text:p>176.6638</text:p>
          </table:table-cell>
          <table:table-cell office:value-type="float" office:value="179.0775" calcext:value-type="float">
            <text:p>179.0775</text:p>
          </table:table-cell>
          <table:table-cell office:value-type="float" office:value="181.0088" calcext:value-type="float">
            <text:p>181.0088</text:p>
          </table:table-cell>
          <table:table-cell office:value-type="float" office:value="184.727" calcext:value-type="float">
            <text:p>184.727</text:p>
          </table:table-cell>
          <table:table-cell office:value-type="float" office:value="188.6204" calcext:value-type="float">
            <text:p>188.6204</text:p>
          </table:table-cell>
          <table:table-cell office:value-type="float" office:value="191.8035" calcext:value-type="float">
            <text:p>191.8035</text:p>
          </table:table-cell>
          <table:table-cell office:value-type="float" office:value="194.5537" calcext:value-type="float">
            <text:p>194.5537</text:p>
          </table:table-cell>
          <table:table-cell office:value-type="float" office:value="197.1712" calcext:value-type="float">
            <text:p>197.1712</text:p>
          </table:table-cell>
          <table:table-cell office:value-type="float" office:value="199.7882" calcext:value-type="float">
            <text:p>199.7882</text:p>
          </table:table-cell>
          <table:table-cell office:value-type="float" office:value="202.3594" calcext:value-type="float">
            <text:p>202.3594</text:p>
          </table:table-cell>
          <table:table-cell office:value-type="float" office:value="204.6245" calcext:value-type="float">
            <text:p>204.6245</text:p>
          </table:table-cell>
          <table:table-cell office:value-type="float" office:value="206.5529" calcext:value-type="float">
            <text:p>206.5529</text:p>
          </table:table-cell>
          <table:table-cell office:value-type="float" office:value="209.2232" calcext:value-type="float">
            <text:p>209.2232</text:p>
          </table:table-cell>
        </table:table-row>
        <table:table-row table:style-name="ro1">
          <table:table-cell office:value-type="string" calcext:value-type="string">
            <text:p>x264 veryfast</text:p>
          </table:table-cell>
          <table:table-cell office:value-type="float" office:value="238.6367" calcext:value-type="float">
            <text:p>238.6367</text:p>
          </table:table-cell>
          <table:table-cell office:value-type="float" office:value="255.8101" calcext:value-type="float">
            <text:p>255.8101</text:p>
          </table:table-cell>
          <table:table-cell office:value-type="float" office:value="268.5148" calcext:value-type="float">
            <text:p>268.5148</text:p>
          </table:table-cell>
          <table:table-cell office:value-type="float" office:value="285.9714" calcext:value-type="float">
            <text:p>285.9714</text:p>
          </table:table-cell>
          <table:table-cell office:value-type="float" office:value="277.7141" calcext:value-type="float">
            <text:p>277.7141</text:p>
          </table:table-cell>
          <table:table-cell office:value-type="float" office:value="283.8331" calcext:value-type="float">
            <text:p>283.8331</text:p>
          </table:table-cell>
          <table:table-cell office:value-type="float" office:value="287.4837" calcext:value-type="float">
            <text:p>287.4837</text:p>
          </table:table-cell>
          <table:table-cell office:value-type="float" office:value="291.7039" calcext:value-type="float">
            <text:p>291.7039</text:p>
          </table:table-cell>
          <table:table-cell office:value-type="float" office:value="299.7228" calcext:value-type="float">
            <text:p>299.7228</text:p>
          </table:table-cell>
          <table:table-cell office:value-type="float" office:value="306.18" calcext:value-type="float">
            <text:p>306.18</text:p>
          </table:table-cell>
          <table:table-cell office:value-type="float" office:value="305.6957" calcext:value-type="float">
            <text:p>305.6957</text:p>
          </table:table-cell>
          <table:table-cell office:value-type="float" office:value="321.3399" calcext:value-type="float">
            <text:p>321.3399</text:p>
          </table:table-cell>
          <table:table-cell office:value-type="float" office:value="327.4343" calcext:value-type="float">
            <text:p>327.4343</text:p>
          </table:table-cell>
          <table:table-cell office:value-type="float" office:value="348.5611" calcext:value-type="float">
            <text:p>348.5611</text:p>
          </table:table-cell>
          <table:table-cell office:value-type="float" office:value="348.581" calcext:value-type="float">
            <text:p>348.581</text:p>
          </table:table-cell>
          <table:table-cell office:value-type="float" office:value="364.8719" calcext:value-type="float">
            <text:p>364.8719</text:p>
          </table:table-cell>
          <table:table-cell office:value-type="float" office:value="372.1806" calcext:value-type="float">
            <text:p>372.1806</text:p>
          </table:table-cell>
          <table:table-cell office:value-type="float" office:value="366.812" calcext:value-type="float">
            <text:p>366.812</text:p>
          </table:table-cell>
          <table:table-cell office:value-type="float" office:value="388.0257" calcext:value-type="float">
            <text:p>388.0257</text:p>
          </table:table-cell>
          <table:table-cell office:value-type="float" office:value="384.7352" calcext:value-type="float">
            <text:p>384.7352</text:p>
          </table:table-cell>
        </table:table-row>
        <table:table-row table:style-name="ro1">
          <table:table-cell office:value-type="string" calcext:value-type="string">
            <text:p>x264 faster</text:p>
          </table:table-cell>
          <table:table-cell office:value-type="float" office:value="402.4933" calcext:value-type="float">
            <text:p>402.4933</text:p>
          </table:table-cell>
          <table:table-cell office:value-type="float" office:value="391.5707" calcext:value-type="float">
            <text:p>391.5707</text:p>
          </table:table-cell>
          <table:table-cell office:value-type="float" office:value="412.1679" calcext:value-type="float">
            <text:p>412.1679</text:p>
          </table:table-cell>
          <table:table-cell office:value-type="float" office:value="428.423" calcext:value-type="float">
            <text:p>428.423</text:p>
          </table:table-cell>
          <table:table-cell office:value-type="float" office:value="433.4328" calcext:value-type="float">
            <text:p>433.4328</text:p>
          </table:table-cell>
          <table:table-cell office:value-type="float" office:value="453.8971" calcext:value-type="float">
            <text:p>453.8971</text:p>
          </table:table-cell>
          <table:table-cell office:value-type="float" office:value="475.095" calcext:value-type="float">
            <text:p>475.095</text:p>
          </table:table-cell>
          <table:table-cell office:value-type="float" office:value="477.2504" calcext:value-type="float">
            <text:p>477.2504</text:p>
          </table:table-cell>
          <table:table-cell office:value-type="float" office:value="489.6038" calcext:value-type="float">
            <text:p>489.6038</text:p>
          </table:table-cell>
          <table:table-cell office:value-type="float" office:value="510.4046" calcext:value-type="float">
            <text:p>510.4046</text:p>
          </table:table-cell>
          <table:table-cell office:value-type="float" office:value="525.786" calcext:value-type="float">
            <text:p>525.786</text:p>
          </table:table-cell>
          <table:table-cell office:value-type="float" office:value="531.9787" calcext:value-type="float">
            <text:p>531.9787</text:p>
          </table:table-cell>
          <table:table-cell office:value-type="float" office:value="561.285" calcext:value-type="float">
            <text:p>561.285</text:p>
          </table:table-cell>
          <table:table-cell office:value-type="float" office:value="562.8406" calcext:value-type="float">
            <text:p>562.8406</text:p>
          </table:table-cell>
          <table:table-cell office:value-type="float" office:value="577.9605" calcext:value-type="float">
            <text:p>577.9605</text:p>
          </table:table-cell>
          <table:table-cell office:value-type="float" office:value="600.4718" calcext:value-type="float">
            <text:p>600.4718</text:p>
          </table:table-cell>
          <table:table-cell office:value-type="float" office:value="604.7589" calcext:value-type="float">
            <text:p>604.7589</text:p>
          </table:table-cell>
          <table:table-cell office:value-type="float" office:value="606.7552" calcext:value-type="float">
            <text:p>606.7552</text:p>
          </table:table-cell>
          <table:table-cell office:value-type="float" office:value="622.137" calcext:value-type="float">
            <text:p>622.137</text:p>
          </table:table-cell>
          <table:table-cell office:value-type="float" office:value="631.8614" calcext:value-type="float">
            <text:p>631.8614</text:p>
          </table:table-cell>
        </table:table-row>
        <table:table-row table:style-name="ro1">
          <table:table-cell office:value-type="string" calcext:value-type="string">
            <text:p>x264 fast</text:p>
          </table:table-cell>
          <table:table-cell office:value-type="float" office:value="443.1851" calcext:value-type="float">
            <text:p>443.1851</text:p>
          </table:table-cell>
          <table:table-cell office:value-type="float" office:value="446.0285" calcext:value-type="float">
            <text:p>446.0285</text:p>
          </table:table-cell>
          <table:table-cell office:value-type="float" office:value="483.2757" calcext:value-type="float">
            <text:p>483.2757</text:p>
          </table:table-cell>
          <table:table-cell office:value-type="float" office:value="500.6834" calcext:value-type="float">
            <text:p>500.6834</text:p>
          </table:table-cell>
          <table:table-cell office:value-type="float" office:value="519.7994" calcext:value-type="float">
            <text:p>519.7994</text:p>
          </table:table-cell>
          <table:table-cell office:value-type="float" office:value="541.1486" calcext:value-type="float">
            <text:p>541.1486</text:p>
          </table:table-cell>
          <table:table-cell office:value-type="float" office:value="563.405" calcext:value-type="float">
            <text:p>563.405</text:p>
          </table:table-cell>
          <table:table-cell office:value-type="float" office:value="586.866" calcext:value-type="float">
            <text:p>586.866</text:p>
          </table:table-cell>
          <table:table-cell office:value-type="float" office:value="593.7697" calcext:value-type="float">
            <text:p>593.7697</text:p>
          </table:table-cell>
          <table:table-cell office:value-type="float" office:value="610.7256" calcext:value-type="float">
            <text:p>610.7256</text:p>
          </table:table-cell>
          <table:table-cell office:value-type="float" office:value="639.7449" calcext:value-type="float">
            <text:p>639.7449</text:p>
          </table:table-cell>
          <table:table-cell office:value-type="float" office:value="657.2899" calcext:value-type="float">
            <text:p>657.2899</text:p>
          </table:table-cell>
          <table:table-cell office:value-type="float" office:value="694.6745" calcext:value-type="float">
            <text:p>694.6745</text:p>
          </table:table-cell>
          <table:table-cell office:value-type="float" office:value="705.7693" calcext:value-type="float">
            <text:p>705.7693</text:p>
          </table:table-cell>
          <table:table-cell office:value-type="float" office:value="737.7424" calcext:value-type="float">
            <text:p>737.7424</text:p>
          </table:table-cell>
          <table:table-cell office:value-type="float" office:value="752.0216" calcext:value-type="float">
            <text:p>752.0216</text:p>
          </table:table-cell>
          <table:table-cell office:value-type="float" office:value="789.7448" calcext:value-type="float">
            <text:p>789.7448</text:p>
          </table:table-cell>
          <table:table-cell office:value-type="float" office:value="814.6339" calcext:value-type="float">
            <text:p>814.6339</text:p>
          </table:table-cell>
          <table:table-cell office:value-type="float" office:value="816.8235" calcext:value-type="float">
            <text:p>816.8235</text:p>
          </table:table-cell>
          <table:table-cell office:value-type="float" office:value="871.2276" calcext:value-type="float">
            <text:p>871.2276</text:p>
          </table:table-cell>
        </table:table-row>
        <table:table-row table:style-name="ro1">
          <table:table-cell office:value-type="string" calcext:value-type="string">
            <text:p>x264 medium</text:p>
          </table:table-cell>
          <table:table-cell office:value-type="float" office:value="432.8088" calcext:value-type="float">
            <text:p>432.8088</text:p>
          </table:table-cell>
          <table:table-cell office:value-type="float" office:value="469.9875" calcext:value-type="float">
            <text:p>469.9875</text:p>
          </table:table-cell>
          <table:table-cell office:value-type="float" office:value="554.1546" calcext:value-type="float">
            <text:p>554.1546</text:p>
          </table:table-cell>
          <table:table-cell office:value-type="float" office:value="586.3686" calcext:value-type="float">
            <text:p>586.3686</text:p>
          </table:table-cell>
          <table:table-cell office:value-type="float" office:value="626.2968" calcext:value-type="float">
            <text:p>626.2968</text:p>
          </table:table-cell>
          <table:table-cell office:value-type="float" office:value="648.1357" calcext:value-type="float">
            <text:p>648.1357</text:p>
          </table:table-cell>
          <table:table-cell office:value-type="float" office:value="671.6605" calcext:value-type="float">
            <text:p>671.6605</text:p>
          </table:table-cell>
          <table:table-cell office:value-type="float" office:value="679.8076" calcext:value-type="float">
            <text:p>679.8076</text:p>
          </table:table-cell>
          <table:table-cell office:value-type="float" office:value="714.0094" calcext:value-type="float">
            <text:p>714.0094</text:p>
          </table:table-cell>
          <table:table-cell office:value-type="float" office:value="730.018" calcext:value-type="float">
            <text:p>730.018</text:p>
          </table:table-cell>
          <table:table-cell office:value-type="float" office:value="776.0633" calcext:value-type="float">
            <text:p>776.0633</text:p>
          </table:table-cell>
          <table:table-cell office:value-type="float" office:value="811.9906" calcext:value-type="float">
            <text:p>811.9906</text:p>
          </table:table-cell>
          <table:table-cell office:value-type="float" office:value="848.0526" calcext:value-type="float">
            <text:p>848.0526</text:p>
          </table:table-cell>
          <table:table-cell office:value-type="float" office:value="870.775" calcext:value-type="float">
            <text:p>870.775</text:p>
          </table:table-cell>
          <table:table-cell office:value-type="float" office:value="915.6785" calcext:value-type="float">
            <text:p>915.6785</text:p>
          </table:table-cell>
          <table:table-cell office:value-type="float" office:value="943.6264" calcext:value-type="float">
            <text:p>943.6264</text:p>
          </table:table-cell>
          <table:table-cell office:value-type="float" office:value="972.2362" calcext:value-type="float">
            <text:p>972.2362</text:p>
          </table:table-cell>
          <table:table-cell office:value-type="float" office:value="982.372" calcext:value-type="float">
            <text:p>982.372</text:p>
          </table:table-cell>
          <table:table-cell office:value-type="float" office:value="1024.8715" calcext:value-type="float">
            <text:p>1024.8715</text:p>
          </table:table-cell>
          <table:table-cell office:value-type="float" office:value="1043.3347" calcext:value-type="float">
            <text:p>1043.3347</text:p>
          </table:table-cell>
        </table:table-row>
        <table:table-row table:style-name="ro1">
          <table:table-cell office:value-type="string" calcext:value-type="string">
            <text:p>x264 slow</text:p>
          </table:table-cell>
          <table:table-cell office:value-type="float" office:value="518.3521" calcext:value-type="float">
            <text:p>518.3521</text:p>
          </table:table-cell>
          <table:table-cell office:value-type="float" office:value="558.2832" calcext:value-type="float">
            <text:p>558.2832</text:p>
          </table:table-cell>
          <table:table-cell office:value-type="float" office:value="677.2329" calcext:value-type="float">
            <text:p>677.2329</text:p>
          </table:table-cell>
          <table:table-cell office:value-type="float" office:value="727.6621" calcext:value-type="float">
            <text:p>727.6621</text:p>
          </table:table-cell>
          <table:table-cell office:value-type="float" office:value="790.8682" calcext:value-type="float">
            <text:p>790.8682</text:p>
          </table:table-cell>
          <table:table-cell office:value-type="float" office:value="841.3521" calcext:value-type="float">
            <text:p>841.3521</text:p>
          </table:table-cell>
          <table:table-cell office:value-type="float" office:value="879.8817" calcext:value-type="float">
            <text:p>879.8817</text:p>
          </table:table-cell>
          <table:table-cell office:value-type="float" office:value="929.9367" calcext:value-type="float">
            <text:p>929.9367</text:p>
          </table:table-cell>
          <table:table-cell office:value-type="float" office:value="962.9444" calcext:value-type="float">
            <text:p>962.9444</text:p>
          </table:table-cell>
          <table:table-cell office:value-type="float" office:value="1013.2521" calcext:value-type="float">
            <text:p>1013.2521</text:p>
          </table:table-cell>
          <table:table-cell office:value-type="float" office:value="1075.7339" calcext:value-type="float">
            <text:p>1075.7339</text:p>
          </table:table-cell>
          <table:table-cell office:value-type="float" office:value="1137.5989" calcext:value-type="float">
            <text:p>1137.5989</text:p>
          </table:table-cell>
          <table:table-cell office:value-type="float" office:value="1192.2009" calcext:value-type="float">
            <text:p>1192.2009</text:p>
          </table:table-cell>
          <table:table-cell office:value-type="float" office:value="1234.3574" calcext:value-type="float">
            <text:p>1234.3574</text:p>
          </table:table-cell>
          <table:table-cell office:value-type="float" office:value="1288.9015" calcext:value-type="float">
            <text:p>1288.9015</text:p>
          </table:table-cell>
          <table:table-cell office:value-type="float" office:value="1341.1932" calcext:value-type="float">
            <text:p>1341.1932</text:p>
          </table:table-cell>
          <table:table-cell office:value-type="float" office:value="1415.8255" calcext:value-type="float">
            <text:p>1415.8255</text:p>
          </table:table-cell>
          <table:table-cell office:value-type="float" office:value="1451.1293" calcext:value-type="float">
            <text:p>1451.1293</text:p>
          </table:table-cell>
          <table:table-cell office:value-type="float" office:value="1500.692" calcext:value-type="float">
            <text:p>1500.692</text:p>
          </table:table-cell>
          <table:table-cell office:value-type="float" office:value="1573.9296" calcext:value-type="float">
            <text:p>1573.9296</text:p>
          </table:table-cell>
        </table:table-row>
        <table:table-row table:style-name="ro1">
          <table:table-cell office:value-type="string" calcext:value-type="string">
            <text:p>x264 slower</text:p>
          </table:table-cell>
          <table:table-cell office:value-type="float" office:value="1165.5707" calcext:value-type="float">
            <text:p>1165.5707</text:p>
          </table:table-cell>
          <table:table-cell office:value-type="float" office:value="1217.3343" calcext:value-type="float">
            <text:p>1217.3343</text:p>
          </table:table-cell>
          <table:table-cell office:value-type="float" office:value="1643.4431" calcext:value-type="float">
            <text:p>1643.4431</text:p>
          </table:table-cell>
          <table:table-cell office:value-type="float" office:value="1888.6419" calcext:value-type="float">
            <text:p>1888.6419</text:p>
          </table:table-cell>
          <table:table-cell office:value-type="float" office:value="1932.9577" calcext:value-type="float">
            <text:p>1932.9577</text:p>
          </table:table-cell>
          <table:table-cell office:value-type="float" office:value="2045.8468" calcext:value-type="float">
            <text:p>2045.8468</text:p>
          </table:table-cell>
          <table:table-cell office:value-type="float" office:value="2124.9879" calcext:value-type="float">
            <text:p>2124.9879</text:p>
          </table:table-cell>
          <table:table-cell office:value-type="float" office:value="2205.8855" calcext:value-type="float">
            <text:p>2205.8855</text:p>
          </table:table-cell>
          <table:table-cell office:value-type="float" office:value="2281.5632" calcext:value-type="float">
            <text:p>2281.5632</text:p>
          </table:table-cell>
          <table:table-cell office:value-type="float" office:value="2375.0413" calcext:value-type="float">
            <text:p>2375.0413</text:p>
          </table:table-cell>
          <table:table-cell office:value-type="float" office:value="2437.8016" calcext:value-type="float">
            <text:p>2437.8016</text:p>
          </table:table-cell>
          <table:table-cell office:value-type="float" office:value="2540.5737" calcext:value-type="float">
            <text:p>2540.5737</text:p>
          </table:table-cell>
          <table:table-cell office:value-type="float" office:value="2625.0844" calcext:value-type="float">
            <text:p>2625.0844</text:p>
          </table:table-cell>
          <table:table-cell office:value-type="float" office:value="2683.6415" calcext:value-type="float">
            <text:p>2683.6415</text:p>
          </table:table-cell>
          <table:table-cell office:value-type="float" office:value="2763.2935" calcext:value-type="float">
            <text:p>2763.2935</text:p>
          </table:table-cell>
          <table:table-cell office:value-type="float" office:value="2852.0117" calcext:value-type="float">
            <text:p>2852.0117</text:p>
          </table:table-cell>
          <table:table-cell office:value-type="float" office:value="2924.3047" calcext:value-type="float">
            <text:p>2924.3047</text:p>
          </table:table-cell>
          <table:table-cell office:value-type="float" office:value="3007.2295" calcext:value-type="float">
            <text:p>3007.2295</text:p>
          </table:table-cell>
          <table:table-cell office:value-type="float" office:value="3102.0733" calcext:value-type="float">
            <text:p>3102.0733</text:p>
          </table:table-cell>
          <table:table-cell office:value-type="float" office:value="3362.2026" calcext:value-type="float">
            <text:p>3362.2026</text:p>
          </table:table-cell>
        </table:table-row>
        <table:table-row table:style-name="ro1">
          <table:table-cell office:value-type="string" calcext:value-type="string">
            <text:p>x264 veryslow</text:p>
          </table:table-cell>
          <table:table-cell office:value-type="float" office:value="2894.8755" calcext:value-type="float">
            <text:p>2894.8755</text:p>
          </table:table-cell>
          <table:table-cell office:value-type="float" office:value="2963.1222" calcext:value-type="float">
            <text:p>2963.1222</text:p>
          </table:table-cell>
          <table:table-cell office:value-type="float" office:value="4277.1539" calcext:value-type="float">
            <text:p>4277.1539</text:p>
          </table:table-cell>
          <table:table-cell office:value-type="float" office:value="4657.0209" calcext:value-type="float">
            <text:p>4657.0209</text:p>
          </table:table-cell>
          <table:table-cell office:value-type="float" office:value="4996.2657" calcext:value-type="float">
            <text:p>4996.2657</text:p>
          </table:table-cell>
          <table:table-cell office:value-type="float" office:value="5253.0638" calcext:value-type="float">
            <text:p>5253.0638</text:p>
          </table:table-cell>
          <table:table-cell office:value-type="float" office:value="5420.1932" calcext:value-type="float">
            <text:p>5420.1932</text:p>
          </table:table-cell>
          <table:table-cell office:value-type="float" office:value="5567.6378" calcext:value-type="float">
            <text:p>5567.6378</text:p>
          </table:table-cell>
          <table:table-cell office:value-type="float" office:value="5698.6445" calcext:value-type="float">
            <text:p>5698.6445</text:p>
          </table:table-cell>
          <table:table-cell office:value-type="float" office:value="5827.5498" calcext:value-type="float">
            <text:p>5827.5498</text:p>
          </table:table-cell>
          <table:table-cell office:value-type="float" office:value="6023.1499" calcext:value-type="float">
            <text:p>6023.1499</text:p>
          </table:table-cell>
          <table:table-cell office:value-type="float" office:value="6178.3567" calcext:value-type="float">
            <text:p>6178.3567</text:p>
          </table:table-cell>
          <table:table-cell office:value-type="float" office:value="6291.128" calcext:value-type="float">
            <text:p>6291.128</text:p>
          </table:table-cell>
          <table:table-cell office:value-type="float" office:value="6461.0825" calcext:value-type="float">
            <text:p>6461.0825</text:p>
          </table:table-cell>
          <table:table-cell office:value-type="float" office:value="6656.3667" calcext:value-type="float">
            <text:p>6656.3667</text:p>
          </table:table-cell>
          <table:table-cell office:value-type="float" office:value="6773.7131" calcext:value-type="float">
            <text:p>6773.7131</text:p>
          </table:table-cell>
          <table:table-cell office:value-type="float" office:value="6973.8545" calcext:value-type="float">
            <text:p>6973.8545</text:p>
          </table:table-cell>
          <table:table-cell office:value-type="float" office:value="7162.066" calcext:value-type="float">
            <text:p>7162.066</text:p>
          </table:table-cell>
          <table:table-cell office:value-type="float" office:value="7328.2405" calcext:value-type="float">
            <text:p>7328.2405</text:p>
          </table:table-cell>
          <table:table-cell office:value-type="float" office:value="7401.8064" calcext:value-type="float">
            <text:p>7401.8064</text:p>
          </table:table-cell>
        </table:table-row>
        <table:table-row table:style-name="ro1">
          <table:table-cell office:value-type="string" calcext:value-type="string">
            <text:p>x264 placebo</text:p>
          </table:table-cell>
          <table:table-cell office:value-type="float" office:value="9021.4905" calcext:value-type="float">
            <text:p>9021.4905</text:p>
          </table:table-cell>
          <table:table-cell office:value-type="float" office:value="9278.6702" calcext:value-type="float">
            <text:p>9278.6702</text:p>
          </table:table-cell>
          <table:table-cell office:value-type="float" office:value="9693.8038" calcext:value-type="float">
            <text:p>9693.8038</text:p>
          </table:table-cell>
          <table:table-cell office:value-type="float" office:value="10382.886" calcext:value-type="float">
            <text:p>10382.886</text:p>
          </table:table-cell>
          <table:table-cell office:value-type="float" office:value="12009.7804" calcext:value-type="float">
            <text:p>12009.7804</text:p>
          </table:table-cell>
          <table:table-cell office:value-type="float" office:value="13495.8548" calcext:value-type="float">
            <text:p>13495.8548</text:p>
          </table:table-cell>
          <table:table-cell office:value-type="float" office:value="14628.5616" calcext:value-type="float">
            <text:p>14628.5616</text:p>
          </table:table-cell>
          <table:table-cell office:value-type="float" office:value="15838.3809" calcext:value-type="float">
            <text:p>15838.3809</text:p>
          </table:table-cell>
          <table:table-cell office:value-type="float" office:value="16759.5721" calcext:value-type="float">
            <text:p>16759.5721</text:p>
          </table:table-cell>
          <table:table-cell office:value-type="float" office:value="17624.6792" calcext:value-type="float">
            <text:p>17624.6792</text:p>
          </table:table-cell>
          <table:table-cell office:value-type="float" office:value="18719.8258" calcext:value-type="float">
            <text:p>18719.8258</text:p>
          </table:table-cell>
          <table:table-cell office:value-type="float" office:value="20110.7548" calcext:value-type="float">
            <text:p>20110.7548</text:p>
          </table:table-cell>
          <table:table-cell office:value-type="float" office:value="20998.4201" calcext:value-type="float">
            <text:p>20998.4201</text:p>
          </table:table-cell>
          <table:table-cell office:value-type="float" office:value="21901.9034" calcext:value-type="float">
            <text:p>21901.9034</text:p>
          </table:table-cell>
          <table:table-cell office:value-type="float" office:value="22625.1492" calcext:value-type="float">
            <text:p>22625.1492</text:p>
          </table:table-cell>
          <table:table-cell office:value-type="float" office:value="23016.7119" calcext:value-type="float">
            <text:p>23016.7119</text:p>
          </table:table-cell>
          <table:table-cell office:value-type="float" office:value="23741.4969" calcext:value-type="float">
            <text:p>23741.4969</text:p>
          </table:table-cell>
          <table:table-cell office:value-type="float" office:value="24223.7105" calcext:value-type="float">
            <text:p>24223.7105</text:p>
          </table:table-cell>
          <table:table-cell office:value-type="float" office:value="24551.8056" calcext:value-type="float">
            <text:p>24551.8056</text:p>
          </table:table-cell>
          <table:table-cell office:value-type="float" office:value="25047.939" calcext:value-type="float">
            <text:p>25047.939</text:p>
          </table:table-cell>
        </table:table-row>
        <table:table-row table:style-name="ro1">
          <table:table-cell office:value-type="string" calcext:value-type="string">
            <text:p>h264_nvenc medium</text:p>
          </table:table-cell>
          <table:table-cell office:value-type="float" office:value="205.6944444" calcext:value-type="float">
            <text:p>205.6944444</text:p>
          </table:table-cell>
          <table:table-cell office:value-type="float" office:value="205.4" calcext:value-type="float">
            <text:p>205.4</text:p>
          </table:table-cell>
          <table:table-cell office:value-type="float" office:value="181.0611111" calcext:value-type="float">
            <text:p>181.0611111</text:p>
          </table:table-cell>
          <table:table-cell office:value-type="float" office:value="209.4055556" calcext:value-type="float">
            <text:p>209.4055556</text:p>
          </table:table-cell>
          <table:table-cell office:value-type="float" office:value="267.1305556" calcext:value-type="float">
            <text:p>267.1305556</text:p>
          </table:table-cell>
          <table:table-cell office:value-type="float" office:value="187.2777778" calcext:value-type="float">
            <text:p>187.2777778</text:p>
          </table:table-cell>
          <table:table-cell office:value-type="float" office:value="198.7305556" calcext:value-type="float">
            <text:p>198.7305556</text:p>
          </table:table-cell>
          <table:table-cell office:value-type="float" office:value="205.75" calcext:value-type="float">
            <text:p>205.75</text:p>
          </table:table-cell>
          <table:table-cell office:value-type="float" office:value="198.7166667" calcext:value-type="float">
            <text:p>198.7166667</text:p>
          </table:table-cell>
          <table:table-cell office:value-type="float" office:value="205.25" calcext:value-type="float">
            <text:p>205.25</text:p>
          </table:table-cell>
          <table:table-cell office:value-type="float" office:value="212.9527778" calcext:value-type="float">
            <text:p>212.9527778</text:p>
          </table:table-cell>
          <table:table-cell office:value-type="float" office:value="205.4305556" calcext:value-type="float">
            <text:p>205.4305556</text:p>
          </table:table-cell>
          <table:table-cell office:value-type="float" office:value="210.3944444" calcext:value-type="float">
            <text:p>210.3944444</text:p>
          </table:table-cell>
          <table:table-cell office:value-type="float" office:value="243.8666667" calcext:value-type="float">
            <text:p>243.8666667</text:p>
          </table:table-cell>
          <table:table-cell office:value-type="float" office:value="264.225" calcext:value-type="float">
            <text:p>264.225</text:p>
          </table:table-cell>
          <table:table-cell office:value-type="float" office:value="265.6111111" calcext:value-type="float">
            <text:p>265.6111111</text:p>
          </table:table-cell>
          <table:table-cell office:value-type="float" office:value="265.9416667" calcext:value-type="float">
            <text:p>265.9416667</text:p>
          </table:table-cell>
          <table:table-cell office:value-type="float" office:value="268.4555556" calcext:value-type="float">
            <text:p>268.4555556</text:p>
          </table:table-cell>
          <table:table-cell office:value-type="float" office:value="277.7833333" calcext:value-type="float">
            <text:p>277.7833333</text:p>
          </table:table-cell>
          <table:table-cell office:value-type="float" office:value="280.2722222" calcext:value-type="float">
            <text:p>280.2722222</text:p>
          </table:table-cell>
        </table:table-row>
        <table:table-row table:style-name="ro1">
          <table:table-cell office:value-type="string" calcext:value-type="string">
            <text:p>h264_nvenc fast</text:p>
          </table:table-cell>
          <table:table-cell office:value-type="float" office:value="205.1" calcext:value-type="float">
            <text:p>205.1</text:p>
          </table:table-cell>
          <table:table-cell office:value-type="float" office:value="257.7416667" calcext:value-type="float">
            <text:p>257.7416667</text:p>
          </table:table-cell>
          <table:table-cell office:value-type="float" office:value="204.475" calcext:value-type="float">
            <text:p>204.475</text:p>
          </table:table-cell>
          <table:table-cell office:value-type="float" office:value="201.3777778" calcext:value-type="float">
            <text:p>201.3777778</text:p>
          </table:table-cell>
          <table:table-cell office:value-type="float" office:value="195.4888889" calcext:value-type="float">
            <text:p>195.4888889</text:p>
          </table:table-cell>
          <table:table-cell office:value-type="float" office:value="201.7388889" calcext:value-type="float">
            <text:p>201.7388889</text:p>
          </table:table-cell>
          <table:table-cell office:value-type="float" office:value="204.6916667" calcext:value-type="float">
            <text:p>204.6916667</text:p>
          </table:table-cell>
          <table:table-cell office:value-type="float" office:value="205.9055556" calcext:value-type="float">
            <text:p>205.9055556</text:p>
          </table:table-cell>
          <table:table-cell office:value-type="float" office:value="207.0222222" calcext:value-type="float">
            <text:p>207.0222222</text:p>
          </table:table-cell>
          <table:table-cell office:value-type="float" office:value="181.15" calcext:value-type="float">
            <text:p>181.15</text:p>
          </table:table-cell>
          <table:table-cell office:value-type="float" office:value="189.4694444" calcext:value-type="float">
            <text:p>189.4694444</text:p>
          </table:table-cell>
          <table:table-cell office:value-type="float" office:value="187.9166667" calcext:value-type="float">
            <text:p>187.9166667</text:p>
          </table:table-cell>
          <table:table-cell office:value-type="float" office:value="197.0111111" calcext:value-type="float">
            <text:p>197.0111111</text:p>
          </table:table-cell>
          <table:table-cell office:value-type="float" office:value="199.9583333" calcext:value-type="float">
            <text:p>199.9583333</text:p>
          </table:table-cell>
          <table:table-cell office:value-type="float" office:value="201.8638889" calcext:value-type="float">
            <text:p>201.8638889</text:p>
          </table:table-cell>
          <table:table-cell office:value-type="float" office:value="202.6222222" calcext:value-type="float">
            <text:p>202.6222222</text:p>
          </table:table-cell>
          <table:table-cell office:value-type="float" office:value="207" calcext:value-type="float">
            <text:p>207</text:p>
          </table:table-cell>
          <table:table-cell office:value-type="float" office:value="201.1972222" calcext:value-type="float">
            <text:p>201.1972222</text:p>
          </table:table-cell>
          <table:table-cell office:value-type="float" office:value="205.6083333" calcext:value-type="float">
            <text:p>205.6083333</text:p>
          </table:table-cell>
          <table:table-cell office:value-type="float" office:value="202.5722222" calcext:value-type="float">
            <text:p>202.5722222</text:p>
          </table:table-cell>
        </table:table-row>
        <table:table-row table:style-name="ro1">
          <table:table-cell office:value-type="string" calcext:value-type="string">
            <text:p>h264_nvenc hp</text:p>
          </table:table-cell>
          <table:table-cell office:value-type="float" office:value="200.8333333" calcext:value-type="float">
            <text:p>200.8333333</text:p>
          </table:table-cell>
          <table:table-cell office:value-type="float" office:value="191.45" calcext:value-type="float">
            <text:p>191.45</text:p>
          </table:table-cell>
          <table:table-cell office:value-type="float" office:value="217.4472222" calcext:value-type="float">
            <text:p>217.4472222</text:p>
          </table:table-cell>
          <table:table-cell office:value-type="float" office:value="204.575" calcext:value-type="float">
            <text:p>204.575</text:p>
          </table:table-cell>
          <table:table-cell office:value-type="float" office:value="929.7388889" calcext:value-type="float">
            <text:p>929.7388889</text:p>
          </table:table-cell>
          <table:table-cell office:value-type="float" office:value="633.0305556" calcext:value-type="float">
            <text:p>633.0305556</text:p>
          </table:table-cell>
          <table:table-cell office:value-type="float" office:value="694.7888889" calcext:value-type="float">
            <text:p>694.7888889</text:p>
          </table:table-cell>
          <table:table-cell office:value-type="float" office:value="283.2222222" calcext:value-type="float">
            <text:p>283.2222222</text:p>
          </table:table-cell>
          <table:table-cell office:value-type="float" office:value="279.7083333" calcext:value-type="float">
            <text:p>279.7083333</text:p>
          </table:table-cell>
          <table:table-cell office:value-type="float" office:value="240.2027778" calcext:value-type="float">
            <text:p>240.2027778</text:p>
          </table:table-cell>
          <table:table-cell office:value-type="float" office:value="198.7444444" calcext:value-type="float">
            <text:p>198.7444444</text:p>
          </table:table-cell>
          <table:table-cell office:value-type="float" office:value="199.1666667" calcext:value-type="float">
            <text:p>199.1666667</text:p>
          </table:table-cell>
          <table:table-cell office:value-type="float" office:value="229.0583333" calcext:value-type="float">
            <text:p>229.0583333</text:p>
          </table:table-cell>
          <table:table-cell office:value-type="float" office:value="198.6527778" calcext:value-type="float">
            <text:p>198.6527778</text:p>
          </table:table-cell>
          <table:table-cell office:value-type="float" office:value="181.1" calcext:value-type="float">
            <text:p>181.1</text:p>
          </table:table-cell>
          <table:table-cell office:value-type="float" office:value="189.7166667" calcext:value-type="float">
            <text:p>189.7166667</text:p>
          </table:table-cell>
          <table:table-cell office:value-type="float" office:value="189.5333333" calcext:value-type="float">
            <text:p>189.5333333</text:p>
          </table:table-cell>
          <table:table-cell office:value-type="float" office:value="195.1472222" calcext:value-type="float">
            <text:p>195.1472222</text:p>
          </table:table-cell>
          <table:table-cell office:value-type="float" office:value="196.7444444" calcext:value-type="float">
            <text:p>196.7444444</text:p>
          </table:table-cell>
          <table:table-cell office:value-type="float" office:value="183.5388889" calcext:value-type="float">
            <text:p>183.5388889</text:p>
          </table:table-cell>
        </table:table-row>
        <table:table-row table:style-name="ro1">
          <table:table-cell office:value-type="string" calcext:value-type="string">
            <text:p>h264_nvenc hq</text:p>
          </table:table-cell>
          <table:table-cell office:value-type="float" office:value="200.0527778" calcext:value-type="float">
            <text:p>200.0527778</text:p>
          </table:table-cell>
          <table:table-cell office:value-type="float" office:value="201.9333333" calcext:value-type="float">
            <text:p>201.9333333</text:p>
          </table:table-cell>
          <table:table-cell office:value-type="float" office:value="207.1722222" calcext:value-type="float">
            <text:p>207.1722222</text:p>
          </table:table-cell>
          <table:table-cell office:value-type="float" office:value="199.6194444" calcext:value-type="float">
            <text:p>199.6194444</text:p>
          </table:table-cell>
          <table:table-cell office:value-type="float" office:value="208.6583333" calcext:value-type="float">
            <text:p>208.6583333</text:p>
          </table:table-cell>
          <table:table-cell office:value-type="float" office:value="202.5527778" calcext:value-type="float">
            <text:p>202.5527778</text:p>
          </table:table-cell>
          <table:table-cell office:value-type="float" office:value="201.975" calcext:value-type="float">
            <text:p>201.975</text:p>
          </table:table-cell>
          <table:table-cell office:value-type="float" office:value="196.4222222" calcext:value-type="float">
            <text:p>196.4222222</text:p>
          </table:table-cell>
          <table:table-cell office:value-type="float" office:value="199.1694444" calcext:value-type="float">
            <text:p>199.1694444</text:p>
          </table:table-cell>
          <table:table-cell office:value-type="float" office:value="211.1222222" calcext:value-type="float">
            <text:p>211.1222222</text:p>
          </table:table-cell>
          <table:table-cell office:value-type="float" office:value="205.2166667" calcext:value-type="float">
            <text:p>205.2166667</text:p>
          </table:table-cell>
          <table:table-cell office:value-type="float" office:value="205.6555556" calcext:value-type="float">
            <text:p>205.6555556</text:p>
          </table:table-cell>
          <table:table-cell office:value-type="float" office:value="202.8027778" calcext:value-type="float">
            <text:p>202.8027778</text:p>
          </table:table-cell>
          <table:table-cell office:value-type="float" office:value="224.7888889" calcext:value-type="float">
            <text:p>224.7888889</text:p>
          </table:table-cell>
          <table:table-cell office:value-type="float" office:value="216.4833333" calcext:value-type="float">
            <text:p>216.4833333</text:p>
          </table:table-cell>
          <table:table-cell office:value-type="float" office:value="277.3055556" calcext:value-type="float">
            <text:p>277.3055556</text:p>
          </table:table-cell>
          <table:table-cell office:value-type="float" office:value="266.5694444" calcext:value-type="float">
            <text:p>266.5694444</text:p>
          </table:table-cell>
          <table:table-cell office:value-type="float" office:value="266.5194444" calcext:value-type="float">
            <text:p>266.5194444</text:p>
          </table:table-cell>
          <table:table-cell office:value-type="float" office:value="249.4666667" calcext:value-type="float">
            <text:p>249.4666667</text:p>
          </table:table-cell>
          <table:table-cell office:value-type="float" office:value="210.0416667" calcext:value-type="float">
            <text:p>210.0416667</text:p>
          </table:table-cell>
        </table:table-row>
        <table:table-row table:style-name="ro1">
          <table:table-cell office:value-type="string" calcext:value-type="string">
            <text:p>h264_nvenc bd</text:p>
          </table:table-cell>
          <table:table-cell office:value-type="float" office:value="210.9777778" calcext:value-type="float">
            <text:p>210.9777778</text:p>
          </table:table-cell>
          <table:table-cell office:value-type="float" office:value="199.5138889" calcext:value-type="float">
            <text:p>199.5138889</text:p>
          </table:table-cell>
          <table:table-cell office:value-type="float" office:value="202.2805556" calcext:value-type="float">
            <text:p>202.2805556</text:p>
          </table:table-cell>
          <table:table-cell office:value-type="float" office:value="208.0583333" calcext:value-type="float">
            <text:p>208.0583333</text:p>
          </table:table-cell>
          <table:table-cell office:value-type="float" office:value="204.7638889" calcext:value-type="float">
            <text:p>204.7638889</text:p>
          </table:table-cell>
          <table:table-cell office:value-type="float" office:value="208.6944444" calcext:value-type="float">
            <text:p>208.6944444</text:p>
          </table:table-cell>
          <table:table-cell office:value-type="float" office:value="200.5305556" calcext:value-type="float">
            <text:p>200.5305556</text:p>
          </table:table-cell>
          <table:table-cell office:value-type="float" office:value="202.5916667" calcext:value-type="float">
            <text:p>202.5916667</text:p>
          </table:table-cell>
          <table:table-cell office:value-type="float" office:value="203.6916667" calcext:value-type="float">
            <text:p>203.6916667</text:p>
          </table:table-cell>
          <table:table-cell office:value-type="float" office:value="202.1611111" calcext:value-type="float">
            <text:p>202.1611111</text:p>
          </table:table-cell>
          <table:table-cell office:value-type="float" office:value="218.15" calcext:value-type="float">
            <text:p>218.15</text:p>
          </table:table-cell>
          <table:table-cell office:value-type="float" office:value="205.8888889" calcext:value-type="float">
            <text:p>205.8888889</text:p>
          </table:table-cell>
          <table:table-cell office:value-type="float" office:value="202.8277778" calcext:value-type="float">
            <text:p>202.8277778</text:p>
          </table:table-cell>
          <table:table-cell office:value-type="float" office:value="206.45" calcext:value-type="float">
            <text:p>206.45</text:p>
          </table:table-cell>
          <table:table-cell office:value-type="float" office:value="239.7833333" calcext:value-type="float">
            <text:p>239.7833333</text:p>
          </table:table-cell>
          <table:table-cell office:value-type="float" office:value="233.5" calcext:value-type="float">
            <text:p>233.5</text:p>
          </table:table-cell>
          <table:table-cell office:value-type="float" office:value="230.2111111" calcext:value-type="float">
            <text:p>230.2111111</text:p>
          </table:table-cell>
          <table:table-cell office:value-type="float" office:value="227.8805556" calcext:value-type="float">
            <text:p>227.8805556</text:p>
          </table:table-cell>
          <table:table-cell office:value-type="float" office:value="231.3305556" calcext:value-type="float">
            <text:p>231.3305556</text:p>
          </table:table-cell>
          <table:table-cell office:value-type="float" office:value="268.5777778" calcext:value-type="float">
            <text:p>268.5777778</text:p>
          </table:table-cell>
        </table:table-row>
        <table:table-row table:style-name="ro1">
          <table:table-cell office:value-type="string" calcext:value-type="string">
            <text:p>h264_nvenc ll</text:p>
          </table:table-cell>
          <table:table-cell office:value-type="float" office:value="234.5333333" calcext:value-type="float">
            <text:p>234.5333333</text:p>
          </table:table-cell>
          <table:table-cell office:value-type="float" office:value="213.1166667" calcext:value-type="float">
            <text:p>213.1166667</text:p>
          </table:table-cell>
          <table:table-cell office:value-type="float" office:value="223.0194444" calcext:value-type="float">
            <text:p>223.0194444</text:p>
          </table:table-cell>
          <table:table-cell office:value-type="float" office:value="742.1333333" calcext:value-type="float">
            <text:p>742.1333333</text:p>
          </table:table-cell>
          <table:table-cell office:value-type="float" office:value="771.9944444" calcext:value-type="float">
            <text:p>771.9944444</text:p>
          </table:table-cell>
          <table:table-cell office:value-type="float" office:value="762.1111111" calcext:value-type="float">
            <text:p>762.1111111</text:p>
          </table:table-cell>
          <table:table-cell office:value-type="float" office:value="357.4888889" calcext:value-type="float">
            <text:p>357.4888889</text:p>
          </table:table-cell>
          <table:table-cell office:value-type="float" office:value="280.3388889" calcext:value-type="float">
            <text:p>280.3388889</text:p>
          </table:table-cell>
          <table:table-cell office:value-type="float" office:value="234.125" calcext:value-type="float">
            <text:p>234.125</text:p>
          </table:table-cell>
          <table:table-cell office:value-type="float" office:value="200.0055556" calcext:value-type="float">
            <text:p>200.0055556</text:p>
          </table:table-cell>
          <table:table-cell office:value-type="float" office:value="191.2638889" calcext:value-type="float">
            <text:p>191.2638889</text:p>
          </table:table-cell>
          <table:table-cell office:value-type="float" office:value="219.4777778" calcext:value-type="float">
            <text:p>219.4777778</text:p>
          </table:table-cell>
          <table:table-cell office:value-type="float" office:value="213.0388889" calcext:value-type="float">
            <text:p>213.0388889</text:p>
          </table:table-cell>
          <table:table-cell office:value-type="float" office:value="198.6527778" calcext:value-type="float">
            <text:p>198.6527778</text:p>
          </table:table-cell>
          <table:table-cell office:value-type="float" office:value="208.3777778" calcext:value-type="float">
            <text:p>208.3777778</text:p>
          </table:table-cell>
          <table:table-cell office:value-type="float" office:value="208.0583333" calcext:value-type="float">
            <text:p>208.0583333</text:p>
          </table:table-cell>
          <table:table-cell office:value-type="float" office:value="201.625" calcext:value-type="float">
            <text:p>201.625</text:p>
          </table:table-cell>
          <table:table-cell office:value-type="float" office:value="209.2916667" calcext:value-type="float">
            <text:p>209.2916667</text:p>
          </table:table-cell>
          <table:table-cell office:value-type="float" office:value="211.8166667" calcext:value-type="float">
            <text:p>211.8166667</text:p>
          </table:table-cell>
          <table:table-cell office:value-type="float" office:value="204.2333333" calcext:value-type="float">
            <text:p>204.2333333</text:p>
          </table:table-cell>
        </table:table-row>
        <table:table-row table:style-name="ro1">
          <table:table-cell office:value-type="string" calcext:value-type="string">
            <text:p>h264_nvenc llhq</text:p>
          </table:table-cell>
          <table:table-cell office:value-type="float" office:value="240.6916667" calcext:value-type="float">
            <text:p>240.6916667</text:p>
          </table:table-cell>
          <table:table-cell office:value-type="float" office:value="257.1722222" calcext:value-type="float">
            <text:p>257.1722222</text:p>
          </table:table-cell>
          <table:table-cell office:value-type="float" office:value="248.1444444" calcext:value-type="float">
            <text:p>248.1444444</text:p>
          </table:table-cell>
          <table:table-cell office:value-type="float" office:value="238.5722222" calcext:value-type="float">
            <text:p>238.5722222</text:p>
          </table:table-cell>
          <table:table-cell office:value-type="float" office:value="243.7333333" calcext:value-type="float">
            <text:p>243.7333333</text:p>
          </table:table-cell>
          <table:table-cell office:value-type="float" office:value="200.0416667" calcext:value-type="float">
            <text:p>200.0416667</text:p>
          </table:table-cell>
          <table:table-cell office:value-type="float" office:value="239.9055556" calcext:value-type="float">
            <text:p>239.9055556</text:p>
          </table:table-cell>
          <table:table-cell office:value-type="float" office:value="219.4583333" calcext:value-type="float">
            <text:p>219.4583333</text:p>
          </table:table-cell>
          <table:table-cell office:value-type="float" office:value="235.2361111" calcext:value-type="float">
            <text:p>235.2361111</text:p>
          </table:table-cell>
          <table:table-cell office:value-type="float" office:value="241.9333333" calcext:value-type="float">
            <text:p>241.9333333</text:p>
          </table:table-cell>
          <table:table-cell office:value-type="float" office:value="244.2638889" calcext:value-type="float">
            <text:p>244.2638889</text:p>
          </table:table-cell>
          <table:table-cell office:value-type="float" office:value="237.2555556" calcext:value-type="float">
            <text:p>237.2555556</text:p>
          </table:table-cell>
          <table:table-cell office:value-type="float" office:value="249.5972222" calcext:value-type="float">
            <text:p>249.5972222</text:p>
          </table:table-cell>
          <table:table-cell office:value-type="float" office:value="245.7055556" calcext:value-type="float">
            <text:p>245.7055556</text:p>
          </table:table-cell>
          <table:table-cell office:value-type="float" office:value="247.9" calcext:value-type="float">
            <text:p>247.9</text:p>
          </table:table-cell>
          <table:table-cell office:value-type="float" office:value="239.3972222" calcext:value-type="float">
            <text:p>239.3972222</text:p>
          </table:table-cell>
          <table:table-cell office:value-type="float" office:value="225.4944444" calcext:value-type="float">
            <text:p>225.4944444</text:p>
          </table:table-cell>
          <table:table-cell office:value-type="float" office:value="246.475" calcext:value-type="float">
            <text:p>246.475</text:p>
          </table:table-cell>
          <table:table-cell office:value-type="float" office:value="224.475" calcext:value-type="float">
            <text:p>224.475</text:p>
          </table:table-cell>
          <table:table-cell office:value-type="float" office:value="220.2805556" calcext:value-type="float">
            <text:p>220.2805556</text:p>
          </table:table-cell>
        </table:table-row>
        <table:table-row table:style-name="ro1">
          <table:table-cell office:value-type="string" calcext:value-type="string">
            <text:p>h264_nvenc llhp</text:p>
          </table:table-cell>
          <table:table-cell office:value-type="float" office:value="233.6722222" calcext:value-type="float">
            <text:p>233.6722222</text:p>
          </table:table-cell>
          <table:table-cell office:value-type="float" office:value="239.3361111" calcext:value-type="float">
            <text:p>239.3361111</text:p>
          </table:table-cell>
          <table:table-cell office:value-type="float" office:value="231.8166667" calcext:value-type="float">
            <text:p>231.8166667</text:p>
          </table:table-cell>
          <table:table-cell office:value-type="float" office:value="217.9055556" calcext:value-type="float">
            <text:p>217.9055556</text:p>
          </table:table-cell>
          <table:table-cell office:value-type="float" office:value="229.0611111" calcext:value-type="float">
            <text:p>229.0611111</text:p>
          </table:table-cell>
          <table:table-cell office:value-type="float" office:value="243.2416667" calcext:value-type="float">
            <text:p>243.2416667</text:p>
          </table:table-cell>
          <table:table-cell office:value-type="float" office:value="208.4472222" calcext:value-type="float">
            <text:p>208.4472222</text:p>
          </table:table-cell>
          <table:table-cell office:value-type="float" office:value="227.8555556" calcext:value-type="float">
            <text:p>227.8555556</text:p>
          </table:table-cell>
          <table:table-cell office:value-type="float" office:value="228.0916667" calcext:value-type="float">
            <text:p>228.0916667</text:p>
          </table:table-cell>
          <table:table-cell office:value-type="float" office:value="231.9361111" calcext:value-type="float">
            <text:p>231.9361111</text:p>
          </table:table-cell>
          <table:table-cell office:value-type="float" office:value="221.6222222" calcext:value-type="float">
            <text:p>221.6222222</text:p>
          </table:table-cell>
          <table:table-cell office:value-type="float" office:value="252.0944444" calcext:value-type="float">
            <text:p>252.0944444</text:p>
          </table:table-cell>
          <table:table-cell office:value-type="float" office:value="239.7" calcext:value-type="float">
            <text:p>239.7</text:p>
          </table:table-cell>
          <table:table-cell office:value-type="float" office:value="242" calcext:value-type="float">
            <text:p>242</text:p>
          </table:table-cell>
          <table:table-cell office:value-type="float" office:value="239.4083333" calcext:value-type="float">
            <text:p>239.4083333</text:p>
          </table:table-cell>
          <table:table-cell office:value-type="float" office:value="231.9888889" calcext:value-type="float">
            <text:p>231.9888889</text:p>
          </table:table-cell>
          <table:table-cell office:value-type="float" office:value="226.8972222" calcext:value-type="float">
            <text:p>226.8972222</text:p>
          </table:table-cell>
          <table:table-cell office:value-type="float" office:value="221.2305556" calcext:value-type="float">
            <text:p>221.2305556</text:p>
          </table:table-cell>
          <table:table-cell office:value-type="float" office:value="202.725" calcext:value-type="float">
            <text:p>202.725</text:p>
          </table:table-cell>
          <table:table-cell office:value-type="float" office:value="227.1055556" calcext:value-type="float">
            <text:p>227.1055556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PSNR</text:p>
          </table:table-cell>
          <table:table-cell table:style-name="ce2" table:number-columns-repeated="20"/>
        </table:table-row>
        <table:table-row table:style-name="ro2">
          <table:table-cell office:value-type="string" calcext:value-type="string">
            <text:p>theora</text:p>
          </table:table-cell>
          <table:table-cell table:style-name="ce3" office:value-type="float" office:value="13.607611" calcext:value-type="float">
            <text:p>13.607611</text:p>
          </table:table-cell>
          <table:table-cell table:style-name="ce3" office:value-type="float" office:value="15.299147" calcext:value-type="float">
            <text:p>15.299147</text:p>
          </table:table-cell>
          <table:table-cell table:style-name="ce4"/>
          <table:table-cell table:style-name="ce3" office:value-type="float" office:value="19.42782" calcext:value-type="float">
            <text:p>19.42782</text:p>
          </table:table-cell>
          <table:table-cell table:style-name="ce3" office:value-type="float" office:value="21.117149" calcext:value-type="float">
            <text:p>21.117149</text:p>
          </table:table-cell>
          <table:table-cell table:style-name="ce3" office:value-type="float" office:value="22.694489" calcext:value-type="float">
            <text:p>22.694489</text:p>
          </table:table-cell>
          <table:table-cell table:style-name="ce3" office:value-type="float" office:value="24.620049" calcext:value-type="float">
            <text:p>24.620049</text:p>
          </table:table-cell>
          <table:table-cell table:style-name="ce3" office:value-type="float" office:value="26.045013" calcext:value-type="float">
            <text:p>26.045013</text:p>
          </table:table-cell>
          <table:table-cell table:style-name="ce3" office:value-type="float" office:value="27.077288" calcext:value-type="float">
            <text:p>27.077288</text:p>
          </table:table-cell>
          <table:table-cell table:style-name="ce3" office:value-type="float" office:value="28.025921" calcext:value-type="float">
            <text:p>28.025921</text:p>
          </table:table-cell>
          <table:table-cell table:style-name="ce3" office:value-type="float" office:value="30.498228" calcext:value-type="float">
            <text:p>30.498228</text:p>
          </table:table-cell>
          <table:table-cell table:style-name="ce3" office:value-type="float" office:value="31.975643" calcext:value-type="float">
            <text:p>31.975643</text:p>
          </table:table-cell>
          <table:table-cell table:style-name="ce3" office:value-type="float" office:value="33.040367" calcext:value-type="float">
            <text:p>33.040367</text:p>
          </table:table-cell>
          <table:table-cell table:style-name="ce3" office:value-type="float" office:value="33.976608" calcext:value-type="float">
            <text:p>33.976608</text:p>
          </table:table-cell>
          <table:table-cell table:style-name="ce3" office:value-type="float" office:value="34.774788" calcext:value-type="float">
            <text:p>34.774788</text:p>
          </table:table-cell>
          <table:table-cell table:style-name="ce3" office:value-type="float" office:value="35.427025" calcext:value-type="float">
            <text:p>35.427025</text:p>
          </table:table-cell>
          <table:table-cell table:style-name="ce3" office:value-type="float" office:value="36.100437" calcext:value-type="float">
            <text:p>36.100437</text:p>
          </table:table-cell>
          <table:table-cell table:style-name="ce3" office:value-type="float" office:value="36.778168" calcext:value-type="float">
            <text:p>36.778168</text:p>
          </table:table-cell>
          <table:table-cell table:style-name="ce3" office:value-type="float" office:value="37.411163" calcext:value-type="float">
            <text:p>37.411163</text:p>
          </table:table-cell>
          <table:table-cell table:style-name="ce3" office:value-type="float" office:value="37.98756" calcext:value-type="float">
            <text:p>37.98756</text:p>
          </table:table-cell>
        </table:table-row>
        <table:table-row table:style-name="ro1">
          <table:table-cell office:value-type="string" calcext:value-type="string">
            <text:p>x264 ultrafast</text:p>
          </table:table-cell>
          <table:table-cell office:value-type="float" office:value="12.738908" calcext:value-type="float">
            <text:p>12.738908</text:p>
          </table:table-cell>
          <table:table-cell office:value-type="float" office:value="15.894743" calcext:value-type="float">
            <text:p>15.894743</text:p>
          </table:table-cell>
          <table:table-cell office:value-type="float" office:value="18.095203" calcext:value-type="float">
            <text:p>18.095203</text:p>
          </table:table-cell>
          <table:table-cell office:value-type="float" office:value="20.696751" calcext:value-type="float">
            <text:p>20.696751</text:p>
          </table:table-cell>
          <table:table-cell office:value-type="float" office:value="22.575748" calcext:value-type="float">
            <text:p>22.575748</text:p>
          </table:table-cell>
          <table:table-cell office:value-type="float" office:value="24.708029" calcext:value-type="float">
            <text:p>24.708029</text:p>
          </table:table-cell>
          <table:table-cell office:value-type="float" office:value="26.601107" calcext:value-type="float">
            <text:p>26.601107</text:p>
          </table:table-cell>
          <table:table-cell office:value-type="float" office:value="27.927811" calcext:value-type="float">
            <text:p>27.927811</text:p>
          </table:table-cell>
          <table:table-cell office:value-type="float" office:value="29.050795" calcext:value-type="float">
            <text:p>29.050795</text:p>
          </table:table-cell>
          <table:table-cell office:value-type="float" office:value="29.995575" calcext:value-type="float">
            <text:p>29.995575</text:p>
          </table:table-cell>
          <table:table-cell office:value-type="float" office:value="31.454374" calcext:value-type="float">
            <text:p>31.454374</text:p>
          </table:table-cell>
          <table:table-cell office:value-type="float" office:value="32.670971" calcext:value-type="float">
            <text:p>32.670971</text:p>
          </table:table-cell>
          <table:table-cell office:value-type="float" office:value="33.660011" calcext:value-type="float">
            <text:p>33.660011</text:p>
          </table:table-cell>
          <table:table-cell office:value-type="float" office:value="34.525921" calcext:value-type="float">
            <text:p>34.525921</text:p>
          </table:table-cell>
          <table:table-cell office:value-type="float" office:value="35.258663" calcext:value-type="float">
            <text:p>35.258663</text:p>
          </table:table-cell>
          <table:table-cell office:value-type="float" office:value="35.930016" calcext:value-type="float">
            <text:p>35.930016</text:p>
          </table:table-cell>
          <table:table-cell office:value-type="float" office:value="36.520252" calcext:value-type="float">
            <text:p>36.520252</text:p>
          </table:table-cell>
          <table:table-cell office:value-type="float" office:value="37.09483" calcext:value-type="float">
            <text:p>37.09483</text:p>
          </table:table-cell>
          <table:table-cell office:value-type="float" office:value="37.641994" calcext:value-type="float">
            <text:p>37.641994</text:p>
          </table:table-cell>
          <table:table-cell office:value-type="float" office:value="38.101494" calcext:value-type="float">
            <text:p>38.101494</text:p>
          </table:table-cell>
        </table:table-row>
        <table:table-row table:style-name="ro1">
          <table:table-cell office:value-type="string" calcext:value-type="string">
            <text:p>x264 superfast</text:p>
          </table:table-cell>
          <table:table-cell office:value-type="float" office:value="15.771821" calcext:value-type="float">
            <text:p>15.771821</text:p>
          </table:table-cell>
          <table:table-cell office:value-type="float" office:value="18.837292" calcext:value-type="float">
            <text:p>18.837292</text:p>
          </table:table-cell>
          <table:table-cell office:value-type="float" office:value="21.374956" calcext:value-type="float">
            <text:p>21.374956</text:p>
          </table:table-cell>
          <table:table-cell office:value-type="float" office:value="23.75605" calcext:value-type="float">
            <text:p>23.75605</text:p>
          </table:table-cell>
          <table:table-cell office:value-type="float" office:value="25.985298" calcext:value-type="float">
            <text:p>25.985298</text:p>
          </table:table-cell>
          <table:table-cell office:value-type="float" office:value="27.898092" calcext:value-type="float">
            <text:p>27.898092</text:p>
          </table:table-cell>
          <table:table-cell office:value-type="float" office:value="29.399946" calcext:value-type="float">
            <text:p>29.399946</text:p>
          </table:table-cell>
          <table:table-cell office:value-type="float" office:value="30.615238" calcext:value-type="float">
            <text:p>30.615238</text:p>
          </table:table-cell>
          <table:table-cell office:value-type="float" office:value="31.646366" calcext:value-type="float">
            <text:p>31.646366</text:p>
          </table:table-cell>
          <table:table-cell office:value-type="float" office:value="32.519733" calcext:value-type="float">
            <text:p>32.519733</text:p>
          </table:table-cell>
          <table:table-cell office:value-type="float" office:value="33.987377" calcext:value-type="float">
            <text:p>33.987377</text:p>
          </table:table-cell>
          <table:table-cell office:value-type="float" office:value="35.201668" calcext:value-type="float">
            <text:p>35.201668</text:p>
          </table:table-cell>
          <table:table-cell office:value-type="float" office:value="36.230869" calcext:value-type="float">
            <text:p>36.230869</text:p>
          </table:table-cell>
          <table:table-cell office:value-type="float" office:value="37.130199" calcext:value-type="float">
            <text:p>37.130199</text:p>
          </table:table-cell>
          <table:table-cell office:value-type="float" office:value="37.931774" calcext:value-type="float">
            <text:p>37.931774</text:p>
          </table:table-cell>
          <table:table-cell office:value-type="float" office:value="38.652191" calcext:value-type="float">
            <text:p>38.652191</text:p>
          </table:table-cell>
          <table:table-cell office:value-type="float" office:value="39.30941" calcext:value-type="float">
            <text:p>39.30941</text:p>
          </table:table-cell>
          <table:table-cell office:value-type="float" office:value="39.917633" calcext:value-type="float">
            <text:p>39.917633</text:p>
          </table:table-cell>
          <table:table-cell office:value-type="float" office:value="40.484356" calcext:value-type="float">
            <text:p>40.484356</text:p>
          </table:table-cell>
          <table:table-cell office:value-type="float" office:value="41.014847" calcext:value-type="float">
            <text:p>41.014847</text:p>
          </table:table-cell>
        </table:table-row>
        <table:table-row table:style-name="ro1">
          <table:table-cell office:value-type="string" calcext:value-type="string">
            <text:p>x264 veryfast</text:p>
          </table:table-cell>
          <table:table-cell office:value-type="float" office:value="15.522191" calcext:value-type="float">
            <text:p>15.522191</text:p>
          </table:table-cell>
          <table:table-cell office:value-type="float" office:value="18.830462" calcext:value-type="float">
            <text:p>18.830462</text:p>
          </table:table-cell>
          <table:table-cell office:value-type="float" office:value="21.607689" calcext:value-type="float">
            <text:p>21.607689</text:p>
          </table:table-cell>
          <table:table-cell office:value-type="float" office:value="23.938255" calcext:value-type="float">
            <text:p>23.938255</text:p>
          </table:table-cell>
          <table:table-cell office:value-type="float" office:value="26.082289" calcext:value-type="float">
            <text:p>26.082289</text:p>
          </table:table-cell>
          <table:table-cell office:value-type="float" office:value="28.132103" calcext:value-type="float">
            <text:p>28.132103</text:p>
          </table:table-cell>
          <table:table-cell office:value-type="float" office:value="29.773027" calcext:value-type="float">
            <text:p>29.773027</text:p>
          </table:table-cell>
          <table:table-cell office:value-type="float" office:value="31.078264" calcext:value-type="float">
            <text:p>31.078264</text:p>
          </table:table-cell>
          <table:table-cell office:value-type="float" office:value="32.147957" calcext:value-type="float">
            <text:p>32.147957</text:p>
          </table:table-cell>
          <table:table-cell office:value-type="float" office:value="33.076469" calcext:value-type="float">
            <text:p>33.076469</text:p>
          </table:table-cell>
          <table:table-cell office:value-type="float" office:value="34.584442" calcext:value-type="float">
            <text:p>34.584442</text:p>
          </table:table-cell>
          <table:table-cell office:value-type="float" office:value="35.810356" calcext:value-type="float">
            <text:p>35.810356</text:p>
          </table:table-cell>
          <table:table-cell office:value-type="float" office:value="36.836147" calcext:value-type="float">
            <text:p>36.836147</text:p>
          </table:table-cell>
          <table:table-cell office:value-type="float" office:value="37.738297" calcext:value-type="float">
            <text:p>37.738297</text:p>
          </table:table-cell>
          <table:table-cell office:value-type="float" office:value="38.534615" calcext:value-type="float">
            <text:p>38.534615</text:p>
          </table:table-cell>
          <table:table-cell office:value-type="float" office:value="39.236805" calcext:value-type="float">
            <text:p>39.236805</text:p>
          </table:table-cell>
          <table:table-cell office:value-type="float" office:value="39.876553" calcext:value-type="float">
            <text:p>39.876553</text:p>
          </table:table-cell>
          <table:table-cell office:value-type="float" office:value="40.459381" calcext:value-type="float">
            <text:p>40.459381</text:p>
          </table:table-cell>
          <table:table-cell office:value-type="float" office:value="41.000858" calcext:value-type="float">
            <text:p>41.000858</text:p>
          </table:table-cell>
          <table:table-cell office:value-type="float" office:value="41.500473" calcext:value-type="float">
            <text:p>41.500473</text:p>
          </table:table-cell>
        </table:table-row>
        <table:table-row table:style-name="ro1">
          <table:table-cell office:value-type="string" calcext:value-type="string">
            <text:p>x264 faster</text:p>
          </table:table-cell>
          <table:table-cell office:value-type="float" office:value="16.262938" calcext:value-type="float">
            <text:p>16.262938</text:p>
          </table:table-cell>
          <table:table-cell office:value-type="float" office:value="18.481886" calcext:value-type="float">
            <text:p>18.481886</text:p>
          </table:table-cell>
          <table:table-cell office:value-type="float" office:value="22.968435" calcext:value-type="float">
            <text:p>22.968435</text:p>
          </table:table-cell>
          <table:table-cell office:value-type="float" office:value="25.449141" calcext:value-type="float">
            <text:p>25.449141</text:p>
          </table:table-cell>
          <table:table-cell office:value-type="float" office:value="26.920143" calcext:value-type="float">
            <text:p>26.920143</text:p>
          </table:table-cell>
          <table:table-cell office:value-type="float" office:value="28.166933" calcext:value-type="float">
            <text:p>28.166933</text:p>
          </table:table-cell>
          <table:table-cell office:value-type="float" office:value="29.41354" calcext:value-type="float">
            <text:p>29.41354</text:p>
          </table:table-cell>
          <table:table-cell office:value-type="float" office:value="30.693853" calcext:value-type="float">
            <text:p>30.693853</text:p>
          </table:table-cell>
          <table:table-cell office:value-type="float" office:value="31.989214" calcext:value-type="float">
            <text:p>31.989214</text:p>
          </table:table-cell>
          <table:table-cell office:value-type="float" office:value="33.118073" calcext:value-type="float">
            <text:p>33.118073</text:p>
          </table:table-cell>
          <table:table-cell office:value-type="float" office:value="34.967434" calcext:value-type="float">
            <text:p>34.967434</text:p>
          </table:table-cell>
          <table:table-cell office:value-type="float" office:value="36.427334" calcext:value-type="float">
            <text:p>36.427334</text:p>
          </table:table-cell>
          <table:table-cell office:value-type="float" office:value="37.639462" calcext:value-type="float">
            <text:p>37.639462</text:p>
          </table:table-cell>
          <table:table-cell office:value-type="float" office:value="38.681622" calcext:value-type="float">
            <text:p>38.681622</text:p>
          </table:table-cell>
          <table:table-cell office:value-type="float" office:value="39.591366" calcext:value-type="float">
            <text:p>39.591366</text:p>
          </table:table-cell>
          <table:table-cell office:value-type="float" office:value="40.389767" calcext:value-type="float">
            <text:p>40.389767</text:p>
          </table:table-cell>
          <table:table-cell office:value-type="float" office:value="41.108105" calcext:value-type="float">
            <text:p>41.108105</text:p>
          </table:table-cell>
          <table:table-cell office:value-type="float" office:value="41.753071" calcext:value-type="float">
            <text:p>41.753071</text:p>
          </table:table-cell>
          <table:table-cell office:value-type="float" office:value="42.353733" calcext:value-type="float">
            <text:p>42.353733</text:p>
          </table:table-cell>
          <table:table-cell office:value-type="float" office:value="42.907486" calcext:value-type="float">
            <text:p>42.907486</text:p>
          </table:table-cell>
        </table:table-row>
        <table:table-row table:style-name="ro1">
          <table:table-cell office:value-type="string" calcext:value-type="string">
            <text:p>x264 fast</text:p>
          </table:table-cell>
          <table:table-cell office:value-type="float" office:value="15.789462" calcext:value-type="float">
            <text:p>15.789462</text:p>
          </table:table-cell>
          <table:table-cell office:value-type="float" office:value="18.413454" calcext:value-type="float">
            <text:p>18.413454</text:p>
          </table:table-cell>
          <table:table-cell office:value-type="float" office:value="23.073952" calcext:value-type="float">
            <text:p>23.073952</text:p>
          </table:table-cell>
          <table:table-cell office:value-type="float" office:value="25.703312" calcext:value-type="float">
            <text:p>25.703312</text:p>
          </table:table-cell>
          <table:table-cell office:value-type="float" office:value="27.58676" calcext:value-type="float">
            <text:p>27.58676</text:p>
          </table:table-cell>
          <table:table-cell office:value-type="float" office:value="29.181824" calcext:value-type="float">
            <text:p>29.181824</text:p>
          </table:table-cell>
          <table:table-cell office:value-type="float" office:value="30.608067" calcext:value-type="float">
            <text:p>30.608067</text:p>
          </table:table-cell>
          <table:table-cell office:value-type="float" office:value="31.876308" calcext:value-type="float">
            <text:p>31.876308</text:p>
          </table:table-cell>
          <table:table-cell office:value-type="float" office:value="32.98896" calcext:value-type="float">
            <text:p>32.98896</text:p>
          </table:table-cell>
          <table:table-cell office:value-type="float" office:value="33.963421" calcext:value-type="float">
            <text:p>33.963421</text:p>
          </table:table-cell>
          <table:table-cell office:value-type="float" office:value="35.561623" calcext:value-type="float">
            <text:p>35.561623</text:p>
          </table:table-cell>
          <table:table-cell office:value-type="float" office:value="36.867287" calcext:value-type="float">
            <text:p>36.867287</text:p>
          </table:table-cell>
          <table:table-cell office:value-type="float" office:value="37.969368" calcext:value-type="float">
            <text:p>37.969368</text:p>
          </table:table-cell>
          <table:table-cell office:value-type="float" office:value="38.923374" calcext:value-type="float">
            <text:p>38.923374</text:p>
          </table:table-cell>
          <table:table-cell office:value-type="float" office:value="39.763023" calcext:value-type="float">
            <text:p>39.763023</text:p>
          </table:table-cell>
          <table:table-cell office:value-type="float" office:value="40.511406" calcext:value-type="float">
            <text:p>40.511406</text:p>
          </table:table-cell>
          <table:table-cell office:value-type="float" office:value="41.188816" calcext:value-type="float">
            <text:p>41.188816</text:p>
          </table:table-cell>
          <table:table-cell office:value-type="float" office:value="41.809715" calcext:value-type="float">
            <text:p>41.809715</text:p>
          </table:table-cell>
          <table:table-cell office:value-type="float" office:value="42.377808" calcext:value-type="float">
            <text:p>42.377808</text:p>
          </table:table-cell>
          <table:table-cell office:value-type="float" office:value="42.908417" calcext:value-type="float">
            <text:p>42.908417</text:p>
          </table:table-cell>
        </table:table-row>
        <table:table-row table:style-name="ro1">
          <table:table-cell office:value-type="string" calcext:value-type="string">
            <text:p>x264 medium</text:p>
          </table:table-cell>
          <table:table-cell office:value-type="float" office:value="15.885626" calcext:value-type="float">
            <text:p>15.885626</text:p>
          </table:table-cell>
          <table:table-cell office:value-type="float" office:value="19.476444" calcext:value-type="float">
            <text:p>19.476444</text:p>
          </table:table-cell>
          <table:table-cell office:value-type="float" office:value="23.881733" calcext:value-type="float">
            <text:p>23.881733</text:p>
          </table:table-cell>
          <table:table-cell office:value-type="float" office:value="26.346458" calcext:value-type="float">
            <text:p>26.346458</text:p>
          </table:table-cell>
          <table:table-cell office:value-type="float" office:value="28.136299" calcext:value-type="float">
            <text:p>28.136299</text:p>
          </table:table-cell>
          <table:table-cell office:value-type="float" office:value="29.724512" calcext:value-type="float">
            <text:p>29.724512</text:p>
          </table:table-cell>
          <table:table-cell office:value-type="float" office:value="31.167137" calcext:value-type="float">
            <text:p>31.167137</text:p>
          </table:table-cell>
          <table:table-cell office:value-type="float" office:value="32.379574" calcext:value-type="float">
            <text:p>32.379574</text:p>
          </table:table-cell>
          <table:table-cell office:value-type="float" office:value="33.434597" calcext:value-type="float">
            <text:p>33.434597</text:p>
          </table:table-cell>
          <table:table-cell office:value-type="float" office:value="34.352238" calcext:value-type="float">
            <text:p>34.352238</text:p>
          </table:table-cell>
          <table:table-cell office:value-type="float" office:value="35.898537" calcext:value-type="float">
            <text:p>35.898537</text:p>
          </table:table-cell>
          <table:table-cell office:value-type="float" office:value="37.176289" calcext:value-type="float">
            <text:p>37.176289</text:p>
          </table:table-cell>
          <table:table-cell office:value-type="float" office:value="38.257915" calcext:value-type="float">
            <text:p>38.257915</text:p>
          </table:table-cell>
          <table:table-cell office:value-type="float" office:value="39.204201" calcext:value-type="float">
            <text:p>39.204201</text:p>
          </table:table-cell>
          <table:table-cell office:value-type="float" office:value="40.034111" calcext:value-type="float">
            <text:p>40.034111</text:p>
          </table:table-cell>
          <table:table-cell office:value-type="float" office:value="40.77663" calcext:value-type="float">
            <text:p>40.77663</text:p>
          </table:table-cell>
          <table:table-cell office:value-type="float" office:value="41.447815" calcext:value-type="float">
            <text:p>41.447815</text:p>
          </table:table-cell>
          <table:table-cell office:value-type="float" office:value="42.069923" calcext:value-type="float">
            <text:p>42.069923</text:p>
          </table:table-cell>
          <table:table-cell office:value-type="float" office:value="42.636509" calcext:value-type="float">
            <text:p>42.636509</text:p>
          </table:table-cell>
          <table:table-cell office:value-type="float" office:value="43.15947" calcext:value-type="float">
            <text:p>43.15947</text:p>
          </table:table-cell>
        </table:table-row>
        <table:table-row table:style-name="ro1">
          <table:table-cell office:value-type="string" calcext:value-type="string">
            <text:p>x264 slow</text:p>
          </table:table-cell>
          <table:table-cell office:value-type="float" office:value="16.010479" calcext:value-type="float">
            <text:p>16.010479</text:p>
          </table:table-cell>
          <table:table-cell office:value-type="float" office:value="19.417675" calcext:value-type="float">
            <text:p>19.417675</text:p>
          </table:table-cell>
          <table:table-cell office:value-type="float" office:value="24.111555" calcext:value-type="float">
            <text:p>24.111555</text:p>
          </table:table-cell>
          <table:table-cell office:value-type="float" office:value="26.628389" calcext:value-type="float">
            <text:p>26.628389</text:p>
          </table:table-cell>
          <table:table-cell office:value-type="float" office:value="28.532366" calcext:value-type="float">
            <text:p>28.532366</text:p>
          </table:table-cell>
          <table:table-cell office:value-type="float" office:value="30.141495" calcext:value-type="float">
            <text:p>30.141495</text:p>
          </table:table-cell>
          <table:table-cell office:value-type="float" office:value="31.528555" calcext:value-type="float">
            <text:p>31.528555</text:p>
          </table:table-cell>
          <table:table-cell office:value-type="float" office:value="32.714714" calcext:value-type="float">
            <text:p>32.714714</text:p>
          </table:table-cell>
          <table:table-cell office:value-type="float" office:value="33.72805" calcext:value-type="float">
            <text:p>33.72805</text:p>
          </table:table-cell>
          <table:table-cell office:value-type="float" office:value="34.621101" calcext:value-type="float">
            <text:p>34.621101</text:p>
          </table:table-cell>
          <table:table-cell office:value-type="float" office:value="36.122971" calcext:value-type="float">
            <text:p>36.122971</text:p>
          </table:table-cell>
          <table:table-cell office:value-type="float" office:value="37.36784" calcext:value-type="float">
            <text:p>37.36784</text:p>
          </table:table-cell>
          <table:table-cell office:value-type="float" office:value="38.426334" calcext:value-type="float">
            <text:p>38.426334</text:p>
          </table:table-cell>
          <table:table-cell office:value-type="float" office:value="39.34515" calcext:value-type="float">
            <text:p>39.34515</text:p>
          </table:table-cell>
          <table:table-cell office:value-type="float" office:value="40.173367" calcext:value-type="float">
            <text:p>40.173367</text:p>
          </table:table-cell>
          <table:table-cell office:value-type="float" office:value="40.912483" calcext:value-type="float">
            <text:p>40.912483</text:p>
          </table:table-cell>
          <table:table-cell office:value-type="float" office:value="41.585781" calcext:value-type="float">
            <text:p>41.585781</text:p>
          </table:table-cell>
          <table:table-cell office:value-type="float" office:value="42.201454" calcext:value-type="float">
            <text:p>42.201454</text:p>
          </table:table-cell>
          <table:table-cell office:value-type="float" office:value="42.772621" calcext:value-type="float">
            <text:p>42.772621</text:p>
          </table:table-cell>
          <table:table-cell office:value-type="float" office:value="43.297832" calcext:value-type="float">
            <text:p>43.297832</text:p>
          </table:table-cell>
        </table:table-row>
        <table:table-row table:style-name="ro1">
          <table:table-cell office:value-type="string" calcext:value-type="string">
            <text:p>x264 slower</text:p>
          </table:table-cell>
          <table:table-cell office:value-type="float" office:value="18.777058" calcext:value-type="float">
            <text:p>18.777058</text:p>
          </table:table-cell>
          <table:table-cell office:value-type="float" office:value="19.864515" calcext:value-type="float">
            <text:p>19.864515</text:p>
          </table:table-cell>
          <table:table-cell office:value-type="float" office:value="23.264439" calcext:value-type="float">
            <text:p>23.264439</text:p>
          </table:table-cell>
          <table:table-cell office:value-type="float" office:value="26.174967" calcext:value-type="float">
            <text:p>26.174967</text:p>
          </table:table-cell>
          <table:table-cell office:value-type="float" office:value="28.119415" calcext:value-type="float">
            <text:p>28.119415</text:p>
          </table:table-cell>
          <table:table-cell office:value-type="float" office:value="29.63306" calcext:value-type="float">
            <text:p>29.63306</text:p>
          </table:table-cell>
          <table:table-cell office:value-type="float" office:value="31.067623" calcext:value-type="float">
            <text:p>31.067623</text:p>
          </table:table-cell>
          <table:table-cell office:value-type="float" office:value="32.322205" calcext:value-type="float">
            <text:p>32.322205</text:p>
          </table:table-cell>
          <table:table-cell office:value-type="float" office:value="33.388802" calcext:value-type="float">
            <text:p>33.388802</text:p>
          </table:table-cell>
          <table:table-cell office:value-type="float" office:value="34.335201" calcext:value-type="float">
            <text:p>34.335201</text:p>
          </table:table-cell>
          <table:table-cell office:value-type="float" office:value="35.916042" calcext:value-type="float">
            <text:p>35.916042</text:p>
          </table:table-cell>
          <table:table-cell office:value-type="float" office:value="37.208324" calcext:value-type="float">
            <text:p>37.208324</text:p>
          </table:table-cell>
          <table:table-cell office:value-type="float" office:value="38.315254" calcext:value-type="float">
            <text:p>38.315254</text:p>
          </table:table-cell>
          <table:table-cell office:value-type="float" office:value="39.274895" calcext:value-type="float">
            <text:p>39.274895</text:p>
          </table:table-cell>
          <table:table-cell office:value-type="float" office:value="40.128147" calcext:value-type="float">
            <text:p>40.128147</text:p>
          </table:table-cell>
          <table:table-cell office:value-type="float" office:value="40.899376" calcext:value-type="float">
            <text:p>40.899376</text:p>
          </table:table-cell>
          <table:table-cell office:value-type="float" office:value="41.597778" calcext:value-type="float">
            <text:p>41.597778</text:p>
          </table:table-cell>
          <table:table-cell office:value-type="float" office:value="42.241505" calcext:value-type="float">
            <text:p>42.241505</text:p>
          </table:table-cell>
          <table:table-cell office:value-type="float" office:value="42.828972" calcext:value-type="float">
            <text:p>42.828972</text:p>
          </table:table-cell>
          <table:table-cell office:value-type="float" office:value="43.377098" calcext:value-type="float">
            <text:p>43.377098</text:p>
          </table:table-cell>
        </table:table-row>
        <table:table-row table:style-name="ro1">
          <table:table-cell office:value-type="string" calcext:value-type="string">
            <text:p>x264 veryslow</text:p>
          </table:table-cell>
          <table:table-cell office:value-type="float" office:value="20.241257" calcext:value-type="float">
            <text:p>20.241257</text:p>
          </table:table-cell>
          <table:table-cell office:value-type="float" office:value="20.256208" calcext:value-type="float">
            <text:p>20.256208</text:p>
          </table:table-cell>
          <table:table-cell office:value-type="float" office:value="23.103186" calcext:value-type="float">
            <text:p>23.103186</text:p>
          </table:table-cell>
          <table:table-cell office:value-type="float" office:value="26.418047" calcext:value-type="float">
            <text:p>26.418047</text:p>
          </table:table-cell>
          <table:table-cell office:value-type="float" office:value="28.70731" calcext:value-type="float">
            <text:p>28.70731</text:p>
          </table:table-cell>
          <table:table-cell office:value-type="float" office:value="30.360363" calcext:value-type="float">
            <text:p>30.360363</text:p>
          </table:table-cell>
          <table:table-cell office:value-type="float" office:value="31.74337" calcext:value-type="float">
            <text:p>31.74337</text:p>
          </table:table-cell>
          <table:table-cell office:value-type="float" office:value="32.909729" calcext:value-type="float">
            <text:p>32.909729</text:p>
          </table:table-cell>
          <table:table-cell office:value-type="float" office:value="33.90078" calcext:value-type="float">
            <text:p>33.90078</text:p>
          </table:table-cell>
          <table:table-cell office:value-type="float" office:value="34.791187" calcext:value-type="float">
            <text:p>34.791187</text:p>
          </table:table-cell>
          <table:table-cell office:value-type="float" office:value="36.282104" calcext:value-type="float">
            <text:p>36.282104</text:p>
          </table:table-cell>
          <table:table-cell office:value-type="float" office:value="37.529644" calcext:value-type="float">
            <text:p>37.529644</text:p>
          </table:table-cell>
          <table:table-cell office:value-type="float" office:value="38.598637" calcext:value-type="float">
            <text:p>38.598637</text:p>
          </table:table-cell>
          <table:table-cell office:value-type="float" office:value="39.538765" calcext:value-type="float">
            <text:p>39.538765</text:p>
          </table:table-cell>
          <table:table-cell office:value-type="float" office:value="40.378391" calcext:value-type="float">
            <text:p>40.378391</text:p>
          </table:table-cell>
          <table:table-cell office:value-type="float" office:value="41.139187" calcext:value-type="float">
            <text:p>41.139187</text:p>
          </table:table-cell>
          <table:table-cell office:value-type="float" office:value="41.834328" calcext:value-type="float">
            <text:p>41.834328</text:p>
          </table:table-cell>
          <table:table-cell office:value-type="float" office:value="42.463753" calcext:value-type="float">
            <text:p>42.463753</text:p>
          </table:table-cell>
          <table:table-cell office:value-type="float" office:value="43.042381" calcext:value-type="float">
            <text:p>43.042381</text:p>
          </table:table-cell>
          <table:table-cell office:value-type="float" office:value="43.574596" calcext:value-type="float">
            <text:p>43.574596</text:p>
          </table:table-cell>
        </table:table-row>
        <table:table-row table:style-name="ro1">
          <table:table-cell office:value-type="string" calcext:value-type="string">
            <text:p>x264 placebo</text:p>
          </table:table-cell>
          <table:table-cell office:value-type="float" office:value="13.389097" calcext:value-type="float">
            <text:p>13.389097</text:p>
          </table:table-cell>
          <table:table-cell office:value-type="float" office:value="17.683817" calcext:value-type="float">
            <text:p>17.683817</text:p>
          </table:table-cell>
          <table:table-cell office:value-type="float" office:value="21.511856" calcext:value-type="float">
            <text:p>21.511856</text:p>
          </table:table-cell>
          <table:table-cell office:value-type="float" office:value="24.653839" calcext:value-type="float">
            <text:p>24.653839</text:p>
          </table:table-cell>
          <table:table-cell office:value-type="float" office:value="27.188862" calcext:value-type="float">
            <text:p>27.188862</text:p>
          </table:table-cell>
          <table:table-cell office:value-type="float" office:value="29.109417" calcext:value-type="float">
            <text:p>29.109417</text:p>
          </table:table-cell>
          <table:table-cell office:value-type="float" office:value="30.708923" calcext:value-type="float">
            <text:p>30.708923</text:p>
          </table:table-cell>
          <table:table-cell office:value-type="float" office:value="32.070362" calcext:value-type="float">
            <text:p>32.070362</text:p>
          </table:table-cell>
          <table:table-cell office:value-type="float" office:value="33.180943" calcext:value-type="float">
            <text:p>33.180943</text:p>
          </table:table-cell>
          <table:table-cell office:value-type="float" office:value="34.171528" calcext:value-type="float">
            <text:p>34.171528</text:p>
          </table:table-cell>
          <table:table-cell office:value-type="float" office:value="35.771122" calcext:value-type="float">
            <text:p>35.771122</text:p>
          </table:table-cell>
          <table:table-cell office:value-type="float" office:value="37.08847" calcext:value-type="float">
            <text:p>37.08847</text:p>
          </table:table-cell>
          <table:table-cell office:value-type="float" office:value="38.178207" calcext:value-type="float">
            <text:p>38.178207</text:p>
          </table:table-cell>
          <table:table-cell office:value-type="float" office:value="39.144474" calcext:value-type="float">
            <text:p>39.144474</text:p>
          </table:table-cell>
          <table:table-cell office:value-type="float" office:value="40.008789" calcext:value-type="float">
            <text:p>40.008789</text:p>
          </table:table-cell>
          <table:table-cell office:value-type="float" office:value="40.799953" calcext:value-type="float">
            <text:p>40.799953</text:p>
          </table:table-cell>
          <table:table-cell office:value-type="float" office:value="41.522976" calcext:value-type="float">
            <text:p>41.522976</text:p>
          </table:table-cell>
          <table:table-cell office:value-type="float" office:value="42.168945" calcext:value-type="float">
            <text:p>42.168945</text:p>
          </table:table-cell>
          <table:table-cell office:value-type="float" office:value="42.761135" calcext:value-type="float">
            <text:p>42.761135</text:p>
          </table:table-cell>
          <table:table-cell office:value-type="float" office:value="43.309505" calcext:value-type="float">
            <text:p>43.309505</text:p>
          </table:table-cell>
        </table:table-row>
        <table:table-row table:style-name="ro1">
          <table:table-cell office:value-type="string" calcext:value-type="string">
            <text:p>h264_nvenc medium</text:p>
          </table:table-cell>
          <table:table-cell office:value-type="float" office:value="26.37188" calcext:value-type="float">
            <text:p>26.37188</text:p>
          </table:table-cell>
          <table:table-cell office:value-type="float" office:value="26.421646" calcext:value-type="float">
            <text:p>26.421646</text:p>
          </table:table-cell>
          <table:table-cell office:value-type="float" office:value="26.440792" calcext:value-type="float">
            <text:p>26.440792</text:p>
          </table:table-cell>
          <table:table-cell office:value-type="float" office:value="26.431042" calcext:value-type="float">
            <text:p>26.431042</text:p>
          </table:table-cell>
          <table:table-cell office:value-type="float" office:value="27.619434" calcext:value-type="float">
            <text:p>27.619434</text:p>
          </table:table-cell>
          <table:table-cell office:value-type="float" office:value="30.067781" calcext:value-type="float">
            <text:p>30.067781</text:p>
          </table:table-cell>
          <table:table-cell office:value-type="float" office:value="32.284538" calcext:value-type="float">
            <text:p>32.284538</text:p>
          </table:table-cell>
          <table:table-cell office:value-type="float" office:value="32.304043" calcext:value-type="float">
            <text:p>32.304043</text:p>
          </table:table-cell>
          <table:table-cell office:value-type="float" office:value="33.927074" calcext:value-type="float">
            <text:p>33.927074</text:p>
          </table:table-cell>
          <table:table-cell office:value-type="float" office:value="35.138889" calcext:value-type="float">
            <text:p>35.138889</text:p>
          </table:table-cell>
          <table:table-cell office:value-type="float" office:value="36.207424" calcext:value-type="float">
            <text:p>36.207424</text:p>
          </table:table-cell>
          <table:table-cell office:value-type="float" office:value="37.777416" calcext:value-type="float">
            <text:p>37.777416</text:p>
          </table:table-cell>
          <table:table-cell office:value-type="float" office:value="38.509071" calcext:value-type="float">
            <text:p>38.509071</text:p>
          </table:table-cell>
          <table:table-cell office:value-type="float" office:value="39.741886" calcext:value-type="float">
            <text:p>39.741886</text:p>
          </table:table-cell>
          <table:table-cell office:value-type="float" office:value="40.190376" calcext:value-type="float">
            <text:p>40.190376</text:p>
          </table:table-cell>
          <table:table-cell office:value-type="float" office:value="41.208733" calcext:value-type="float">
            <text:p>41.208733</text:p>
          </table:table-cell>
          <table:table-cell office:value-type="float" office:value="41.593647" calcext:value-type="float">
            <text:p>41.593647</text:p>
          </table:table-cell>
          <table:table-cell office:value-type="float" office:value="42.370819" calcext:value-type="float">
            <text:p>42.370819</text:p>
          </table:table-cell>
          <table:table-cell office:value-type="float" office:value="42.794716" calcext:value-type="float">
            <text:p>42.794716</text:p>
          </table:table-cell>
          <table:table-cell office:value-type="float" office:value="43.492592" calcext:value-type="float">
            <text:p>43.492592</text:p>
          </table:table-cell>
        </table:table-row>
        <table:table-row table:style-name="ro1">
          <table:table-cell office:value-type="string" calcext:value-type="string">
            <text:p>h264_nvenc fast</text:p>
          </table:table-cell>
          <table:table-cell office:value-type="float" office:value="26.227299" calcext:value-type="float">
            <text:p>26.227299</text:p>
          </table:table-cell>
          <table:table-cell office:value-type="float" office:value="26.232197" calcext:value-type="float">
            <text:p>26.232197</text:p>
          </table:table-cell>
          <table:table-cell office:value-type="float" office:value="26.319809" calcext:value-type="float">
            <text:p>26.319809</text:p>
          </table:table-cell>
          <table:table-cell office:value-type="float" office:value="26.3076" calcext:value-type="float">
            <text:p>26.3076</text:p>
          </table:table-cell>
          <table:table-cell office:value-type="float" office:value="26.333891" calcext:value-type="float">
            <text:p>26.333891</text:p>
          </table:table-cell>
          <table:table-cell office:value-type="float" office:value="26.757521" calcext:value-type="float">
            <text:p>26.757521</text:p>
          </table:table-cell>
          <table:table-cell office:value-type="float" office:value="27.846533" calcext:value-type="float">
            <text:p>27.846533</text:p>
          </table:table-cell>
          <table:table-cell office:value-type="float" office:value="27.838318" calcext:value-type="float">
            <text:p>27.838318</text:p>
          </table:table-cell>
          <table:table-cell office:value-type="float" office:value="29.188063" calcext:value-type="float">
            <text:p>29.188063</text:p>
          </table:table-cell>
          <table:table-cell office:value-type="float" office:value="31.00721" calcext:value-type="float">
            <text:p>31.00721</text:p>
          </table:table-cell>
          <table:table-cell office:value-type="float" office:value="32.620766" calcext:value-type="float">
            <text:p>32.620766</text:p>
          </table:table-cell>
          <table:table-cell office:value-type="float" office:value="34.833031" calcext:value-type="float">
            <text:p>34.833031</text:p>
          </table:table-cell>
          <table:table-cell office:value-type="float" office:value="35.755821" calcext:value-type="float">
            <text:p>35.755821</text:p>
          </table:table-cell>
          <table:table-cell office:value-type="float" office:value="37.1712" calcext:value-type="float">
            <text:p>37.1712</text:p>
          </table:table-cell>
          <table:table-cell office:value-type="float" office:value="37.790596" calcext:value-type="float">
            <text:p>37.790596</text:p>
          </table:table-cell>
          <table:table-cell office:value-type="float" office:value="38.94894" calcext:value-type="float">
            <text:p>38.94894</text:p>
          </table:table-cell>
          <table:table-cell office:value-type="float" office:value="39.445286" calcext:value-type="float">
            <text:p>39.445286</text:p>
          </table:table-cell>
          <table:table-cell office:value-type="float" office:value="40.363247" calcext:value-type="float">
            <text:p>40.363247</text:p>
          </table:table-cell>
          <table:table-cell office:value-type="float" office:value="40.757351" calcext:value-type="float">
            <text:p>40.757351</text:p>
          </table:table-cell>
          <table:table-cell office:value-type="float" office:value="41.483906" calcext:value-type="float">
            <text:p>41.483906</text:p>
          </table:table-cell>
        </table:table-row>
        <table:table-row table:style-name="ro1">
          <table:table-cell office:value-type="string" calcext:value-type="string">
            <text:p>h264_nvenc hp</text:p>
          </table:table-cell>
          <table:table-cell office:value-type="float" office:value="26.227299" calcext:value-type="float">
            <text:p>26.227299</text:p>
          </table:table-cell>
          <table:table-cell office:value-type="float" office:value="26.232197" calcext:value-type="float">
            <text:p>26.232197</text:p>
          </table:table-cell>
          <table:table-cell office:value-type="float" office:value="26.319809" calcext:value-type="float">
            <text:p>26.319809</text:p>
          </table:table-cell>
          <table:table-cell office:value-type="float" office:value="26.3076" calcext:value-type="float">
            <text:p>26.3076</text:p>
          </table:table-cell>
          <table:table-cell office:value-type="float" office:value="26.333891" calcext:value-type="float">
            <text:p>26.333891</text:p>
          </table:table-cell>
          <table:table-cell office:value-type="float" office:value="26.757521" calcext:value-type="float">
            <text:p>26.757521</text:p>
          </table:table-cell>
          <table:table-cell office:value-type="float" office:value="27.846533" calcext:value-type="float">
            <text:p>27.846533</text:p>
          </table:table-cell>
          <table:table-cell office:value-type="float" office:value="27.838318" calcext:value-type="float">
            <text:p>27.838318</text:p>
          </table:table-cell>
          <table:table-cell office:value-type="float" office:value="29.188063" calcext:value-type="float">
            <text:p>29.188063</text:p>
          </table:table-cell>
          <table:table-cell office:value-type="float" office:value="31.00721" calcext:value-type="float">
            <text:p>31.00721</text:p>
          </table:table-cell>
          <table:table-cell office:value-type="float" office:value="32.620766" calcext:value-type="float">
            <text:p>32.620766</text:p>
          </table:table-cell>
          <table:table-cell office:value-type="float" office:value="34.833031" calcext:value-type="float">
            <text:p>34.833031</text:p>
          </table:table-cell>
          <table:table-cell office:value-type="float" office:value="35.755821" calcext:value-type="float">
            <text:p>35.755821</text:p>
          </table:table-cell>
          <table:table-cell office:value-type="float" office:value="37.1712" calcext:value-type="float">
            <text:p>37.1712</text:p>
          </table:table-cell>
          <table:table-cell office:value-type="float" office:value="37.790596" calcext:value-type="float">
            <text:p>37.790596</text:p>
          </table:table-cell>
          <table:table-cell office:value-type="float" office:value="38.94894" calcext:value-type="float">
            <text:p>38.94894</text:p>
          </table:table-cell>
          <table:table-cell office:value-type="float" office:value="39.445286" calcext:value-type="float">
            <text:p>39.445286</text:p>
          </table:table-cell>
          <table:table-cell office:value-type="float" office:value="40.363247" calcext:value-type="float">
            <text:p>40.363247</text:p>
          </table:table-cell>
          <table:table-cell office:value-type="float" office:value="40.757351" calcext:value-type="float">
            <text:p>40.757351</text:p>
          </table:table-cell>
          <table:table-cell office:value-type="float" office:value="41.483906" calcext:value-type="float">
            <text:p>41.483906</text:p>
          </table:table-cell>
        </table:table-row>
        <table:table-row table:style-name="ro1">
          <table:table-cell office:value-type="string" calcext:value-type="string">
            <text:p>h264_nvenc hq</text:p>
          </table:table-cell>
          <table:table-cell office:value-type="float" office:value="26.37188" calcext:value-type="float">
            <text:p>26.37188</text:p>
          </table:table-cell>
          <table:table-cell office:value-type="float" office:value="26.421646" calcext:value-type="float">
            <text:p>26.421646</text:p>
          </table:table-cell>
          <table:table-cell office:value-type="float" office:value="26.440792" calcext:value-type="float">
            <text:p>26.440792</text:p>
          </table:table-cell>
          <table:table-cell office:value-type="float" office:value="26.431042" calcext:value-type="float">
            <text:p>26.431042</text:p>
          </table:table-cell>
          <table:table-cell office:value-type="float" office:value="27.619434" calcext:value-type="float">
            <text:p>27.619434</text:p>
          </table:table-cell>
          <table:table-cell office:value-type="float" office:value="30.067781" calcext:value-type="float">
            <text:p>30.067781</text:p>
          </table:table-cell>
          <table:table-cell office:value-type="float" office:value="32.284538" calcext:value-type="float">
            <text:p>32.284538</text:p>
          </table:table-cell>
          <table:table-cell office:value-type="float" office:value="32.304043" calcext:value-type="float">
            <text:p>32.304043</text:p>
          </table:table-cell>
          <table:table-cell office:value-type="float" office:value="33.927074" calcext:value-type="float">
            <text:p>33.927074</text:p>
          </table:table-cell>
          <table:table-cell office:value-type="float" office:value="35.138889" calcext:value-type="float">
            <text:p>35.138889</text:p>
          </table:table-cell>
          <table:table-cell office:value-type="float" office:value="36.207424" calcext:value-type="float">
            <text:p>36.207424</text:p>
          </table:table-cell>
          <table:table-cell office:value-type="float" office:value="37.777416" calcext:value-type="float">
            <text:p>37.777416</text:p>
          </table:table-cell>
          <table:table-cell office:value-type="float" office:value="38.509071" calcext:value-type="float">
            <text:p>38.509071</text:p>
          </table:table-cell>
          <table:table-cell office:value-type="float" office:value="39.741886" calcext:value-type="float">
            <text:p>39.741886</text:p>
          </table:table-cell>
          <table:table-cell office:value-type="float" office:value="40.190376" calcext:value-type="float">
            <text:p>40.190376</text:p>
          </table:table-cell>
          <table:table-cell office:value-type="float" office:value="41.208733" calcext:value-type="float">
            <text:p>41.208733</text:p>
          </table:table-cell>
          <table:table-cell office:value-type="float" office:value="41.593647" calcext:value-type="float">
            <text:p>41.593647</text:p>
          </table:table-cell>
          <table:table-cell office:value-type="float" office:value="42.370819" calcext:value-type="float">
            <text:p>42.370819</text:p>
          </table:table-cell>
          <table:table-cell office:value-type="float" office:value="42.794716" calcext:value-type="float">
            <text:p>42.794716</text:p>
          </table:table-cell>
          <table:table-cell office:value-type="float" office:value="43.492592" calcext:value-type="float">
            <text:p>43.492592</text:p>
          </table:table-cell>
        </table:table-row>
        <table:table-row table:style-name="ro1">
          <table:table-cell office:value-type="string" calcext:value-type="string">
            <text:p>h264_nvenc bd</text:p>
          </table:table-cell>
          <table:table-cell office:value-type="float" office:value="26.37188" calcext:value-type="float">
            <text:p>26.37188</text:p>
          </table:table-cell>
          <table:table-cell office:value-type="float" office:value="26.421646" calcext:value-type="float">
            <text:p>26.421646</text:p>
          </table:table-cell>
          <table:table-cell office:value-type="float" office:value="26.440792" calcext:value-type="float">
            <text:p>26.440792</text:p>
          </table:table-cell>
          <table:table-cell office:value-type="float" office:value="26.431042" calcext:value-type="float">
            <text:p>26.431042</text:p>
          </table:table-cell>
          <table:table-cell office:value-type="float" office:value="27.619434" calcext:value-type="float">
            <text:p>27.619434</text:p>
          </table:table-cell>
          <table:table-cell office:value-type="float" office:value="30.067781" calcext:value-type="float">
            <text:p>30.067781</text:p>
          </table:table-cell>
          <table:table-cell office:value-type="float" office:value="32.284538" calcext:value-type="float">
            <text:p>32.284538</text:p>
          </table:table-cell>
          <table:table-cell office:value-type="float" office:value="32.304043" calcext:value-type="float">
            <text:p>32.304043</text:p>
          </table:table-cell>
          <table:table-cell office:value-type="float" office:value="33.927074" calcext:value-type="float">
            <text:p>33.927074</text:p>
          </table:table-cell>
          <table:table-cell office:value-type="float" office:value="35.138889" calcext:value-type="float">
            <text:p>35.138889</text:p>
          </table:table-cell>
          <table:table-cell office:value-type="float" office:value="36.207424" calcext:value-type="float">
            <text:p>36.207424</text:p>
          </table:table-cell>
          <table:table-cell office:value-type="float" office:value="37.777416" calcext:value-type="float">
            <text:p>37.777416</text:p>
          </table:table-cell>
          <table:table-cell office:value-type="float" office:value="38.509071" calcext:value-type="float">
            <text:p>38.509071</text:p>
          </table:table-cell>
          <table:table-cell office:value-type="float" office:value="39.741886" calcext:value-type="float">
            <text:p>39.741886</text:p>
          </table:table-cell>
          <table:table-cell office:value-type="float" office:value="40.190376" calcext:value-type="float">
            <text:p>40.190376</text:p>
          </table:table-cell>
          <table:table-cell office:value-type="float" office:value="41.208733" calcext:value-type="float">
            <text:p>41.208733</text:p>
          </table:table-cell>
          <table:table-cell office:value-type="float" office:value="41.593647" calcext:value-type="float">
            <text:p>41.593647</text:p>
          </table:table-cell>
          <table:table-cell office:value-type="float" office:value="42.370819" calcext:value-type="float">
            <text:p>42.370819</text:p>
          </table:table-cell>
          <table:table-cell office:value-type="float" office:value="42.794716" calcext:value-type="float">
            <text:p>42.794716</text:p>
          </table:table-cell>
          <table:table-cell office:value-type="float" office:value="43.492592" calcext:value-type="float">
            <text:p>43.492592</text:p>
          </table:table-cell>
        </table:table-row>
        <table:table-row table:style-name="ro1">
          <table:table-cell office:value-type="string" calcext:value-type="string">
            <text:p>h264_nvenc ll</text:p>
          </table:table-cell>
          <table:table-cell office:value-type="float" office:value="25.961143" calcext:value-type="float">
            <text:p>25.961143</text:p>
          </table:table-cell>
          <table:table-cell office:value-type="float" office:value="25.9828" calcext:value-type="float">
            <text:p>25.9828</text:p>
          </table:table-cell>
          <table:table-cell office:value-type="float" office:value="26.022579" calcext:value-type="float">
            <text:p>26.022579</text:p>
          </table:table-cell>
          <table:table-cell office:value-type="float" office:value="28.100336" calcext:value-type="float">
            <text:p>28.100336</text:p>
          </table:table-cell>
          <table:table-cell office:value-type="float" office:value="30.078985" calcext:value-type="float">
            <text:p>30.078985</text:p>
          </table:table-cell>
          <table:table-cell office:value-type="float" office:value="31.762093" calcext:value-type="float">
            <text:p>31.762093</text:p>
          </table:table-cell>
          <table:table-cell office:value-type="float" office:value="33.057503" calcext:value-type="float">
            <text:p>33.057503</text:p>
          </table:table-cell>
          <table:table-cell office:value-type="float" office:value="34.165726" calcext:value-type="float">
            <text:p>34.165726</text:p>
          </table:table-cell>
          <table:table-cell office:value-type="float" office:value="35.04977" calcext:value-type="float">
            <text:p>35.04977</text:p>
          </table:table-cell>
          <table:table-cell office:value-type="float" office:value="35.860329" calcext:value-type="float">
            <text:p>35.860329</text:p>
          </table:table-cell>
          <table:table-cell office:value-type="float" office:value="37.17881" calcext:value-type="float">
            <text:p>37.17881</text:p>
          </table:table-cell>
          <table:table-cell office:value-type="float" office:value="38.308235" calcext:value-type="float">
            <text:p>38.308235</text:p>
          </table:table-cell>
          <table:table-cell office:value-type="float" office:value="39.218185" calcext:value-type="float">
            <text:p>39.218185</text:p>
          </table:table-cell>
          <table:table-cell office:value-type="float" office:value="40.063461" calcext:value-type="float">
            <text:p>40.063461</text:p>
          </table:table-cell>
          <table:table-cell office:value-type="float" office:value="40.810421" calcext:value-type="float">
            <text:p>40.810421</text:p>
          </table:table-cell>
          <table:table-cell office:value-type="float" office:value="41.491817" calcext:value-type="float">
            <text:p>41.491817</text:p>
          </table:table-cell>
          <table:table-cell office:value-type="float" office:value="42.048161" calcext:value-type="float">
            <text:p>42.048161</text:p>
          </table:table-cell>
          <table:table-cell office:value-type="float" office:value="42.60788" calcext:value-type="float">
            <text:p>42.60788</text:p>
          </table:table-cell>
          <table:table-cell office:value-type="float" office:value="43.073708" calcext:value-type="float">
            <text:p>43.073708</text:p>
          </table:table-cell>
          <table:table-cell office:value-type="float" office:value="43.533916" calcext:value-type="float">
            <text:p>43.533916</text:p>
          </table:table-cell>
        </table:table-row>
        <table:table-row table:style-name="ro1">
          <table:table-cell office:value-type="string" calcext:value-type="string">
            <text:p>h264_nvenc llhq</text:p>
          </table:table-cell>
          <table:table-cell office:value-type="float" office:value="26.003168" calcext:value-type="float">
            <text:p>26.003168</text:p>
          </table:table-cell>
          <table:table-cell office:value-type="float" office:value="25.999002" calcext:value-type="float">
            <text:p>25.999002</text:p>
          </table:table-cell>
          <table:table-cell office:value-type="float" office:value="26.055534" calcext:value-type="float">
            <text:p>26.055534</text:p>
          </table:table-cell>
          <table:table-cell office:value-type="float" office:value="28.168793" calcext:value-type="float">
            <text:p>28.168793</text:p>
          </table:table-cell>
          <table:table-cell office:value-type="float" office:value="30.206539" calcext:value-type="float">
            <text:p>30.206539</text:p>
          </table:table-cell>
          <table:table-cell office:value-type="float" office:value="31.827019" calcext:value-type="float">
            <text:p>31.827019</text:p>
          </table:table-cell>
          <table:table-cell office:value-type="float" office:value="33.128605" calcext:value-type="float">
            <text:p>33.128605</text:p>
          </table:table-cell>
          <table:table-cell office:value-type="float" office:value="34.230526" calcext:value-type="float">
            <text:p>34.230526</text:p>
          </table:table-cell>
          <table:table-cell office:value-type="float" office:value="35.142227" calcext:value-type="float">
            <text:p>35.142227</text:p>
          </table:table-cell>
          <table:table-cell office:value-type="float" office:value="35.946247" calcext:value-type="float">
            <text:p>35.946247</text:p>
          </table:table-cell>
          <table:table-cell office:value-type="float" office:value="37.264782" calcext:value-type="float">
            <text:p>37.264782</text:p>
          </table:table-cell>
          <table:table-cell office:value-type="float" office:value="38.410709" calcext:value-type="float">
            <text:p>38.410709</text:p>
          </table:table-cell>
          <table:table-cell office:value-type="float" office:value="39.335659" calcext:value-type="float">
            <text:p>39.335659</text:p>
          </table:table-cell>
          <table:table-cell office:value-type="float" office:value="40.199467" calcext:value-type="float">
            <text:p>40.199467</text:p>
          </table:table-cell>
          <table:table-cell office:value-type="float" office:value="40.930836" calcext:value-type="float">
            <text:p>40.930836</text:p>
          </table:table-cell>
          <table:table-cell office:value-type="float" office:value="41.631607" calcext:value-type="float">
            <text:p>41.631607</text:p>
          </table:table-cell>
          <table:table-cell office:value-type="float" office:value="42.188663" calcext:value-type="float">
            <text:p>42.188663</text:p>
          </table:table-cell>
          <table:table-cell office:value-type="float" office:value="42.744389" calcext:value-type="float">
            <text:p>42.744389</text:p>
          </table:table-cell>
          <table:table-cell office:value-type="float" office:value="43.22723" calcext:value-type="float">
            <text:p>43.22723</text:p>
          </table:table-cell>
          <table:table-cell office:value-type="float" office:value="43.699043" calcext:value-type="float">
            <text:p>43.699043</text:p>
          </table:table-cell>
        </table:table-row>
        <table:table-row table:style-name="ro1">
          <table:table-cell office:value-type="string" calcext:value-type="string">
            <text:p>h264_nvenc llhp</text:p>
          </table:table-cell>
          <table:table-cell office:value-type="float" office:value="25.91275" calcext:value-type="float">
            <text:p>25.91275</text:p>
          </table:table-cell>
          <table:table-cell office:value-type="float" office:value="25.934509" calcext:value-type="float">
            <text:p>25.934509</text:p>
          </table:table-cell>
          <table:table-cell office:value-type="float" office:value="25.973202" calcext:value-type="float">
            <text:p>25.973202</text:p>
          </table:table-cell>
          <table:table-cell office:value-type="float" office:value="28.064037" calcext:value-type="float">
            <text:p>28.064037</text:p>
          </table:table-cell>
          <table:table-cell office:value-type="float" office:value="30.087433" calcext:value-type="float">
            <text:p>30.087433</text:p>
          </table:table-cell>
          <table:table-cell office:value-type="float" office:value="31.698725" calcext:value-type="float">
            <text:p>31.698725</text:p>
          </table:table-cell>
          <table:table-cell office:value-type="float" office:value="33.032433" calcext:value-type="float">
            <text:p>33.032433</text:p>
          </table:table-cell>
          <table:table-cell office:value-type="float" office:value="34.092991" calcext:value-type="float">
            <text:p>34.092991</text:p>
          </table:table-cell>
          <table:table-cell office:value-type="float" office:value="35.056026" calcext:value-type="float">
            <text:p>35.056026</text:p>
          </table:table-cell>
          <table:table-cell office:value-type="float" office:value="35.838329" calcext:value-type="float">
            <text:p>35.838329</text:p>
          </table:table-cell>
          <table:table-cell office:value-type="float" office:value="37.162041" calcext:value-type="float">
            <text:p>37.162041</text:p>
          </table:table-cell>
          <table:table-cell office:value-type="float" office:value="38.295879" calcext:value-type="float">
            <text:p>38.295879</text:p>
          </table:table-cell>
          <table:table-cell office:value-type="float" office:value="39.211117" calcext:value-type="float">
            <text:p>39.211117</text:p>
          </table:table-cell>
          <table:table-cell office:value-type="float" office:value="40.058498" calcext:value-type="float">
            <text:p>40.058498</text:p>
          </table:table-cell>
          <table:table-cell office:value-type="float" office:value="40.803699" calcext:value-type="float">
            <text:p>40.803699</text:p>
          </table:table-cell>
          <table:table-cell office:value-type="float" office:value="41.486813" calcext:value-type="float">
            <text:p>41.486813</text:p>
          </table:table-cell>
          <table:table-cell office:value-type="float" office:value="42.07053" calcext:value-type="float">
            <text:p>42.07053</text:p>
          </table:table-cell>
          <table:table-cell office:value-type="float" office:value="42.598286" calcext:value-type="float">
            <text:p>42.598286</text:p>
          </table:table-cell>
          <table:table-cell office:value-type="float" office:value="43.082676" calcext:value-type="float">
            <text:p>43.082676</text:p>
          </table:table-cell>
          <table:table-cell office:value-type="float" office:value="43.537544" calcext:value-type="float">
            <text:p>43.5375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 style:data-style-name="N2" text:time-value="00:37:20.199174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22:17:55.943487000</meta:creation-date>
    <dc:date>2016-12-16T00:54:00.171937166</dc:date>
    <meta:editing-duration>PT56M15S</meta:editing-duration>
    <meta:editing-cycles>14</meta:editing-cycles>
    <meta:generator>LibreOffice/5.1.4.2$Linux_X86_64 LibreOffice_project/10m0$Build-2</meta:generator>
    <meta:document-statistic meta:table-count="3" meta:cell-count="245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15.987cm" svg:height="9.012cm" xlink:href=".." xlink:type="simple" chart:class="chart:scatter" chart:style-name="ch1">
        <chart:legend chart:legend-position="end" svg:x="8.972cm" svg:y="1.966cm" style:legend-expansion="high" chart:style-name="ch2"/>
        <chart:plot-area chart:style-name="ch3" table:cell-range-address="Old_Town_Cross.A3:Old_Town_Cross.U3 Old_Town_Cross.B25:Old_Town_Cross.U43 Old_Town_Cross.A4:Old_Town_Cross.A21" chart:data-source-has-labels="column" svg:x="0.319cm" svg:y="0.18cm" svg:width="8.334cm" svg:height="8.652cm">
          <chartooo:coordinate-region svg:x="0.94cm" svg:y="0.379cm" svg:width="7.248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ld_Town_Cross.B25:Old_Town_Cross.U25" chart:label-cell-address="Old_Town_Cross.A3:Old_Town_Cross.A3" chart:class="chart:scatter">
            <chart:domain table:cell-range-address="Old_Town_Cross.B3:Old_Town_Cross.U3"/>
            <chart:data-point chart:repeated="20"/>
          </chart:series>
          <chart:series chart:style-name="ch7" chart:values-cell-range-address="Old_Town_Cross.B26:Old_Town_Cross.U26" chart:label-cell-address="Old_Town_Cross.A4:Old_Town_Cross.A4" chart:class="chart:scatter">
            <chart:domain table:cell-range-address="Old_Town_Cross.B4:Old_Town_Cross.U4"/>
            <chart:data-point chart:repeated="20"/>
          </chart:series>
          <chart:series chart:style-name="ch8" chart:values-cell-range-address="Old_Town_Cross.B27:Old_Town_Cross.U27" chart:label-cell-address="Old_Town_Cross.A5:Old_Town_Cross.A5" chart:class="chart:scatter">
            <chart:domain table:cell-range-address="Old_Town_Cross.B5:Old_Town_Cross.U5"/>
            <chart:data-point chart:repeated="20"/>
          </chart:series>
          <chart:series chart:style-name="ch9" chart:values-cell-range-address="Old_Town_Cross.B28:Old_Town_Cross.U28" chart:label-cell-address="Old_Town_Cross.A6:Old_Town_Cross.A6" chart:class="chart:scatter">
            <chart:domain table:cell-range-address="Old_Town_Cross.B6:Old_Town_Cross.U6"/>
            <chart:data-point chart:repeated="20"/>
          </chart:series>
          <chart:series chart:style-name="ch10" chart:values-cell-range-address="Old_Town_Cross.B29:Old_Town_Cross.U29" chart:label-cell-address="Old_Town_Cross.A7:Old_Town_Cross.A7" chart:class="chart:scatter">
            <chart:domain table:cell-range-address="Old_Town_Cross.B7:Old_Town_Cross.U7"/>
            <chart:data-point chart:repeated="20"/>
          </chart:series>
          <chart:series chart:style-name="ch11" chart:values-cell-range-address="Old_Town_Cross.B30:Old_Town_Cross.U30" chart:label-cell-address="Old_Town_Cross.A8:Old_Town_Cross.A8" chart:class="chart:scatter">
            <chart:domain table:cell-range-address="Old_Town_Cross.B8:Old_Town_Cross.U8"/>
            <chart:data-point chart:repeated="20"/>
          </chart:series>
          <chart:series chart:style-name="ch12" chart:values-cell-range-address="Old_Town_Cross.B31:Old_Town_Cross.U31" chart:label-cell-address="Old_Town_Cross.A9:Old_Town_Cross.A9" chart:class="chart:scatter">
            <chart:domain table:cell-range-address="Old_Town_Cross.B9:Old_Town_Cross.U9"/>
            <chart:data-point chart:repeated="20"/>
          </chart:series>
          <chart:series chart:style-name="ch13" chart:values-cell-range-address="Old_Town_Cross.B32:Old_Town_Cross.U32" chart:label-cell-address="Old_Town_Cross.A10:Old_Town_Cross.A10" chart:class="chart:scatter">
            <chart:domain table:cell-range-address="Old_Town_Cross.B10:Old_Town_Cross.U10"/>
            <chart:data-point chart:repeated="20"/>
          </chart:series>
          <chart:series chart:style-name="ch14" chart:values-cell-range-address="Old_Town_Cross.B33:Old_Town_Cross.U33" chart:label-cell-address="Old_Town_Cross.A11:Old_Town_Cross.A11" chart:class="chart:scatter">
            <chart:domain table:cell-range-address="Old_Town_Cross.B11:Old_Town_Cross.U11"/>
            <chart:data-point chart:repeated="20"/>
          </chart:series>
          <chart:series chart:style-name="ch15" chart:values-cell-range-address="Old_Town_Cross.B34:Old_Town_Cross.U34" chart:label-cell-address="Old_Town_Cross.A12:Old_Town_Cross.A12" chart:class="chart:scatter">
            <chart:domain table:cell-range-address="Old_Town_Cross.B12:Old_Town_Cross.U12"/>
            <chart:data-point chart:repeated="20"/>
          </chart:series>
          <chart:series chart:style-name="ch16" chart:values-cell-range-address="Old_Town_Cross.B35:Old_Town_Cross.U35" chart:label-cell-address="Old_Town_Cross.A13:Old_Town_Cross.A13" chart:class="chart:scatter">
            <chart:domain table:cell-range-address="Old_Town_Cross.B13:Old_Town_Cross.U13"/>
            <chart:data-point chart:repeated="20"/>
          </chart:series>
          <chart:series chart:style-name="ch17" chart:values-cell-range-address="Old_Town_Cross.B36:Old_Town_Cross.U36" chart:label-cell-address="Old_Town_Cross.A14:Old_Town_Cross.A14" chart:class="chart:scatter">
            <chart:domain table:cell-range-address="Old_Town_Cross.B14:Old_Town_Cross.U14"/>
            <chart:data-point chart:repeated="20"/>
          </chart:series>
          <chart:series chart:style-name="ch18" chart:values-cell-range-address="Old_Town_Cross.B37:Old_Town_Cross.U37" chart:label-cell-address="Old_Town_Cross.A15:Old_Town_Cross.A15" chart:class="chart:scatter">
            <chart:domain table:cell-range-address="Old_Town_Cross.B15:Old_Town_Cross.U15"/>
            <chart:data-point chart:repeated="20"/>
          </chart:series>
          <chart:series chart:style-name="ch19" chart:values-cell-range-address="Old_Town_Cross.B38:Old_Town_Cross.U38" chart:label-cell-address="Old_Town_Cross.A16:Old_Town_Cross.A16" chart:class="chart:scatter">
            <chart:domain table:cell-range-address="Old_Town_Cross.B16:Old_Town_Cross.U16"/>
            <chart:data-point chart:repeated="20"/>
          </chart:series>
          <chart:series chart:style-name="ch20" chart:values-cell-range-address="Old_Town_Cross.B39:Old_Town_Cross.U39" chart:label-cell-address="Old_Town_Cross.A17:Old_Town_Cross.A17" chart:class="chart:scatter">
            <chart:domain table:cell-range-address="Old_Town_Cross.B17:Old_Town_Cross.U17"/>
            <chart:data-point chart:repeated="20"/>
          </chart:series>
          <chart:series chart:style-name="ch21" chart:values-cell-range-address="Old_Town_Cross.B40:Old_Town_Cross.U40" chart:label-cell-address="Old_Town_Cross.A18:Old_Town_Cross.A18" chart:class="chart:scatter">
            <chart:domain table:cell-range-address="Old_Town_Cross.B18:Old_Town_Cross.U18"/>
            <chart:data-point chart:repeated="20"/>
          </chart:series>
          <chart:series chart:style-name="ch22" chart:values-cell-range-address="Old_Town_Cross.B41:Old_Town_Cross.U41" chart:label-cell-address="Old_Town_Cross.A19:Old_Town_Cross.A19" chart:class="chart:scatter">
            <chart:domain table:cell-range-address="Old_Town_Cross.B19:Old_Town_Cross.U19"/>
            <chart:data-point chart:repeated="20"/>
          </chart:series>
          <chart:series chart:style-name="ch23" chart:values-cell-range-address="Old_Town_Cross.B42:Old_Town_Cross.U42" chart:label-cell-address="Old_Town_Cross.A20:Old_Town_Cross.A20" chart:class="chart:scatter">
            <chart:domain table:cell-range-address="Old_Town_Cross.B20:Old_Town_Cross.U20"/>
            <chart:data-point chart:repeated="20"/>
          </chart:series>
          <chart:series chart:style-name="ch24" chart:values-cell-range-address="Old_Town_Cross.B43:Old_Town_Cross.U43" chart:label-cell-address="Old_Town_Cross.A21:Old_Town_Cross.A21" chart:class="chart:scatter">
            <chart:domain table:cell-range-address="Old_Town_Cross.B21:Old_Town_Cross.U21"/>
            <chart:data-point chart:repeated="20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771.6807">
                <text:p>771.6807</text:p>
                <draw:g>
                  <svg:desc>Old_Town_Cross.B3:Old_Town_Cross.U3</svg:desc>
                </draw:g>
              </table:table-cell>
              <table:table-cell office:value-type="float" office:value="770.3277">
                <text:p>770.3277</text:p>
              </table:table-cell>
              <table:table-cell office:value-type="float" office:value="772.8454">
                <text:p>772.8454</text:p>
              </table:table-cell>
              <table:table-cell office:value-type="float" office:value="773.6791">
                <text:p>773.6791</text:p>
              </table:table-cell>
              <table:table-cell office:value-type="float" office:value="776.0971">
                <text:p>776.0971</text:p>
              </table:table-cell>
              <table:table-cell office:value-type="float" office:value="768.3695">
                <text:p>768.3695</text:p>
              </table:table-cell>
              <table:table-cell office:value-type="float" office:value="773.4537">
                <text:p>773.4537</text:p>
              </table:table-cell>
              <table:table-cell office:value-type="float" office:value="772.8456">
                <text:p>772.8456</text:p>
              </table:table-cell>
              <table:table-cell office:value-type="float" office:value="775.628">
                <text:p>775.628</text:p>
              </table:table-cell>
              <table:table-cell office:value-type="float" office:value="771.4148">
                <text:p>771.4148</text:p>
              </table:table-cell>
              <table:table-cell office:value-type="float" office:value="771.0752">
                <text:p>771.0752</text:p>
              </table:table-cell>
              <table:table-cell office:value-type="float" office:value="773.8307">
                <text:p>773.8307</text:p>
              </table:table-cell>
              <table:table-cell office:value-type="float" office:value="776.0748">
                <text:p>776.0748</text:p>
              </table:table-cell>
              <table:table-cell office:value-type="float" office:value="779.9313">
                <text:p>779.9313</text:p>
              </table:table-cell>
              <table:table-cell office:value-type="float" office:value="782.1476">
                <text:p>782.1476</text:p>
              </table:table-cell>
              <table:table-cell office:value-type="float" office:value="787.8982">
                <text:p>787.8982</text:p>
              </table:table-cell>
              <table:table-cell office:value-type="float" office:value="795.0374">
                <text:p>795.0374</text:p>
              </table:table-cell>
              <table:table-cell office:value-type="float" office:value="803.4708">
                <text:p>803.4708</text:p>
              </table:table-cell>
              <table:table-cell office:value-type="float" office:value="811.9413">
                <text:p>811.9413</text:p>
              </table:table-cell>
              <table:table-cell office:value-type="float" office:value="823.1727">
                <text:p>823.1727</text:p>
              </table:table-cell>
            </table:table-row>
            <table:table-row>
              <table:table-cell office:value-type="string">
                <text:p>theora</text:p>
                <draw:g>
                  <svg:desc>Old_Town_Cross.A3:Old_Town_Cross.A3</svg:desc>
                </draw:g>
              </table:table-cell>
              <table:table-cell office:value-type="float" office:value="20.03248">
                <text:p>20.03248</text:p>
                <draw:g>
                  <svg:desc>Old_Town_Cross.B25:Old_Town_Cross.U25</svg:desc>
                </draw:g>
              </table:table-cell>
              <table:table-cell office:value-type="float" office:value="20.116848">
                <text:p>20.116848</text:p>
              </table:table-cell>
              <table:table-cell office:value-type="float" office:value="20.15502">
                <text:p>20.15502</text:p>
              </table:table-cell>
              <table:table-cell office:value-type="float" office:value="20.261978">
                <text:p>20.261978</text:p>
              </table:table-cell>
              <table:table-cell office:value-type="float" office:value="20.3342">
                <text:p>20.3342</text:p>
              </table:table-cell>
              <table:table-cell office:value-type="float" office:value="20.776157">
                <text:p>20.776157</text:p>
              </table:table-cell>
              <table:table-cell office:value-type="float" office:value="21.335226">
                <text:p>21.335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55391">
                <text:p>24.555391</text:p>
              </table:table-cell>
              <table:table-cell office:value-type="float" office:value="26.258186">
                <text:p>26.258186</text:p>
              </table:table-cell>
              <table:table-cell office:value-type="float" office:value="27.031572">
                <text:p>27.031572</text:p>
              </table:table-cell>
              <table:table-cell office:value-type="float" office:value="27.754541">
                <text:p>27.754541</text:p>
              </table:table-cell>
              <table:table-cell office:value-type="float" office:value="28.463209">
                <text:p>28.463209</text:p>
              </table:table-cell>
              <table:table-cell office:value-type="float" office:value="29.05018">
                <text:p>29.05018</text:p>
              </table:table-cell>
              <table:table-cell office:value-type="float" office:value="29.566319">
                <text:p>29.566319</text:p>
              </table:table-cell>
              <table:table-cell office:value-type="float" office:value="30.015198">
                <text:p>30.015198</text:p>
              </table:table-cell>
              <table:table-cell office:value-type="float" office:value="30.44515">
                <text:p>30.44515</text:p>
              </table:table-cell>
              <table:table-cell office:value-type="float" office:value="30.817583">
                <text:p>30.817583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12.5917">
                <text:p>112.5917</text:p>
                <draw:g>
                  <svg:desc>Old_Town_Cross.B4:Old_Town_Cross.U4</svg:desc>
                </draw:g>
              </table:table-cell>
              <table:table-cell office:value-type="float" office:value="84.4672">
                <text:p>84.4672</text:p>
              </table:table-cell>
              <table:table-cell office:value-type="float" office:value="76.1958">
                <text:p>76.1958</text:p>
              </table:table-cell>
              <table:table-cell office:value-type="float" office:value="59.3541">
                <text:p>59.3541</text:p>
              </table:table-cell>
              <table:table-cell office:value-type="float" office:value="74.5439">
                <text:p>74.5439</text:p>
              </table:table-cell>
              <table:table-cell office:value-type="float" office:value="75.0313">
                <text:p>75.0313</text:p>
              </table:table-cell>
              <table:table-cell office:value-type="float" office:value="75.5197">
                <text:p>75.5197</text:p>
              </table:table-cell>
              <table:table-cell office:value-type="float" office:value="75.4546">
                <text:p>75.4546</text:p>
              </table:table-cell>
              <table:table-cell office:value-type="float" office:value="75.5614">
                <text:p>75.5614</text:p>
              </table:table-cell>
              <table:table-cell office:value-type="float" office:value="75.8193">
                <text:p>75.8193</text:p>
              </table:table-cell>
              <table:table-cell office:value-type="float" office:value="76.1967">
                <text:p>76.1967</text:p>
              </table:table-cell>
              <table:table-cell office:value-type="float" office:value="76.0847">
                <text:p>76.0847</text:p>
              </table:table-cell>
              <table:table-cell office:value-type="float" office:value="76.4815">
                <text:p>76.4815</text:p>
              </table:table-cell>
              <table:table-cell office:value-type="float" office:value="77.001">
                <text:p>77.001</text:p>
              </table:table-cell>
              <table:table-cell office:value-type="float" office:value="77.0796">
                <text:p>77.0796</text:p>
              </table:table-cell>
              <table:table-cell office:value-type="float" office:value="77.2148">
                <text:p>77.2148</text:p>
              </table:table-cell>
              <table:table-cell office:value-type="float" office:value="77.2017">
                <text:p>77.2017</text:p>
              </table:table-cell>
              <table:table-cell office:value-type="float" office:value="77.6588">
                <text:p>77.6588</text:p>
              </table:table-cell>
              <table:table-cell office:value-type="float" office:value="77.167">
                <text:p>77.167</text:p>
              </table:table-cell>
              <table:table-cell office:value-type="float" office:value="77.4761">
                <text:p>77.4761</text:p>
              </table:table-cell>
            </table:table-row>
            <table:table-row>
              <table:table-cell office:value-type="string">
                <text:p>x264 ultrafast</text:p>
                <draw:g>
                  <svg:desc>Old_Town_Cross.A4:Old_Town_Cross.A4</svg:desc>
                </draw:g>
              </table:table-cell>
              <table:table-cell office:value-type="float" office:value="15.866484">
                <text:p>15.866484</text:p>
                <draw:g>
                  <svg:desc>Old_Town_Cross.B26:Old_Town_Cross.U26</svg:desc>
                </draw:g>
              </table:table-cell>
              <table:table-cell office:value-type="float" office:value="18.741463">
                <text:p>18.741463</text:p>
              </table:table-cell>
              <table:table-cell office:value-type="float" office:value="19.602278">
                <text:p>19.602278</text:p>
              </table:table-cell>
              <table:table-cell office:value-type="float" office:value="20.540478">
                <text:p>20.540478</text:p>
              </table:table-cell>
              <table:table-cell office:value-type="float" office:value="21.731932">
                <text:p>21.731932</text:p>
              </table:table-cell>
              <table:table-cell office:value-type="float" office:value="23.412193">
                <text:p>23.412193</text:p>
              </table:table-cell>
              <table:table-cell office:value-type="float" office:value="25.474106">
                <text:p>25.474106</text:p>
              </table:table-cell>
              <table:table-cell office:value-type="float" office:value="27.060474">
                <text:p>27.060474</text:p>
              </table:table-cell>
              <table:table-cell office:value-type="float" office:value="27.957106">
                <text:p>27.957106</text:p>
              </table:table-cell>
              <table:table-cell office:value-type="float" office:value="28.639324">
                <text:p>28.639324</text:p>
              </table:table-cell>
              <table:table-cell office:value-type="float" office:value="29.464214">
                <text:p>29.464214</text:p>
              </table:table-cell>
              <table:table-cell office:value-type="float" office:value="29.974766">
                <text:p>29.974766</text:p>
              </table:table-cell>
              <table:table-cell office:value-type="float" office:value="30.350863">
                <text:p>30.350863</text:p>
              </table:table-cell>
              <table:table-cell office:value-type="float" office:value="30.656569">
                <text:p>30.656569</text:p>
              </table:table-cell>
              <table:table-cell office:value-type="float" office:value="30.929167">
                <text:p>30.929167</text:p>
              </table:table-cell>
              <table:table-cell office:value-type="float" office:value="31.096781">
                <text:p>31.096781</text:p>
              </table:table-cell>
              <table:table-cell office:value-type="float" office:value="31.270885">
                <text:p>31.270885</text:p>
              </table:table-cell>
              <table:table-cell office:value-type="float" office:value="31.417711">
                <text:p>31.417711</text:p>
              </table:table-cell>
              <table:table-cell office:value-type="float" office:value="31.571564">
                <text:p>31.571564</text:p>
              </table:table-cell>
              <table:table-cell office:value-type="float" office:value="31.649143">
                <text:p>31.649143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52.5043">
                <text:p>152.5043</text:p>
                <draw:g>
                  <svg:desc>Old_Town_Cross.B5:Old_Town_Cross.U5</svg:desc>
                </draw:g>
              </table:table-cell>
              <table:table-cell office:value-type="float" office:value="151.2584">
                <text:p>151.2584</text:p>
              </table:table-cell>
              <table:table-cell office:value-type="float" office:value="152.1072">
                <text:p>152.1072</text:p>
              </table:table-cell>
              <table:table-cell office:value-type="float" office:value="154.448">
                <text:p>154.448</text:p>
              </table:table-cell>
              <table:table-cell office:value-type="float" office:value="156.0656">
                <text:p>156.0656</text:p>
              </table:table-cell>
              <table:table-cell office:value-type="float" office:value="157.8316">
                <text:p>157.8316</text:p>
              </table:table-cell>
              <table:table-cell office:value-type="float" office:value="159.3776">
                <text:p>159.3776</text:p>
              </table:table-cell>
              <table:table-cell office:value-type="float" office:value="161.297">
                <text:p>161.297</text:p>
              </table:table-cell>
              <table:table-cell office:value-type="float" office:value="162.5886">
                <text:p>162.5886</text:p>
              </table:table-cell>
              <table:table-cell office:value-type="float" office:value="163.091">
                <text:p>163.091</text:p>
              </table:table-cell>
              <table:table-cell office:value-type="float" office:value="165.8936">
                <text:p>165.8936</text:p>
              </table:table-cell>
              <table:table-cell office:value-type="float" office:value="167.8351">
                <text:p>167.8351</text:p>
              </table:table-cell>
              <table:table-cell office:value-type="float" office:value="169.5287">
                <text:p>169.5287</text:p>
              </table:table-cell>
              <table:table-cell office:value-type="float" office:value="171.8918">
                <text:p>171.8918</text:p>
              </table:table-cell>
              <table:table-cell office:value-type="float" office:value="173.3452">
                <text:p>173.3452</text:p>
              </table:table-cell>
              <table:table-cell office:value-type="float" office:value="174.7624">
                <text:p>174.7624</text:p>
              </table:table-cell>
              <table:table-cell office:value-type="float" office:value="176.2335">
                <text:p>176.2335</text:p>
              </table:table-cell>
              <table:table-cell office:value-type="float" office:value="178.1542">
                <text:p>178.1542</text:p>
              </table:table-cell>
              <table:table-cell office:value-type="float" office:value="179.0569">
                <text:p>179.0569</text:p>
              </table:table-cell>
              <table:table-cell office:value-type="float" office:value="180.1194">
                <text:p>180.1194</text:p>
              </table:table-cell>
            </table:table-row>
            <table:table-row>
              <table:table-cell office:value-type="string">
                <text:p>x264 superfast</text:p>
                <draw:g>
                  <svg:desc>Old_Town_Cross.A5:Old_Town_Cross.A5</svg:desc>
                </draw:g>
              </table:table-cell>
              <table:table-cell office:value-type="float" office:value="18.741652">
                <text:p>18.741652</text:p>
                <draw:g>
                  <svg:desc>Old_Town_Cross.B27:Old_Town_Cross.U27</svg:desc>
                </draw:g>
              </table:table-cell>
              <table:table-cell office:value-type="float" office:value="20.468874">
                <text:p>20.468874</text:p>
              </table:table-cell>
              <table:table-cell office:value-type="float" office:value="23.86343">
                <text:p>23.86343</text:p>
              </table:table-cell>
              <table:table-cell office:value-type="float" office:value="26.16774">
                <text:p>26.16774</text:p>
              </table:table-cell>
              <table:table-cell office:value-type="float" office:value="27.617369">
                <text:p>27.617369</text:p>
              </table:table-cell>
              <table:table-cell office:value-type="float" office:value="28.606936">
                <text:p>28.606936</text:p>
              </table:table-cell>
              <table:table-cell office:value-type="float" office:value="29.327358">
                <text:p>29.327358</text:p>
              </table:table-cell>
              <table:table-cell office:value-type="float" office:value="29.822542">
                <text:p>29.822542</text:p>
              </table:table-cell>
              <table:table-cell office:value-type="float" office:value="30.184036">
                <text:p>30.184036</text:p>
              </table:table-cell>
              <table:table-cell office:value-type="float" office:value="30.463449">
                <text:p>30.463449</text:p>
              </table:table-cell>
              <table:table-cell office:value-type="float" office:value="30.860699">
                <text:p>30.860699</text:p>
              </table:table-cell>
              <table:table-cell office:value-type="float" office:value="31.128311">
                <text:p>31.128311</text:p>
              </table:table-cell>
              <table:table-cell office:value-type="float" office:value="31.321585">
                <text:p>31.321585</text:p>
              </table:table-cell>
              <table:table-cell office:value-type="float" office:value="31.512495">
                <text:p>31.512495</text:p>
              </table:table-cell>
              <table:table-cell office:value-type="float" office:value="31.652767">
                <text:p>31.652767</text:p>
              </table:table-cell>
              <table:table-cell office:value-type="float" office:value="31.75382">
                <text:p>31.75382</text:p>
              </table:table-cell>
              <table:table-cell office:value-type="float" office:value="31.81422">
                <text:p>31.81422</text:p>
              </table:table-cell>
              <table:table-cell office:value-type="float" office:value="31.865736">
                <text:p>31.865736</text:p>
              </table:table-cell>
              <table:table-cell office:value-type="float" office:value="31.913893">
                <text:p>31.913893</text:p>
              </table:table-cell>
              <table:table-cell office:value-type="float" office:value="31.96314">
                <text:p>31.96314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41.3578">
                <text:p>241.3578</text:p>
                <draw:g>
                  <svg:desc>Old_Town_Cross.B6:Old_Town_Cross.U6</svg:desc>
                </draw:g>
              </table:table-cell>
              <table:table-cell office:value-type="float" office:value="243.0062">
                <text:p>243.0062</text:p>
              </table:table-cell>
              <table:table-cell office:value-type="float" office:value="243.8457">
                <text:p>243.8457</text:p>
              </table:table-cell>
              <table:table-cell office:value-type="float" office:value="248.9036">
                <text:p>248.9036</text:p>
              </table:table-cell>
              <table:table-cell office:value-type="float" office:value="251.8196">
                <text:p>251.8196</text:p>
              </table:table-cell>
              <table:table-cell office:value-type="float" office:value="255.7988">
                <text:p>255.7988</text:p>
              </table:table-cell>
              <table:table-cell office:value-type="float" office:value="259.4737">
                <text:p>259.4737</text:p>
              </table:table-cell>
              <table:table-cell office:value-type="float" office:value="261.7571">
                <text:p>261.7571</text:p>
              </table:table-cell>
              <table:table-cell office:value-type="float" office:value="265.0896">
                <text:p>265.0896</text:p>
              </table:table-cell>
              <table:table-cell office:value-type="float" office:value="267.4364">
                <text:p>267.4364</text:p>
              </table:table-cell>
              <table:table-cell office:value-type="float" office:value="271.1217">
                <text:p>271.1217</text:p>
              </table:table-cell>
              <table:table-cell office:value-type="float" office:value="276.6903">
                <text:p>276.6903</text:p>
              </table:table-cell>
              <table:table-cell office:value-type="float" office:value="278.974">
                <text:p>278.974</text:p>
              </table:table-cell>
              <table:table-cell office:value-type="float" office:value="295.3137">
                <text:p>295.3137</text:p>
              </table:table-cell>
              <table:table-cell office:value-type="float" office:value="299.317">
                <text:p>299.317</text:p>
              </table:table-cell>
              <table:table-cell office:value-type="float" office:value="302.5488">
                <text:p>302.5488</text:p>
              </table:table-cell>
              <table:table-cell office:value-type="float" office:value="303.0671">
                <text:p>303.0671</text:p>
              </table:table-cell>
              <table:table-cell office:value-type="float" office:value="304.9185">
                <text:p>304.9185</text:p>
              </table:table-cell>
              <table:table-cell office:value-type="float" office:value="306.0514">
                <text:p>306.0514</text:p>
              </table:table-cell>
              <table:table-cell office:value-type="float" office:value="306.1725">
                <text:p>306.1725</text:p>
              </table:table-cell>
            </table:table-row>
            <table:table-row>
              <table:table-cell office:value-type="string">
                <text:p>x264 veryfast</text:p>
                <draw:g>
                  <svg:desc>Old_Town_Cross.A6:Old_Town_Cross.A6</svg:desc>
                </draw:g>
              </table:table-cell>
              <table:table-cell office:value-type="float" office:value="18.829054">
                <text:p>18.829054</text:p>
                <draw:g>
                  <svg:desc>Old_Town_Cross.B28:Old_Town_Cross.U28</svg:desc>
                </draw:g>
              </table:table-cell>
              <table:table-cell office:value-type="float" office:value="20.452318">
                <text:p>20.452318</text:p>
              </table:table-cell>
              <table:table-cell office:value-type="float" office:value="23.867968">
                <text:p>23.867968</text:p>
              </table:table-cell>
              <table:table-cell office:value-type="float" office:value="26.448957">
                <text:p>26.448957</text:p>
              </table:table-cell>
              <table:table-cell office:value-type="float" office:value="27.883886">
                <text:p>27.883886</text:p>
              </table:table-cell>
              <table:table-cell office:value-type="float" office:value="28.912495">
                <text:p>28.912495</text:p>
              </table:table-cell>
              <table:table-cell office:value-type="float" office:value="29.711254">
                <text:p>29.711254</text:p>
              </table:table-cell>
              <table:table-cell office:value-type="float" office:value="30.279198">
                <text:p>30.279198</text:p>
              </table:table-cell>
              <table:table-cell office:value-type="float" office:value="30.701002">
                <text:p>30.701002</text:p>
              </table:table-cell>
              <table:table-cell office:value-type="float" office:value="31.051512">
                <text:p>31.051512</text:p>
              </table:table-cell>
              <table:table-cell office:value-type="float" office:value="31.500498">
                <text:p>31.500498</text:p>
              </table:table-cell>
              <table:table-cell office:value-type="float" office:value="31.799679">
                <text:p>31.799679</text:p>
              </table:table-cell>
              <table:table-cell office:value-type="float" office:value="32.000854">
                <text:p>32.000854</text:p>
              </table:table-cell>
              <table:table-cell office:value-type="float" office:value="32.131535">
                <text:p>32.131535</text:p>
              </table:table-cell>
              <table:table-cell office:value-type="float" office:value="32.228245">
                <text:p>32.228245</text:p>
              </table:table-cell>
              <table:table-cell office:value-type="float" office:value="32.292011">
                <text:p>32.292011</text:p>
              </table:table-cell>
              <table:table-cell office:value-type="float" office:value="32.332211">
                <text:p>32.332211</text:p>
              </table:table-cell>
              <table:table-cell office:value-type="float" office:value="32.344208">
                <text:p>32.344208</text:p>
              </table:table-cell>
              <table:table-cell office:value-type="float" office:value="32.326263">
                <text:p>32.326263</text:p>
              </table:table-cell>
              <table:table-cell office:value-type="float" office:value="32.212299">
                <text:p>32.212299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368.8872">
                <text:p>368.8872</text:p>
                <draw:g>
                  <svg:desc>Old_Town_Cross.B7:Old_Town_Cross.U7</svg:desc>
                </draw:g>
              </table:table-cell>
              <table:table-cell office:value-type="float" office:value="379.4444">
                <text:p>379.4444</text:p>
              </table:table-cell>
              <table:table-cell office:value-type="float" office:value="386.5865">
                <text:p>386.5865</text:p>
              </table:table-cell>
              <table:table-cell office:value-type="float" office:value="402.0451">
                <text:p>402.0451</text:p>
              </table:table-cell>
              <table:table-cell office:value-type="float" office:value="416.32">
                <text:p>416.32</text:p>
              </table:table-cell>
              <table:table-cell office:value-type="float" office:value="428.2443">
                <text:p>428.2443</text:p>
              </table:table-cell>
              <table:table-cell office:value-type="float" office:value="437.1038">
                <text:p>437.1038</text:p>
              </table:table-cell>
              <table:table-cell office:value-type="float" office:value="444.6137">
                <text:p>444.6137</text:p>
              </table:table-cell>
              <table:table-cell office:value-type="float" office:value="450.258">
                <text:p>450.258</text:p>
              </table:table-cell>
              <table:table-cell office:value-type="float" office:value="456.5726">
                <text:p>456.5726</text:p>
              </table:table-cell>
              <table:table-cell office:value-type="float" office:value="467.2128">
                <text:p>467.2128</text:p>
              </table:table-cell>
              <table:table-cell office:value-type="float" office:value="477.5794">
                <text:p>477.5794</text:p>
              </table:table-cell>
              <table:table-cell office:value-type="float" office:value="484.1892">
                <text:p>484.1892</text:p>
              </table:table-cell>
              <table:table-cell office:value-type="float" office:value="490.0899">
                <text:p>490.0899</text:p>
              </table:table-cell>
              <table:table-cell office:value-type="float" office:value="497.9112">
                <text:p>497.9112</text:p>
              </table:table-cell>
              <table:table-cell office:value-type="float" office:value="503.501">
                <text:p>503.501</text:p>
              </table:table-cell>
              <table:table-cell office:value-type="float" office:value="521.29">
                <text:p>521.29</text:p>
              </table:table-cell>
              <table:table-cell office:value-type="float" office:value="522.6674">
                <text:p>522.6674</text:p>
              </table:table-cell>
              <table:table-cell office:value-type="float" office:value="524.3753">
                <text:p>524.3753</text:p>
              </table:table-cell>
              <table:table-cell office:value-type="float" office:value="540.8417">
                <text:p>540.8417</text:p>
              </table:table-cell>
            </table:table-row>
            <table:table-row>
              <table:table-cell office:value-type="string">
                <text:p>x264 faster</text:p>
                <draw:g>
                  <svg:desc>Old_Town_Cross.A7:Old_Town_Cross.A7</svg:desc>
                </draw:g>
              </table:table-cell>
              <table:table-cell office:value-type="float" office:value="20.587074">
                <text:p>20.587074</text:p>
                <draw:g>
                  <svg:desc>Old_Town_Cross.B29:Old_Town_Cross.U29</svg:desc>
                </draw:g>
              </table:table-cell>
              <table:table-cell office:value-type="float" office:value="22.416363">
                <text:p>22.416363</text:p>
              </table:table-cell>
              <table:table-cell office:value-type="float" office:value="24.346758">
                <text:p>24.346758</text:p>
              </table:table-cell>
              <table:table-cell office:value-type="float" office:value="26.655804">
                <text:p>26.655804</text:p>
              </table:table-cell>
              <table:table-cell office:value-type="float" office:value="28.016218">
                <text:p>28.016218</text:p>
              </table:table-cell>
              <table:table-cell office:value-type="float" office:value="29.047573">
                <text:p>29.047573</text:p>
              </table:table-cell>
              <table:table-cell office:value-type="float" office:value="29.845821">
                <text:p>29.845821</text:p>
              </table:table-cell>
              <table:table-cell office:value-type="float" office:value="30.511181">
                <text:p>30.511181</text:p>
              </table:table-cell>
              <table:table-cell office:value-type="float" office:value="31.02116">
                <text:p>31.02116</text:p>
              </table:table-cell>
              <table:table-cell office:value-type="float" office:value="31.432747">
                <text:p>31.432747</text:p>
              </table:table-cell>
              <table:table-cell office:value-type="float" office:value="32.045013">
                <text:p>32.045013</text:p>
              </table:table-cell>
              <table:table-cell office:value-type="float" office:value="32.439121">
                <text:p>32.439121</text:p>
              </table:table-cell>
              <table:table-cell office:value-type="float" office:value="32.696354">
                <text:p>32.696354</text:p>
              </table:table-cell>
              <table:table-cell office:value-type="float" office:value="32.87307">
                <text:p>32.87307</text:p>
              </table:table-cell>
              <table:table-cell office:value-type="float" office:value="32.998329">
                <text:p>32.998329</text:p>
              </table:table-cell>
              <table:table-cell office:value-type="float" office:value="33.08802">
                <text:p>33.08802</text:p>
              </table:table-cell>
              <table:table-cell office:value-type="float" office:value="33.137844">
                <text:p>33.137844</text:p>
              </table:table-cell>
              <table:table-cell office:value-type="float" office:value="33.173229">
                <text:p>33.173229</text:p>
              </table:table-cell>
              <table:table-cell office:value-type="float" office:value="33.184521">
                <text:p>33.184521</text:p>
              </table:table-cell>
              <table:table-cell office:value-type="float" office:value="33.148392">
                <text:p>33.148392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390.6064">
                <text:p>390.6064</text:p>
                <draw:g>
                  <svg:desc>Old_Town_Cross.B8:Old_Town_Cross.U8</svg:desc>
                </draw:g>
              </table:table-cell>
              <table:table-cell office:value-type="float" office:value="399.5097">
                <text:p>399.5097</text:p>
              </table:table-cell>
              <table:table-cell office:value-type="float" office:value="408.2776">
                <text:p>408.2776</text:p>
              </table:table-cell>
              <table:table-cell office:value-type="float" office:value="427.759">
                <text:p>427.759</text:p>
              </table:table-cell>
              <table:table-cell office:value-type="float" office:value="443.3509">
                <text:p>443.3509</text:p>
              </table:table-cell>
              <table:table-cell office:value-type="float" office:value="457.5013">
                <text:p>457.5013</text:p>
              </table:table-cell>
              <table:table-cell office:value-type="float" office:value="469.5964">
                <text:p>469.5964</text:p>
              </table:table-cell>
              <table:table-cell office:value-type="float" office:value="493.7656">
                <text:p>493.7656</text:p>
              </table:table-cell>
              <table:table-cell office:value-type="float" office:value="502.9012">
                <text:p>502.9012</text:p>
              </table:table-cell>
              <table:table-cell office:value-type="float" office:value="513.1524">
                <text:p>513.1524</text:p>
              </table:table-cell>
              <table:table-cell office:value-type="float" office:value="527.6092">
                <text:p>527.6092</text:p>
              </table:table-cell>
              <table:table-cell office:value-type="float" office:value="550.8755">
                <text:p>550.8755</text:p>
              </table:table-cell>
              <table:table-cell office:value-type="float" office:value="573.6344">
                <text:p>573.6344</text:p>
              </table:table-cell>
              <table:table-cell office:value-type="float" office:value="596.4859">
                <text:p>596.4859</text:p>
              </table:table-cell>
              <table:table-cell office:value-type="float" office:value="618.3523">
                <text:p>618.3523</text:p>
              </table:table-cell>
              <table:table-cell office:value-type="float" office:value="637.2608">
                <text:p>637.2608</text:p>
              </table:table-cell>
              <table:table-cell office:value-type="float" office:value="655.9557">
                <text:p>655.9557</text:p>
              </table:table-cell>
              <table:table-cell office:value-type="float" office:value="657.5868">
                <text:p>657.5868</text:p>
              </table:table-cell>
              <table:table-cell office:value-type="float" office:value="673.5258">
                <text:p>673.5258</text:p>
              </table:table-cell>
              <table:table-cell office:value-type="float" office:value="690.5928">
                <text:p>690.5928</text:p>
              </table:table-cell>
            </table:table-row>
            <table:table-row>
              <table:table-cell office:value-type="string">
                <text:p>x264 fast</text:p>
                <draw:g>
                  <svg:desc>Old_Town_Cross.A8:Old_Town_Cross.A8</svg:desc>
                </draw:g>
              </table:table-cell>
              <table:table-cell office:value-type="float" office:value="18.959402">
                <text:p>18.959402</text:p>
                <draw:g>
                  <svg:desc>Old_Town_Cross.B30:Old_Town_Cross.U30</svg:desc>
                </draw:g>
              </table:table-cell>
              <table:table-cell office:value-type="float" office:value="22.399515">
                <text:p>22.399515</text:p>
              </table:table-cell>
              <table:table-cell office:value-type="float" office:value="24.982018">
                <text:p>24.982018</text:p>
              </table:table-cell>
              <table:table-cell office:value-type="float" office:value="26.725239">
                <text:p>26.725239</text:p>
              </table:table-cell>
              <table:table-cell office:value-type="float" office:value="27.968664">
                <text:p>27.968664</text:p>
              </table:table-cell>
              <table:table-cell office:value-type="float" office:value="29.015144">
                <text:p>29.015144</text:p>
              </table:table-cell>
              <table:table-cell office:value-type="float" office:value="29.802563">
                <text:p>29.802563</text:p>
              </table:table-cell>
              <table:table-cell office:value-type="float" office:value="30.457941">
                <text:p>30.457941</text:p>
              </table:table-cell>
              <table:table-cell office:value-type="float" office:value="30.971491">
                <text:p>30.971491</text:p>
              </table:table-cell>
              <table:table-cell office:value-type="float" office:value="31.385466">
                <text:p>31.385466</text:p>
              </table:table-cell>
              <table:table-cell office:value-type="float" office:value="31.969303">
                <text:p>31.969303</text:p>
              </table:table-cell>
              <table:table-cell office:value-type="float" office:value="32.358471">
                <text:p>32.358471</text:p>
              </table:table-cell>
              <table:table-cell office:value-type="float" office:value="32.607574">
                <text:p>32.607574</text:p>
              </table:table-cell>
              <table:table-cell office:value-type="float" office:value="32.791176">
                <text:p>32.791176</text:p>
              </table:table-cell>
              <table:table-cell office:value-type="float" office:value="32.916645">
                <text:p>32.916645</text:p>
              </table:table-cell>
              <table:table-cell office:value-type="float" office:value="32.993118">
                <text:p>32.993118</text:p>
              </table:table-cell>
              <table:table-cell office:value-type="float" office:value="33.022289">
                <text:p>33.022289</text:p>
              </table:table-cell>
              <table:table-cell office:value-type="float" office:value="33.033642">
                <text:p>33.033642</text:p>
              </table:table-cell>
              <table:table-cell office:value-type="float" office:value="32.998493">
                <text:p>32.998493</text:p>
              </table:table-cell>
              <table:table-cell office:value-type="float" office:value="32.921925">
                <text:p>32.921925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375.3631">
                <text:p>375.3631</text:p>
                <draw:g>
                  <svg:desc>Old_Town_Cross.B9:Old_Town_Cross.U9</svg:desc>
                </draw:g>
              </table:table-cell>
              <table:table-cell office:value-type="float" office:value="480.569">
                <text:p>480.569</text:p>
              </table:table-cell>
              <table:table-cell office:value-type="float" office:value="489.3518">
                <text:p>489.3518</text:p>
              </table:table-cell>
              <table:table-cell office:value-type="float" office:value="505.969">
                <text:p>505.969</text:p>
              </table:table-cell>
              <table:table-cell office:value-type="float" office:value="522.8914">
                <text:p>522.8914</text:p>
              </table:table-cell>
              <table:table-cell office:value-type="float" office:value="546.5713">
                <text:p>546.5713</text:p>
              </table:table-cell>
              <table:table-cell office:value-type="float" office:value="568.447">
                <text:p>568.447</text:p>
              </table:table-cell>
              <table:table-cell office:value-type="float" office:value="586.8881">
                <text:p>586.8881</text:p>
              </table:table-cell>
              <table:table-cell office:value-type="float" office:value="607.2514">
                <text:p>607.2514</text:p>
              </table:table-cell>
              <table:table-cell office:value-type="float" office:value="625.2513">
                <text:p>625.2513</text:p>
              </table:table-cell>
              <table:table-cell office:value-type="float" office:value="648.6586">
                <text:p>648.6586</text:p>
              </table:table-cell>
              <table:table-cell office:value-type="float" office:value="683.9154">
                <text:p>683.9154</text:p>
              </table:table-cell>
              <table:table-cell office:value-type="float" office:value="724.3824">
                <text:p>724.3824</text:p>
              </table:table-cell>
              <table:table-cell office:value-type="float" office:value="764.5896">
                <text:p>764.5896</text:p>
              </table:table-cell>
              <table:table-cell office:value-type="float" office:value="783.4809">
                <text:p>783.4809</text:p>
              </table:table-cell>
              <table:table-cell office:value-type="float" office:value="820.7118">
                <text:p>820.7118</text:p>
              </table:table-cell>
              <table:table-cell office:value-type="float" office:value="842.1339">
                <text:p>842.1339</text:p>
              </table:table-cell>
              <table:table-cell office:value-type="float" office:value="860.4207">
                <text:p>860.4207</text:p>
              </table:table-cell>
              <table:table-cell office:value-type="float" office:value="879.3232">
                <text:p>879.3232</text:p>
              </table:table-cell>
              <table:table-cell office:value-type="float" office:value="879.3792">
                <text:p>879.3792</text:p>
              </table:table-cell>
            </table:table-row>
            <table:table-row>
              <table:table-cell office:value-type="string">
                <text:p>x264 medium</text:p>
                <draw:g>
                  <svg:desc>Old_Town_Cross.A9:Old_Town_Cross.A9</svg:desc>
                </draw:g>
              </table:table-cell>
              <table:table-cell office:value-type="float" office:value="18.973978">
                <text:p>18.973978</text:p>
                <draw:g>
                  <svg:desc>Old_Town_Cross.B31:Old_Town_Cross.U31</svg:desc>
                </draw:g>
              </table:table-cell>
              <table:table-cell office:value-type="float" office:value="21.756622">
                <text:p>21.756622</text:p>
              </table:table-cell>
              <table:table-cell office:value-type="float" office:value="23.97843">
                <text:p>23.97843</text:p>
              </table:table-cell>
              <table:table-cell office:value-type="float" office:value="25.819498">
                <text:p>25.819498</text:p>
              </table:table-cell>
              <table:table-cell office:value-type="float" office:value="27.299746">
                <text:p>27.299746</text:p>
              </table:table-cell>
              <table:table-cell office:value-type="float" office:value="28.502996">
                <text:p>28.502996</text:p>
              </table:table-cell>
              <table:table-cell office:value-type="float" office:value="29.514523">
                <text:p>29.514523</text:p>
              </table:table-cell>
              <table:table-cell office:value-type="float" office:value="30.287111">
                <text:p>30.287111</text:p>
              </table:table-cell>
              <table:table-cell office:value-type="float" office:value="30.878172">
                <text:p>30.878172</text:p>
              </table:table-cell>
              <table:table-cell office:value-type="float" office:value="31.361139">
                <text:p>31.361139</text:p>
              </table:table-cell>
              <table:table-cell office:value-type="float" office:value="32.014763">
                <text:p>32.014763</text:p>
              </table:table-cell>
              <table:table-cell office:value-type="float" office:value="32.397335">
                <text:p>32.397335</text:p>
              </table:table-cell>
              <table:table-cell office:value-type="float" office:value="32.627014">
                <text:p>32.627014</text:p>
              </table:table-cell>
              <table:table-cell office:value-type="float" office:value="32.799168">
                <text:p>32.799168</text:p>
              </table:table-cell>
              <table:table-cell office:value-type="float" office:value="32.903919">
                <text:p>32.903919</text:p>
              </table:table-cell>
              <table:table-cell office:value-type="float" office:value="32.95443">
                <text:p>32.95443</text:p>
              </table:table-cell>
              <table:table-cell office:value-type="float" office:value="32.94651">
                <text:p>32.94651</text:p>
              </table:table-cell>
              <table:table-cell office:value-type="float" office:value="32.939663">
                <text:p>32.939663</text:p>
              </table:table-cell>
              <table:table-cell office:value-type="float" office:value="32.916843">
                <text:p>32.916843</text:p>
              </table:table-cell>
              <table:table-cell office:value-type="float" office:value="32.839035">
                <text:p>32.839035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533.5731">
                <text:p>533.5731</text:p>
                <draw:g>
                  <svg:desc>Old_Town_Cross.B10:Old_Town_Cross.U10</svg:desc>
                </draw:g>
              </table:table-cell>
              <table:table-cell office:value-type="float" office:value="557.966">
                <text:p>557.966</text:p>
              </table:table-cell>
              <table:table-cell office:value-type="float" office:value="560.4788">
                <text:p>560.4788</text:p>
              </table:table-cell>
              <table:table-cell office:value-type="float" office:value="597.7201">
                <text:p>597.7201</text:p>
              </table:table-cell>
              <table:table-cell office:value-type="float" office:value="654.7368">
                <text:p>654.7368</text:p>
              </table:table-cell>
              <table:table-cell office:value-type="float" office:value="692.903">
                <text:p>692.903</text:p>
              </table:table-cell>
              <table:table-cell office:value-type="float" office:value="732.605">
                <text:p>732.605</text:p>
              </table:table-cell>
              <table:table-cell office:value-type="float" office:value="786.3524">
                <text:p>786.3524</text:p>
              </table:table-cell>
              <table:table-cell office:value-type="float" office:value="827.9162">
                <text:p>827.9162</text:p>
              </table:table-cell>
              <table:table-cell office:value-type="float" office:value="866.9268">
                <text:p>866.9268</text:p>
              </table:table-cell>
              <table:table-cell office:value-type="float" office:value="963.3748">
                <text:p>963.3748</text:p>
              </table:table-cell>
              <table:table-cell office:value-type="float" office:value="1057.7747">
                <text:p>1057.7747</text:p>
              </table:table-cell>
              <table:table-cell office:value-type="float" office:value="1158.1155">
                <text:p>1158.1155</text:p>
              </table:table-cell>
              <table:table-cell office:value-type="float" office:value="1246.069">
                <text:p>1246.069</text:p>
              </table:table-cell>
              <table:table-cell office:value-type="float" office:value="1322.241">
                <text:p>1322.241</text:p>
              </table:table-cell>
              <table:table-cell office:value-type="float" office:value="1391.058">
                <text:p>1391.058</text:p>
              </table:table-cell>
              <table:table-cell office:value-type="float" office:value="1444.1778">
                <text:p>1444.1778</text:p>
              </table:table-cell>
              <table:table-cell office:value-type="float" office:value="1494.1769">
                <text:p>1494.1769</text:p>
              </table:table-cell>
              <table:table-cell office:value-type="float" office:value="1537.5637">
                <text:p>1537.5637</text:p>
              </table:table-cell>
              <table:table-cell office:value-type="float" office:value="1561.1689">
                <text:p>1561.1689</text:p>
              </table:table-cell>
            </table:table-row>
            <table:table-row>
              <table:table-cell office:value-type="string">
                <text:p>x264 slow</text:p>
                <draw:g>
                  <svg:desc>Old_Town_Cross.A10:Old_Town_Cross.A10</svg:desc>
                </draw:g>
              </table:table-cell>
              <table:table-cell office:value-type="float" office:value="18.929846">
                <text:p>18.929846</text:p>
                <draw:g>
                  <svg:desc>Old_Town_Cross.B32:Old_Town_Cross.U32</svg:desc>
                </draw:g>
              </table:table-cell>
              <table:table-cell office:value-type="float" office:value="21.531042">
                <text:p>21.531042</text:p>
              </table:table-cell>
              <table:table-cell office:value-type="float" office:value="23.908098">
                <text:p>23.908098</text:p>
              </table:table-cell>
              <table:table-cell office:value-type="float" office:value="25.71557">
                <text:p>25.71557</text:p>
              </table:table-cell>
              <table:table-cell office:value-type="float" office:value="27.204296">
                <text:p>27.204296</text:p>
              </table:table-cell>
              <table:table-cell office:value-type="float" office:value="28.576332">
                <text:p>28.576332</text:p>
              </table:table-cell>
              <table:table-cell office:value-type="float" office:value="29.583874">
                <text:p>29.583874</text:p>
              </table:table-cell>
              <table:table-cell office:value-type="float" office:value="30.38905">
                <text:p>30.38905</text:p>
              </table:table-cell>
              <table:table-cell office:value-type="float" office:value="30.883057">
                <text:p>30.883057</text:p>
              </table:table-cell>
              <table:table-cell office:value-type="float" office:value="31.27459">
                <text:p>31.27459</text:p>
              </table:table-cell>
              <table:table-cell office:value-type="float" office:value="31.746059">
                <text:p>31.746059</text:p>
              </table:table-cell>
              <table:table-cell office:value-type="float" office:value="32.073631">
                <text:p>32.073631</text:p>
              </table:table-cell>
              <table:table-cell office:value-type="float" office:value="32.233776">
                <text:p>32.233776</text:p>
              </table:table-cell>
              <table:table-cell office:value-type="float" office:value="32.329384">
                <text:p>32.329384</text:p>
              </table:table-cell>
              <table:table-cell office:value-type="float" office:value="32.365601">
                <text:p>32.365601</text:p>
              </table:table-cell>
              <table:table-cell office:value-type="float" office:value="32.385685">
                <text:p>32.385685</text:p>
              </table:table-cell>
              <table:table-cell office:value-type="float" office:value="32.365566">
                <text:p>32.365566</text:p>
              </table:table-cell>
              <table:table-cell office:value-type="float" office:value="32.353912">
                <text:p>32.353912</text:p>
              </table:table-cell>
              <table:table-cell office:value-type="float" office:value="32.306908">
                <text:p>32.306908</text:p>
              </table:table-cell>
              <table:table-cell office:value-type="float" office:value="32.232143">
                <text:p>32.232143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658.4743">
                <text:p>658.4743</text:p>
                <draw:g>
                  <svg:desc>Old_Town_Cross.B11:Old_Town_Cross.U11</svg:desc>
                </draw:g>
              </table:table-cell>
              <table:table-cell office:value-type="float" office:value="1384.4986">
                <text:p>1384.4986</text:p>
              </table:table-cell>
              <table:table-cell office:value-type="float" office:value="1287.6012">
                <text:p>1287.6012</text:p>
              </table:table-cell>
              <table:table-cell office:value-type="float" office:value="1318.5798">
                <text:p>1318.5798</text:p>
              </table:table-cell>
              <table:table-cell office:value-type="float" office:value="1392.7844">
                <text:p>1392.7844</text:p>
              </table:table-cell>
              <table:table-cell office:value-type="float" office:value="1479.5503">
                <text:p>1479.5503</text:p>
              </table:table-cell>
              <table:table-cell office:value-type="float" office:value="1549.097">
                <text:p>1549.097</text:p>
              </table:table-cell>
              <table:table-cell office:value-type="float" office:value="1617.5263">
                <text:p>1617.5263</text:p>
              </table:table-cell>
              <table:table-cell office:value-type="float" office:value="1684.4062">
                <text:p>1684.4062</text:p>
              </table:table-cell>
              <table:table-cell office:value-type="float" office:value="1757.1013">
                <text:p>1757.1013</text:p>
              </table:table-cell>
              <table:table-cell office:value-type="float" office:value="1920.0728">
                <text:p>1920.0728</text:p>
              </table:table-cell>
              <table:table-cell office:value-type="float" office:value="2069.7285">
                <text:p>2069.7285</text:p>
              </table:table-cell>
              <table:table-cell office:value-type="float" office:value="2211.6925">
                <text:p>2211.6925</text:p>
              </table:table-cell>
              <table:table-cell office:value-type="float" office:value="2324.0002">
                <text:p>2324.0002</text:p>
              </table:table-cell>
              <table:table-cell office:value-type="float" office:value="2457.2345">
                <text:p>2457.2345</text:p>
              </table:table-cell>
              <table:table-cell office:value-type="float" office:value="2546.087">
                <text:p>2546.087</text:p>
              </table:table-cell>
              <table:table-cell office:value-type="float" office:value="2631.949">
                <text:p>2631.949</text:p>
              </table:table-cell>
              <table:table-cell office:value-type="float" office:value="2715.0059">
                <text:p>2715.0059</text:p>
              </table:table-cell>
              <table:table-cell office:value-type="float" office:value="2760.1139">
                <text:p>2760.1139</text:p>
              </table:table-cell>
              <table:table-cell office:value-type="float" office:value="2829.3928">
                <text:p>2829.3928</text:p>
              </table:table-cell>
            </table:table-row>
            <table:table-row>
              <table:table-cell office:value-type="string">
                <text:p>x264 slower</text:p>
                <draw:g>
                  <svg:desc>Old_Town_Cross.A11:Old_Town_Cross.A11</svg:desc>
                </draw:g>
              </table:table-cell>
              <table:table-cell office:value-type="float" office:value="18.412689">
                <text:p>18.412689</text:p>
                <draw:g>
                  <svg:desc>Old_Town_Cross.B33:Old_Town_Cross.U33</svg:desc>
                </draw:g>
              </table:table-cell>
              <table:table-cell office:value-type="float" office:value="21.456081">
                <text:p>21.456081</text:p>
              </table:table-cell>
              <table:table-cell office:value-type="float" office:value="24.017227">
                <text:p>24.017227</text:p>
              </table:table-cell>
              <table:table-cell office:value-type="float" office:value="25.715008">
                <text:p>25.715008</text:p>
              </table:table-cell>
              <table:table-cell office:value-type="float" office:value="27.101921">
                <text:p>27.101921</text:p>
              </table:table-cell>
              <table:table-cell office:value-type="float" office:value="28.419737">
                <text:p>28.419737</text:p>
              </table:table-cell>
              <table:table-cell office:value-type="float" office:value="29.625879">
                <text:p>29.625879</text:p>
              </table:table-cell>
              <table:table-cell office:value-type="float" office:value="30.353783">
                <text:p>30.353783</text:p>
              </table:table-cell>
              <table:table-cell office:value-type="float" office:value="30.898769">
                <text:p>30.898769</text:p>
              </table:table-cell>
              <table:table-cell office:value-type="float" office:value="31.289091">
                <text:p>31.289091</text:p>
              </table:table-cell>
              <table:table-cell office:value-type="float" office:value="31.761768">
                <text:p>31.761768</text:p>
              </table:table-cell>
              <table:table-cell office:value-type="float" office:value="32.08736">
                <text:p>32.08736</text:p>
              </table:table-cell>
              <table:table-cell office:value-type="float" office:value="32.314232">
                <text:p>32.314232</text:p>
              </table:table-cell>
              <table:table-cell office:value-type="float" office:value="32.426266">
                <text:p>32.426266</text:p>
              </table:table-cell>
              <table:table-cell office:value-type="float" office:value="32.494835">
                <text:p>32.494835</text:p>
              </table:table-cell>
              <table:table-cell office:value-type="float" office:value="32.510956">
                <text:p>32.510956</text:p>
              </table:table-cell>
              <table:table-cell office:value-type="float" office:value="32.52861">
                <text:p>32.52861</text:p>
              </table:table-cell>
              <table:table-cell office:value-type="float" office:value="32.496643">
                <text:p>32.496643</text:p>
              </table:table-cell>
              <table:table-cell office:value-type="float" office:value="32.429314">
                <text:p>32.429314</text:p>
              </table:table-cell>
              <table:table-cell office:value-type="float" office:value="32.375206">
                <text:p>32.375206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3168.3382">
                <text:p>3168.3382</text:p>
                <draw:g>
                  <svg:desc>Old_Town_Cross.B12:Old_Town_Cross.U12</svg:desc>
                </draw:g>
              </table:table-cell>
              <table:table-cell office:value-type="float" office:value="3323.7262">
                <text:p>3323.7262</text:p>
              </table:table-cell>
              <table:table-cell office:value-type="float" office:value="3139.3874">
                <text:p>3139.3874</text:p>
              </table:table-cell>
              <table:table-cell office:value-type="float" office:value="3109.0385">
                <text:p>3109.0385</text:p>
              </table:table-cell>
              <table:table-cell office:value-type="float" office:value="3171.6971">
                <text:p>3171.6971</text:p>
              </table:table-cell>
              <table:table-cell office:value-type="float" office:value="3253.5913">
                <text:p>3253.5913</text:p>
              </table:table-cell>
              <table:table-cell office:value-type="float" office:value="3347.0572">
                <text:p>3347.0572</text:p>
              </table:table-cell>
              <table:table-cell office:value-type="float" office:value="3432.458">
                <text:p>3432.458</text:p>
              </table:table-cell>
              <table:table-cell office:value-type="float" office:value="3548.0575">
                <text:p>3548.0575</text:p>
              </table:table-cell>
              <table:table-cell office:value-type="float" office:value="3647.6111">
                <text:p>3647.6111</text:p>
              </table:table-cell>
              <table:table-cell office:value-type="float" office:value="3874.109">
                <text:p>3874.109</text:p>
              </table:table-cell>
              <table:table-cell office:value-type="float" office:value="4084.5012">
                <text:p>4084.5012</text:p>
              </table:table-cell>
              <table:table-cell office:value-type="float" office:value="4302.3743">
                <text:p>4302.3743</text:p>
              </table:table-cell>
              <table:table-cell office:value-type="float" office:value="4501.9844">
                <text:p>4501.9844</text:p>
              </table:table-cell>
              <table:table-cell office:value-type="float" office:value="4715.0769">
                <text:p>4715.0769</text:p>
              </table:table-cell>
              <table:table-cell office:value-type="float" office:value="4895.7779">
                <text:p>4895.7779</text:p>
              </table:table-cell>
              <table:table-cell office:value-type="float" office:value="5037.7089">
                <text:p>5037.7089</text:p>
              </table:table-cell>
              <table:table-cell office:value-type="float" office:value="5169.8376">
                <text:p>5169.8376</text:p>
              </table:table-cell>
              <table:table-cell office:value-type="float" office:value="5260.2821">
                <text:p>5260.2821</text:p>
              </table:table-cell>
              <table:table-cell office:value-type="float" office:value="5354.271">
                <text:p>5354.271</text:p>
              </table:table-cell>
            </table:table-row>
            <table:table-row>
              <table:table-cell office:value-type="string">
                <text:p>x264 veryslow</text:p>
                <draw:g>
                  <svg:desc>Old_Town_Cross.A12:Old_Town_Cross.A12</svg:desc>
                </draw:g>
              </table:table-cell>
              <table:table-cell office:value-type="float" office:value="20.037725">
                <text:p>20.037725</text:p>
                <draw:g>
                  <svg:desc>Old_Town_Cross.B34:Old_Town_Cross.U34</svg:desc>
                </draw:g>
              </table:table-cell>
              <table:table-cell office:value-type="float" office:value="21.694099">
                <text:p>21.694099</text:p>
              </table:table-cell>
              <table:table-cell office:value-type="float" office:value="23.97267">
                <text:p>23.97267</text:p>
              </table:table-cell>
              <table:table-cell office:value-type="float" office:value="25.865948">
                <text:p>25.865948</text:p>
              </table:table-cell>
              <table:table-cell office:value-type="float" office:value="27.418312">
                <text:p>27.418312</text:p>
              </table:table-cell>
              <table:table-cell office:value-type="float" office:value="28.674503">
                <text:p>28.674503</text:p>
              </table:table-cell>
              <table:table-cell office:value-type="float" office:value="29.651876">
                <text:p>29.651876</text:p>
              </table:table-cell>
              <table:table-cell office:value-type="float" office:value="30.383846">
                <text:p>30.383846</text:p>
              </table:table-cell>
              <table:table-cell office:value-type="float" office:value="30.844103">
                <text:p>30.844103</text:p>
              </table:table-cell>
              <table:table-cell office:value-type="float" office:value="31.169672">
                <text:p>31.169672</text:p>
              </table:table-cell>
              <table:table-cell office:value-type="float" office:value="31.609707">
                <text:p>31.609707</text:p>
              </table:table-cell>
              <table:table-cell office:value-type="float" office:value="31.900953">
                <text:p>31.900953</text:p>
              </table:table-cell>
              <table:table-cell office:value-type="float" office:value="32.02404">
                <text:p>32.02404</text:p>
              </table:table-cell>
              <table:table-cell office:value-type="float" office:value="32.123867">
                <text:p>32.123867</text:p>
              </table:table-cell>
              <table:table-cell office:value-type="float" office:value="32.17783">
                <text:p>32.17783</text:p>
              </table:table-cell>
              <table:table-cell office:value-type="float" office:value="32.217186">
                <text:p>32.217186</text:p>
              </table:table-cell>
              <table:table-cell office:value-type="float" office:value="32.23732">
                <text:p>32.23732</text:p>
              </table:table-cell>
              <table:table-cell office:value-type="float" office:value="32.202049">
                <text:p>32.202049</text:p>
              </table:table-cell>
              <table:table-cell office:value-type="float" office:value="32.148083">
                <text:p>32.148083</text:p>
              </table:table-cell>
              <table:table-cell office:value-type="float" office:value="32.096817">
                <text:p>32.096817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9339.3235">
                <text:p>9339.3235</text:p>
                <draw:g>
                  <svg:desc>Old_Town_Cross.B13:Old_Town_Cross.U13</svg:desc>
                </draw:g>
              </table:table-cell>
              <table:table-cell office:value-type="float" office:value="9456.7152">
                <text:p>9456.7152</text:p>
              </table:table-cell>
              <table:table-cell office:value-type="float" office:value="9529.7413">
                <text:p>9529.7413</text:p>
              </table:table-cell>
              <table:table-cell office:value-type="float" office:value="9840.7714">
                <text:p>9840.7714</text:p>
              </table:table-cell>
              <table:table-cell office:value-type="float" office:value="12159.7752">
                <text:p>12159.7752</text:p>
              </table:table-cell>
              <table:table-cell office:value-type="float" office:value="15690.2294">
                <text:p>15690.2294</text:p>
              </table:table-cell>
              <table:table-cell office:value-type="float" office:value="18095.9732">
                <text:p>18095.9732</text:p>
              </table:table-cell>
              <table:table-cell office:value-type="float" office:value="19711.9211">
                <text:p>19711.9211</text:p>
              </table:table-cell>
              <table:table-cell office:value-type="float" office:value="20985.4826">
                <text:p>20985.4826</text:p>
              </table:table-cell>
              <table:table-cell office:value-type="float" office:value="22191.322">
                <text:p>22191.322</text:p>
              </table:table-cell>
              <table:table-cell office:value-type="float" office:value="24074.7683">
                <text:p>24074.7683</text:p>
              </table:table-cell>
              <table:table-cell office:value-type="float" office:value="25761.2408">
                <text:p>25761.2408</text:p>
              </table:table-cell>
              <table:table-cell office:value-type="float" office:value="26978.9676">
                <text:p>26978.9676</text:p>
              </table:table-cell>
              <table:table-cell office:value-type="float" office:value="28413.6394">
                <text:p>28413.6394</text:p>
              </table:table-cell>
              <table:table-cell office:value-type="float" office:value="29530.304">
                <text:p>29530.304</text:p>
              </table:table-cell>
              <table:table-cell office:value-type="float" office:value="30217.0728">
                <text:p>30217.0728</text:p>
              </table:table-cell>
              <table:table-cell office:value-type="float" office:value="30819.8726">
                <text:p>30819.8726</text:p>
              </table:table-cell>
              <table:table-cell office:value-type="float" office:value="31174.8609">
                <text:p>31174.8609</text:p>
              </table:table-cell>
              <table:table-cell office:value-type="float" office:value="31384.7986">
                <text:p>31384.7986</text:p>
              </table:table-cell>
              <table:table-cell office:value-type="float" office:value="31464.8321">
                <text:p>31464.8321</text:p>
              </table:table-cell>
            </table:table-row>
            <table:table-row>
              <table:table-cell office:value-type="string">
                <text:p>x264 placebo</text:p>
                <draw:g>
                  <svg:desc>Old_Town_Cross.A13:Old_Town_Cross.A13</svg:desc>
                </draw:g>
              </table:table-cell>
              <table:table-cell office:value-type="float" office:value="18.575714">
                <text:p>18.575714</text:p>
                <draw:g>
                  <svg:desc>Old_Town_Cross.B35:Old_Town_Cross.U35</svg:desc>
                </draw:g>
              </table:table-cell>
              <table:table-cell office:value-type="float" office:value="20.324776">
                <text:p>20.324776</text:p>
              </table:table-cell>
              <table:table-cell office:value-type="float" office:value="21.838972">
                <text:p>21.838972</text:p>
              </table:table-cell>
              <table:table-cell office:value-type="float" office:value="23.932955">
                <text:p>23.932955</text:p>
              </table:table-cell>
              <table:table-cell office:value-type="float" office:value="26.316719">
                <text:p>26.316719</text:p>
              </table:table-cell>
              <table:table-cell office:value-type="float" office:value="28.214169">
                <text:p>28.214169</text:p>
              </table:table-cell>
              <table:table-cell office:value-type="float" office:value="29.502058">
                <text:p>29.502058</text:p>
              </table:table-cell>
              <table:table-cell office:value-type="float" office:value="30.290247">
                <text:p>30.290247</text:p>
              </table:table-cell>
              <table:table-cell office:value-type="float" office:value="30.787041">
                <text:p>30.787041</text:p>
              </table:table-cell>
              <table:table-cell office:value-type="float" office:value="31.152033">
                <text:p>31.152033</text:p>
              </table:table-cell>
              <table:table-cell office:value-type="float" office:value="31.522917">
                <text:p>31.522917</text:p>
              </table:table-cell>
              <table:table-cell office:value-type="float" office:value="31.786613">
                <text:p>31.786613</text:p>
              </table:table-cell>
              <table:table-cell office:value-type="float" office:value="31.89662">
                <text:p>31.89662</text:p>
              </table:table-cell>
              <table:table-cell office:value-type="float" office:value="31.956192">
                <text:p>31.956192</text:p>
              </table:table-cell>
              <table:table-cell office:value-type="float" office:value="31.988749">
                <text:p>31.988749</text:p>
              </table:table-cell>
              <table:table-cell office:value-type="float" office:value="32.017479">
                <text:p>32.017479</text:p>
              </table:table-cell>
              <table:table-cell office:value-type="float" office:value="32.015335">
                <text:p>32.015335</text:p>
              </table:table-cell>
              <table:table-cell office:value-type="float" office:value="31.972691">
                <text:p>31.972691</text:p>
              </table:table-cell>
              <table:table-cell office:value-type="float" office:value="31.896652">
                <text:p>31.896652</text:p>
              </table:table-cell>
              <table:table-cell office:value-type="float" office:value="31.822626">
                <text:p>31.822626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133.7944444">
                <text:p>133.7944444</text:p>
                <draw:g>
                  <svg:desc>Old_Town_Cross.B14:Old_Town_Cross.U14</svg:desc>
                </draw:g>
              </table:table-cell>
              <table:table-cell office:value-type="float" office:value="137.3583333">
                <text:p>137.3583333</text:p>
              </table:table-cell>
              <table:table-cell office:value-type="float" office:value="138.1722222">
                <text:p>138.1722222</text:p>
              </table:table-cell>
              <table:table-cell office:value-type="float" office:value="136.0194444">
                <text:p>136.0194444</text:p>
              </table:table-cell>
              <table:table-cell office:value-type="float" office:value="136.2138889">
                <text:p>136.2138889</text:p>
              </table:table-cell>
              <table:table-cell office:value-type="float" office:value="135.95">
                <text:p>135.95</text:p>
              </table:table-cell>
              <table:table-cell office:value-type="float" office:value="136.0916667">
                <text:p>136.0916667</text:p>
              </table:table-cell>
              <table:table-cell office:value-type="float" office:value="136.15">
                <text:p>136.15</text:p>
              </table:table-cell>
              <table:table-cell office:value-type="float" office:value="136.2388889">
                <text:p>136.2388889</text:p>
              </table:table-cell>
              <table:table-cell office:value-type="float" office:value="136.0861111">
                <text:p>136.0861111</text:p>
              </table:table-cell>
              <table:table-cell office:value-type="float" office:value="136.8527778">
                <text:p>136.8527778</text:p>
              </table:table-cell>
              <table:table-cell office:value-type="float" office:value="137.9805556">
                <text:p>137.9805556</text:p>
              </table:table-cell>
              <table:table-cell office:value-type="float" office:value="136.6972222">
                <text:p>136.6972222</text:p>
              </table:table-cell>
              <table:table-cell office:value-type="float" office:value="136.8694444">
                <text:p>136.8694444</text:p>
              </table:table-cell>
              <table:table-cell office:value-type="float" office:value="138.2805556">
                <text:p>138.2805556</text:p>
              </table:table-cell>
              <table:table-cell office:value-type="float" office:value="136.8972222">
                <text:p>136.8972222</text:p>
              </table:table-cell>
              <table:table-cell office:value-type="float" office:value="138.2416667">
                <text:p>138.2416667</text:p>
              </table:table-cell>
              <table:table-cell office:value-type="float" office:value="138.1888889">
                <text:p>138.1888889</text:p>
              </table:table-cell>
              <table:table-cell office:value-type="float" office:value="136.975">
                <text:p>136.975</text:p>
              </table:table-cell>
              <table:table-cell office:value-type="float" office:value="136.9805556">
                <text:p>136.9805556</text:p>
              </table:table-cell>
            </table:table-row>
            <table:table-row>
              <table:table-cell office:value-type="string">
                <text:p>h264_nvenc medium</text:p>
                <draw:g>
                  <svg:desc>Old_Town_Cross.A14:Old_Town_Cross.A14</svg:desc>
                </draw:g>
              </table:table-cell>
              <table:table-cell office:value-type="float" office:value="23.756775">
                <text:p>23.756775</text:p>
                <draw:g>
                  <svg:desc>Old_Town_Cross.B36:Old_Town_Cross.U36</svg:desc>
                </draw:g>
              </table:table-cell>
              <table:table-cell office:value-type="float" office:value="27.370665">
                <text:p>27.370665</text:p>
              </table:table-cell>
              <table:table-cell office:value-type="float" office:value="31.056299">
                <text:p>31.056299</text:p>
              </table:table-cell>
              <table:table-cell office:value-type="float" office:value="23.875542">
                <text:p>23.875542</text:p>
              </table:table-cell>
              <table:table-cell office:value-type="float" office:value="23.875542">
                <text:p>23.875542</text:p>
              </table:table-cell>
              <table:table-cell office:value-type="float" office:value="23.875542">
                <text:p>23.875542</text:p>
              </table:table-cell>
              <table:table-cell office:value-type="float" office:value="29.7162">
                <text:p>29.7162</text:p>
              </table:table-cell>
              <table:table-cell office:value-type="float" office:value="29.733118">
                <text:p>29.733118</text:p>
              </table:table-cell>
              <table:table-cell office:value-type="float" office:value="29.697157">
                <text:p>29.697157</text:p>
              </table:table-cell>
              <table:table-cell office:value-type="float" office:value="31.584948">
                <text:p>31.584948</text:p>
              </table:table-cell>
              <table:table-cell office:value-type="float" office:value="31.701435">
                <text:p>31.701435</text:p>
              </table:table-cell>
              <table:table-cell office:value-type="float" office:value="32.446846">
                <text:p>32.446846</text:p>
              </table:table-cell>
              <table:table-cell office:value-type="float" office:value="32.414478">
                <text:p>32.414478</text:p>
              </table:table-cell>
              <table:table-cell office:value-type="float" office:value="32.819336">
                <text:p>32.819336</text:p>
              </table:table-cell>
              <table:table-cell office:value-type="float" office:value="33.064232">
                <text:p>33.064232</text:p>
              </table:table-cell>
              <table:table-cell office:value-type="float" office:value="33.064976">
                <text:p>33.064976</text:p>
              </table:table-cell>
              <table:table-cell office:value-type="float" office:value="33.216129">
                <text:p>33.216129</text:p>
              </table:table-cell>
              <table:table-cell office:value-type="float" office:value="33.342354">
                <text:p>33.342354</text:p>
              </table:table-cell>
              <table:table-cell office:value-type="float" office:value="33.342354">
                <text:p>33.342354</text:p>
              </table:table-cell>
              <table:table-cell office:value-type="float" office:value="33.444912">
                <text:p>33.444912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133.6388889">
                <text:p>133.6388889</text:p>
                <draw:g>
                  <svg:desc>Old_Town_Cross.B15:Old_Town_Cross.U15</svg:desc>
                </draw:g>
              </table:table-cell>
              <table:table-cell office:value-type="float" office:value="133.725">
                <text:p>133.725</text:p>
              </table:table-cell>
              <table:table-cell office:value-type="float" office:value="133.8972222">
                <text:p>133.8972222</text:p>
              </table:table-cell>
              <table:table-cell office:value-type="float" office:value="133.65">
                <text:p>133.65</text:p>
              </table:table-cell>
              <table:table-cell office:value-type="float" office:value="133.4527778">
                <text:p>133.4527778</text:p>
              </table:table-cell>
              <table:table-cell office:value-type="float" office:value="133.6555556">
                <text:p>133.6555556</text:p>
              </table:table-cell>
              <table:table-cell office:value-type="float" office:value="133.8833333">
                <text:p>133.8833333</text:p>
              </table:table-cell>
              <table:table-cell office:value-type="float" office:value="133.825">
                <text:p>133.825</text:p>
              </table:table-cell>
              <table:table-cell office:value-type="float" office:value="133.9333333">
                <text:p>133.9333333</text:p>
              </table:table-cell>
              <table:table-cell office:value-type="float" office:value="134.1527778">
                <text:p>134.1527778</text:p>
              </table:table-cell>
              <table:table-cell office:value-type="float" office:value="133.9">
                <text:p>133.9</text:p>
              </table:table-cell>
              <table:table-cell office:value-type="float" office:value="1149.241667">
                <text:p>1149.241667</text:p>
              </table:table-cell>
              <table:table-cell office:value-type="float" office:value="134.1222222">
                <text:p>134.1222222</text:p>
              </table:table-cell>
              <table:table-cell office:value-type="float" office:value="134.1555556">
                <text:p>134.1555556</text:p>
              </table:table-cell>
              <table:table-cell office:value-type="float" office:value="134.0138889">
                <text:p>134.0138889</text:p>
              </table:table-cell>
              <table:table-cell office:value-type="float" office:value="134">
                <text:p>134</text:p>
              </table:table-cell>
              <table:table-cell office:value-type="float" office:value="196.9444444">
                <text:p>196.9444444</text:p>
              </table:table-cell>
              <table:table-cell office:value-type="float" office:value="188">
                <text:p>188</text:p>
              </table:table-cell>
              <table:table-cell office:value-type="float" office:value="205.875">
                <text:p>205.875</text:p>
              </table:table-cell>
              <table:table-cell office:value-type="float" office:value="413.1805556">
                <text:p>413.1805556</text:p>
              </table:table-cell>
            </table:table-row>
            <table:table-row>
              <table:table-cell office:value-type="string">
                <text:p>h264_nvenc fast</text:p>
                <draw:g>
                  <svg:desc>Old_Town_Cross.A15:Old_Town_Cross.A15</svg:desc>
                </draw:g>
              </table:table-cell>
              <table:table-cell office:value-type="float" office:value="23.624611">
                <text:p>23.624611</text:p>
                <draw:g>
                  <svg:desc>Old_Town_Cross.B37:Old_Town_Cross.U37</svg:desc>
                </draw:g>
              </table:table-cell>
              <table:table-cell office:value-type="float" office:value="24.639248">
                <text:p>24.639248</text:p>
              </table:table-cell>
              <table:table-cell office:value-type="float" office:value="30.205778">
                <text:p>30.205778</text:p>
              </table:table-cell>
              <table:table-cell office:value-type="float" office:value="23.671991">
                <text:p>23.671991</text:p>
              </table:table-cell>
              <table:table-cell office:value-type="float" office:value="23.671991">
                <text:p>23.671991</text:p>
              </table:table-cell>
              <table:table-cell office:value-type="float" office:value="23.671991">
                <text:p>23.671991</text:p>
              </table:table-cell>
              <table:table-cell office:value-type="float" office:value="28.173794">
                <text:p>28.173794</text:p>
              </table:table-cell>
              <table:table-cell office:value-type="float" office:value="28.057878">
                <text:p>28.057878</text:p>
              </table:table-cell>
              <table:table-cell office:value-type="float" office:value="28.082064">
                <text:p>28.082064</text:p>
              </table:table-cell>
              <table:table-cell office:value-type="float" office:value="30.886147">
                <text:p>30.886147</text:p>
              </table:table-cell>
              <table:table-cell office:value-type="float" office:value="30.846548">
                <text:p>30.846548</text:p>
              </table:table-cell>
              <table:table-cell office:value-type="float" office:value="31.872412">
                <text:p>31.872412</text:p>
              </table:table-cell>
              <table:table-cell office:value-type="float" office:value="31.989351">
                <text:p>31.989351</text:p>
              </table:table-cell>
              <table:table-cell office:value-type="float" office:value="32.436035">
                <text:p>32.436035</text:p>
              </table:table-cell>
              <table:table-cell office:value-type="float" office:value="32.735386">
                <text:p>32.735386</text:p>
              </table:table-cell>
              <table:table-cell office:value-type="float" office:value="32.731625">
                <text:p>32.731625</text:p>
              </table:table-cell>
              <table:table-cell office:value-type="float" office:value="32.960491">
                <text:p>32.960491</text:p>
              </table:table-cell>
              <table:table-cell office:value-type="float" office:value="33.123863">
                <text:p>33.123863</text:p>
              </table:table-cell>
              <table:table-cell office:value-type="float" office:value="33.122982">
                <text:p>33.122982</text:p>
              </table:table-cell>
              <table:table-cell office:value-type="float" office:value="33.236046">
                <text:p>33.236046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466.9972222">
                <text:p>466.9972222</text:p>
                <draw:g>
                  <svg:desc>Old_Town_Cross.B16:Old_Town_Cross.U16</svg:desc>
                </draw:g>
              </table:table-cell>
              <table:table-cell office:value-type="float" office:value="305.1277778">
                <text:p>305.1277778</text:p>
              </table:table-cell>
              <table:table-cell office:value-type="float" office:value="268.6805556">
                <text:p>268.6805556</text:p>
              </table:table-cell>
              <table:table-cell office:value-type="float" office:value="304.9083333">
                <text:p>304.9083333</text:p>
              </table:table-cell>
              <table:table-cell office:value-type="float" office:value="349.7111111">
                <text:p>349.7111111</text:p>
              </table:table-cell>
              <table:table-cell office:value-type="float" office:value="250.0527778">
                <text:p>250.0527778</text:p>
              </table:table-cell>
              <table:table-cell office:value-type="float" office:value="214.8888889">
                <text:p>214.8888889</text:p>
              </table:table-cell>
              <table:table-cell office:value-type="float" office:value="295.8222222">
                <text:p>295.8222222</text:p>
              </table:table-cell>
              <table:table-cell office:value-type="float" office:value="277.8694444">
                <text:p>277.8694444</text:p>
              </table:table-cell>
              <table:table-cell office:value-type="float" office:value="259.625">
                <text:p>259.625</text:p>
              </table:table-cell>
              <table:table-cell office:value-type="float" office:value="214.5916667">
                <text:p>214.5916667</text:p>
              </table:table-cell>
              <table:table-cell office:value-type="float" office:value="223.6027778">
                <text:p>223.6027778</text:p>
              </table:table-cell>
              <table:table-cell office:value-type="float" office:value="179.0722222">
                <text:p>179.0722222</text:p>
              </table:table-cell>
              <table:table-cell office:value-type="float" office:value="160.6222222">
                <text:p>160.6222222</text:p>
              </table:table-cell>
              <table:table-cell office:value-type="float" office:value="152.1722222">
                <text:p>152.1722222</text:p>
              </table:table-cell>
              <table:table-cell office:value-type="float" office:value="143.2055556">
                <text:p>143.2055556</text:p>
              </table:table-cell>
              <table:table-cell office:value-type="float" office:value="152.0027778">
                <text:p>152.0027778</text:p>
              </table:table-cell>
              <table:table-cell office:value-type="float" office:value="142.8111111">
                <text:p>142.8111111</text:p>
              </table:table-cell>
              <table:table-cell office:value-type="float" office:value="143.2">
                <text:p>143.2</text:p>
              </table:table-cell>
              <table:table-cell office:value-type="float" office:value="133.7944444">
                <text:p>133.7944444</text:p>
              </table:table-cell>
            </table:table-row>
            <table:table-row>
              <table:table-cell office:value-type="string">
                <text:p>h264_nvenc hp</text:p>
                <draw:g>
                  <svg:desc>Old_Town_Cross.A16:Old_Town_Cross.A16</svg:desc>
                </draw:g>
              </table:table-cell>
              <table:table-cell office:value-type="float" office:value="23.624611">
                <text:p>23.624611</text:p>
                <draw:g>
                  <svg:desc>Old_Town_Cross.B38:Old_Town_Cross.U38</svg:desc>
                </draw:g>
              </table:table-cell>
              <table:table-cell office:value-type="float" office:value="24.639248">
                <text:p>24.639248</text:p>
              </table:table-cell>
              <table:table-cell office:value-type="float" office:value="30.205778">
                <text:p>30.205778</text:p>
              </table:table-cell>
              <table:table-cell office:value-type="float" office:value="23.671991">
                <text:p>23.671991</text:p>
              </table:table-cell>
              <table:table-cell office:value-type="float" office:value="23.671991">
                <text:p>23.671991</text:p>
              </table:table-cell>
              <table:table-cell office:value-type="float" office:value="23.671991">
                <text:p>23.671991</text:p>
              </table:table-cell>
              <table:table-cell office:value-type="float" office:value="28.173794">
                <text:p>28.173794</text:p>
              </table:table-cell>
              <table:table-cell office:value-type="float" office:value="28.057878">
                <text:p>28.057878</text:p>
              </table:table-cell>
              <table:table-cell office:value-type="float" office:value="28.082064">
                <text:p>28.082064</text:p>
              </table:table-cell>
              <table:table-cell office:value-type="float" office:value="30.886147">
                <text:p>30.886147</text:p>
              </table:table-cell>
              <table:table-cell office:value-type="float" office:value="30.846548">
                <text:p>30.846548</text:p>
              </table:table-cell>
              <table:table-cell office:value-type="float" office:value="31.872412">
                <text:p>31.872412</text:p>
              </table:table-cell>
              <table:table-cell office:value-type="float" office:value="31.989351">
                <text:p>31.989351</text:p>
              </table:table-cell>
              <table:table-cell office:value-type="float" office:value="32.436035">
                <text:p>32.436035</text:p>
              </table:table-cell>
              <table:table-cell office:value-type="float" office:value="32.735386">
                <text:p>32.735386</text:p>
              </table:table-cell>
              <table:table-cell office:value-type="float" office:value="32.731625">
                <text:p>32.731625</text:p>
              </table:table-cell>
              <table:table-cell office:value-type="float" office:value="32.960491">
                <text:p>32.960491</text:p>
              </table:table-cell>
              <table:table-cell office:value-type="float" office:value="33.123863">
                <text:p>33.123863</text:p>
              </table:table-cell>
              <table:table-cell office:value-type="float" office:value="33.122982">
                <text:p>33.122982</text:p>
              </table:table-cell>
              <table:table-cell office:value-type="float" office:value="33.236046">
                <text:p>33.236046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145.2055556">
                <text:p>145.2055556</text:p>
                <draw:g>
                  <svg:desc>Old_Town_Cross.B17:Old_Town_Cross.U17</svg:desc>
                </draw:g>
              </table:table-cell>
              <table:table-cell office:value-type="float" office:value="136.2666667">
                <text:p>136.2666667</text:p>
              </table:table-cell>
              <table:table-cell office:value-type="float" office:value="146.3527778">
                <text:p>146.3527778</text:p>
              </table:table-cell>
              <table:table-cell office:value-type="float" office:value="136.0166667">
                <text:p>136.0166667</text:p>
              </table:table-cell>
              <table:table-cell office:value-type="float" office:value="134.5833333">
                <text:p>134.5833333</text:p>
              </table:table-cell>
              <table:table-cell office:value-type="float" office:value="135.2611111">
                <text:p>135.2611111</text:p>
              </table:table-cell>
              <table:table-cell office:value-type="float" office:value="143.2888889">
                <text:p>143.2888889</text:p>
              </table:table-cell>
              <table:table-cell office:value-type="float" office:value="137.075">
                <text:p>137.075</text:p>
              </table:table-cell>
              <table:table-cell office:value-type="float" office:value="136.2888889">
                <text:p>136.2888889</text:p>
              </table:table-cell>
              <table:table-cell office:value-type="float" office:value="136.25">
                <text:p>136.25</text:p>
              </table:table-cell>
              <table:table-cell office:value-type="float" office:value="136.1722222">
                <text:p>136.1722222</text:p>
              </table:table-cell>
              <table:table-cell office:value-type="float" office:value="144.6916667">
                <text:p>144.6916667</text:p>
              </table:table-cell>
              <table:table-cell office:value-type="float" office:value="146.4861111">
                <text:p>146.4861111</text:p>
              </table:table-cell>
              <table:table-cell office:value-type="float" office:value="137.1583333">
                <text:p>137.1583333</text:p>
              </table:table-cell>
              <table:table-cell office:value-type="float" office:value="136.9111111">
                <text:p>136.9111111</text:p>
              </table:table-cell>
              <table:table-cell office:value-type="float" office:value="147.2972222">
                <text:p>147.2972222</text:p>
              </table:table-cell>
              <table:table-cell office:value-type="float" office:value="138.2583333">
                <text:p>138.2583333</text:p>
              </table:table-cell>
              <table:table-cell office:value-type="float" office:value="147.9166667">
                <text:p>147.9166667</text:p>
              </table:table-cell>
              <table:table-cell office:value-type="float" office:value="147.5416667">
                <text:p>147.5416667</text:p>
              </table:table-cell>
              <table:table-cell office:value-type="float" office:value="141.0666667">
                <text:p>141.0666667</text:p>
              </table:table-cell>
            </table:table-row>
            <table:table-row>
              <table:table-cell office:value-type="string">
                <text:p>h264_nvenc hq</text:p>
                <draw:g>
                  <svg:desc>Old_Town_Cross.A17:Old_Town_Cross.A17</svg:desc>
                </draw:g>
              </table:table-cell>
              <table:table-cell office:value-type="float" office:value="23.756775">
                <text:p>23.756775</text:p>
                <draw:g>
                  <svg:desc>Old_Town_Cross.B39:Old_Town_Cross.U39</svg:desc>
                </draw:g>
              </table:table-cell>
              <table:table-cell office:value-type="float" office:value="27.370665">
                <text:p>27.370665</text:p>
              </table:table-cell>
              <table:table-cell office:value-type="float" office:value="31.056299">
                <text:p>31.056299</text:p>
              </table:table-cell>
              <table:table-cell office:value-type="float" office:value="23.875542">
                <text:p>23.875542</text:p>
              </table:table-cell>
              <table:table-cell office:value-type="float" office:value="23.875542">
                <text:p>23.875542</text:p>
              </table:table-cell>
              <table:table-cell office:value-type="float" office:value="23.875542">
                <text:p>23.875542</text:p>
              </table:table-cell>
              <table:table-cell office:value-type="float" office:value="29.7162">
                <text:p>29.7162</text:p>
              </table:table-cell>
              <table:table-cell office:value-type="float" office:value="29.733118">
                <text:p>29.733118</text:p>
              </table:table-cell>
              <table:table-cell office:value-type="float" office:value="29.697157">
                <text:p>29.697157</text:p>
              </table:table-cell>
              <table:table-cell office:value-type="float" office:value="31.584948">
                <text:p>31.584948</text:p>
              </table:table-cell>
              <table:table-cell office:value-type="float" office:value="31.701435">
                <text:p>31.701435</text:p>
              </table:table-cell>
              <table:table-cell office:value-type="float" office:value="32.446846">
                <text:p>32.446846</text:p>
              </table:table-cell>
              <table:table-cell office:value-type="float" office:value="32.414478">
                <text:p>32.414478</text:p>
              </table:table-cell>
              <table:table-cell office:value-type="float" office:value="32.819336">
                <text:p>32.819336</text:p>
              </table:table-cell>
              <table:table-cell office:value-type="float" office:value="33.064232">
                <text:p>33.064232</text:p>
              </table:table-cell>
              <table:table-cell office:value-type="float" office:value="33.064976">
                <text:p>33.064976</text:p>
              </table:table-cell>
              <table:table-cell office:value-type="float" office:value="33.216129">
                <text:p>33.216129</text:p>
              </table:table-cell>
              <table:table-cell office:value-type="float" office:value="33.342354">
                <text:p>33.342354</text:p>
              </table:table-cell>
              <table:table-cell office:value-type="float" office:value="33.342354">
                <text:p>33.342354</text:p>
              </table:table-cell>
              <table:table-cell office:value-type="float" office:value="33.444912">
                <text:p>33.444912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145.1972222">
                <text:p>145.1972222</text:p>
                <draw:g>
                  <svg:desc>Old_Town_Cross.B18:Old_Town_Cross.U18</svg:desc>
                </draw:g>
              </table:table-cell>
              <table:table-cell office:value-type="float" office:value="135.7888889">
                <text:p>135.7888889</text:p>
              </table:table-cell>
              <table:table-cell office:value-type="float" office:value="137.65">
                <text:p>137.65</text:p>
              </table:table-cell>
              <table:table-cell office:value-type="float" office:value="135.3416667">
                <text:p>135.3416667</text:p>
              </table:table-cell>
              <table:table-cell office:value-type="float" office:value="144.9472222">
                <text:p>144.9472222</text:p>
              </table:table-cell>
              <table:table-cell office:value-type="float" office:value="144.6722222">
                <text:p>144.6722222</text:p>
              </table:table-cell>
              <table:table-cell office:value-type="float" office:value="143.6138889">
                <text:p>143.6138889</text:p>
              </table:table-cell>
              <table:table-cell office:value-type="float" office:value="145.9833333">
                <text:p>145.9833333</text:p>
              </table:table-cell>
              <table:table-cell office:value-type="float" office:value="146.4722222">
                <text:p>146.4722222</text:p>
              </table:table-cell>
              <table:table-cell office:value-type="float" office:value="143.5333333">
                <text:p>143.5333333</text:p>
              </table:table-cell>
              <table:table-cell office:value-type="float" office:value="145.8777778">
                <text:p>145.8777778</text:p>
              </table:table-cell>
              <table:table-cell office:value-type="float" office:value="144.7388889">
                <text:p>144.7388889</text:p>
              </table:table-cell>
              <table:table-cell office:value-type="float" office:value="152.1055556">
                <text:p>152.1055556</text:p>
              </table:table-cell>
              <table:table-cell office:value-type="float" office:value="146.4">
                <text:p>146.4</text:p>
              </table:table-cell>
              <table:table-cell office:value-type="float" office:value="146.5861111">
                <text:p>146.5861111</text:p>
              </table:table-cell>
              <table:table-cell office:value-type="float" office:value="172.6027778">
                <text:p>172.6027778</text:p>
              </table:table-cell>
              <table:table-cell office:value-type="float" office:value="173.0555556">
                <text:p>173.0555556</text:p>
              </table:table-cell>
              <table:table-cell office:value-type="float" office:value="180.05">
                <text:p>180.05</text:p>
              </table:table-cell>
              <table:table-cell office:value-type="float" office:value="313.6916667">
                <text:p>313.6916667</text:p>
              </table:table-cell>
              <table:table-cell office:value-type="float" office:value="484.6444444">
                <text:p>484.6444444</text:p>
              </table:table-cell>
            </table:table-row>
            <table:table-row>
              <table:table-cell office:value-type="string">
                <text:p>h264_nvenc bd</text:p>
                <draw:g>
                  <svg:desc>Old_Town_Cross.A18:Old_Town_Cross.A18</svg:desc>
                </draw:g>
              </table:table-cell>
              <table:table-cell office:value-type="float" office:value="23.756775">
                <text:p>23.756775</text:p>
                <draw:g>
                  <svg:desc>Old_Town_Cross.B40:Old_Town_Cross.U40</svg:desc>
                </draw:g>
              </table:table-cell>
              <table:table-cell office:value-type="float" office:value="27.370665">
                <text:p>27.370665</text:p>
              </table:table-cell>
              <table:table-cell office:value-type="float" office:value="31.056299">
                <text:p>31.056299</text:p>
              </table:table-cell>
              <table:table-cell office:value-type="float" office:value="23.875542">
                <text:p>23.875542</text:p>
              </table:table-cell>
              <table:table-cell office:value-type="float" office:value="23.875542">
                <text:p>23.875542</text:p>
              </table:table-cell>
              <table:table-cell office:value-type="float" office:value="23.875542">
                <text:p>23.875542</text:p>
              </table:table-cell>
              <table:table-cell office:value-type="float" office:value="29.7162">
                <text:p>29.7162</text:p>
              </table:table-cell>
              <table:table-cell office:value-type="float" office:value="29.733118">
                <text:p>29.733118</text:p>
              </table:table-cell>
              <table:table-cell office:value-type="float" office:value="29.697157">
                <text:p>29.697157</text:p>
              </table:table-cell>
              <table:table-cell office:value-type="float" office:value="31.584948">
                <text:p>31.584948</text:p>
              </table:table-cell>
              <table:table-cell office:value-type="float" office:value="31.701435">
                <text:p>31.701435</text:p>
              </table:table-cell>
              <table:table-cell office:value-type="float" office:value="32.446846">
                <text:p>32.446846</text:p>
              </table:table-cell>
              <table:table-cell office:value-type="float" office:value="32.414478">
                <text:p>32.414478</text:p>
              </table:table-cell>
              <table:table-cell office:value-type="float" office:value="32.819336">
                <text:p>32.819336</text:p>
              </table:table-cell>
              <table:table-cell office:value-type="float" office:value="33.064232">
                <text:p>33.064232</text:p>
              </table:table-cell>
              <table:table-cell office:value-type="float" office:value="33.064976">
                <text:p>33.064976</text:p>
              </table:table-cell>
              <table:table-cell office:value-type="float" office:value="33.216129">
                <text:p>33.216129</text:p>
              </table:table-cell>
              <table:table-cell office:value-type="float" office:value="33.342354">
                <text:p>33.342354</text:p>
              </table:table-cell>
              <table:table-cell office:value-type="float" office:value="33.342354">
                <text:p>33.342354</text:p>
              </table:table-cell>
              <table:table-cell office:value-type="float" office:value="33.444912">
                <text:p>33.444912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362.9638889">
                <text:p>362.9638889</text:p>
                <draw:g>
                  <svg:desc>Old_Town_Cross.B19:Old_Town_Cross.U19</svg:desc>
                </draw:g>
              </table:table-cell>
              <table:table-cell office:value-type="float" office:value="333.7">
                <text:p>333.7</text:p>
              </table:table-cell>
              <table:table-cell office:value-type="float" office:value="332.6416667">
                <text:p>332.6416667</text:p>
              </table:table-cell>
              <table:table-cell office:value-type="float" office:value="324.0861111">
                <text:p>324.0861111</text:p>
              </table:table-cell>
              <table:table-cell office:value-type="float" office:value="261.5166667">
                <text:p>261.5166667</text:p>
              </table:table-cell>
              <table:table-cell office:value-type="float" office:value="268.2166667">
                <text:p>268.2166667</text:p>
              </table:table-cell>
              <table:table-cell office:value-type="float" office:value="277.4027778">
                <text:p>277.4027778</text:p>
              </table:table-cell>
              <table:table-cell office:value-type="float" office:value="261.125">
                <text:p>261.125</text:p>
              </table:table-cell>
              <table:table-cell office:value-type="float" office:value="260.2166667">
                <text:p>260.2166667</text:p>
              </table:table-cell>
              <table:table-cell office:value-type="float" office:value="241.6833333">
                <text:p>241.6833333</text:p>
              </table:table-cell>
              <table:table-cell office:value-type="float" office:value="226.8583333">
                <text:p>226.8583333</text:p>
              </table:table-cell>
              <table:table-cell office:value-type="float" office:value="192.5111111">
                <text:p>192.5111111</text:p>
              </table:table-cell>
              <table:table-cell office:value-type="float" office:value="207.8111111">
                <text:p>207.8111111</text:p>
              </table:table-cell>
              <table:table-cell office:value-type="float" office:value="198.8">
                <text:p>198.8</text:p>
              </table:table-cell>
              <table:table-cell office:value-type="float" office:value="187.1194444">
                <text:p>187.1194444</text:p>
              </table:table-cell>
              <table:table-cell office:value-type="float" office:value="180.3944444">
                <text:p>180.3944444</text:p>
              </table:table-cell>
              <table:table-cell office:value-type="float" office:value="185.1388889">
                <text:p>185.1388889</text:p>
              </table:table-cell>
              <table:table-cell office:value-type="float" office:value="189.0111111">
                <text:p>189.0111111</text:p>
              </table:table-cell>
              <table:table-cell office:value-type="float" office:value="189.8111111">
                <text:p>189.8111111</text:p>
              </table:table-cell>
              <table:table-cell office:value-type="float" office:value="182.1083333">
                <text:p>182.1083333</text:p>
              </table:table-cell>
            </table:table-row>
            <table:table-row>
              <table:table-cell office:value-type="string">
                <text:p>h264_nvenc ll</text:p>
                <draw:g>
                  <svg:desc>Old_Town_Cross.A19:Old_Town_Cross.A19</svg:desc>
                </draw:g>
              </table:table-cell>
              <table:table-cell office:value-type="float" office:value="23.431992">
                <text:p>23.431992</text:p>
                <draw:g>
                  <svg:desc>Old_Town_Cross.B41:Old_Town_Cross.U41</svg:desc>
                </draw:g>
              </table:table-cell>
              <table:table-cell office:value-type="float" office:value="23.476303">
                <text:p>23.476303</text:p>
              </table:table-cell>
              <table:table-cell office:value-type="float" office:value="23.630917">
                <text:p>23.630917</text:p>
              </table:table-cell>
              <table:table-cell office:value-type="float" office:value="23.848724">
                <text:p>23.848724</text:p>
              </table:table-cell>
              <table:table-cell office:value-type="float" office:value="26.483679">
                <text:p>26.483679</text:p>
              </table:table-cell>
              <table:table-cell office:value-type="float" office:value="28.187429">
                <text:p>28.187429</text:p>
              </table:table-cell>
              <table:table-cell office:value-type="float" office:value="29.868473">
                <text:p>29.868473</text:p>
              </table:table-cell>
              <table:table-cell office:value-type="float" office:value="30.573599">
                <text:p>30.573599</text:p>
              </table:table-cell>
              <table:table-cell office:value-type="float" office:value="31.018501">
                <text:p>31.018501</text:p>
              </table:table-cell>
              <table:table-cell office:value-type="float" office:value="31.437109">
                <text:p>31.437109</text:p>
              </table:table-cell>
              <table:table-cell office:value-type="float" office:value="31.863882">
                <text:p>31.863882</text:p>
              </table:table-cell>
              <table:table-cell office:value-type="float" office:value="32.319351">
                <text:p>32.319351</text:p>
              </table:table-cell>
              <table:table-cell office:value-type="float" office:value="32.459812">
                <text:p>32.459812</text:p>
              </table:table-cell>
              <table:table-cell office:value-type="float" office:value="32.684353">
                <text:p>32.684353</text:p>
              </table:table-cell>
              <table:table-cell office:value-type="float" office:value="32.887737">
                <text:p>32.887737</text:p>
              </table:table-cell>
              <table:table-cell office:value-type="float" office:value="32.943565">
                <text:p>32.943565</text:p>
              </table:table-cell>
              <table:table-cell office:value-type="float" office:value="33.139809">
                <text:p>33.139809</text:p>
              </table:table-cell>
              <table:table-cell office:value-type="float" office:value="33.210651">
                <text:p>33.210651</text:p>
              </table:table-cell>
              <table:table-cell office:value-type="float" office:value="33.295963">
                <text:p>33.295963</text:p>
              </table:table-cell>
              <table:table-cell office:value-type="float" office:value="33.372185">
                <text:p>33.372185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179.3361111">
                <text:p>179.3361111</text:p>
                <draw:g>
                  <svg:desc>Old_Town_Cross.B20:Old_Town_Cross.U20</svg:desc>
                </draw:g>
              </table:table-cell>
              <table:table-cell office:value-type="float" office:value="178.0388889">
                <text:p>178.0388889</text:p>
              </table:table-cell>
              <table:table-cell office:value-type="float" office:value="192.6">
                <text:p>192.6</text:p>
              </table:table-cell>
              <table:table-cell office:value-type="float" office:value="168.7555556">
                <text:p>168.7555556</text:p>
              </table:table-cell>
              <table:table-cell office:value-type="float" office:value="186.5833333">
                <text:p>186.5833333</text:p>
              </table:table-cell>
              <table:table-cell office:value-type="float" office:value="193.5055556">
                <text:p>193.5055556</text:p>
              </table:table-cell>
              <table:table-cell office:value-type="float" office:value="169.3722222">
                <text:p>169.3722222</text:p>
              </table:table-cell>
              <table:table-cell office:value-type="float" office:value="168.6638889">
                <text:p>168.6638889</text:p>
              </table:table-cell>
              <table:table-cell office:value-type="float" office:value="179.4666667">
                <text:p>179.4666667</text:p>
              </table:table-cell>
              <table:table-cell office:value-type="float" office:value="189.3611111">
                <text:p>189.3611111</text:p>
              </table:table-cell>
              <table:table-cell office:value-type="float" office:value="169.5277778">
                <text:p>169.5277778</text:p>
              </table:table-cell>
              <table:table-cell office:value-type="float" office:value="180.3111111">
                <text:p>180.3111111</text:p>
              </table:table-cell>
              <table:table-cell office:value-type="float" office:value="169.3861111">
                <text:p>169.3861111</text:p>
              </table:table-cell>
              <table:table-cell office:value-type="float" office:value="169.4333333">
                <text:p>169.4333333</text:p>
              </table:table-cell>
              <table:table-cell office:value-type="float" office:value="167.8666667">
                <text:p>167.8666667</text:p>
              </table:table-cell>
              <table:table-cell office:value-type="float" office:value="177.5388889">
                <text:p>177.5388889</text:p>
              </table:table-cell>
              <table:table-cell office:value-type="float" office:value="168.15">
                <text:p>168.15</text:p>
              </table:table-cell>
              <table:table-cell office:value-type="float" office:value="169.4444444">
                <text:p>169.4444444</text:p>
              </table:table-cell>
              <table:table-cell office:value-type="float" office:value="169.1555556">
                <text:p>169.1555556</text:p>
              </table:table-cell>
              <table:table-cell office:value-type="float" office:value="180.8472222">
                <text:p>180.8472222</text:p>
              </table:table-cell>
            </table:table-row>
            <table:table-row>
              <table:table-cell office:value-type="string">
                <text:p>h264_nvenc llhq</text:p>
                <draw:g>
                  <svg:desc>Old_Town_Cross.A20:Old_Town_Cross.A20</svg:desc>
                </draw:g>
              </table:table-cell>
              <table:table-cell office:value-type="float" office:value="23.454123">
                <text:p>23.454123</text:p>
                <draw:g>
                  <svg:desc>Old_Town_Cross.B42:Old_Town_Cross.U42</svg:desc>
                </draw:g>
              </table:table-cell>
              <table:table-cell office:value-type="float" office:value="23.490374">
                <text:p>23.490374</text:p>
              </table:table-cell>
              <table:table-cell office:value-type="float" office:value="23.627337">
                <text:p>23.627337</text:p>
              </table:table-cell>
              <table:table-cell office:value-type="float" office:value="23.832401">
                <text:p>23.832401</text:p>
              </table:table-cell>
              <table:table-cell office:value-type="float" office:value="26.500719">
                <text:p>26.500719</text:p>
              </table:table-cell>
              <table:table-cell office:value-type="float" office:value="28.020508">
                <text:p>28.020508</text:p>
              </table:table-cell>
              <table:table-cell office:value-type="float" office:value="29.888042">
                <text:p>29.888042</text:p>
              </table:table-cell>
              <table:table-cell office:value-type="float" office:value="30.593618">
                <text:p>30.593618</text:p>
              </table:table-cell>
              <table:table-cell office:value-type="float" office:value="31.03706">
                <text:p>31.03706</text:p>
              </table:table-cell>
              <table:table-cell office:value-type="float" office:value="31.455839">
                <text:p>31.455839</text:p>
              </table:table-cell>
              <table:table-cell office:value-type="float" office:value="31.892061">
                <text:p>31.892061</text:p>
              </table:table-cell>
              <table:table-cell office:value-type="float" office:value="32.291862">
                <text:p>32.291862</text:p>
              </table:table-cell>
              <table:table-cell office:value-type="float" office:value="32.46463">
                <text:p>32.46463</text:p>
              </table:table-cell>
              <table:table-cell office:value-type="float" office:value="32.75592">
                <text:p>32.75592</text:p>
              </table:table-cell>
              <table:table-cell office:value-type="float" office:value="32.817947">
                <text:p>32.817947</text:p>
              </table:table-cell>
              <table:table-cell office:value-type="float" office:value="32.955074">
                <text:p>32.955074</text:p>
              </table:table-cell>
              <table:table-cell office:value-type="float" office:value="33.158627">
                <text:p>33.158627</text:p>
              </table:table-cell>
              <table:table-cell office:value-type="float" office:value="33.214199">
                <text:p>33.214199</text:p>
              </table:table-cell>
              <table:table-cell office:value-type="float" office:value="33.273365">
                <text:p>33.273365</text:p>
              </table:table-cell>
              <table:table-cell office:value-type="float" office:value="33.396297">
                <text:p>33.396297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163.7166667">
                <text:p>163.7166667</text:p>
                <draw:g>
                  <svg:desc>Old_Town_Cross.B21:Old_Town_Cross.U21</svg:desc>
                </draw:g>
              </table:table-cell>
              <table:table-cell office:value-type="float" office:value="163.4277778">
                <text:p>163.4277778</text:p>
              </table:table-cell>
              <table:table-cell office:value-type="float" office:value="165.0583333">
                <text:p>165.0583333</text:p>
              </table:table-cell>
              <table:table-cell office:value-type="float" office:value="169.9805556">
                <text:p>169.9805556</text:p>
              </table:table-cell>
              <table:table-cell office:value-type="float" office:value="177.8527778">
                <text:p>177.8527778</text:p>
              </table:table-cell>
              <table:table-cell office:value-type="float" office:value="173.1027778">
                <text:p>173.1027778</text:p>
              </table:table-cell>
              <table:table-cell office:value-type="float" office:value="171.9888889">
                <text:p>171.9888889</text:p>
              </table:table-cell>
              <table:table-cell office:value-type="float" office:value="163.2">
                <text:p>163.2</text:p>
              </table:table-cell>
              <table:table-cell office:value-type="float" office:value="172.6916667">
                <text:p>172.6916667</text:p>
              </table:table-cell>
              <table:table-cell office:value-type="float" office:value="175.8611111">
                <text:p>175.8611111</text:p>
              </table:table-cell>
              <table:table-cell office:value-type="float" office:value="170.3055556">
                <text:p>170.3055556</text:p>
              </table:table-cell>
              <table:table-cell office:value-type="float" office:value="164.925">
                <text:p>164.925</text:p>
              </table:table-cell>
              <table:table-cell office:value-type="float" office:value="162.9694444">
                <text:p>162.9694444</text:p>
              </table:table-cell>
              <table:table-cell office:value-type="float" office:value="169.7333333">
                <text:p>169.7333333</text:p>
              </table:table-cell>
              <table:table-cell office:value-type="float" office:value="160.0972222">
                <text:p>160.0972222</text:p>
              </table:table-cell>
              <table:table-cell office:value-type="float" office:value="175.0527778">
                <text:p>175.0527778</text:p>
              </table:table-cell>
              <table:table-cell office:value-type="float" office:value="193.2305556">
                <text:p>193.2305556</text:p>
              </table:table-cell>
              <table:table-cell office:value-type="float" office:value="298.0111111">
                <text:p>298.0111111</text:p>
              </table:table-cell>
              <table:table-cell office:value-type="float" office:value="377.2166667">
                <text:p>377.2166667</text:p>
              </table:table-cell>
              <table:table-cell office:value-type="float" office:value="333.2833333">
                <text:p>333.2833333</text:p>
              </table:table-cell>
            </table:table-row>
            <table:table-row>
              <table:table-cell office:value-type="string">
                <text:p>h264_nvenc llhp</text:p>
                <draw:g>
                  <svg:desc>Old_Town_Cross.A21:Old_Town_Cross.A21</svg:desc>
                </draw:g>
              </table:table-cell>
              <table:table-cell office:value-type="float" office:value="23.415232">
                <text:p>23.415232</text:p>
                <draw:g>
                  <svg:desc>Old_Town_Cross.B43:Old_Town_Cross.U43</svg:desc>
                </draw:g>
              </table:table-cell>
              <table:table-cell office:value-type="float" office:value="23.451193">
                <text:p>23.451193</text:p>
              </table:table-cell>
              <table:table-cell office:value-type="float" office:value="23.60025">
                <text:p>23.60025</text:p>
              </table:table-cell>
              <table:table-cell office:value-type="float" office:value="23.809683">
                <text:p>23.809683</text:p>
              </table:table-cell>
              <table:table-cell office:value-type="float" office:value="26.522554">
                <text:p>26.522554</text:p>
              </table:table-cell>
              <table:table-cell office:value-type="float" office:value="28.072023">
                <text:p>28.072023</text:p>
              </table:table-cell>
              <table:table-cell office:value-type="float" office:value="29.871122">
                <text:p>29.871122</text:p>
              </table:table-cell>
              <table:table-cell office:value-type="float" office:value="30.57646">
                <text:p>30.57646</text:p>
              </table:table-cell>
              <table:table-cell office:value-type="float" office:value="31.020079">
                <text:p>31.020079</text:p>
              </table:table-cell>
              <table:table-cell office:value-type="float" office:value="31.443308">
                <text:p>31.443308</text:p>
              </table:table-cell>
              <table:table-cell office:value-type="float" office:value="31.880651">
                <text:p>31.880651</text:p>
              </table:table-cell>
              <table:table-cell office:value-type="float" office:value="32.388477">
                <text:p>32.388477</text:p>
              </table:table-cell>
              <table:table-cell office:value-type="float" office:value="32.447468">
                <text:p>32.447468</text:p>
              </table:table-cell>
              <table:table-cell office:value-type="float" office:value="32.697727">
                <text:p>32.697727</text:p>
              </table:table-cell>
              <table:table-cell office:value-type="float" office:value="32.896568">
                <text:p>32.896568</text:p>
              </table:table-cell>
              <table:table-cell office:value-type="float" office:value="32.927361">
                <text:p>32.927361</text:p>
              </table:table-cell>
              <table:table-cell office:value-type="float" office:value="33.145462">
                <text:p>33.145462</text:p>
              </table:table-cell>
              <table:table-cell office:value-type="float" office:value="33.218338">
                <text:p>33.218338</text:p>
              </table:table-cell>
              <table:table-cell office:value-type="float" office:value="33.278061">
                <text:p>33.278061</text:p>
              </table:table-cell>
              <table:table-cell office:value-type="float" office:value="33.339355">
                <text:p>33.3393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15.987cm" svg:height="9.012cm" xlink:href=".." xlink:type="simple" chart:class="chart:scatter" chart:style-name="ch1">
        <chart:legend chart:legend-position="end" svg:x="8.972cm" svg:y="1.966cm" style:legend-expansion="high" chart:style-name="ch2"/>
        <chart:plot-area chart:style-name="ch3" table:cell-range-address="Crowd_Run.A3:Crowd_Run.U3 Crowd_Run.B25:Crowd_Run.U43 Crowd_Run.A4:Crowd_Run.A21" chart:data-source-has-labels="column" svg:x="0.319cm" svg:y="0.18cm" svg:width="8.334cm" svg:height="8.652cm">
          <chartooo:coordinate-region svg:x="0.94cm" svg:y="0.379cm" svg:width="7.248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rowd_Run.B25:Crowd_Run.U25" chart:label-cell-address="Crowd_Run.A3:Crowd_Run.A3" chart:class="chart:scatter">
            <chart:domain table:cell-range-address="Crowd_Run.B3:Crowd_Run.U3"/>
            <chart:data-point chart:repeated="20"/>
          </chart:series>
          <chart:series chart:style-name="ch7" chart:values-cell-range-address="Crowd_Run.B26:Crowd_Run.U26" chart:label-cell-address="Crowd_Run.A4:Crowd_Run.A4" chart:class="chart:scatter">
            <chart:domain table:cell-range-address="Crowd_Run.B4:Crowd_Run.U4"/>
            <chart:data-point chart:repeated="20"/>
          </chart:series>
          <chart:series chart:style-name="ch8" chart:values-cell-range-address="Crowd_Run.B27:Crowd_Run.U27" chart:label-cell-address="Crowd_Run.A5:Crowd_Run.A5" chart:class="chart:scatter">
            <chart:domain table:cell-range-address="Crowd_Run.B5:Crowd_Run.U5"/>
            <chart:data-point chart:repeated="20"/>
          </chart:series>
          <chart:series chart:style-name="ch9" chart:values-cell-range-address="Crowd_Run.B28:Crowd_Run.U28" chart:label-cell-address="Crowd_Run.A6:Crowd_Run.A6" chart:class="chart:scatter">
            <chart:domain table:cell-range-address="Crowd_Run.B6:Crowd_Run.U6"/>
            <chart:data-point chart:repeated="20"/>
          </chart:series>
          <chart:series chart:style-name="ch10" chart:values-cell-range-address="Crowd_Run.B29:Crowd_Run.U29" chart:label-cell-address="Crowd_Run.A7:Crowd_Run.A7" chart:class="chart:scatter">
            <chart:domain table:cell-range-address="Crowd_Run.B7:Crowd_Run.U7"/>
            <chart:data-point chart:repeated="20"/>
          </chart:series>
          <chart:series chart:style-name="ch11" chart:values-cell-range-address="Crowd_Run.B30:Crowd_Run.U30" chart:label-cell-address="Crowd_Run.A8:Crowd_Run.A8" chart:class="chart:scatter">
            <chart:domain table:cell-range-address="Crowd_Run.B8:Crowd_Run.U8"/>
            <chart:data-point chart:repeated="20"/>
          </chart:series>
          <chart:series chart:style-name="ch12" chart:values-cell-range-address="Crowd_Run.B31:Crowd_Run.U31" chart:label-cell-address="Crowd_Run.A9:Crowd_Run.A9" chart:class="chart:scatter">
            <chart:domain table:cell-range-address="Crowd_Run.B9:Crowd_Run.U9"/>
            <chart:data-point chart:repeated="20"/>
          </chart:series>
          <chart:series chart:style-name="ch13" chart:values-cell-range-address="Crowd_Run.B32:Crowd_Run.U32" chart:label-cell-address="Crowd_Run.A10:Crowd_Run.A10" chart:class="chart:scatter">
            <chart:domain table:cell-range-address="Crowd_Run.B10:Crowd_Run.U10"/>
            <chart:data-point chart:repeated="20"/>
          </chart:series>
          <chart:series chart:style-name="ch14" chart:values-cell-range-address="Crowd_Run.B33:Crowd_Run.U33" chart:label-cell-address="Crowd_Run.A11:Crowd_Run.A11" chart:class="chart:scatter">
            <chart:domain table:cell-range-address="Crowd_Run.B11:Crowd_Run.U11"/>
            <chart:data-point chart:repeated="20"/>
          </chart:series>
          <chart:series chart:style-name="ch15" chart:values-cell-range-address="Crowd_Run.B34:Crowd_Run.U34" chart:label-cell-address="Crowd_Run.A12:Crowd_Run.A12" chart:class="chart:scatter">
            <chart:domain table:cell-range-address="Crowd_Run.B12:Crowd_Run.U12"/>
            <chart:data-point chart:repeated="20"/>
          </chart:series>
          <chart:series chart:style-name="ch16" chart:values-cell-range-address="Crowd_Run.B35:Crowd_Run.U35" chart:label-cell-address="Crowd_Run.A13:Crowd_Run.A13" chart:class="chart:scatter">
            <chart:domain table:cell-range-address="Crowd_Run.B13:Crowd_Run.U13"/>
            <chart:data-point chart:repeated="20"/>
          </chart:series>
          <chart:series chart:style-name="ch17" chart:values-cell-range-address="Crowd_Run.B36:Crowd_Run.U36" chart:label-cell-address="Crowd_Run.A14:Crowd_Run.A14" chart:class="chart:scatter">
            <chart:domain table:cell-range-address="Crowd_Run.B14:Crowd_Run.U14"/>
            <chart:data-point chart:repeated="20"/>
          </chart:series>
          <chart:series chart:style-name="ch18" chart:values-cell-range-address="Crowd_Run.B37:Crowd_Run.U37" chart:label-cell-address="Crowd_Run.A15:Crowd_Run.A15" chart:class="chart:scatter">
            <chart:domain table:cell-range-address="Crowd_Run.B15:Crowd_Run.U15"/>
            <chart:data-point chart:repeated="20"/>
          </chart:series>
          <chart:series chart:style-name="ch19" chart:values-cell-range-address="Crowd_Run.B38:Crowd_Run.U38" chart:label-cell-address="Crowd_Run.A16:Crowd_Run.A16" chart:class="chart:scatter">
            <chart:domain table:cell-range-address="Crowd_Run.B16:Crowd_Run.U16"/>
            <chart:data-point chart:repeated="20"/>
          </chart:series>
          <chart:series chart:style-name="ch20" chart:values-cell-range-address="Crowd_Run.B39:Crowd_Run.U39" chart:label-cell-address="Crowd_Run.A17:Crowd_Run.A17" chart:class="chart:scatter">
            <chart:domain table:cell-range-address="Crowd_Run.B17:Crowd_Run.U17"/>
            <chart:data-point chart:repeated="20"/>
          </chart:series>
          <chart:series chart:style-name="ch21" chart:values-cell-range-address="Crowd_Run.B40:Crowd_Run.U40" chart:label-cell-address="Crowd_Run.A18:Crowd_Run.A18" chart:class="chart:scatter">
            <chart:domain table:cell-range-address="Crowd_Run.B18:Crowd_Run.U18"/>
            <chart:data-point chart:repeated="20"/>
          </chart:series>
          <chart:series chart:style-name="ch22" chart:values-cell-range-address="Crowd_Run.B41:Crowd_Run.U41" chart:label-cell-address="Crowd_Run.A19:Crowd_Run.A19" chart:class="chart:scatter">
            <chart:domain table:cell-range-address="Crowd_Run.B19:Crowd_Run.U19"/>
            <chart:data-point chart:repeated="20"/>
          </chart:series>
          <chart:series chart:style-name="ch23" chart:values-cell-range-address="Crowd_Run.B42:Crowd_Run.U42" chart:label-cell-address="Crowd_Run.A20:Crowd_Run.A20" chart:class="chart:scatter">
            <chart:domain table:cell-range-address="Crowd_Run.B20:Crowd_Run.U20"/>
            <chart:data-point chart:repeated="20"/>
          </chart:series>
          <chart:series chart:style-name="ch24" chart:values-cell-range-address="Crowd_Run.B43:Crowd_Run.U43" chart:label-cell-address="Crowd_Run.A21:Crowd_Run.A21" chart:class="chart:scatter">
            <chart:domain table:cell-range-address="Crowd_Run.B21:Crowd_Run.U21"/>
            <chart:data-point chart:repeated="20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873.5694">
                <text:p>873.5694</text:p>
                <draw:g>
                  <svg:desc>Crowd_Run.B3:Crowd_Run.U3</svg:desc>
                </draw:g>
              </table:table-cell>
              <table:table-cell office:value-type="float" office:value="856.4759">
                <text:p>856.4759</text:p>
              </table:table-cell>
              <table:table-cell office:value-type="float" office:value="859.4194">
                <text:p>859.4194</text:p>
              </table:table-cell>
              <table:table-cell office:value-type="float" office:value="854.9783">
                <text:p>854.9783</text:p>
              </table:table-cell>
              <table:table-cell office:value-type="float" office:value="853.3251">
                <text:p>853.3251</text:p>
              </table:table-cell>
              <table:table-cell office:value-type="float" office:value="852.8672">
                <text:p>852.8672</text:p>
              </table:table-cell>
              <table:table-cell office:value-type="float" office:value="852.8938">
                <text:p>852.8938</text:p>
              </table:table-cell>
              <table:table-cell office:value-type="float" office:value="854.3594">
                <text:p>854.3594</text:p>
              </table:table-cell>
              <table:table-cell office:value-type="float" office:value="857.3473">
                <text:p>857.3473</text:p>
              </table:table-cell>
              <table:table-cell office:value-type="float" office:value="857.6995">
                <text:p>857.6995</text:p>
              </table:table-cell>
              <table:table-cell office:value-type="float" office:value="855.5494">
                <text:p>855.5494</text:p>
              </table:table-cell>
              <table:table-cell office:value-type="float" office:value="854.5791">
                <text:p>854.5791</text:p>
              </table:table-cell>
              <table:table-cell office:value-type="float" office:value="851.9871">
                <text:p>851.9871</text:p>
              </table:table-cell>
              <table:table-cell office:value-type="float" office:value="854.2345">
                <text:p>854.2345</text:p>
              </table:table-cell>
              <table:table-cell office:value-type="float" office:value="848.6597">
                <text:p>848.6597</text:p>
              </table:table-cell>
              <table:table-cell office:value-type="float" office:value="859.7531">
                <text:p>859.7531</text:p>
              </table:table-cell>
              <table:table-cell office:value-type="float" office:value="845.8576">
                <text:p>845.8576</text:p>
              </table:table-cell>
              <table:table-cell office:value-type="float" office:value="843.9975">
                <text:p>843.9975</text:p>
              </table:table-cell>
              <table:table-cell office:value-type="float" office:value="844.987">
                <text:p>844.987</text:p>
              </table:table-cell>
              <table:table-cell office:value-type="float" office:value="848.105">
                <text:p>848.105</text:p>
              </table:table-cell>
            </table:table-row>
            <table:table-row>
              <table:table-cell office:value-type="string">
                <text:p>theora</text:p>
                <draw:g>
                  <svg:desc>Crowd_Run.A3:Crowd_Run.A3</svg:desc>
                </draw:g>
              </table:table-cell>
              <table:table-cell office:value-type="float" office:value="14.11129">
                <text:p>14.11129</text:p>
                <draw:g>
                  <svg:desc>Crowd_Run.B25:Crowd_Run.U25</svg:desc>
                </draw:g>
              </table:table-cell>
              <table:table-cell office:value-type="float" office:value="14.11129">
                <text:p>14.11129</text:p>
              </table:table-cell>
              <table:table-cell office:value-type="float" office:value="14.159507">
                <text:p>14.159507</text:p>
              </table:table-cell>
              <table:table-cell office:value-type="float" office:value="14.199896">
                <text:p>14.199896</text:p>
              </table:table-cell>
              <table:table-cell office:value-type="float" office:value="14.241646">
                <text:p>14.241646</text:p>
              </table:table-cell>
              <table:table-cell office:value-type="float" office:value="14.299107">
                <text:p>14.299107</text:p>
              </table:table-cell>
              <table:table-cell office:value-type="float" office:value="14.324208">
                <text:p>14.324208</text:p>
              </table:table-cell>
              <table:table-cell office:value-type="float" office:value="14.341265">
                <text:p>14.341265</text:p>
              </table:table-cell>
              <table:table-cell office:value-type="float" office:value="14.485683">
                <text:p>14.485683</text:p>
              </table:table-cell>
              <table:table-cell office:value-type="float" office:value="14.751158">
                <text:p>14.75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844969">
                <text:p>16.844969</text:p>
              </table:table-cell>
              <table:table-cell office:value-type="float" office:value="17.538225">
                <text:p>17.538225</text:p>
              </table:table-cell>
              <table:table-cell office:value-type="float" office:value="18.13431">
                <text:p>18.13431</text:p>
              </table:table-cell>
              <table:table-cell office:value-type="float" office:value="18.678015">
                <text:p>18.678015</text:p>
              </table:table-cell>
              <table:table-cell office:value-type="float" office:value="19.267082">
                <text:p>19.267082</text:p>
              </table:table-cell>
              <table:table-cell office:value-type="float" office:value="NaN">
                <text:p>NaN</text:p>
              </table:table-cell>
              <table:table-cell office:value-type="float" office:value="20.588196">
                <text:p>20.588196</text:p>
              </table:table-cell>
              <table:table-cell office:value-type="float" office:value="21.424967">
                <text:p>21.424967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03.88">
                <text:p>103.88</text:p>
                <draw:g>
                  <svg:desc>Crowd_Run.B4:Crowd_Run.U4</svg:desc>
                </draw:g>
              </table:table-cell>
              <table:table-cell office:value-type="float" office:value="113.3858">
                <text:p>113.3858</text:p>
              </table:table-cell>
              <table:table-cell office:value-type="float" office:value="92.3814">
                <text:p>92.3814</text:p>
              </table:table-cell>
              <table:table-cell office:value-type="float" office:value="69.0365">
                <text:p>69.0365</text:p>
              </table:table-cell>
              <table:table-cell office:value-type="float" office:value="76.9069">
                <text:p>76.9069</text:p>
              </table:table-cell>
              <table:table-cell office:value-type="float" office:value="76.9544">
                <text:p>76.9544</text:p>
              </table:table-cell>
              <table:table-cell office:value-type="float" office:value="77.3293">
                <text:p>77.3293</text:p>
              </table:table-cell>
              <table:table-cell office:value-type="float" office:value="77.278">
                <text:p>77.278</text:p>
              </table:table-cell>
              <table:table-cell office:value-type="float" office:value="77.0845">
                <text:p>77.0845</text:p>
              </table:table-cell>
              <table:table-cell office:value-type="float" office:value="77.0844">
                <text:p>77.0844</text:p>
              </table:table-cell>
              <table:table-cell office:value-type="float" office:value="77.2116">
                <text:p>77.2116</text:p>
              </table:table-cell>
              <table:table-cell office:value-type="float" office:value="76.1522">
                <text:p>76.1522</text:p>
              </table:table-cell>
              <table:table-cell office:value-type="float" office:value="76.1387">
                <text:p>76.1387</text:p>
              </table:table-cell>
              <table:table-cell office:value-type="float" office:value="76.5967">
                <text:p>76.5967</text:p>
              </table:table-cell>
              <table:table-cell office:value-type="float" office:value="76.4523">
                <text:p>76.4523</text:p>
              </table:table-cell>
              <table:table-cell office:value-type="float" office:value="76.7172">
                <text:p>76.7172</text:p>
              </table:table-cell>
              <table:table-cell office:value-type="float" office:value="76.9716">
                <text:p>76.9716</text:p>
              </table:table-cell>
              <table:table-cell office:value-type="float" office:value="76.9661">
                <text:p>76.9661</text:p>
              </table:table-cell>
              <table:table-cell office:value-type="float" office:value="77.2648">
                <text:p>77.2648</text:p>
              </table:table-cell>
              <table:table-cell office:value-type="float" office:value="77.2558">
                <text:p>77.2558</text:p>
              </table:table-cell>
            </table:table-row>
            <table:table-row>
              <table:table-cell office:value-type="string">
                <text:p>x264 ultrafast</text:p>
                <draw:g>
                  <svg:desc>Crowd_Run.A4:Crowd_Run.A4</svg:desc>
                </draw:g>
              </table:table-cell>
              <table:table-cell office:value-type="float" office:value="11.758048">
                <text:p>11.758048</text:p>
                <draw:g>
                  <svg:desc>Crowd_Run.B26:Crowd_Run.U26</svg:desc>
                </draw:g>
              </table:table-cell>
              <table:table-cell office:value-type="float" office:value="13.142016">
                <text:p>13.142016</text:p>
              </table:table-cell>
              <table:table-cell office:value-type="float" office:value="13.751605">
                <text:p>13.751605</text:p>
              </table:table-cell>
              <table:table-cell office:value-type="float" office:value="14.332426">
                <text:p>14.332426</text:p>
              </table:table-cell>
              <table:table-cell office:value-type="float" office:value="14.888924">
                <text:p>14.888924</text:p>
              </table:table-cell>
              <table:table-cell office:value-type="float" office:value="15.369407">
                <text:p>15.369407</text:p>
              </table:table-cell>
              <table:table-cell office:value-type="float" office:value="15.84385">
                <text:p>15.84385</text:p>
              </table:table-cell>
              <table:table-cell office:value-type="float" office:value="16.426394">
                <text:p>16.426394</text:p>
              </table:table-cell>
              <table:table-cell office:value-type="float" office:value="16.799265">
                <text:p>16.799265</text:p>
              </table:table-cell>
              <table:table-cell office:value-type="float" office:value="17.511238">
                <text:p>17.511238</text:p>
              </table:table-cell>
              <table:table-cell office:value-type="float" office:value="17.76326">
                <text:p>17.76326</text:p>
              </table:table-cell>
              <table:table-cell office:value-type="float" office:value="18.378559">
                <text:p>18.378559</text:p>
              </table:table-cell>
              <table:table-cell office:value-type="float" office:value="19.713522">
                <text:p>19.713522</text:p>
              </table:table-cell>
              <table:table-cell office:value-type="float" office:value="20.370197">
                <text:p>20.370197</text:p>
              </table:table-cell>
              <table:table-cell office:value-type="float" office:value="20.988253">
                <text:p>20.988253</text:p>
              </table:table-cell>
              <table:table-cell office:value-type="float" office:value="21.648188">
                <text:p>21.648188</text:p>
              </table:table-cell>
              <table:table-cell office:value-type="float" office:value="22.028219">
                <text:p>22.028219</text:p>
              </table:table-cell>
              <table:table-cell office:value-type="float" office:value="22.365343">
                <text:p>22.365343</text:p>
              </table:table-cell>
              <table:table-cell office:value-type="float" office:value="22.834616">
                <text:p>22.834616</text:p>
              </table:table-cell>
              <table:table-cell office:value-type="float" office:value="23.110844">
                <text:p>23.110844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59.4239">
                <text:p>159.4239</text:p>
                <draw:g>
                  <svg:desc>Crowd_Run.B5:Crowd_Run.U5</svg:desc>
                </draw:g>
              </table:table-cell>
              <table:table-cell office:value-type="float" office:value="161.0268">
                <text:p>161.0268</text:p>
              </table:table-cell>
              <table:table-cell office:value-type="float" office:value="163.6887">
                <text:p>163.6887</text:p>
              </table:table-cell>
              <table:table-cell office:value-type="float" office:value="164.3956">
                <text:p>164.3956</text:p>
              </table:table-cell>
              <table:table-cell office:value-type="float" office:value="165.3986">
                <text:p>165.3986</text:p>
              </table:table-cell>
              <table:table-cell office:value-type="float" office:value="168.0143">
                <text:p>168.0143</text:p>
              </table:table-cell>
              <table:table-cell office:value-type="float" office:value="170.6543">
                <text:p>170.6543</text:p>
              </table:table-cell>
              <table:table-cell office:value-type="float" office:value="169.7443">
                <text:p>169.7443</text:p>
              </table:table-cell>
              <table:table-cell office:value-type="float" office:value="170.0965">
                <text:p>170.0965</text:p>
              </table:table-cell>
              <table:table-cell office:value-type="float" office:value="171.358">
                <text:p>171.358</text:p>
              </table:table-cell>
              <table:table-cell office:value-type="float" office:value="172.978">
                <text:p>172.978</text:p>
              </table:table-cell>
              <table:table-cell office:value-type="float" office:value="174.8658">
                <text:p>174.8658</text:p>
              </table:table-cell>
              <table:table-cell office:value-type="float" office:value="177.8133">
                <text:p>177.8133</text:p>
              </table:table-cell>
              <table:table-cell office:value-type="float" office:value="180.2147">
                <text:p>180.2147</text:p>
              </table:table-cell>
              <table:table-cell office:value-type="float" office:value="182.7972">
                <text:p>182.7972</text:p>
              </table:table-cell>
              <table:table-cell office:value-type="float" office:value="185.0725">
                <text:p>185.0725</text:p>
              </table:table-cell>
              <table:table-cell office:value-type="float" office:value="186.6894">
                <text:p>186.6894</text:p>
              </table:table-cell>
              <table:table-cell office:value-type="float" office:value="188.1431">
                <text:p>188.1431</text:p>
              </table:table-cell>
              <table:table-cell office:value-type="float" office:value="189.9575">
                <text:p>189.9575</text:p>
              </table:table-cell>
              <table:table-cell office:value-type="float" office:value="222.1857">
                <text:p>222.1857</text:p>
              </table:table-cell>
            </table:table-row>
            <table:table-row>
              <table:table-cell office:value-type="string">
                <text:p>x264 superfast</text:p>
                <draw:g>
                  <svg:desc>Crowd_Run.A5:Crowd_Run.A5</svg:desc>
                </draw:g>
              </table:table-cell>
              <table:table-cell office:value-type="float" office:value="12.927973">
                <text:p>12.927973</text:p>
                <draw:g>
                  <svg:desc>Crowd_Run.B27:Crowd_Run.U27</svg:desc>
                </draw:g>
              </table:table-cell>
              <table:table-cell office:value-type="float" office:value="14.641223">
                <text:p>14.641223</text:p>
              </table:table-cell>
              <table:table-cell office:value-type="float" office:value="15.94206">
                <text:p>15.94206</text:p>
              </table:table-cell>
              <table:table-cell office:value-type="float" office:value="16.77972">
                <text:p>16.77972</text:p>
              </table:table-cell>
              <table:table-cell office:value-type="float" office:value="17.31966">
                <text:p>17.31966</text:p>
              </table:table-cell>
              <table:table-cell office:value-type="float" office:value="17.822214">
                <text:p>17.822214</text:p>
              </table:table-cell>
              <table:table-cell office:value-type="float" office:value="18.286306">
                <text:p>18.286306</text:p>
              </table:table-cell>
              <table:table-cell office:value-type="float" office:value="18.682722">
                <text:p>18.682722</text:p>
              </table:table-cell>
              <table:table-cell office:value-type="float" office:value="18.96176">
                <text:p>18.96176</text:p>
              </table:table-cell>
              <table:table-cell office:value-type="float" office:value="19.26976">
                <text:p>19.26976</text:p>
              </table:table-cell>
              <table:table-cell office:value-type="float" office:value="20.24604">
                <text:p>20.24604</text:p>
              </table:table-cell>
              <table:table-cell office:value-type="float" office:value="21.169584">
                <text:p>21.169584</text:p>
              </table:table-cell>
              <table:table-cell office:value-type="float" office:value="21.992088">
                <text:p>21.992088</text:p>
              </table:table-cell>
              <table:table-cell office:value-type="float" office:value="22.694666">
                <text:p>22.694666</text:p>
              </table:table-cell>
              <table:table-cell office:value-type="float" office:value="23.317024">
                <text:p>23.317024</text:p>
              </table:table-cell>
              <table:table-cell office:value-type="float" office:value="23.875671">
                <text:p>23.875671</text:p>
              </table:table-cell>
              <table:table-cell office:value-type="float" office:value="24.39352">
                <text:p>24.39352</text:p>
              </table:table-cell>
              <table:table-cell office:value-type="float" office:value="24.872089">
                <text:p>24.872089</text:p>
              </table:table-cell>
              <table:table-cell office:value-type="float" office:value="25.312153">
                <text:p>25.312153</text:p>
              </table:table-cell>
              <table:table-cell office:value-type="float" office:value="25.723623">
                <text:p>25.723623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41.6798">
                <text:p>241.6798</text:p>
                <draw:g>
                  <svg:desc>Crowd_Run.B6:Crowd_Run.U6</svg:desc>
                </draw:g>
              </table:table-cell>
              <table:table-cell office:value-type="float" office:value="242.6778">
                <text:p>242.6778</text:p>
              </table:table-cell>
              <table:table-cell office:value-type="float" office:value="245.2008">
                <text:p>245.2008</text:p>
              </table:table-cell>
              <table:table-cell office:value-type="float" office:value="258.4892">
                <text:p>258.4892</text:p>
              </table:table-cell>
              <table:table-cell office:value-type="float" office:value="263.2375">
                <text:p>263.2375</text:p>
              </table:table-cell>
              <table:table-cell office:value-type="float" office:value="267.0497">
                <text:p>267.0497</text:p>
              </table:table-cell>
              <table:table-cell office:value-type="float" office:value="270.6006">
                <text:p>270.6006</text:p>
              </table:table-cell>
              <table:table-cell office:value-type="float" office:value="274.0182">
                <text:p>274.0182</text:p>
              </table:table-cell>
              <table:table-cell office:value-type="float" office:value="277.1163">
                <text:p>277.1163</text:p>
              </table:table-cell>
              <table:table-cell office:value-type="float" office:value="273.9067">
                <text:p>273.9067</text:p>
              </table:table-cell>
              <table:table-cell office:value-type="float" office:value="281.1614">
                <text:p>281.1614</text:p>
              </table:table-cell>
              <table:table-cell office:value-type="float" office:value="285.254">
                <text:p>285.254</text:p>
              </table:table-cell>
              <table:table-cell office:value-type="float" office:value="302.385">
                <text:p>302.385</text:p>
              </table:table-cell>
              <table:table-cell office:value-type="float" office:value="303.1317">
                <text:p>303.1317</text:p>
              </table:table-cell>
              <table:table-cell office:value-type="float" office:value="309.5067">
                <text:p>309.5067</text:p>
              </table:table-cell>
              <table:table-cell office:value-type="float" office:value="320.7624">
                <text:p>320.7624</text:p>
              </table:table-cell>
              <table:table-cell office:value-type="float" office:value="320.8077">
                <text:p>320.8077</text:p>
              </table:table-cell>
              <table:table-cell office:value-type="float" office:value="323.7972">
                <text:p>323.7972</text:p>
              </table:table-cell>
              <table:table-cell office:value-type="float" office:value="331.9435">
                <text:p>331.9435</text:p>
              </table:table-cell>
              <table:table-cell office:value-type="float" office:value="329.8063">
                <text:p>329.8063</text:p>
              </table:table-cell>
            </table:table-row>
            <table:table-row>
              <table:table-cell office:value-type="string">
                <text:p>x264 veryfast</text:p>
                <draw:g>
                  <svg:desc>Crowd_Run.A6:Crowd_Run.A6</svg:desc>
                </draw:g>
              </table:table-cell>
              <table:table-cell office:value-type="float" office:value="12.570005">
                <text:p>12.570005</text:p>
                <draw:g>
                  <svg:desc>Crowd_Run.B28:Crowd_Run.U28</svg:desc>
                </draw:g>
              </table:table-cell>
              <table:table-cell office:value-type="float" office:value="14.162913">
                <text:p>14.162913</text:p>
              </table:table-cell>
              <table:table-cell office:value-type="float" office:value="15.530104">
                <text:p>15.530104</text:p>
              </table:table-cell>
              <table:table-cell office:value-type="float" office:value="16.572334">
                <text:p>16.572334</text:p>
              </table:table-cell>
              <table:table-cell office:value-type="float" office:value="17.33836">
                <text:p>17.33836</text:p>
              </table:table-cell>
              <table:table-cell office:value-type="float" office:value="17.76965">
                <text:p>17.76965</text:p>
              </table:table-cell>
              <table:table-cell office:value-type="float" office:value="18.21489">
                <text:p>18.21489</text:p>
              </table:table-cell>
              <table:table-cell office:value-type="float" office:value="18.64897">
                <text:p>18.64897</text:p>
              </table:table-cell>
              <table:table-cell office:value-type="float" office:value="19.004673">
                <text:p>19.004673</text:p>
              </table:table-cell>
              <table:table-cell office:value-type="float" office:value="19.355797">
                <text:p>19.355797</text:p>
              </table:table-cell>
              <table:table-cell office:value-type="float" office:value="20.205051">
                <text:p>20.205051</text:p>
              </table:table-cell>
              <table:table-cell office:value-type="float" office:value="21.146355">
                <text:p>21.146355</text:p>
              </table:table-cell>
              <table:table-cell office:value-type="float" office:value="21.979916">
                <text:p>21.979916</text:p>
              </table:table-cell>
              <table:table-cell office:value-type="float" office:value="22.7117">
                <text:p>22.7117</text:p>
              </table:table-cell>
              <table:table-cell office:value-type="float" office:value="23.342052">
                <text:p>23.342052</text:p>
              </table:table-cell>
              <table:table-cell office:value-type="float" office:value="23.888851">
                <text:p>23.888851</text:p>
              </table:table-cell>
              <table:table-cell office:value-type="float" office:value="24.389816">
                <text:p>24.389816</text:p>
              </table:table-cell>
              <table:table-cell office:value-type="float" office:value="24.852737">
                <text:p>24.852737</text:p>
              </table:table-cell>
              <table:table-cell office:value-type="float" office:value="25.271141">
                <text:p>25.271141</text:p>
              </table:table-cell>
              <table:table-cell office:value-type="float" office:value="25.656614">
                <text:p>25.656614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421.9366">
                <text:p>421.9366</text:p>
                <draw:g>
                  <svg:desc>Crowd_Run.B7:Crowd_Run.U7</svg:desc>
                </draw:g>
              </table:table-cell>
              <table:table-cell office:value-type="float" office:value="414.8503">
                <text:p>414.8503</text:p>
              </table:table-cell>
              <table:table-cell office:value-type="float" office:value="417.1957">
                <text:p>417.1957</text:p>
              </table:table-cell>
              <table:table-cell office:value-type="float" office:value="427.0076">
                <text:p>427.0076</text:p>
              </table:table-cell>
              <table:table-cell office:value-type="float" office:value="437.6672">
                <text:p>437.6672</text:p>
              </table:table-cell>
              <table:table-cell office:value-type="float" office:value="458.6441">
                <text:p>458.6441</text:p>
              </table:table-cell>
              <table:table-cell office:value-type="float" office:value="466.9038">
                <text:p>466.9038</text:p>
              </table:table-cell>
              <table:table-cell office:value-type="float" office:value="483.6844">
                <text:p>483.6844</text:p>
              </table:table-cell>
              <table:table-cell office:value-type="float" office:value="471.1391">
                <text:p>471.1391</text:p>
              </table:table-cell>
              <table:table-cell office:value-type="float" office:value="479.664">
                <text:p>479.664</text:p>
              </table:table-cell>
              <table:table-cell office:value-type="float" office:value="480.6261">
                <text:p>480.6261</text:p>
              </table:table-cell>
              <table:table-cell office:value-type="float" office:value="490.4342">
                <text:p>490.4342</text:p>
              </table:table-cell>
              <table:table-cell office:value-type="float" office:value="492.2622">
                <text:p>492.2622</text:p>
              </table:table-cell>
              <table:table-cell office:value-type="float" office:value="496.282">
                <text:p>496.282</text:p>
              </table:table-cell>
              <table:table-cell office:value-type="float" office:value="527.4339">
                <text:p>527.4339</text:p>
              </table:table-cell>
              <table:table-cell office:value-type="float" office:value="519.5698">
                <text:p>519.5698</text:p>
              </table:table-cell>
              <table:table-cell office:value-type="float" office:value="541.0387">
                <text:p>541.0387</text:p>
              </table:table-cell>
              <table:table-cell office:value-type="float" office:value="546.815">
                <text:p>546.815</text:p>
              </table:table-cell>
              <table:table-cell office:value-type="float" office:value="561.5839">
                <text:p>561.5839</text:p>
              </table:table-cell>
              <table:table-cell office:value-type="float" office:value="565.9961">
                <text:p>565.9961</text:p>
              </table:table-cell>
            </table:table-row>
            <table:table-row>
              <table:table-cell office:value-type="string">
                <text:p>x264 faster</text:p>
                <draw:g>
                  <svg:desc>Crowd_Run.A7:Crowd_Run.A7</svg:desc>
                </draw:g>
              </table:table-cell>
              <table:table-cell office:value-type="float" office:value="15.879424">
                <text:p>15.879424</text:p>
                <draw:g>
                  <svg:desc>Crowd_Run.B29:Crowd_Run.U29</svg:desc>
                </draw:g>
              </table:table-cell>
              <table:table-cell office:value-type="float" office:value="16.020555">
                <text:p>16.020555</text:p>
              </table:table-cell>
              <table:table-cell office:value-type="float" office:value="16.1096">
                <text:p>16.1096</text:p>
              </table:table-cell>
              <table:table-cell office:value-type="float" office:value="17.350842">
                <text:p>17.350842</text:p>
              </table:table-cell>
              <table:table-cell office:value-type="float" office:value="18.157759">
                <text:p>18.157759</text:p>
              </table:table-cell>
              <table:table-cell office:value-type="float" office:value="18.651314">
                <text:p>18.651314</text:p>
              </table:table-cell>
              <table:table-cell office:value-type="float" office:value="19.096672">
                <text:p>19.096672</text:p>
              </table:table-cell>
              <table:table-cell office:value-type="float" office:value="19.524801">
                <text:p>19.524801</text:p>
              </table:table-cell>
              <table:table-cell office:value-type="float" office:value="19.845373">
                <text:p>19.845373</text:p>
              </table:table-cell>
              <table:table-cell office:value-type="float" office:value="20.131201">
                <text:p>20.131201</text:p>
              </table:table-cell>
              <table:table-cell office:value-type="float" office:value="20.750244">
                <text:p>20.750244</text:p>
              </table:table-cell>
              <table:table-cell office:value-type="float" office:value="21.366896">
                <text:p>21.366896</text:p>
              </table:table-cell>
              <table:table-cell office:value-type="float" office:value="22.022831">
                <text:p>22.022831</text:p>
              </table:table-cell>
              <table:table-cell office:value-type="float" office:value="22.711208">
                <text:p>22.711208</text:p>
              </table:table-cell>
              <table:table-cell office:value-type="float" office:value="23.42663">
                <text:p>23.42663</text:p>
              </table:table-cell>
              <table:table-cell office:value-type="float" office:value="24.080399">
                <text:p>24.080399</text:p>
              </table:table-cell>
              <table:table-cell office:value-type="float" office:value="24.657042">
                <text:p>24.657042</text:p>
              </table:table-cell>
              <table:table-cell office:value-type="float" office:value="25.168344">
                <text:p>25.168344</text:p>
              </table:table-cell>
              <table:table-cell office:value-type="float" office:value="25.634504">
                <text:p>25.634504</text:p>
              </table:table-cell>
              <table:table-cell office:value-type="float" office:value="26.065039">
                <text:p>26.065039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432.3807">
                <text:p>432.3807</text:p>
                <draw:g>
                  <svg:desc>Crowd_Run.B8:Crowd_Run.U8</svg:desc>
                </draw:g>
              </table:table-cell>
              <table:table-cell office:value-type="float" office:value="454.5516">
                <text:p>454.5516</text:p>
              </table:table-cell>
              <table:table-cell office:value-type="float" office:value="451.6662">
                <text:p>451.6662</text:p>
              </table:table-cell>
              <table:table-cell office:value-type="float" office:value="498.8102">
                <text:p>498.8102</text:p>
              </table:table-cell>
              <table:table-cell office:value-type="float" office:value="504.4665">
                <text:p>504.4665</text:p>
              </table:table-cell>
              <table:table-cell office:value-type="float" office:value="519.8238">
                <text:p>519.8238</text:p>
              </table:table-cell>
              <table:table-cell office:value-type="float" office:value="529.1467">
                <text:p>529.1467</text:p>
              </table:table-cell>
              <table:table-cell office:value-type="float" office:value="535.4109">
                <text:p>535.4109</text:p>
              </table:table-cell>
              <table:table-cell office:value-type="float" office:value="518.2029">
                <text:p>518.2029</text:p>
              </table:table-cell>
              <table:table-cell office:value-type="float" office:value="549.4861">
                <text:p>549.4861</text:p>
              </table:table-cell>
              <table:table-cell office:value-type="float" office:value="550.0597">
                <text:p>550.0597</text:p>
              </table:table-cell>
              <table:table-cell office:value-type="float" office:value="577.2206">
                <text:p>577.2206</text:p>
              </table:table-cell>
              <table:table-cell office:value-type="float" office:value="577.6089">
                <text:p>577.6089</text:p>
              </table:table-cell>
              <table:table-cell office:value-type="float" office:value="594.7333">
                <text:p>594.7333</text:p>
              </table:table-cell>
              <table:table-cell office:value-type="float" office:value="625.5804">
                <text:p>625.5804</text:p>
              </table:table-cell>
              <table:table-cell office:value-type="float" office:value="648.3436">
                <text:p>648.3436</text:p>
              </table:table-cell>
              <table:table-cell office:value-type="float" office:value="671.234">
                <text:p>671.234</text:p>
              </table:table-cell>
              <table:table-cell office:value-type="float" office:value="701.876">
                <text:p>701.876</text:p>
              </table:table-cell>
              <table:table-cell office:value-type="float" office:value="691.6049">
                <text:p>691.6049</text:p>
              </table:table-cell>
              <table:table-cell office:value-type="float" office:value="752.8619">
                <text:p>752.8619</text:p>
              </table:table-cell>
            </table:table-row>
            <table:table-row>
              <table:table-cell office:value-type="string">
                <text:p>x264 fast</text:p>
                <draw:g>
                  <svg:desc>Crowd_Run.A8:Crowd_Run.A8</svg:desc>
                </draw:g>
              </table:table-cell>
              <table:table-cell office:value-type="float" office:value="14.822605">
                <text:p>14.822605</text:p>
                <draw:g>
                  <svg:desc>Crowd_Run.B30:Crowd_Run.U30</svg:desc>
                </draw:g>
              </table:table-cell>
              <table:table-cell office:value-type="float" office:value="15.000806">
                <text:p>15.000806</text:p>
              </table:table-cell>
              <table:table-cell office:value-type="float" office:value="15.634237">
                <text:p>15.634237</text:p>
              </table:table-cell>
              <table:table-cell office:value-type="float" office:value="16.976578">
                <text:p>16.976578</text:p>
              </table:table-cell>
              <table:table-cell office:value-type="float" office:value="17.796864">
                <text:p>17.796864</text:p>
              </table:table-cell>
              <table:table-cell office:value-type="float" office:value="18.353157">
                <text:p>18.353157</text:p>
              </table:table-cell>
              <table:table-cell office:value-type="float" office:value="18.826485">
                <text:p>18.826485</text:p>
              </table:table-cell>
              <table:table-cell office:value-type="float" office:value="19.368542">
                <text:p>19.368542</text:p>
              </table:table-cell>
              <table:table-cell office:value-type="float" office:value="19.781048">
                <text:p>19.781048</text:p>
              </table:table-cell>
              <table:table-cell office:value-type="float" office:value="20.178877">
                <text:p>20.178877</text:p>
              </table:table-cell>
              <table:table-cell office:value-type="float" office:value="20.961706">
                <text:p>20.961706</text:p>
              </table:table-cell>
              <table:table-cell office:value-type="float" office:value="21.653164">
                <text:p>21.653164</text:p>
              </table:table-cell>
              <table:table-cell office:value-type="float" office:value="22.28677">
                <text:p>22.28677</text:p>
              </table:table-cell>
              <table:table-cell office:value-type="float" office:value="22.951628">
                <text:p>22.951628</text:p>
              </table:table-cell>
              <table:table-cell office:value-type="float" office:value="23.579727">
                <text:p>23.579727</text:p>
              </table:table-cell>
              <table:table-cell office:value-type="float" office:value="24.167265">
                <text:p>24.167265</text:p>
              </table:table-cell>
              <table:table-cell office:value-type="float" office:value="24.696075">
                <text:p>24.696075</text:p>
              </table:table-cell>
              <table:table-cell office:value-type="float" office:value="25.171431">
                <text:p>25.171431</text:p>
              </table:table-cell>
              <table:table-cell office:value-type="float" office:value="25.608704">
                <text:p>25.608704</text:p>
              </table:table-cell>
              <table:table-cell office:value-type="float" office:value="26.008343">
                <text:p>26.008343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400.6316">
                <text:p>400.6316</text:p>
                <draw:g>
                  <svg:desc>Crowd_Run.B9:Crowd_Run.U9</svg:desc>
                </draw:g>
              </table:table-cell>
              <table:table-cell office:value-type="float" office:value="440.33">
                <text:p>440.33</text:p>
              </table:table-cell>
              <table:table-cell office:value-type="float" office:value="500.9144">
                <text:p>500.9144</text:p>
              </table:table-cell>
              <table:table-cell office:value-type="float" office:value="557.5493">
                <text:p>557.5493</text:p>
              </table:table-cell>
              <table:table-cell office:value-type="float" office:value="584.041">
                <text:p>584.041</text:p>
              </table:table-cell>
              <table:table-cell office:value-type="float" office:value="623.6754">
                <text:p>623.6754</text:p>
              </table:table-cell>
              <table:table-cell office:value-type="float" office:value="627.9691">
                <text:p>627.9691</text:p>
              </table:table-cell>
              <table:table-cell office:value-type="float" office:value="654.356">
                <text:p>654.356</text:p>
              </table:table-cell>
              <table:table-cell office:value-type="float" office:value="663.0074">
                <text:p>663.0074</text:p>
              </table:table-cell>
              <table:table-cell office:value-type="float" office:value="668.6576">
                <text:p>668.6576</text:p>
              </table:table-cell>
              <table:table-cell office:value-type="float" office:value="683.0673">
                <text:p>683.0673</text:p>
              </table:table-cell>
              <table:table-cell office:value-type="float" office:value="704.0948">
                <text:p>704.0948</text:p>
              </table:table-cell>
              <table:table-cell office:value-type="float" office:value="724.399">
                <text:p>724.399</text:p>
              </table:table-cell>
              <table:table-cell office:value-type="float" office:value="743.2067">
                <text:p>743.2067</text:p>
              </table:table-cell>
              <table:table-cell office:value-type="float" office:value="742.3436">
                <text:p>742.3436</text:p>
              </table:table-cell>
              <table:table-cell office:value-type="float" office:value="799.9345">
                <text:p>799.9345</text:p>
              </table:table-cell>
              <table:table-cell office:value-type="float" office:value="824.6531">
                <text:p>824.6531</text:p>
              </table:table-cell>
              <table:table-cell office:value-type="float" office:value="843.0933">
                <text:p>843.0933</text:p>
              </table:table-cell>
              <table:table-cell office:value-type="float" office:value="858.2376">
                <text:p>858.2376</text:p>
              </table:table-cell>
              <table:table-cell office:value-type="float" office:value="878.6491">
                <text:p>878.6491</text:p>
              </table:table-cell>
            </table:table-row>
            <table:table-row>
              <table:table-cell office:value-type="string">
                <text:p>x264 medium</text:p>
                <draw:g>
                  <svg:desc>Crowd_Run.A9:Crowd_Run.A9</svg:desc>
                </draw:g>
              </table:table-cell>
              <table:table-cell office:value-type="float" office:value="14.718216">
                <text:p>14.718216</text:p>
                <draw:g>
                  <svg:desc>Crowd_Run.B31:Crowd_Run.U31</svg:desc>
                </draw:g>
              </table:table-cell>
              <table:table-cell office:value-type="float" office:value="15.294301">
                <text:p>15.294301</text:p>
              </table:table-cell>
              <table:table-cell office:value-type="float" office:value="16.668835">
                <text:p>16.668835</text:p>
              </table:table-cell>
              <table:table-cell office:value-type="float" office:value="17.189854">
                <text:p>17.189854</text:p>
              </table:table-cell>
              <table:table-cell office:value-type="float" office:value="17.874031">
                <text:p>17.874031</text:p>
              </table:table-cell>
              <table:table-cell office:value-type="float" office:value="18.516758">
                <text:p>18.516758</text:p>
              </table:table-cell>
              <table:table-cell office:value-type="float" office:value="19.038048">
                <text:p>19.038048</text:p>
              </table:table-cell>
              <table:table-cell office:value-type="float" office:value="19.516426">
                <text:p>19.516426</text:p>
              </table:table-cell>
              <table:table-cell office:value-type="float" office:value="19.941992">
                <text:p>19.941992</text:p>
              </table:table-cell>
              <table:table-cell office:value-type="float" office:value="20.334177">
                <text:p>20.334177</text:p>
              </table:table-cell>
              <table:table-cell office:value-type="float" office:value="21.128954">
                <text:p>21.128954</text:p>
              </table:table-cell>
              <table:table-cell office:value-type="float" office:value="21.864197">
                <text:p>21.864197</text:p>
              </table:table-cell>
              <table:table-cell office:value-type="float" office:value="22.562185">
                <text:p>22.562185</text:p>
              </table:table-cell>
              <table:table-cell office:value-type="float" office:value="23.221598">
                <text:p>23.221598</text:p>
              </table:table-cell>
              <table:table-cell office:value-type="float" office:value="23.810293">
                <text:p>23.810293</text:p>
              </table:table-cell>
              <table:table-cell office:value-type="float" office:value="24.349257">
                <text:p>24.349257</text:p>
              </table:table-cell>
              <table:table-cell office:value-type="float" office:value="24.854935">
                <text:p>24.854935</text:p>
              </table:table-cell>
              <table:table-cell office:value-type="float" office:value="25.286434">
                <text:p>25.286434</text:p>
              </table:table-cell>
              <table:table-cell office:value-type="float" office:value="25.702208">
                <text:p>25.702208</text:p>
              </table:table-cell>
              <table:table-cell office:value-type="float" office:value="26.092615">
                <text:p>26.092615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460.2101">
                <text:p>460.2101</text:p>
                <draw:g>
                  <svg:desc>Crowd_Run.B10:Crowd_Run.U10</svg:desc>
                </draw:g>
              </table:table-cell>
              <table:table-cell office:value-type="float" office:value="508.9665">
                <text:p>508.9665</text:p>
              </table:table-cell>
              <table:table-cell office:value-type="float" office:value="613.1057">
                <text:p>613.1057</text:p>
              </table:table-cell>
              <table:table-cell office:value-type="float" office:value="711.1525">
                <text:p>711.1525</text:p>
              </table:table-cell>
              <table:table-cell office:value-type="float" office:value="760.7101">
                <text:p>760.7101</text:p>
              </table:table-cell>
              <table:table-cell office:value-type="float" office:value="785.9278">
                <text:p>785.9278</text:p>
              </table:table-cell>
              <table:table-cell office:value-type="float" office:value="809.9405">
                <text:p>809.9405</text:p>
              </table:table-cell>
              <table:table-cell office:value-type="float" office:value="826.9611">
                <text:p>826.9611</text:p>
              </table:table-cell>
              <table:table-cell office:value-type="float" office:value="836.3708">
                <text:p>836.3708</text:p>
              </table:table-cell>
              <table:table-cell office:value-type="float" office:value="855.7833">
                <text:p>855.7833</text:p>
              </table:table-cell>
              <table:table-cell office:value-type="float" office:value="879.8859">
                <text:p>879.8859</text:p>
              </table:table-cell>
              <table:table-cell office:value-type="float" office:value="928.7699">
                <text:p>928.7699</text:p>
              </table:table-cell>
              <table:table-cell office:value-type="float" office:value="965.2009">
                <text:p>965.2009</text:p>
              </table:table-cell>
              <table:table-cell office:value-type="float" office:value="1003.4782">
                <text:p>1003.4782</text:p>
              </table:table-cell>
              <table:table-cell office:value-type="float" office:value="1055.346">
                <text:p>1055.346</text:p>
              </table:table-cell>
              <table:table-cell office:value-type="float" office:value="1092.0103">
                <text:p>1092.0103</text:p>
              </table:table-cell>
              <table:table-cell office:value-type="float" office:value="1133.2525">
                <text:p>1133.2525</text:p>
              </table:table-cell>
              <table:table-cell office:value-type="float" office:value="1171.4535">
                <text:p>1171.4535</text:p>
              </table:table-cell>
              <table:table-cell office:value-type="float" office:value="1146.2237">
                <text:p>1146.2237</text:p>
              </table:table-cell>
              <table:table-cell office:value-type="float" office:value="1242.7956">
                <text:p>1242.7956</text:p>
              </table:table-cell>
            </table:table-row>
            <table:table-row>
              <table:table-cell office:value-type="string">
                <text:p>x264 slow</text:p>
                <draw:g>
                  <svg:desc>Crowd_Run.A10:Crowd_Run.A10</svg:desc>
                </draw:g>
              </table:table-cell>
              <table:table-cell office:value-type="float" office:value="14.633566">
                <text:p>14.633566</text:p>
                <draw:g>
                  <svg:desc>Crowd_Run.B32:Crowd_Run.U32</svg:desc>
                </draw:g>
              </table:table-cell>
              <table:table-cell office:value-type="float" office:value="15.388014">
                <text:p>15.388014</text:p>
              </table:table-cell>
              <table:table-cell office:value-type="float" office:value="16.53014">
                <text:p>16.53014</text:p>
              </table:table-cell>
              <table:table-cell office:value-type="float" office:value="17.169548">
                <text:p>17.169548</text:p>
              </table:table-cell>
              <table:table-cell office:value-type="float" office:value="17.878004">
                <text:p>17.878004</text:p>
              </table:table-cell>
              <table:table-cell office:value-type="float" office:value="18.4811">
                <text:p>18.4811</text:p>
              </table:table-cell>
              <table:table-cell office:value-type="float" office:value="19.015894">
                <text:p>19.015894</text:p>
              </table:table-cell>
              <table:table-cell office:value-type="float" office:value="19.479326">
                <text:p>19.479326</text:p>
              </table:table-cell>
              <table:table-cell office:value-type="float" office:value="19.926359">
                <text:p>19.926359</text:p>
              </table:table-cell>
              <table:table-cell office:value-type="float" office:value="20.367237">
                <text:p>20.367237</text:p>
              </table:table-cell>
              <table:table-cell office:value-type="float" office:value="21.21389">
                <text:p>21.21389</text:p>
              </table:table-cell>
              <table:table-cell office:value-type="float" office:value="21.996597">
                <text:p>21.996597</text:p>
              </table:table-cell>
              <table:table-cell office:value-type="float" office:value="22.744724">
                <text:p>22.744724</text:p>
              </table:table-cell>
              <table:table-cell office:value-type="float" office:value="23.39735">
                <text:p>23.39735</text:p>
              </table:table-cell>
              <table:table-cell office:value-type="float" office:value="23.9904">
                <text:p>23.9904</text:p>
              </table:table-cell>
              <table:table-cell office:value-type="float" office:value="24.51158">
                <text:p>24.51158</text:p>
              </table:table-cell>
              <table:table-cell office:value-type="float" office:value="24.991587">
                <text:p>24.991587</text:p>
              </table:table-cell>
              <table:table-cell office:value-type="float" office:value="25.428354">
                <text:p>25.428354</text:p>
              </table:table-cell>
              <table:table-cell office:value-type="float" office:value="25.830421">
                <text:p>25.830421</text:p>
              </table:table-cell>
              <table:table-cell office:value-type="float" office:value="26.217318">
                <text:p>26.217318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1054.2206">
                <text:p>1054.2206</text:p>
                <draw:g>
                  <svg:desc>Crowd_Run.B11:Crowd_Run.U11</svg:desc>
                </draw:g>
              </table:table-cell>
              <table:table-cell office:value-type="float" office:value="1056.9112">
                <text:p>1056.9112</text:p>
              </table:table-cell>
              <table:table-cell office:value-type="float" office:value="1461.416">
                <text:p>1461.416</text:p>
              </table:table-cell>
              <table:table-cell office:value-type="float" office:value="1829.0202">
                <text:p>1829.0202</text:p>
              </table:table-cell>
              <table:table-cell office:value-type="float" office:value="1989.3168">
                <text:p>1989.3168</text:p>
              </table:table-cell>
              <table:table-cell office:value-type="float" office:value="2073.7278">
                <text:p>2073.7278</text:p>
              </table:table-cell>
              <table:table-cell office:value-type="float" office:value="2116.743">
                <text:p>2116.743</text:p>
              </table:table-cell>
              <table:table-cell office:value-type="float" office:value="2150.2106">
                <text:p>2150.2106</text:p>
              </table:table-cell>
              <table:table-cell office:value-type="float" office:value="2151.2199">
                <text:p>2151.2199</text:p>
              </table:table-cell>
              <table:table-cell office:value-type="float" office:value="2171.8225">
                <text:p>2171.8225</text:p>
              </table:table-cell>
              <table:table-cell office:value-type="float" office:value="2231.9683">
                <text:p>2231.9683</text:p>
              </table:table-cell>
              <table:table-cell office:value-type="float" office:value="2312.2407">
                <text:p>2312.2407</text:p>
              </table:table-cell>
              <table:table-cell office:value-type="float" office:value="2380.0783">
                <text:p>2380.0783</text:p>
              </table:table-cell>
              <table:table-cell office:value-type="float" office:value="2474.152">
                <text:p>2474.152</text:p>
              </table:table-cell>
              <table:table-cell office:value-type="float" office:value="2571.0214">
                <text:p>2571.0214</text:p>
              </table:table-cell>
              <table:table-cell office:value-type="float" office:value="2655.6752">
                <text:p>2655.6752</text:p>
              </table:table-cell>
              <table:table-cell office:value-type="float" office:value="2724.7">
                <text:p>2724.7</text:p>
              </table:table-cell>
              <table:table-cell office:value-type="float" office:value="2806.9566">
                <text:p>2806.9566</text:p>
              </table:table-cell>
              <table:table-cell office:value-type="float" office:value="2863.8134">
                <text:p>2863.8134</text:p>
              </table:table-cell>
              <table:table-cell office:value-type="float" office:value="2934.7769">
                <text:p>2934.7769</text:p>
              </table:table-cell>
            </table:table-row>
            <table:table-row>
              <table:table-cell office:value-type="string">
                <text:p>x264 slower</text:p>
                <draw:g>
                  <svg:desc>Crowd_Run.A11:Crowd_Run.A11</svg:desc>
                </draw:g>
              </table:table-cell>
              <table:table-cell office:value-type="float" office:value="15.710651">
                <text:p>15.710651</text:p>
                <draw:g>
                  <svg:desc>Crowd_Run.B33:Crowd_Run.U33</svg:desc>
                </draw:g>
              </table:table-cell>
              <table:table-cell office:value-type="float" office:value="15.839962">
                <text:p>15.839962</text:p>
              </table:table-cell>
              <table:table-cell office:value-type="float" office:value="16.58252">
                <text:p>16.58252</text:p>
              </table:table-cell>
              <table:table-cell office:value-type="float" office:value="17.18399">
                <text:p>17.18399</text:p>
              </table:table-cell>
              <table:table-cell office:value-type="float" office:value="17.823511">
                <text:p>17.823511</text:p>
              </table:table-cell>
              <table:table-cell office:value-type="float" office:value="18.482779">
                <text:p>18.482779</text:p>
              </table:table-cell>
              <table:table-cell office:value-type="float" office:value="19.074186">
                <text:p>19.074186</text:p>
              </table:table-cell>
              <table:table-cell office:value-type="float" office:value="19.616817">
                <text:p>19.616817</text:p>
              </table:table-cell>
              <table:table-cell office:value-type="float" office:value="20.078932">
                <text:p>20.078932</text:p>
              </table:table-cell>
              <table:table-cell office:value-type="float" office:value="20.496569">
                <text:p>20.496569</text:p>
              </table:table-cell>
              <table:table-cell office:value-type="float" office:value="21.333933">
                <text:p>21.333933</text:p>
              </table:table-cell>
              <table:table-cell office:value-type="float" office:value="22.119562">
                <text:p>22.119562</text:p>
              </table:table-cell>
              <table:table-cell office:value-type="float" office:value="22.849577">
                <text:p>22.849577</text:p>
              </table:table-cell>
              <table:table-cell office:value-type="float" office:value="23.518539">
                <text:p>23.518539</text:p>
              </table:table-cell>
              <table:table-cell office:value-type="float" office:value="24.12632">
                <text:p>24.12632</text:p>
              </table:table-cell>
              <table:table-cell office:value-type="float" office:value="24.66326">
                <text:p>24.66326</text:p>
              </table:table-cell>
              <table:table-cell office:value-type="float" office:value="25.147718">
                <text:p>25.147718</text:p>
              </table:table-cell>
              <table:table-cell office:value-type="float" office:value="25.579672">
                <text:p>25.579672</text:p>
              </table:table-cell>
              <table:table-cell office:value-type="float" office:value="25.998569">
                <text:p>25.998569</text:p>
              </table:table-cell>
              <table:table-cell office:value-type="float" office:value="26.380037">
                <text:p>26.380037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2599.6067">
                <text:p>2599.6067</text:p>
                <draw:g>
                  <svg:desc>Crowd_Run.B12:Crowd_Run.U12</svg:desc>
                </draw:g>
              </table:table-cell>
              <table:table-cell office:value-type="float" office:value="2431.825">
                <text:p>2431.825</text:p>
              </table:table-cell>
              <table:table-cell office:value-type="float" office:value="3827.1735">
                <text:p>3827.1735</text:p>
              </table:table-cell>
              <table:table-cell office:value-type="float" office:value="4805.2469">
                <text:p>4805.2469</text:p>
              </table:table-cell>
              <table:table-cell office:value-type="float" office:value="5170.7732">
                <text:p>5170.7732</text:p>
              </table:table-cell>
              <table:table-cell office:value-type="float" office:value="5261.9946">
                <text:p>5261.9946</text:p>
              </table:table-cell>
              <table:table-cell office:value-type="float" office:value="5339.3211">
                <text:p>5339.3211</text:p>
              </table:table-cell>
              <table:table-cell office:value-type="float" office:value="4537.7274">
                <text:p>4537.7274</text:p>
              </table:table-cell>
              <table:table-cell office:value-type="float" office:value="5384.7564">
                <text:p>5384.7564</text:p>
              </table:table-cell>
              <table:table-cell office:value-type="float" office:value="5440.0837">
                <text:p>5440.0837</text:p>
              </table:table-cell>
              <table:table-cell office:value-type="float" office:value="4663.186">
                <text:p>4663.186</text:p>
              </table:table-cell>
              <table:table-cell office:value-type="float" office:value="5738.2213">
                <text:p>5738.2213</text:p>
              </table:table-cell>
              <table:table-cell office:value-type="float" office:value="5916.1586">
                <text:p>5916.1586</text:p>
              </table:table-cell>
              <table:table-cell office:value-type="float" office:value="6111.0613">
                <text:p>6111.0613</text:p>
              </table:table-cell>
              <table:table-cell office:value-type="float" office:value="6318.9649">
                <text:p>6318.9649</text:p>
              </table:table-cell>
              <table:table-cell office:value-type="float" office:value="6091.5275">
                <text:p>6091.5275</text:p>
              </table:table-cell>
              <table:table-cell office:value-type="float" office:value="6560.2817">
                <text:p>6560.2817</text:p>
              </table:table-cell>
              <table:table-cell office:value-type="float" office:value="6706.3006">
                <text:p>6706.3006</text:p>
              </table:table-cell>
              <table:table-cell office:value-type="float" office:value="6813.759">
                <text:p>6813.759</text:p>
              </table:table-cell>
              <table:table-cell office:value-type="float" office:value="6929.7594">
                <text:p>6929.7594</text:p>
              </table:table-cell>
            </table:table-row>
            <table:table-row>
              <table:table-cell office:value-type="string">
                <text:p>x264 veryslow</text:p>
                <draw:g>
                  <svg:desc>Crowd_Run.A12:Crowd_Run.A12</svg:desc>
                </draw:g>
              </table:table-cell>
              <table:table-cell office:value-type="float" office:value="15.783246">
                <text:p>15.783246</text:p>
                <draw:g>
                  <svg:desc>Crowd_Run.B34:Crowd_Run.U34</svg:desc>
                </draw:g>
              </table:table-cell>
              <table:table-cell office:value-type="float" office:value="15.90792">
                <text:p>15.90792</text:p>
              </table:table-cell>
              <table:table-cell office:value-type="float" office:value="16.57803">
                <text:p>16.57803</text:p>
              </table:table-cell>
              <table:table-cell office:value-type="float" office:value="17.174026">
                <text:p>17.174026</text:p>
              </table:table-cell>
              <table:table-cell office:value-type="float" office:value="17.841265">
                <text:p>17.841265</text:p>
              </table:table-cell>
              <table:table-cell office:value-type="float" office:value="18.448992">
                <text:p>18.448992</text:p>
              </table:table-cell>
              <table:table-cell office:value-type="float" office:value="19.016512">
                <text:p>19.016512</text:p>
              </table:table-cell>
              <table:table-cell office:value-type="float" office:value="19.564356">
                <text:p>19.564356</text:p>
              </table:table-cell>
              <table:table-cell office:value-type="float" office:value="20.077015">
                <text:p>20.077015</text:p>
              </table:table-cell>
              <table:table-cell office:value-type="float" office:value="20.541449">
                <text:p>20.541449</text:p>
              </table:table-cell>
              <table:table-cell office:value-type="float" office:value="21.471233">
                <text:p>21.471233</text:p>
              </table:table-cell>
              <table:table-cell office:value-type="float" office:value="22.304445">
                <text:p>22.304445</text:p>
              </table:table-cell>
              <table:table-cell office:value-type="float" office:value="23.045975">
                <text:p>23.045975</text:p>
              </table:table-cell>
              <table:table-cell office:value-type="float" office:value="23.71307">
                <text:p>23.71307</text:p>
              </table:table-cell>
              <table:table-cell office:value-type="float" office:value="24.290842">
                <text:p>24.290842</text:p>
              </table:table-cell>
              <table:table-cell office:value-type="float" office:value="24.856081">
                <text:p>24.856081</text:p>
              </table:table-cell>
              <table:table-cell office:value-type="float" office:value="25.340353">
                <text:p>25.340353</text:p>
              </table:table-cell>
              <table:table-cell office:value-type="float" office:value="25.786444">
                <text:p>25.786444</text:p>
              </table:table-cell>
              <table:table-cell office:value-type="float" office:value="26.202799">
                <text:p>26.202799</text:p>
              </table:table-cell>
              <table:table-cell office:value-type="float" office:value="26.585768">
                <text:p>26.585768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10986.2869">
                <text:p>10986.2869</text:p>
                <draw:g>
                  <svg:desc>Crowd_Run.B13:Crowd_Run.U13</svg:desc>
                </draw:g>
              </table:table-cell>
              <table:table-cell office:value-type="float" office:value="12617.2835">
                <text:p>12617.2835</text:p>
              </table:table-cell>
              <table:table-cell office:value-type="float" office:value="13644.8933">
                <text:p>13644.8933</text:p>
              </table:table-cell>
              <table:table-cell office:value-type="float" office:value="12796.6997">
                <text:p>12796.6997</text:p>
              </table:table-cell>
              <table:table-cell office:value-type="float" office:value="13956.1006">
                <text:p>13956.1006</text:p>
              </table:table-cell>
              <table:table-cell office:value-type="float" office:value="14359.5111">
                <text:p>14359.5111</text:p>
              </table:table-cell>
              <table:table-cell office:value-type="float" office:value="13456.1507">
                <text:p>13456.1507</text:p>
              </table:table-cell>
              <table:table-cell office:value-type="float" office:value="14838.9425">
                <text:p>14838.9425</text:p>
              </table:table-cell>
              <table:table-cell office:value-type="float" office:value="15010.5672">
                <text:p>15010.5672</text:p>
              </table:table-cell>
              <table:table-cell office:value-type="float" office:value="15139.793">
                <text:p>15139.793</text:p>
              </table:table-cell>
              <table:table-cell office:value-type="float" office:value="14422.5675">
                <text:p>14422.5675</text:p>
              </table:table-cell>
              <table:table-cell office:value-type="float" office:value="16712.5848">
                <text:p>16712.5848</text:p>
              </table:table-cell>
              <table:table-cell office:value-type="float" office:value="17703.2593">
                <text:p>17703.2593</text:p>
              </table:table-cell>
              <table:table-cell office:value-type="float" office:value="18861.5219">
                <text:p>18861.5219</text:p>
              </table:table-cell>
              <table:table-cell office:value-type="float" office:value="19864.8551">
                <text:p>19864.8551</text:p>
              </table:table-cell>
              <table:table-cell office:value-type="float" office:value="19615.8484">
                <text:p>19615.8484</text:p>
              </table:table-cell>
              <table:table-cell office:value-type="float" office:value="21545.4096">
                <text:p>21545.4096</text:p>
              </table:table-cell>
              <table:table-cell office:value-type="float" office:value="22348.9326">
                <text:p>22348.9326</text:p>
              </table:table-cell>
              <table:table-cell office:value-type="float" office:value="21780.8617">
                <text:p>21780.8617</text:p>
              </table:table-cell>
              <table:table-cell office:value-type="float" office:value="23363.3733">
                <text:p>23363.3733</text:p>
              </table:table-cell>
            </table:table-row>
            <table:table-row>
              <table:table-cell office:value-type="string">
                <text:p>x264 placebo</text:p>
                <draw:g>
                  <svg:desc>Crowd_Run.A13:Crowd_Run.A13</svg:desc>
                </draw:g>
              </table:table-cell>
              <table:table-cell office:value-type="float" office:value="10.502956">
                <text:p>10.502956</text:p>
                <draw:g>
                  <svg:desc>Crowd_Run.B35:Crowd_Run.U35</svg:desc>
                </draw:g>
              </table:table-cell>
              <table:table-cell office:value-type="float" office:value="12.984341">
                <text:p>12.984341</text:p>
              </table:table-cell>
              <table:table-cell office:value-type="float" office:value="14.324222">
                <text:p>14.324222</text:p>
              </table:table-cell>
              <table:table-cell office:value-type="float" office:value="15.768188">
                <text:p>15.768188</text:p>
              </table:table-cell>
              <table:table-cell office:value-type="float" office:value="16.921923">
                <text:p>16.921923</text:p>
              </table:table-cell>
              <table:table-cell office:value-type="float" office:value="17.715443">
                <text:p>17.715443</text:p>
              </table:table-cell>
              <table:table-cell office:value-type="float" office:value="18.346491">
                <text:p>18.346491</text:p>
              </table:table-cell>
              <table:table-cell office:value-type="float" office:value="18.864326">
                <text:p>18.864326</text:p>
              </table:table-cell>
              <table:table-cell office:value-type="float" office:value="19.392506">
                <text:p>19.392506</text:p>
              </table:table-cell>
              <table:table-cell office:value-type="float" office:value="19.874252">
                <text:p>19.874252</text:p>
              </table:table-cell>
              <table:table-cell office:value-type="float" office:value="20.823694">
                <text:p>20.823694</text:p>
              </table:table-cell>
              <table:table-cell office:value-type="float" office:value="21.727507">
                <text:p>21.727507</text:p>
              </table:table-cell>
              <table:table-cell office:value-type="float" office:value="22.565044">
                <text:p>22.565044</text:p>
              </table:table-cell>
              <table:table-cell office:value-type="float" office:value="23.294903">
                <text:p>23.294903</text:p>
              </table:table-cell>
              <table:table-cell office:value-type="float" office:value="23.963343">
                <text:p>23.963343</text:p>
              </table:table-cell>
              <table:table-cell office:value-type="float" office:value="24.563246">
                <text:p>24.563246</text:p>
              </table:table-cell>
              <table:table-cell office:value-type="float" office:value="25.08972">
                <text:p>25.08972</text:p>
              </table:table-cell>
              <table:table-cell office:value-type="float" office:value="25.569513">
                <text:p>25.569513</text:p>
              </table:table-cell>
              <table:table-cell office:value-type="float" office:value="25.988214">
                <text:p>25.988214</text:p>
              </table:table-cell>
              <table:table-cell office:value-type="float" office:value="26.392067">
                <text:p>26.392067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214.4861111">
                <text:p>214.4861111</text:p>
                <draw:g>
                  <svg:desc>Crowd_Run.B14:Crowd_Run.U14</svg:desc>
                </draw:g>
              </table:table-cell>
              <table:table-cell office:value-type="float" office:value="190.925">
                <text:p>190.925</text:p>
              </table:table-cell>
              <table:table-cell office:value-type="float" office:value="206.8305556">
                <text:p>206.8305556</text:p>
              </table:table-cell>
              <table:table-cell office:value-type="float" office:value="224.8861111">
                <text:p>224.8861111</text:p>
              </table:table-cell>
              <table:table-cell office:value-type="float" office:value="223.4055556">
                <text:p>223.4055556</text:p>
              </table:table-cell>
              <table:table-cell office:value-type="float" office:value="234.0055556">
                <text:p>234.0055556</text:p>
              </table:table-cell>
              <table:table-cell office:value-type="float" office:value="215.8944444">
                <text:p>215.8944444</text:p>
              </table:table-cell>
              <table:table-cell office:value-type="float" office:value="214.7527778">
                <text:p>214.7527778</text:p>
              </table:table-cell>
              <table:table-cell office:value-type="float" office:value="204.9166667">
                <text:p>204.9166667</text:p>
              </table:table-cell>
              <table:table-cell office:value-type="float" office:value="215.5694444">
                <text:p>215.5694444</text:p>
              </table:table-cell>
              <table:table-cell office:value-type="float" office:value="217.4555556">
                <text:p>217.4555556</text:p>
              </table:table-cell>
              <table:table-cell office:value-type="float" office:value="224.9666667">
                <text:p>224.9666667</text:p>
              </table:table-cell>
              <table:table-cell office:value-type="float" office:value="203.6">
                <text:p>203.6</text:p>
              </table:table-cell>
              <table:table-cell office:value-type="float" office:value="189.9638889">
                <text:p>189.9638889</text:p>
              </table:table-cell>
              <table:table-cell office:value-type="float" office:value="224.4666667">
                <text:p>224.4666667</text:p>
              </table:table-cell>
              <table:table-cell office:value-type="float" office:value="206.2138889">
                <text:p>206.2138889</text:p>
              </table:table-cell>
              <table:table-cell office:value-type="float" office:value="205.925">
                <text:p>205.925</text:p>
              </table:table-cell>
              <table:table-cell office:value-type="float" office:value="211.5722222">
                <text:p>211.5722222</text:p>
              </table:table-cell>
              <table:table-cell office:value-type="float" office:value="210.2305556">
                <text:p>210.2305556</text:p>
              </table:table-cell>
              <table:table-cell office:value-type="float" office:value="213.0305556">
                <text:p>213.0305556</text:p>
              </table:table-cell>
            </table:table-row>
            <table:table-row>
              <table:table-cell office:value-type="string">
                <text:p>h264_nvenc medium</text:p>
                <draw:g>
                  <svg:desc>Crowd_Run.A14:Crowd_Run.A14</svg:desc>
                </draw:g>
              </table:table-cell>
              <table:table-cell office:value-type="float" office:value="19.938576">
                <text:p>19.938576</text:p>
                <draw:g>
                  <svg:desc>Crowd_Run.B36:Crowd_Run.U36</svg:desc>
                </draw:g>
              </table:table-cell>
              <table:table-cell office:value-type="float" office:value="19.955391">
                <text:p>19.955391</text:p>
              </table:table-cell>
              <table:table-cell office:value-type="float" office:value="20.013042">
                <text:p>20.013042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386444">
                <text:p>20.386444</text:p>
              </table:table-cell>
              <table:table-cell office:value-type="float" office:value="20.377419">
                <text:p>20.377419</text:p>
              </table:table-cell>
              <table:table-cell office:value-type="float" office:value="22.046402">
                <text:p>22.046402</text:p>
              </table:table-cell>
              <table:table-cell office:value-type="float" office:value="22.026785">
                <text:p>22.026785</text:p>
              </table:table-cell>
              <table:table-cell office:value-type="float" office:value="23.236872">
                <text:p>23.236872</text:p>
              </table:table-cell>
              <table:table-cell office:value-type="float" office:value="24.148506">
                <text:p>24.148506</text:p>
              </table:table-cell>
              <table:table-cell office:value-type="float" office:value="24.140871">
                <text:p>24.140871</text:p>
              </table:table-cell>
              <table:table-cell office:value-type="float" office:value="25.072836">
                <text:p>25.072836</text:p>
              </table:table-cell>
              <table:table-cell office:value-type="float" office:value="25.996735">
                <text:p>25.996735</text:p>
              </table:table-cell>
              <table:table-cell office:value-type="float" office:value="25.996735">
                <text:p>25.996735</text:p>
              </table:table-cell>
              <table:table-cell office:value-type="float" office:value="26.505148">
                <text:p>26.505148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211.3194444">
                <text:p>211.3194444</text:p>
                <draw:g>
                  <svg:desc>Crowd_Run.B15:Crowd_Run.U15</svg:desc>
                </draw:g>
              </table:table-cell>
              <table:table-cell office:value-type="float" office:value="251.0972222">
                <text:p>251.0972222</text:p>
              </table:table-cell>
              <table:table-cell office:value-type="float" office:value="210.6333333">
                <text:p>210.6333333</text:p>
              </table:table-cell>
              <table:table-cell office:value-type="float" office:value="222.55">
                <text:p>222.55</text:p>
              </table:table-cell>
              <table:table-cell office:value-type="float" office:value="198.7972222">
                <text:p>198.7972222</text:p>
              </table:table-cell>
              <table:table-cell office:value-type="float" office:value="198.8055556">
                <text:p>198.8055556</text:p>
              </table:table-cell>
              <table:table-cell office:value-type="float" office:value="211.7777778">
                <text:p>211.7777778</text:p>
              </table:table-cell>
              <table:table-cell office:value-type="float" office:value="205.3916667">
                <text:p>205.3916667</text:p>
              </table:table-cell>
              <table:table-cell office:value-type="float" office:value="192.8388889">
                <text:p>192.8388889</text:p>
              </table:table-cell>
              <table:table-cell office:value-type="float" office:value="215.5027778">
                <text:p>215.5027778</text:p>
              </table:table-cell>
              <table:table-cell office:value-type="float" office:value="233.6805556">
                <text:p>233.6805556</text:p>
              </table:table-cell>
              <table:table-cell office:value-type="float" office:value="190.3166667">
                <text:p>190.3166667</text:p>
              </table:table-cell>
              <table:table-cell office:value-type="float" office:value="206.3111111">
                <text:p>206.3111111</text:p>
              </table:table-cell>
              <table:table-cell office:value-type="float" office:value="196.6861111">
                <text:p>196.6861111</text:p>
              </table:table-cell>
              <table:table-cell office:value-type="float" office:value="212.975">
                <text:p>212.975</text:p>
              </table:table-cell>
              <table:table-cell office:value-type="float" office:value="215.2805556">
                <text:p>215.2805556</text:p>
              </table:table-cell>
              <table:table-cell office:value-type="float" office:value="210.4027778">
                <text:p>210.4027778</text:p>
              </table:table-cell>
              <table:table-cell office:value-type="float" office:value="215.6138889">
                <text:p>215.6138889</text:p>
              </table:table-cell>
              <table:table-cell office:value-type="float" office:value="205.4472222">
                <text:p>205.4472222</text:p>
              </table:table-cell>
              <table:table-cell office:value-type="float" office:value="198.9944444">
                <text:p>198.9944444</text:p>
              </table:table-cell>
            </table:table-row>
            <table:table-row>
              <table:table-cell office:value-type="string">
                <text:p>h264_nvenc fast</text:p>
                <draw:g>
                  <svg:desc>Crowd_Run.A15:Crowd_Run.A15</svg:desc>
                </draw:g>
              </table:table-cell>
              <table:table-cell office:value-type="float" office:value="19.806772">
                <text:p>19.806772</text:p>
                <draw:g>
                  <svg:desc>Crowd_Run.B37:Crowd_Run.U37</svg:desc>
                </draw:g>
              </table:table-cell>
              <table:table-cell office:value-type="float" office:value="19.817381">
                <text:p>19.817381</text:p>
              </table:table-cell>
              <table:table-cell office:value-type="float" office:value="19.847542">
                <text:p>19.847542</text:p>
              </table:table-cell>
              <table:table-cell office:value-type="float" office:value="20.008692">
                <text:p>20.008692</text:p>
              </table:table-cell>
              <table:table-cell office:value-type="float" office:value="20.032326">
                <text:p>20.032326</text:p>
              </table:table-cell>
              <table:table-cell office:value-type="float" office:value="20.032326">
                <text:p>20.032326</text:p>
              </table:table-cell>
              <table:table-cell office:value-type="float" office:value="20.048288">
                <text:p>20.048288</text:p>
              </table:table-cell>
              <table:table-cell office:value-type="float" office:value="20.048288">
                <text:p>20.048288</text:p>
              </table:table-cell>
              <table:table-cell office:value-type="float" office:value="20.048288">
                <text:p>20.048288</text:p>
              </table:table-cell>
              <table:table-cell office:value-type="float" office:value="20.096384">
                <text:p>20.096384</text:p>
              </table:table-cell>
              <table:table-cell office:value-type="float" office:value="20.096384">
                <text:p>20.096384</text:p>
              </table:table-cell>
              <table:table-cell office:value-type="float" office:value="20.879723">
                <text:p>20.879723</text:p>
              </table:table-cell>
              <table:table-cell office:value-type="float" office:value="20.933102">
                <text:p>20.933102</text:p>
              </table:table-cell>
              <table:table-cell office:value-type="float" office:value="22.127592">
                <text:p>22.127592</text:p>
              </table:table-cell>
              <table:table-cell office:value-type="float" office:value="23.121485">
                <text:p>23.121485</text:p>
              </table:table-cell>
              <table:table-cell office:value-type="float" office:value="23.13069">
                <text:p>23.13069</text:p>
              </table:table-cell>
              <table:table-cell office:value-type="float" office:value="23.880434">
                <text:p>23.880434</text:p>
              </table:table-cell>
              <table:table-cell office:value-type="float" office:value="24.638693">
                <text:p>24.638693</text:p>
              </table:table-cell>
              <table:table-cell office:value-type="float" office:value="24.645163">
                <text:p>24.645163</text:p>
              </table:table-cell>
              <table:table-cell office:value-type="float" office:value="25.355951">
                <text:p>25.355951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198.9722222">
                <text:p>198.9722222</text:p>
                <draw:g>
                  <svg:desc>Crowd_Run.B16:Crowd_Run.U16</svg:desc>
                </draw:g>
              </table:table-cell>
              <table:table-cell office:value-type="float" office:value="198.8361111">
                <text:p>198.8361111</text:p>
              </table:table-cell>
              <table:table-cell office:value-type="float" office:value="223.7472222">
                <text:p>223.7472222</text:p>
              </table:table-cell>
              <table:table-cell office:value-type="float" office:value="235.0472222">
                <text:p>235.0472222</text:p>
              </table:table-cell>
              <table:table-cell office:value-type="float" office:value="294.4805556">
                <text:p>294.4805556</text:p>
              </table:table-cell>
              <table:table-cell office:value-type="float" office:value="784.7777778">
                <text:p>784.7777778</text:p>
              </table:table-cell>
              <table:table-cell office:value-type="float" office:value="565.8833333">
                <text:p>565.8833333</text:p>
              </table:table-cell>
              <table:table-cell office:value-type="float" office:value="454.3166667">
                <text:p>454.3166667</text:p>
              </table:table-cell>
              <table:table-cell office:value-type="float" office:value="314.3777778">
                <text:p>314.3777778</text:p>
              </table:table-cell>
              <table:table-cell office:value-type="float" office:value="435.9888889">
                <text:p>435.9888889</text:p>
              </table:table-cell>
              <table:table-cell office:value-type="float" office:value="470.325">
                <text:p>470.325</text:p>
              </table:table-cell>
              <table:table-cell office:value-type="float" office:value="538.1916667">
                <text:p>538.1916667</text:p>
              </table:table-cell>
              <table:table-cell office:value-type="float" office:value="259.3055556">
                <text:p>259.3055556</text:p>
              </table:table-cell>
              <table:table-cell office:value-type="float" office:value="251.0277778">
                <text:p>251.0277778</text:p>
              </table:table-cell>
              <table:table-cell office:value-type="float" office:value="269.3555556">
                <text:p>269.3555556</text:p>
              </table:table-cell>
              <table:table-cell office:value-type="float" office:value="217.7722222">
                <text:p>217.7722222</text:p>
              </table:table-cell>
              <table:table-cell office:value-type="float" office:value="233.2">
                <text:p>233.2</text:p>
              </table:table-cell>
              <table:table-cell office:value-type="float" office:value="233.7305556">
                <text:p>233.7305556</text:p>
              </table:table-cell>
              <table:table-cell office:value-type="float" office:value="208.2333333">
                <text:p>208.2333333</text:p>
              </table:table-cell>
              <table:table-cell office:value-type="float" office:value="224.2694444">
                <text:p>224.2694444</text:p>
              </table:table-cell>
            </table:table-row>
            <table:table-row>
              <table:table-cell office:value-type="string">
                <text:p>h264_nvenc hp</text:p>
                <draw:g>
                  <svg:desc>Crowd_Run.A16:Crowd_Run.A16</svg:desc>
                </draw:g>
              </table:table-cell>
              <table:table-cell office:value-type="float" office:value="19.806772">
                <text:p>19.806772</text:p>
                <draw:g>
                  <svg:desc>Crowd_Run.B38:Crowd_Run.U38</svg:desc>
                </draw:g>
              </table:table-cell>
              <table:table-cell office:value-type="float" office:value="19.817381">
                <text:p>19.817381</text:p>
              </table:table-cell>
              <table:table-cell office:value-type="float" office:value="19.847542">
                <text:p>19.847542</text:p>
              </table:table-cell>
              <table:table-cell office:value-type="float" office:value="20.008692">
                <text:p>20.008692</text:p>
              </table:table-cell>
              <table:table-cell office:value-type="float" office:value="20.032326">
                <text:p>20.032326</text:p>
              </table:table-cell>
              <table:table-cell office:value-type="float" office:value="20.032326">
                <text:p>20.032326</text:p>
              </table:table-cell>
              <table:table-cell office:value-type="float" office:value="20.048288">
                <text:p>20.048288</text:p>
              </table:table-cell>
              <table:table-cell office:value-type="float" office:value="20.048288">
                <text:p>20.048288</text:p>
              </table:table-cell>
              <table:table-cell office:value-type="float" office:value="20.048288">
                <text:p>20.048288</text:p>
              </table:table-cell>
              <table:table-cell office:value-type="float" office:value="20.096384">
                <text:p>20.096384</text:p>
              </table:table-cell>
              <table:table-cell office:value-type="float" office:value="20.096384">
                <text:p>20.096384</text:p>
              </table:table-cell>
              <table:table-cell office:value-type="float" office:value="20.879723">
                <text:p>20.879723</text:p>
              </table:table-cell>
              <table:table-cell office:value-type="float" office:value="20.933102">
                <text:p>20.933102</text:p>
              </table:table-cell>
              <table:table-cell office:value-type="float" office:value="22.127592">
                <text:p>22.127592</text:p>
              </table:table-cell>
              <table:table-cell office:value-type="float" office:value="23.121485">
                <text:p>23.121485</text:p>
              </table:table-cell>
              <table:table-cell office:value-type="float" office:value="23.13069">
                <text:p>23.13069</text:p>
              </table:table-cell>
              <table:table-cell office:value-type="float" office:value="23.880434">
                <text:p>23.880434</text:p>
              </table:table-cell>
              <table:table-cell office:value-type="float" office:value="24.638693">
                <text:p>24.638693</text:p>
              </table:table-cell>
              <table:table-cell office:value-type="float" office:value="24.645163">
                <text:p>24.645163</text:p>
              </table:table-cell>
              <table:table-cell office:value-type="float" office:value="25.355951">
                <text:p>25.355951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216.05">
                <text:p>216.05</text:p>
                <draw:g>
                  <svg:desc>Crowd_Run.B17:Crowd_Run.U17</svg:desc>
                </draw:g>
              </table:table-cell>
              <table:table-cell office:value-type="float" office:value="195.4055556">
                <text:p>195.4055556</text:p>
              </table:table-cell>
              <table:table-cell office:value-type="float" office:value="209.8805556">
                <text:p>209.8805556</text:p>
              </table:table-cell>
              <table:table-cell office:value-type="float" office:value="197.1638889">
                <text:p>197.1638889</text:p>
              </table:table-cell>
              <table:table-cell office:value-type="float" office:value="224.9472222">
                <text:p>224.9472222</text:p>
              </table:table-cell>
              <table:table-cell office:value-type="float" office:value="213.2027778">
                <text:p>213.2027778</text:p>
              </table:table-cell>
              <table:table-cell office:value-type="float" office:value="215.1972222">
                <text:p>215.1972222</text:p>
              </table:table-cell>
              <table:table-cell office:value-type="float" office:value="199.7666667">
                <text:p>199.7666667</text:p>
              </table:table-cell>
              <table:table-cell office:value-type="float" office:value="199.9388889">
                <text:p>199.9388889</text:p>
              </table:table-cell>
              <table:table-cell office:value-type="float" office:value="211.9805556">
                <text:p>211.9805556</text:p>
              </table:table-cell>
              <table:table-cell office:value-type="float" office:value="198.9888889">
                <text:p>198.9888889</text:p>
              </table:table-cell>
              <table:table-cell office:value-type="float" office:value="212.2305556">
                <text:p>212.2305556</text:p>
              </table:table-cell>
              <table:table-cell office:value-type="float" office:value="211.9916667">
                <text:p>211.9916667</text:p>
              </table:table-cell>
              <table:table-cell office:value-type="float" office:value="224.6055556">
                <text:p>224.6055556</text:p>
              </table:table-cell>
              <table:table-cell office:value-type="float" office:value="206.5277778">
                <text:p>206.5277778</text:p>
              </table:table-cell>
              <table:table-cell office:value-type="float" office:value="225.1222222">
                <text:p>225.1222222</text:p>
              </table:table-cell>
              <table:table-cell office:value-type="float" office:value="211.1916667">
                <text:p>211.1916667</text:p>
              </table:table-cell>
              <table:table-cell office:value-type="float" office:value="205.9888889">
                <text:p>205.9888889</text:p>
              </table:table-cell>
              <table:table-cell office:value-type="float" office:value="216.025">
                <text:p>216.025</text:p>
              </table:table-cell>
              <table:table-cell office:value-type="float" office:value="199.6638889">
                <text:p>199.6638889</text:p>
              </table:table-cell>
            </table:table-row>
            <table:table-row>
              <table:table-cell office:value-type="string">
                <text:p>h264_nvenc hq</text:p>
                <draw:g>
                  <svg:desc>Crowd_Run.A17:Crowd_Run.A17</svg:desc>
                </draw:g>
              </table:table-cell>
              <table:table-cell office:value-type="float" office:value="19.938576">
                <text:p>19.938576</text:p>
                <draw:g>
                  <svg:desc>Crowd_Run.B39:Crowd_Run.U39</svg:desc>
                </draw:g>
              </table:table-cell>
              <table:table-cell office:value-type="float" office:value="19.955391">
                <text:p>19.955391</text:p>
              </table:table-cell>
              <table:table-cell office:value-type="float" office:value="20.013042">
                <text:p>20.013042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386444">
                <text:p>20.386444</text:p>
              </table:table-cell>
              <table:table-cell office:value-type="float" office:value="20.377419">
                <text:p>20.377419</text:p>
              </table:table-cell>
              <table:table-cell office:value-type="float" office:value="22.046402">
                <text:p>22.046402</text:p>
              </table:table-cell>
              <table:table-cell office:value-type="float" office:value="22.026785">
                <text:p>22.026785</text:p>
              </table:table-cell>
              <table:table-cell office:value-type="float" office:value="23.236872">
                <text:p>23.236872</text:p>
              </table:table-cell>
              <table:table-cell office:value-type="float" office:value="24.148506">
                <text:p>24.148506</text:p>
              </table:table-cell>
              <table:table-cell office:value-type="float" office:value="24.140871">
                <text:p>24.140871</text:p>
              </table:table-cell>
              <table:table-cell office:value-type="float" office:value="25.072836">
                <text:p>25.072836</text:p>
              </table:table-cell>
              <table:table-cell office:value-type="float" office:value="25.996735">
                <text:p>25.996735</text:p>
              </table:table-cell>
              <table:table-cell office:value-type="float" office:value="25.996735">
                <text:p>25.996735</text:p>
              </table:table-cell>
              <table:table-cell office:value-type="float" office:value="26.505148">
                <text:p>26.505148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199.4861111">
                <text:p>199.4861111</text:p>
                <draw:g>
                  <svg:desc>Crowd_Run.B18:Crowd_Run.U18</svg:desc>
                </draw:g>
              </table:table-cell>
              <table:table-cell office:value-type="float" office:value="201.8722222">
                <text:p>201.8722222</text:p>
              </table:table-cell>
              <table:table-cell office:value-type="float" office:value="215.525">
                <text:p>215.525</text:p>
              </table:table-cell>
              <table:table-cell office:value-type="float" office:value="224.0888889">
                <text:p>224.0888889</text:p>
              </table:table-cell>
              <table:table-cell office:value-type="float" office:value="199.8583333">
                <text:p>199.8583333</text:p>
              </table:table-cell>
              <table:table-cell office:value-type="float" office:value="209.8472222">
                <text:p>209.8472222</text:p>
              </table:table-cell>
              <table:table-cell office:value-type="float" office:value="218.8416667">
                <text:p>218.8416667</text:p>
              </table:table-cell>
              <table:table-cell office:value-type="float" office:value="215.825">
                <text:p>215.825</text:p>
              </table:table-cell>
              <table:table-cell office:value-type="float" office:value="199.3694444">
                <text:p>199.3694444</text:p>
              </table:table-cell>
              <table:table-cell office:value-type="float" office:value="199.7222222">
                <text:p>199.7222222</text:p>
              </table:table-cell>
              <table:table-cell office:value-type="float" office:value="215.5">
                <text:p>215.5</text:p>
              </table:table-cell>
              <table:table-cell office:value-type="float" office:value="199.8666667">
                <text:p>199.8666667</text:p>
              </table:table-cell>
              <table:table-cell office:value-type="float" office:value="191.3694444">
                <text:p>191.3694444</text:p>
              </table:table-cell>
              <table:table-cell office:value-type="float" office:value="224.5944444">
                <text:p>224.5944444</text:p>
              </table:table-cell>
              <table:table-cell office:value-type="float" office:value="233.8916667">
                <text:p>233.8916667</text:p>
              </table:table-cell>
              <table:table-cell office:value-type="float" office:value="215.8305556">
                <text:p>215.8305556</text:p>
              </table:table-cell>
              <table:table-cell office:value-type="float" office:value="224.4527778">
                <text:p>224.4527778</text:p>
              </table:table-cell>
              <table:table-cell office:value-type="float" office:value="219.4472222">
                <text:p>219.4472222</text:p>
              </table:table-cell>
              <table:table-cell office:value-type="float" office:value="218.2944444">
                <text:p>218.2944444</text:p>
              </table:table-cell>
              <table:table-cell office:value-type="float" office:value="225.0166667">
                <text:p>225.0166667</text:p>
              </table:table-cell>
            </table:table-row>
            <table:table-row>
              <table:table-cell office:value-type="string">
                <text:p>h264_nvenc bd</text:p>
                <draw:g>
                  <svg:desc>Crowd_Run.A18:Crowd_Run.A18</svg:desc>
                </draw:g>
              </table:table-cell>
              <table:table-cell office:value-type="float" office:value="19.938576">
                <text:p>19.938576</text:p>
                <draw:g>
                  <svg:desc>Crowd_Run.B40:Crowd_Run.U40</svg:desc>
                </draw:g>
              </table:table-cell>
              <table:table-cell office:value-type="float" office:value="19.955391">
                <text:p>19.955391</text:p>
              </table:table-cell>
              <table:table-cell office:value-type="float" office:value="20.013042">
                <text:p>20.013042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386444">
                <text:p>20.386444</text:p>
              </table:table-cell>
              <table:table-cell office:value-type="float" office:value="20.377419">
                <text:p>20.377419</text:p>
              </table:table-cell>
              <table:table-cell office:value-type="float" office:value="22.046402">
                <text:p>22.046402</text:p>
              </table:table-cell>
              <table:table-cell office:value-type="float" office:value="22.026785">
                <text:p>22.026785</text:p>
              </table:table-cell>
              <table:table-cell office:value-type="float" office:value="23.236872">
                <text:p>23.236872</text:p>
              </table:table-cell>
              <table:table-cell office:value-type="float" office:value="24.148506">
                <text:p>24.148506</text:p>
              </table:table-cell>
              <table:table-cell office:value-type="float" office:value="24.140871">
                <text:p>24.140871</text:p>
              </table:table-cell>
              <table:table-cell office:value-type="float" office:value="25.072836">
                <text:p>25.072836</text:p>
              </table:table-cell>
              <table:table-cell office:value-type="float" office:value="25.996735">
                <text:p>25.996735</text:p>
              </table:table-cell>
              <table:table-cell office:value-type="float" office:value="25.996735">
                <text:p>25.996735</text:p>
              </table:table-cell>
              <table:table-cell office:value-type="float" office:value="26.505148">
                <text:p>26.505148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240.8194444">
                <text:p>240.8194444</text:p>
                <draw:g>
                  <svg:desc>Crowd_Run.B19:Crowd_Run.U19</svg:desc>
                </draw:g>
              </table:table-cell>
              <table:table-cell office:value-type="float" office:value="191.725">
                <text:p>191.725</text:p>
              </table:table-cell>
              <table:table-cell office:value-type="float" office:value="257.8583333">
                <text:p>257.8583333</text:p>
              </table:table-cell>
              <table:table-cell office:value-type="float" office:value="393.4277778">
                <text:p>393.4277778</text:p>
              </table:table-cell>
              <table:table-cell office:value-type="float" office:value="663.9833333">
                <text:p>663.9833333</text:p>
              </table:table-cell>
              <table:table-cell office:value-type="float" office:value="529.2611111">
                <text:p>529.2611111</text:p>
              </table:table-cell>
              <table:table-cell office:value-type="float" office:value="440.3361111">
                <text:p>440.3361111</text:p>
              </table:table-cell>
              <table:table-cell office:value-type="float" office:value="307.2694444">
                <text:p>307.2694444</text:p>
              </table:table-cell>
              <table:table-cell office:value-type="float" office:value="425.6638889">
                <text:p>425.6638889</text:p>
              </table:table-cell>
              <table:table-cell office:value-type="float" office:value="461.1027778">
                <text:p>461.1027778</text:p>
              </table:table-cell>
              <table:table-cell office:value-type="float" office:value="479.3722222">
                <text:p>479.3722222</text:p>
              </table:table-cell>
              <table:table-cell office:value-type="float" office:value="297.3444444">
                <text:p>297.3444444</text:p>
              </table:table-cell>
              <table:table-cell office:value-type="float" office:value="306.1416667">
                <text:p>306.1416667</text:p>
              </table:table-cell>
              <table:table-cell office:value-type="float" office:value="297.0888889">
                <text:p>297.0888889</text:p>
              </table:table-cell>
              <table:table-cell office:value-type="float" office:value="240.3277778">
                <text:p>240.3277778</text:p>
              </table:table-cell>
              <table:table-cell office:value-type="float" office:value="243.2916667">
                <text:p>243.2916667</text:p>
              </table:table-cell>
              <table:table-cell office:value-type="float" office:value="227.75">
                <text:p>227.75</text:p>
              </table:table-cell>
              <table:table-cell office:value-type="float" office:value="226.6416667">
                <text:p>226.6416667</text:p>
              </table:table-cell>
              <table:table-cell office:value-type="float" office:value="235.3444444">
                <text:p>235.3444444</text:p>
              </table:table-cell>
              <table:table-cell office:value-type="float" office:value="219.1361111">
                <text:p>219.1361111</text:p>
              </table:table-cell>
            </table:table-row>
            <table:table-row>
              <table:table-cell office:value-type="string">
                <text:p>h264_nvenc ll</text:p>
                <draw:g>
                  <svg:desc>Crowd_Run.A19:Crowd_Run.A19</svg:desc>
                </draw:g>
              </table:table-cell>
              <table:table-cell office:value-type="float" office:value="19.571674">
                <text:p>19.571674</text:p>
                <draw:g>
                  <svg:desc>Crowd_Run.B41:Crowd_Run.U41</svg:desc>
                </draw:g>
              </table:table-cell>
              <table:table-cell office:value-type="float" office:value="19.585058">
                <text:p>19.585058</text:p>
              </table:table-cell>
              <table:table-cell office:value-type="float" office:value="19.600395">
                <text:p>19.600395</text:p>
              </table:table-cell>
              <table:table-cell office:value-type="float" office:value="19.62056">
                <text:p>19.62056</text:p>
              </table:table-cell>
              <table:table-cell office:value-type="float" office:value="19.644304">
                <text:p>19.644304</text:p>
              </table:table-cell>
              <table:table-cell office:value-type="float" office:value="19.671755">
                <text:p>19.671755</text:p>
              </table:table-cell>
              <table:table-cell office:value-type="float" office:value="19.738865">
                <text:p>19.738865</text:p>
              </table:table-cell>
              <table:table-cell office:value-type="float" office:value="19.846741">
                <text:p>19.846741</text:p>
              </table:table-cell>
              <table:table-cell office:value-type="float" office:value="20.039825">
                <text:p>20.039825</text:p>
              </table:table-cell>
              <table:table-cell office:value-type="float" office:value="20.159891">
                <text:p>20.159891</text:p>
              </table:table-cell>
              <table:table-cell office:value-type="float" office:value="20.758102">
                <text:p>20.758102</text:p>
              </table:table-cell>
              <table:table-cell office:value-type="float" office:value="21.749525">
                <text:p>21.749525</text:p>
              </table:table-cell>
              <table:table-cell office:value-type="float" office:value="22.492846">
                <text:p>22.492846</text:p>
              </table:table-cell>
              <table:table-cell office:value-type="float" office:value="23.241539">
                <text:p>23.241539</text:p>
              </table:table-cell>
              <table:table-cell office:value-type="float" office:value="23.795717">
                <text:p>23.795717</text:p>
              </table:table-cell>
              <table:table-cell office:value-type="float" office:value="24.304451">
                <text:p>24.304451</text:p>
              </table:table-cell>
              <table:table-cell office:value-type="float" office:value="24.883427">
                <text:p>24.883427</text:p>
              </table:table-cell>
              <table:table-cell office:value-type="float" office:value="25.482307">
                <text:p>25.482307</text:p>
              </table:table-cell>
              <table:table-cell office:value-type="float" office:value="25.904688">
                <text:p>25.904688</text:p>
              </table:table-cell>
              <table:table-cell office:value-type="float" office:value="26.28039">
                <text:p>26.28039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212.6138889">
                <text:p>212.6138889</text:p>
                <draw:g>
                  <svg:desc>Crowd_Run.B20:Crowd_Run.U20</svg:desc>
                </draw:g>
              </table:table-cell>
              <table:table-cell office:value-type="float" office:value="242.0194444">
                <text:p>242.0194444</text:p>
              </table:table-cell>
              <table:table-cell office:value-type="float" office:value="240.5555556">
                <text:p>240.5555556</text:p>
              </table:table-cell>
              <table:table-cell office:value-type="float" office:value="238.3833333">
                <text:p>238.3833333</text:p>
              </table:table-cell>
              <table:table-cell office:value-type="float" office:value="204.8083333">
                <text:p>204.8083333</text:p>
              </table:table-cell>
              <table:table-cell office:value-type="float" office:value="252.7611111">
                <text:p>252.7611111</text:p>
              </table:table-cell>
              <table:table-cell office:value-type="float" office:value="229.7194444">
                <text:p>229.7194444</text:p>
              </table:table-cell>
              <table:table-cell office:value-type="float" office:value="218.0027778">
                <text:p>218.0027778</text:p>
              </table:table-cell>
              <table:table-cell office:value-type="float" office:value="237.2472222">
                <text:p>237.2472222</text:p>
              </table:table-cell>
              <table:table-cell office:value-type="float" office:value="236.8111111">
                <text:p>236.8111111</text:p>
              </table:table-cell>
              <table:table-cell office:value-type="float" office:value="231.2138889">
                <text:p>231.2138889</text:p>
              </table:table-cell>
              <table:table-cell office:value-type="float" office:value="218.9472222">
                <text:p>218.9472222</text:p>
              </table:table-cell>
              <table:table-cell office:value-type="float" office:value="227.8361111">
                <text:p>227.8361111</text:p>
              </table:table-cell>
              <table:table-cell office:value-type="float" office:value="208.4361111">
                <text:p>208.4361111</text:p>
              </table:table-cell>
              <table:table-cell office:value-type="float" office:value="228.3722222">
                <text:p>228.3722222</text:p>
              </table:table-cell>
              <table:table-cell office:value-type="float" office:value="217.3611111">
                <text:p>217.3611111</text:p>
              </table:table-cell>
              <table:table-cell office:value-type="float" office:value="260.9305556">
                <text:p>260.9305556</text:p>
              </table:table-cell>
              <table:table-cell office:value-type="float" office:value="233.8666667">
                <text:p>233.8666667</text:p>
              </table:table-cell>
              <table:table-cell office:value-type="float" office:value="229.0916667">
                <text:p>229.0916667</text:p>
              </table:table-cell>
              <table:table-cell office:value-type="float" office:value="244.6">
                <text:p>244.6</text:p>
              </table:table-cell>
            </table:table-row>
            <table:table-row>
              <table:table-cell office:value-type="string">
                <text:p>h264_nvenc llhq</text:p>
                <draw:g>
                  <svg:desc>Crowd_Run.A20:Crowd_Run.A20</svg:desc>
                </draw:g>
              </table:table-cell>
              <table:table-cell office:value-type="float" office:value="19.568861">
                <text:p>19.568861</text:p>
                <draw:g>
                  <svg:desc>Crowd_Run.B42:Crowd_Run.U42</svg:desc>
                </draw:g>
              </table:table-cell>
              <table:table-cell office:value-type="float" office:value="19.588173">
                <text:p>19.588173</text:p>
              </table:table-cell>
              <table:table-cell office:value-type="float" office:value="19.605171">
                <text:p>19.605171</text:p>
              </table:table-cell>
              <table:table-cell office:value-type="float" office:value="19.625336">
                <text:p>19.625336</text:p>
              </table:table-cell>
              <table:table-cell office:value-type="float" office:value="19.647182">
                <text:p>19.647182</text:p>
              </table:table-cell>
              <table:table-cell office:value-type="float" office:value="19.674879">
                <text:p>19.674879</text:p>
              </table:table-cell>
              <table:table-cell office:value-type="float" office:value="19.745754">
                <text:p>19.745754</text:p>
              </table:table-cell>
              <table:table-cell office:value-type="float" office:value="19.857101">
                <text:p>19.857101</text:p>
              </table:table-cell>
              <table:table-cell office:value-type="float" office:value="20.053955">
                <text:p>20.053955</text:p>
              </table:table-cell>
              <table:table-cell office:value-type="float" office:value="20.156734">
                <text:p>20.156734</text:p>
              </table:table-cell>
              <table:table-cell office:value-type="float" office:value="20.832703">
                <text:p>20.832703</text:p>
              </table:table-cell>
              <table:table-cell office:value-type="float" office:value="21.827656">
                <text:p>21.827656</text:p>
              </table:table-cell>
              <table:table-cell office:value-type="float" office:value="22.585363">
                <text:p>22.585363</text:p>
              </table:table-cell>
              <table:table-cell office:value-type="float" office:value="23.321997">
                <text:p>23.321997</text:p>
              </table:table-cell>
              <table:table-cell office:value-type="float" office:value="23.896343">
                <text:p>23.896343</text:p>
              </table:table-cell>
              <table:table-cell office:value-type="float" office:value="24.394281">
                <text:p>24.394281</text:p>
              </table:table-cell>
              <table:table-cell office:value-type="float" office:value="25.01433">
                <text:p>25.01433</text:p>
              </table:table-cell>
              <table:table-cell office:value-type="float" office:value="25.613926">
                <text:p>25.613926</text:p>
              </table:table-cell>
              <table:table-cell office:value-type="float" office:value="26.004538">
                <text:p>26.004538</text:p>
              </table:table-cell>
              <table:table-cell office:value-type="float" office:value="26.38559">
                <text:p>26.38559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220.3972222">
                <text:p>220.3972222</text:p>
                <draw:g>
                  <svg:desc>Crowd_Run.B21:Crowd_Run.U21</svg:desc>
                </draw:g>
              </table:table-cell>
              <table:table-cell office:value-type="float" office:value="220.2027778">
                <text:p>220.2027778</text:p>
              </table:table-cell>
              <table:table-cell office:value-type="float" office:value="209.2277778">
                <text:p>209.2277778</text:p>
              </table:table-cell>
              <table:table-cell office:value-type="float" office:value="234.2972222">
                <text:p>234.2972222</text:p>
              </table:table-cell>
              <table:table-cell office:value-type="float" office:value="224.4944444">
                <text:p>224.4944444</text:p>
              </table:table-cell>
              <table:table-cell office:value-type="float" office:value="218.8305556">
                <text:p>218.8305556</text:p>
              </table:table-cell>
              <table:table-cell office:value-type="float" office:value="243.4888889">
                <text:p>243.4888889</text:p>
              </table:table-cell>
              <table:table-cell office:value-type="float" office:value="231.4">
                <text:p>231.4</text:p>
              </table:table-cell>
              <table:table-cell office:value-type="float" office:value="222.4361111">
                <text:p>222.4361111</text:p>
              </table:table-cell>
              <table:table-cell office:value-type="float" office:value="226.9416667">
                <text:p>226.9416667</text:p>
              </table:table-cell>
              <table:table-cell office:value-type="float" office:value="224.9388889">
                <text:p>224.9388889</text:p>
              </table:table-cell>
              <table:table-cell office:value-type="float" office:value="223.5722222">
                <text:p>223.5722222</text:p>
              </table:table-cell>
              <table:table-cell office:value-type="float" office:value="205.2277778">
                <text:p>205.2277778</text:p>
              </table:table-cell>
              <table:table-cell office:value-type="float" office:value="237.4277778">
                <text:p>237.4277778</text:p>
              </table:table-cell>
              <table:table-cell office:value-type="float" office:value="206.7555556">
                <text:p>206.7555556</text:p>
              </table:table-cell>
              <table:table-cell office:value-type="float" office:value="212.3527778">
                <text:p>212.3527778</text:p>
              </table:table-cell>
              <table:table-cell office:value-type="float" office:value="241.65">
                <text:p>241.65</text:p>
              </table:table-cell>
              <table:table-cell office:value-type="float" office:value="240.9444444">
                <text:p>240.9444444</text:p>
              </table:table-cell>
              <table:table-cell office:value-type="float" office:value="215.0333333">
                <text:p>215.0333333</text:p>
              </table:table-cell>
              <table:table-cell office:value-type="float" office:value="208.5638889">
                <text:p>208.5638889</text:p>
              </table:table-cell>
            </table:table-row>
            <table:table-row>
              <table:table-cell office:value-type="string">
                <text:p>h264_nvenc llhp</text:p>
                <draw:g>
                  <svg:desc>Crowd_Run.A21:Crowd_Run.A21</svg:desc>
                </draw:g>
              </table:table-cell>
              <table:table-cell office:value-type="float" office:value="19.523859">
                <text:p>19.523859</text:p>
                <draw:g>
                  <svg:desc>Crowd_Run.B43:Crowd_Run.U43</svg:desc>
                </draw:g>
              </table:table-cell>
              <table:table-cell office:value-type="float" office:value="19.541332">
                <text:p>19.541332</text:p>
              </table:table-cell>
              <table:table-cell office:value-type="float" office:value="19.555824">
                <text:p>19.555824</text:p>
              </table:table-cell>
              <table:table-cell office:value-type="float" office:value="19.577543">
                <text:p>19.577543</text:p>
              </table:table-cell>
              <table:table-cell office:value-type="float" office:value="19.598812">
                <text:p>19.598812</text:p>
              </table:table-cell>
              <table:table-cell office:value-type="float" office:value="19.629629">
                <text:p>19.629629</text:p>
              </table:table-cell>
              <table:table-cell office:value-type="float" office:value="19.701727">
                <text:p>19.701727</text:p>
              </table:table-cell>
              <table:table-cell office:value-type="float" office:value="19.80102">
                <text:p>19.80102</text:p>
              </table:table-cell>
              <table:table-cell office:value-type="float" office:value="20.001068">
                <text:p>20.001068</text:p>
              </table:table-cell>
              <table:table-cell office:value-type="float" office:value="20.102448">
                <text:p>20.102448</text:p>
              </table:table-cell>
              <table:table-cell office:value-type="float" office:value="20.72802">
                <text:p>20.72802</text:p>
              </table:table-cell>
              <table:table-cell office:value-type="float" office:value="21.725176">
                <text:p>21.725176</text:p>
              </table:table-cell>
              <table:table-cell office:value-type="float" office:value="22.462658">
                <text:p>22.462658</text:p>
              </table:table-cell>
              <table:table-cell office:value-type="float" office:value="23.227615">
                <text:p>23.227615</text:p>
              </table:table-cell>
              <table:table-cell office:value-type="float" office:value="23.773178">
                <text:p>23.773178</text:p>
              </table:table-cell>
              <table:table-cell office:value-type="float" office:value="24.277582">
                <text:p>24.277582</text:p>
              </table:table-cell>
              <table:table-cell office:value-type="float" office:value="24.854622">
                <text:p>24.854622</text:p>
              </table:table-cell>
              <table:table-cell office:value-type="float" office:value="25.441454">
                <text:p>25.441454</text:p>
              </table:table-cell>
              <table:table-cell office:value-type="float" office:value="25.886646">
                <text:p>25.886646</text:p>
              </table:table-cell>
              <table:table-cell office:value-type="float" office:value="26.266909">
                <text:p>26.2669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15.987cm" svg:height="9.012cm" xlink:href=".." xlink:type="simple" chart:class="chart:scatter" chart:style-name="ch1">
        <chart:legend chart:legend-position="end" svg:x="8.972cm" svg:y="1.966cm" style:legend-expansion="high" chart:style-name="ch2"/>
        <chart:plot-area chart:style-name="ch3" table:cell-range-address="Sintel.A3:Sintel.U3 Sintel.B25:Sintel.U43 Sintel.A4:Sintel.A21" chart:data-source-has-labels="column" svg:x="0.319cm" svg:y="0.18cm" svg:width="8.334cm" svg:height="8.652cm">
          <chartooo:coordinate-region svg:x="0.94cm" svg:y="0.38cm" svg:width="7.248cm" svg:height="7.8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ntel.B25:Sintel.U25" chart:label-cell-address="Sintel.A3:Sintel.A3" chart:class="chart:scatter">
            <chart:domain table:cell-range-address="Sintel.B3:Sintel.U3"/>
            <chart:data-point chart:repeated="20"/>
          </chart:series>
          <chart:series chart:style-name="ch7" chart:values-cell-range-address="Sintel.B26:Sintel.U26" chart:label-cell-address="Sintel.A4:Sintel.A4" chart:class="chart:scatter">
            <chart:domain table:cell-range-address="Sintel.B4:Sintel.U4"/>
            <chart:data-point chart:repeated="20"/>
          </chart:series>
          <chart:series chart:style-name="ch8" chart:values-cell-range-address="Sintel.B27:Sintel.U27" chart:label-cell-address="Sintel.A5:Sintel.A5" chart:class="chart:scatter">
            <chart:domain table:cell-range-address="Sintel.B5:Sintel.U5"/>
            <chart:data-point chart:repeated="20"/>
          </chart:series>
          <chart:series chart:style-name="ch9" chart:values-cell-range-address="Sintel.B28:Sintel.U28" chart:label-cell-address="Sintel.A6:Sintel.A6" chart:class="chart:scatter">
            <chart:domain table:cell-range-address="Sintel.B6:Sintel.U6"/>
            <chart:data-point chart:repeated="20"/>
          </chart:series>
          <chart:series chart:style-name="ch10" chart:values-cell-range-address="Sintel.B29:Sintel.U29" chart:label-cell-address="Sintel.A7:Sintel.A7" chart:class="chart:scatter">
            <chart:domain table:cell-range-address="Sintel.B7:Sintel.U7"/>
            <chart:data-point chart:repeated="20"/>
          </chart:series>
          <chart:series chart:style-name="ch11" chart:values-cell-range-address="Sintel.B30:Sintel.U30" chart:label-cell-address="Sintel.A8:Sintel.A8" chart:class="chart:scatter">
            <chart:domain table:cell-range-address="Sintel.B8:Sintel.U8"/>
            <chart:data-point chart:repeated="20"/>
          </chart:series>
          <chart:series chart:style-name="ch12" chart:values-cell-range-address="Sintel.B31:Sintel.U31" chart:label-cell-address="Sintel.A9:Sintel.A9" chart:class="chart:scatter">
            <chart:domain table:cell-range-address="Sintel.B9:Sintel.U9"/>
            <chart:data-point chart:repeated="20"/>
          </chart:series>
          <chart:series chart:style-name="ch13" chart:values-cell-range-address="Sintel.B32:Sintel.U32" chart:label-cell-address="Sintel.A10:Sintel.A10" chart:class="chart:scatter">
            <chart:domain table:cell-range-address="Sintel.B10:Sintel.U10"/>
            <chart:data-point chart:repeated="20"/>
          </chart:series>
          <chart:series chart:style-name="ch14" chart:values-cell-range-address="Sintel.B33:Sintel.U33" chart:label-cell-address="Sintel.A11:Sintel.A11" chart:class="chart:scatter">
            <chart:domain table:cell-range-address="Sintel.B11:Sintel.U11"/>
            <chart:data-point chart:repeated="20"/>
          </chart:series>
          <chart:series chart:style-name="ch15" chart:values-cell-range-address="Sintel.B34:Sintel.U34" chart:label-cell-address="Sintel.A12:Sintel.A12" chart:class="chart:scatter">
            <chart:domain table:cell-range-address="Sintel.B12:Sintel.U12"/>
            <chart:data-point chart:repeated="20"/>
          </chart:series>
          <chart:series chart:style-name="ch16" chart:values-cell-range-address="Sintel.B35:Sintel.U35" chart:label-cell-address="Sintel.A13:Sintel.A13" chart:class="chart:scatter">
            <chart:domain table:cell-range-address="Sintel.B13:Sintel.U13"/>
            <chart:data-point chart:repeated="20"/>
          </chart:series>
          <chart:series chart:style-name="ch17" chart:values-cell-range-address="Sintel.B36:Sintel.U36" chart:label-cell-address="Sintel.A14:Sintel.A14" chart:class="chart:scatter">
            <chart:domain table:cell-range-address="Sintel.B14:Sintel.U14"/>
            <chart:data-point chart:repeated="20"/>
          </chart:series>
          <chart:series chart:style-name="ch18" chart:values-cell-range-address="Sintel.B37:Sintel.U37" chart:label-cell-address="Sintel.A15:Sintel.A15" chart:class="chart:scatter">
            <chart:domain table:cell-range-address="Sintel.B15:Sintel.U15"/>
            <chart:data-point chart:repeated="20"/>
          </chart:series>
          <chart:series chart:style-name="ch19" chart:values-cell-range-address="Sintel.B38:Sintel.U38" chart:label-cell-address="Sintel.A16:Sintel.A16" chart:class="chart:scatter">
            <chart:domain table:cell-range-address="Sintel.B16:Sintel.U16"/>
            <chart:data-point chart:repeated="20"/>
          </chart:series>
          <chart:series chart:style-name="ch20" chart:values-cell-range-address="Sintel.B39:Sintel.U39" chart:label-cell-address="Sintel.A17:Sintel.A17" chart:class="chart:scatter">
            <chart:domain table:cell-range-address="Sintel.B17:Sintel.U17"/>
            <chart:data-point chart:repeated="20"/>
          </chart:series>
          <chart:series chart:style-name="ch21" chart:values-cell-range-address="Sintel.B40:Sintel.U40" chart:label-cell-address="Sintel.A18:Sintel.A18" chart:class="chart:scatter">
            <chart:domain table:cell-range-address="Sintel.B18:Sintel.U18"/>
            <chart:data-point chart:repeated="20"/>
          </chart:series>
          <chart:series chart:style-name="ch22" chart:values-cell-range-address="Sintel.B41:Sintel.U41" chart:label-cell-address="Sintel.A19:Sintel.A19" chart:class="chart:scatter">
            <chart:domain table:cell-range-address="Sintel.B19:Sintel.U19"/>
            <chart:data-point chart:repeated="20"/>
          </chart:series>
          <chart:series chart:style-name="ch23" chart:values-cell-range-address="Sintel.B42:Sintel.U42" chart:label-cell-address="Sintel.A20:Sintel.A20" chart:class="chart:scatter">
            <chart:domain table:cell-range-address="Sintel.B20:Sintel.U20"/>
            <chart:data-point chart:repeated="20"/>
          </chart:series>
          <chart:series chart:style-name="ch24" chart:values-cell-range-address="Sintel.B43:Sintel.U43" chart:label-cell-address="Sintel.A21:Sintel.A21" chart:class="chart:scatter">
            <chart:domain table:cell-range-address="Sintel.B21:Sintel.U21"/>
            <chart:data-point chart:repeated="20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809.2992">
                <text:p>809.2992</text:p>
                <draw:g>
                  <svg:desc>Sintel.B3:Sintel.U3</svg:desc>
                </draw:g>
              </table:table-cell>
              <table:table-cell office:value-type="float" office:value="778.9208">
                <text:p>778.9208</text:p>
              </table:table-cell>
              <table:table-cell office:value-type="float" office:value="775.1119">
                <text:p>775.1119</text:p>
              </table:table-cell>
              <table:table-cell office:value-type="float" office:value="764.9163">
                <text:p>764.9163</text:p>
              </table:table-cell>
              <table:table-cell office:value-type="float" office:value="757.2832">
                <text:p>757.2832</text:p>
              </table:table-cell>
              <table:table-cell office:value-type="float" office:value="752.9045">
                <text:p>752.9045</text:p>
              </table:table-cell>
              <table:table-cell office:value-type="float" office:value="759.2693">
                <text:p>759.2693</text:p>
              </table:table-cell>
              <table:table-cell office:value-type="float" office:value="751.8223">
                <text:p>751.8223</text:p>
              </table:table-cell>
              <table:table-cell office:value-type="float" office:value="754.9905">
                <text:p>754.9905</text:p>
              </table:table-cell>
              <table:table-cell office:value-type="float" office:value="751.8505">
                <text:p>751.8505</text:p>
              </table:table-cell>
              <table:table-cell office:value-type="float" office:value="759.9376">
                <text:p>759.9376</text:p>
              </table:table-cell>
              <table:table-cell office:value-type="float" office:value="773.9037">
                <text:p>773.9037</text:p>
              </table:table-cell>
              <table:table-cell office:value-type="float" office:value="820.1537">
                <text:p>820.1537</text:p>
              </table:table-cell>
              <table:table-cell office:value-type="float" office:value="826.0838">
                <text:p>826.0838</text:p>
              </table:table-cell>
              <table:table-cell office:value-type="float" office:value="844.9515">
                <text:p>844.9515</text:p>
              </table:table-cell>
              <table:table-cell office:value-type="float" office:value="861.5506">
                <text:p>861.5506</text:p>
              </table:table-cell>
              <table:table-cell office:value-type="float" office:value="863.4627">
                <text:p>863.4627</text:p>
              </table:table-cell>
              <table:table-cell office:value-type="float" office:value="887.5275">
                <text:p>887.5275</text:p>
              </table:table-cell>
              <table:table-cell office:value-type="float" office:value="905.1091">
                <text:p>905.1091</text:p>
              </table:table-cell>
              <table:table-cell office:value-type="float" office:value="932.8363">
                <text:p>932.8363</text:p>
              </table:table-cell>
            </table:table-row>
            <table:table-row>
              <table:table-cell office:value-type="string">
                <text:p>theora</text:p>
                <draw:g>
                  <svg:desc>Sintel.A3:Sintel.A3</svg:desc>
                </draw:g>
              </table:table-cell>
              <table:table-cell office:value-type="float" office:value="13.607611">
                <text:p>13.607611</text:p>
                <draw:g>
                  <svg:desc>Sintel.B25:Sintel.U25</svg:desc>
                </draw:g>
              </table:table-cell>
              <table:table-cell office:value-type="float" office:value="15.299147">
                <text:p>15.299147</text:p>
              </table:table-cell>
              <table:table-cell office:value-type="float" office:value="NaN">
                <text:p>NaN</text:p>
              </table:table-cell>
              <table:table-cell office:value-type="float" office:value="19.42782">
                <text:p>19.42782</text:p>
              </table:table-cell>
              <table:table-cell office:value-type="float" office:value="21.117149">
                <text:p>21.117149</text:p>
              </table:table-cell>
              <table:table-cell office:value-type="float" office:value="22.694489">
                <text:p>22.694489</text:p>
              </table:table-cell>
              <table:table-cell office:value-type="float" office:value="24.620049">
                <text:p>24.620049</text:p>
              </table:table-cell>
              <table:table-cell office:value-type="float" office:value="26.045013">
                <text:p>26.045013</text:p>
              </table:table-cell>
              <table:table-cell office:value-type="float" office:value="27.077288">
                <text:p>27.077288</text:p>
              </table:table-cell>
              <table:table-cell office:value-type="float" office:value="28.025921">
                <text:p>28.025921</text:p>
              </table:table-cell>
              <table:table-cell office:value-type="float" office:value="30.498228">
                <text:p>30.498228</text:p>
              </table:table-cell>
              <table:table-cell office:value-type="float" office:value="31.975643">
                <text:p>31.975643</text:p>
              </table:table-cell>
              <table:table-cell office:value-type="float" office:value="33.040367">
                <text:p>33.040367</text:p>
              </table:table-cell>
              <table:table-cell office:value-type="float" office:value="33.976608">
                <text:p>33.976608</text:p>
              </table:table-cell>
              <table:table-cell office:value-type="float" office:value="34.774788">
                <text:p>34.774788</text:p>
              </table:table-cell>
              <table:table-cell office:value-type="float" office:value="35.427025">
                <text:p>35.427025</text:p>
              </table:table-cell>
              <table:table-cell office:value-type="float" office:value="36.100437">
                <text:p>36.100437</text:p>
              </table:table-cell>
              <table:table-cell office:value-type="float" office:value="36.778168">
                <text:p>36.778168</text:p>
              </table:table-cell>
              <table:table-cell office:value-type="float" office:value="37.411163">
                <text:p>37.411163</text:p>
              </table:table-cell>
              <table:table-cell office:value-type="float" office:value="37.98756">
                <text:p>37.98756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97.0014">
                <text:p>97.0014</text:p>
                <draw:g>
                  <svg:desc>Sintel.B4:Sintel.U4</svg:desc>
                </draw:g>
              </table:table-cell>
              <table:table-cell office:value-type="float" office:value="74.3195">
                <text:p>74.3195</text:p>
              </table:table-cell>
              <table:table-cell office:value-type="float" office:value="59.1833">
                <text:p>59.1833</text:p>
              </table:table-cell>
              <table:table-cell office:value-type="float" office:value="59.2154">
                <text:p>59.2154</text:p>
              </table:table-cell>
              <table:table-cell office:value-type="float" office:value="59.009">
                <text:p>59.009</text:p>
              </table:table-cell>
              <table:table-cell office:value-type="float" office:value="59.1468">
                <text:p>59.1468</text:p>
              </table:table-cell>
              <table:table-cell office:value-type="float" office:value="59.8001">
                <text:p>59.8001</text:p>
              </table:table-cell>
              <table:table-cell office:value-type="float" office:value="60.1283">
                <text:p>60.1283</text:p>
              </table:table-cell>
              <table:table-cell office:value-type="float" office:value="60.4694">
                <text:p>60.4694</text:p>
              </table:table-cell>
              <table:table-cell office:value-type="float" office:value="75.8689">
                <text:p>75.8689</text:p>
              </table:table-cell>
              <table:table-cell office:value-type="float" office:value="76.3921">
                <text:p>76.3921</text:p>
              </table:table-cell>
              <table:table-cell office:value-type="float" office:value="76.3804">
                <text:p>76.3804</text:p>
              </table:table-cell>
              <table:table-cell office:value-type="float" office:value="76.7948">
                <text:p>76.7948</text:p>
              </table:table-cell>
              <table:table-cell office:value-type="float" office:value="76.5755">
                <text:p>76.5755</text:p>
              </table:table-cell>
              <table:table-cell office:value-type="float" office:value="76.9967">
                <text:p>76.9967</text:p>
              </table:table-cell>
              <table:table-cell office:value-type="float" office:value="77.0845">
                <text:p>77.0845</text:p>
              </table:table-cell>
              <table:table-cell office:value-type="float" office:value="77.097">
                <text:p>77.097</text:p>
              </table:table-cell>
              <table:table-cell office:value-type="float" office:value="77.1483">
                <text:p>77.1483</text:p>
              </table:table-cell>
              <table:table-cell office:value-type="float" office:value="77.2006">
                <text:p>77.2006</text:p>
              </table:table-cell>
              <table:table-cell office:value-type="float" office:value="77.6958">
                <text:p>77.6958</text:p>
              </table:table-cell>
            </table:table-row>
            <table:table-row>
              <table:table-cell office:value-type="string">
                <text:p>x264 ultrafast</text:p>
                <draw:g>
                  <svg:desc>Sintel.A4:Sintel.A4</svg:desc>
                </draw:g>
              </table:table-cell>
              <table:table-cell office:value-type="float" office:value="12.738908">
                <text:p>12.738908</text:p>
                <draw:g>
                  <svg:desc>Sintel.B26:Sintel.U26</svg:desc>
                </draw:g>
              </table:table-cell>
              <table:table-cell office:value-type="float" office:value="15.894743">
                <text:p>15.894743</text:p>
              </table:table-cell>
              <table:table-cell office:value-type="float" office:value="18.095203">
                <text:p>18.095203</text:p>
              </table:table-cell>
              <table:table-cell office:value-type="float" office:value="20.696751">
                <text:p>20.696751</text:p>
              </table:table-cell>
              <table:table-cell office:value-type="float" office:value="22.575748">
                <text:p>22.575748</text:p>
              </table:table-cell>
              <table:table-cell office:value-type="float" office:value="24.708029">
                <text:p>24.708029</text:p>
              </table:table-cell>
              <table:table-cell office:value-type="float" office:value="26.601107">
                <text:p>26.601107</text:p>
              </table:table-cell>
              <table:table-cell office:value-type="float" office:value="27.927811">
                <text:p>27.927811</text:p>
              </table:table-cell>
              <table:table-cell office:value-type="float" office:value="29.050795">
                <text:p>29.050795</text:p>
              </table:table-cell>
              <table:table-cell office:value-type="float" office:value="29.995575">
                <text:p>29.995575</text:p>
              </table:table-cell>
              <table:table-cell office:value-type="float" office:value="31.454374">
                <text:p>31.454374</text:p>
              </table:table-cell>
              <table:table-cell office:value-type="float" office:value="32.670971">
                <text:p>32.670971</text:p>
              </table:table-cell>
              <table:table-cell office:value-type="float" office:value="33.660011">
                <text:p>33.660011</text:p>
              </table:table-cell>
              <table:table-cell office:value-type="float" office:value="34.525921">
                <text:p>34.525921</text:p>
              </table:table-cell>
              <table:table-cell office:value-type="float" office:value="35.258663">
                <text:p>35.258663</text:p>
              </table:table-cell>
              <table:table-cell office:value-type="float" office:value="35.930016">
                <text:p>35.930016</text:p>
              </table:table-cell>
              <table:table-cell office:value-type="float" office:value="36.520252">
                <text:p>36.520252</text:p>
              </table:table-cell>
              <table:table-cell office:value-type="float" office:value="37.09483">
                <text:p>37.09483</text:p>
              </table:table-cell>
              <table:table-cell office:value-type="float" office:value="37.641994">
                <text:p>37.641994</text:p>
              </table:table-cell>
              <table:table-cell office:value-type="float" office:value="38.101494">
                <text:p>38.101494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55.0763">
                <text:p>155.0763</text:p>
                <draw:g>
                  <svg:desc>Sintel.B5:Sintel.U5</svg:desc>
                </draw:g>
              </table:table-cell>
              <table:table-cell office:value-type="float" office:value="159.9346">
                <text:p>159.9346</text:p>
              </table:table-cell>
              <table:table-cell office:value-type="float" office:value="163.7141">
                <text:p>163.7141</text:p>
              </table:table-cell>
              <table:table-cell office:value-type="float" office:value="166.559">
                <text:p>166.559</text:p>
              </table:table-cell>
              <table:table-cell office:value-type="float" office:value="169.3168">
                <text:p>169.3168</text:p>
              </table:table-cell>
              <table:table-cell office:value-type="float" office:value="171.8611">
                <text:p>171.8611</text:p>
              </table:table-cell>
              <table:table-cell office:value-type="float" office:value="174.3066">
                <text:p>174.3066</text:p>
              </table:table-cell>
              <table:table-cell office:value-type="float" office:value="176.6638">
                <text:p>176.6638</text:p>
              </table:table-cell>
              <table:table-cell office:value-type="float" office:value="179.0775">
                <text:p>179.0775</text:p>
              </table:table-cell>
              <table:table-cell office:value-type="float" office:value="181.0088">
                <text:p>181.0088</text:p>
              </table:table-cell>
              <table:table-cell office:value-type="float" office:value="184.727">
                <text:p>184.727</text:p>
              </table:table-cell>
              <table:table-cell office:value-type="float" office:value="188.6204">
                <text:p>188.6204</text:p>
              </table:table-cell>
              <table:table-cell office:value-type="float" office:value="191.8035">
                <text:p>191.8035</text:p>
              </table:table-cell>
              <table:table-cell office:value-type="float" office:value="194.5537">
                <text:p>194.5537</text:p>
              </table:table-cell>
              <table:table-cell office:value-type="float" office:value="197.1712">
                <text:p>197.1712</text:p>
              </table:table-cell>
              <table:table-cell office:value-type="float" office:value="199.7882">
                <text:p>199.7882</text:p>
              </table:table-cell>
              <table:table-cell office:value-type="float" office:value="202.3594">
                <text:p>202.3594</text:p>
              </table:table-cell>
              <table:table-cell office:value-type="float" office:value="204.6245">
                <text:p>204.6245</text:p>
              </table:table-cell>
              <table:table-cell office:value-type="float" office:value="206.5529">
                <text:p>206.5529</text:p>
              </table:table-cell>
              <table:table-cell office:value-type="float" office:value="209.2232">
                <text:p>209.2232</text:p>
              </table:table-cell>
            </table:table-row>
            <table:table-row>
              <table:table-cell office:value-type="string">
                <text:p>x264 superfast</text:p>
                <draw:g>
                  <svg:desc>Sintel.A5:Sintel.A5</svg:desc>
                </draw:g>
              </table:table-cell>
              <table:table-cell office:value-type="float" office:value="15.771821">
                <text:p>15.771821</text:p>
                <draw:g>
                  <svg:desc>Sintel.B27:Sintel.U27</svg:desc>
                </draw:g>
              </table:table-cell>
              <table:table-cell office:value-type="float" office:value="18.837292">
                <text:p>18.837292</text:p>
              </table:table-cell>
              <table:table-cell office:value-type="float" office:value="21.374956">
                <text:p>21.374956</text:p>
              </table:table-cell>
              <table:table-cell office:value-type="float" office:value="23.75605">
                <text:p>23.75605</text:p>
              </table:table-cell>
              <table:table-cell office:value-type="float" office:value="25.985298">
                <text:p>25.985298</text:p>
              </table:table-cell>
              <table:table-cell office:value-type="float" office:value="27.898092">
                <text:p>27.898092</text:p>
              </table:table-cell>
              <table:table-cell office:value-type="float" office:value="29.399946">
                <text:p>29.399946</text:p>
              </table:table-cell>
              <table:table-cell office:value-type="float" office:value="30.615238">
                <text:p>30.615238</text:p>
              </table:table-cell>
              <table:table-cell office:value-type="float" office:value="31.646366">
                <text:p>31.646366</text:p>
              </table:table-cell>
              <table:table-cell office:value-type="float" office:value="32.519733">
                <text:p>32.519733</text:p>
              </table:table-cell>
              <table:table-cell office:value-type="float" office:value="33.987377">
                <text:p>33.987377</text:p>
              </table:table-cell>
              <table:table-cell office:value-type="float" office:value="35.201668">
                <text:p>35.201668</text:p>
              </table:table-cell>
              <table:table-cell office:value-type="float" office:value="36.230869">
                <text:p>36.230869</text:p>
              </table:table-cell>
              <table:table-cell office:value-type="float" office:value="37.130199">
                <text:p>37.130199</text:p>
              </table:table-cell>
              <table:table-cell office:value-type="float" office:value="37.931774">
                <text:p>37.931774</text:p>
              </table:table-cell>
              <table:table-cell office:value-type="float" office:value="38.652191">
                <text:p>38.652191</text:p>
              </table:table-cell>
              <table:table-cell office:value-type="float" office:value="39.30941">
                <text:p>39.30941</text:p>
              </table:table-cell>
              <table:table-cell office:value-type="float" office:value="39.917633">
                <text:p>39.917633</text:p>
              </table:table-cell>
              <table:table-cell office:value-type="float" office:value="40.484356">
                <text:p>40.484356</text:p>
              </table:table-cell>
              <table:table-cell office:value-type="float" office:value="41.014847">
                <text:p>41.014847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38.6367">
                <text:p>238.6367</text:p>
                <draw:g>
                  <svg:desc>Sintel.B6:Sintel.U6</svg:desc>
                </draw:g>
              </table:table-cell>
              <table:table-cell office:value-type="float" office:value="255.8101">
                <text:p>255.8101</text:p>
              </table:table-cell>
              <table:table-cell office:value-type="float" office:value="268.5148">
                <text:p>268.5148</text:p>
              </table:table-cell>
              <table:table-cell office:value-type="float" office:value="285.9714">
                <text:p>285.9714</text:p>
              </table:table-cell>
              <table:table-cell office:value-type="float" office:value="277.7141">
                <text:p>277.7141</text:p>
              </table:table-cell>
              <table:table-cell office:value-type="float" office:value="283.8331">
                <text:p>283.8331</text:p>
              </table:table-cell>
              <table:table-cell office:value-type="float" office:value="287.4837">
                <text:p>287.4837</text:p>
              </table:table-cell>
              <table:table-cell office:value-type="float" office:value="291.7039">
                <text:p>291.7039</text:p>
              </table:table-cell>
              <table:table-cell office:value-type="float" office:value="299.7228">
                <text:p>299.7228</text:p>
              </table:table-cell>
              <table:table-cell office:value-type="float" office:value="306.18">
                <text:p>306.18</text:p>
              </table:table-cell>
              <table:table-cell office:value-type="float" office:value="305.6957">
                <text:p>305.6957</text:p>
              </table:table-cell>
              <table:table-cell office:value-type="float" office:value="321.3399">
                <text:p>321.3399</text:p>
              </table:table-cell>
              <table:table-cell office:value-type="float" office:value="327.4343">
                <text:p>327.4343</text:p>
              </table:table-cell>
              <table:table-cell office:value-type="float" office:value="348.5611">
                <text:p>348.5611</text:p>
              </table:table-cell>
              <table:table-cell office:value-type="float" office:value="348.581">
                <text:p>348.581</text:p>
              </table:table-cell>
              <table:table-cell office:value-type="float" office:value="364.8719">
                <text:p>364.8719</text:p>
              </table:table-cell>
              <table:table-cell office:value-type="float" office:value="372.1806">
                <text:p>372.1806</text:p>
              </table:table-cell>
              <table:table-cell office:value-type="float" office:value="366.812">
                <text:p>366.812</text:p>
              </table:table-cell>
              <table:table-cell office:value-type="float" office:value="388.0257">
                <text:p>388.0257</text:p>
              </table:table-cell>
              <table:table-cell office:value-type="float" office:value="384.7352">
                <text:p>384.7352</text:p>
              </table:table-cell>
            </table:table-row>
            <table:table-row>
              <table:table-cell office:value-type="string">
                <text:p>x264 veryfast</text:p>
                <draw:g>
                  <svg:desc>Sintel.A6:Sintel.A6</svg:desc>
                </draw:g>
              </table:table-cell>
              <table:table-cell office:value-type="float" office:value="15.522191">
                <text:p>15.522191</text:p>
                <draw:g>
                  <svg:desc>Sintel.B28:Sintel.U28</svg:desc>
                </draw:g>
              </table:table-cell>
              <table:table-cell office:value-type="float" office:value="18.830462">
                <text:p>18.830462</text:p>
              </table:table-cell>
              <table:table-cell office:value-type="float" office:value="21.607689">
                <text:p>21.607689</text:p>
              </table:table-cell>
              <table:table-cell office:value-type="float" office:value="23.938255">
                <text:p>23.938255</text:p>
              </table:table-cell>
              <table:table-cell office:value-type="float" office:value="26.082289">
                <text:p>26.082289</text:p>
              </table:table-cell>
              <table:table-cell office:value-type="float" office:value="28.132103">
                <text:p>28.132103</text:p>
              </table:table-cell>
              <table:table-cell office:value-type="float" office:value="29.773027">
                <text:p>29.773027</text:p>
              </table:table-cell>
              <table:table-cell office:value-type="float" office:value="31.078264">
                <text:p>31.078264</text:p>
              </table:table-cell>
              <table:table-cell office:value-type="float" office:value="32.147957">
                <text:p>32.147957</text:p>
              </table:table-cell>
              <table:table-cell office:value-type="float" office:value="33.076469">
                <text:p>33.076469</text:p>
              </table:table-cell>
              <table:table-cell office:value-type="float" office:value="34.584442">
                <text:p>34.584442</text:p>
              </table:table-cell>
              <table:table-cell office:value-type="float" office:value="35.810356">
                <text:p>35.810356</text:p>
              </table:table-cell>
              <table:table-cell office:value-type="float" office:value="36.836147">
                <text:p>36.836147</text:p>
              </table:table-cell>
              <table:table-cell office:value-type="float" office:value="37.738297">
                <text:p>37.738297</text:p>
              </table:table-cell>
              <table:table-cell office:value-type="float" office:value="38.534615">
                <text:p>38.534615</text:p>
              </table:table-cell>
              <table:table-cell office:value-type="float" office:value="39.236805">
                <text:p>39.236805</text:p>
              </table:table-cell>
              <table:table-cell office:value-type="float" office:value="39.876553">
                <text:p>39.876553</text:p>
              </table:table-cell>
              <table:table-cell office:value-type="float" office:value="40.459381">
                <text:p>40.459381</text:p>
              </table:table-cell>
              <table:table-cell office:value-type="float" office:value="41.000858">
                <text:p>41.000858</text:p>
              </table:table-cell>
              <table:table-cell office:value-type="float" office:value="41.500473">
                <text:p>41.500473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402.4933">
                <text:p>402.4933</text:p>
                <draw:g>
                  <svg:desc>Sintel.B7:Sintel.U7</svg:desc>
                </draw:g>
              </table:table-cell>
              <table:table-cell office:value-type="float" office:value="391.5707">
                <text:p>391.5707</text:p>
              </table:table-cell>
              <table:table-cell office:value-type="float" office:value="412.1679">
                <text:p>412.1679</text:p>
              </table:table-cell>
              <table:table-cell office:value-type="float" office:value="428.423">
                <text:p>428.423</text:p>
              </table:table-cell>
              <table:table-cell office:value-type="float" office:value="433.4328">
                <text:p>433.4328</text:p>
              </table:table-cell>
              <table:table-cell office:value-type="float" office:value="453.8971">
                <text:p>453.8971</text:p>
              </table:table-cell>
              <table:table-cell office:value-type="float" office:value="475.095">
                <text:p>475.095</text:p>
              </table:table-cell>
              <table:table-cell office:value-type="float" office:value="477.2504">
                <text:p>477.2504</text:p>
              </table:table-cell>
              <table:table-cell office:value-type="float" office:value="489.6038">
                <text:p>489.6038</text:p>
              </table:table-cell>
              <table:table-cell office:value-type="float" office:value="510.4046">
                <text:p>510.4046</text:p>
              </table:table-cell>
              <table:table-cell office:value-type="float" office:value="525.786">
                <text:p>525.786</text:p>
              </table:table-cell>
              <table:table-cell office:value-type="float" office:value="531.9787">
                <text:p>531.9787</text:p>
              </table:table-cell>
              <table:table-cell office:value-type="float" office:value="561.285">
                <text:p>561.285</text:p>
              </table:table-cell>
              <table:table-cell office:value-type="float" office:value="562.8406">
                <text:p>562.8406</text:p>
              </table:table-cell>
              <table:table-cell office:value-type="float" office:value="577.9605">
                <text:p>577.9605</text:p>
              </table:table-cell>
              <table:table-cell office:value-type="float" office:value="600.4718">
                <text:p>600.4718</text:p>
              </table:table-cell>
              <table:table-cell office:value-type="float" office:value="604.7589">
                <text:p>604.7589</text:p>
              </table:table-cell>
              <table:table-cell office:value-type="float" office:value="606.7552">
                <text:p>606.7552</text:p>
              </table:table-cell>
              <table:table-cell office:value-type="float" office:value="622.137">
                <text:p>622.137</text:p>
              </table:table-cell>
              <table:table-cell office:value-type="float" office:value="631.8614">
                <text:p>631.8614</text:p>
              </table:table-cell>
            </table:table-row>
            <table:table-row>
              <table:table-cell office:value-type="string">
                <text:p>x264 faster</text:p>
                <draw:g>
                  <svg:desc>Sintel.A7:Sintel.A7</svg:desc>
                </draw:g>
              </table:table-cell>
              <table:table-cell office:value-type="float" office:value="16.262938">
                <text:p>16.262938</text:p>
                <draw:g>
                  <svg:desc>Sintel.B29:Sintel.U29</svg:desc>
                </draw:g>
              </table:table-cell>
              <table:table-cell office:value-type="float" office:value="18.481886">
                <text:p>18.481886</text:p>
              </table:table-cell>
              <table:table-cell office:value-type="float" office:value="22.968435">
                <text:p>22.968435</text:p>
              </table:table-cell>
              <table:table-cell office:value-type="float" office:value="25.449141">
                <text:p>25.449141</text:p>
              </table:table-cell>
              <table:table-cell office:value-type="float" office:value="26.920143">
                <text:p>26.920143</text:p>
              </table:table-cell>
              <table:table-cell office:value-type="float" office:value="28.166933">
                <text:p>28.166933</text:p>
              </table:table-cell>
              <table:table-cell office:value-type="float" office:value="29.41354">
                <text:p>29.41354</text:p>
              </table:table-cell>
              <table:table-cell office:value-type="float" office:value="30.693853">
                <text:p>30.693853</text:p>
              </table:table-cell>
              <table:table-cell office:value-type="float" office:value="31.989214">
                <text:p>31.989214</text:p>
              </table:table-cell>
              <table:table-cell office:value-type="float" office:value="33.118073">
                <text:p>33.118073</text:p>
              </table:table-cell>
              <table:table-cell office:value-type="float" office:value="34.967434">
                <text:p>34.967434</text:p>
              </table:table-cell>
              <table:table-cell office:value-type="float" office:value="36.427334">
                <text:p>36.427334</text:p>
              </table:table-cell>
              <table:table-cell office:value-type="float" office:value="37.639462">
                <text:p>37.639462</text:p>
              </table:table-cell>
              <table:table-cell office:value-type="float" office:value="38.681622">
                <text:p>38.681622</text:p>
              </table:table-cell>
              <table:table-cell office:value-type="float" office:value="39.591366">
                <text:p>39.591366</text:p>
              </table:table-cell>
              <table:table-cell office:value-type="float" office:value="40.389767">
                <text:p>40.389767</text:p>
              </table:table-cell>
              <table:table-cell office:value-type="float" office:value="41.108105">
                <text:p>41.108105</text:p>
              </table:table-cell>
              <table:table-cell office:value-type="float" office:value="41.753071">
                <text:p>41.753071</text:p>
              </table:table-cell>
              <table:table-cell office:value-type="float" office:value="42.353733">
                <text:p>42.353733</text:p>
              </table:table-cell>
              <table:table-cell office:value-type="float" office:value="42.907486">
                <text:p>42.907486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443.1851">
                <text:p>443.1851</text:p>
                <draw:g>
                  <svg:desc>Sintel.B8:Sintel.U8</svg:desc>
                </draw:g>
              </table:table-cell>
              <table:table-cell office:value-type="float" office:value="446.0285">
                <text:p>446.0285</text:p>
              </table:table-cell>
              <table:table-cell office:value-type="float" office:value="483.2757">
                <text:p>483.2757</text:p>
              </table:table-cell>
              <table:table-cell office:value-type="float" office:value="500.6834">
                <text:p>500.6834</text:p>
              </table:table-cell>
              <table:table-cell office:value-type="float" office:value="519.7994">
                <text:p>519.7994</text:p>
              </table:table-cell>
              <table:table-cell office:value-type="float" office:value="541.1486">
                <text:p>541.1486</text:p>
              </table:table-cell>
              <table:table-cell office:value-type="float" office:value="563.405">
                <text:p>563.405</text:p>
              </table:table-cell>
              <table:table-cell office:value-type="float" office:value="586.866">
                <text:p>586.866</text:p>
              </table:table-cell>
              <table:table-cell office:value-type="float" office:value="593.7697">
                <text:p>593.7697</text:p>
              </table:table-cell>
              <table:table-cell office:value-type="float" office:value="610.7256">
                <text:p>610.7256</text:p>
              </table:table-cell>
              <table:table-cell office:value-type="float" office:value="639.7449">
                <text:p>639.7449</text:p>
              </table:table-cell>
              <table:table-cell office:value-type="float" office:value="657.2899">
                <text:p>657.2899</text:p>
              </table:table-cell>
              <table:table-cell office:value-type="float" office:value="694.6745">
                <text:p>694.6745</text:p>
              </table:table-cell>
              <table:table-cell office:value-type="float" office:value="705.7693">
                <text:p>705.7693</text:p>
              </table:table-cell>
              <table:table-cell office:value-type="float" office:value="737.7424">
                <text:p>737.7424</text:p>
              </table:table-cell>
              <table:table-cell office:value-type="float" office:value="752.0216">
                <text:p>752.0216</text:p>
              </table:table-cell>
              <table:table-cell office:value-type="float" office:value="789.7448">
                <text:p>789.7448</text:p>
              </table:table-cell>
              <table:table-cell office:value-type="float" office:value="814.6339">
                <text:p>814.6339</text:p>
              </table:table-cell>
              <table:table-cell office:value-type="float" office:value="816.8235">
                <text:p>816.8235</text:p>
              </table:table-cell>
              <table:table-cell office:value-type="float" office:value="871.2276">
                <text:p>871.2276</text:p>
              </table:table-cell>
            </table:table-row>
            <table:table-row>
              <table:table-cell office:value-type="string">
                <text:p>x264 fast</text:p>
                <draw:g>
                  <svg:desc>Sintel.A8:Sintel.A8</svg:desc>
                </draw:g>
              </table:table-cell>
              <table:table-cell office:value-type="float" office:value="15.789462">
                <text:p>15.789462</text:p>
                <draw:g>
                  <svg:desc>Sintel.B30:Sintel.U30</svg:desc>
                </draw:g>
              </table:table-cell>
              <table:table-cell office:value-type="float" office:value="18.413454">
                <text:p>18.413454</text:p>
              </table:table-cell>
              <table:table-cell office:value-type="float" office:value="23.073952">
                <text:p>23.073952</text:p>
              </table:table-cell>
              <table:table-cell office:value-type="float" office:value="25.703312">
                <text:p>25.703312</text:p>
              </table:table-cell>
              <table:table-cell office:value-type="float" office:value="27.58676">
                <text:p>27.58676</text:p>
              </table:table-cell>
              <table:table-cell office:value-type="float" office:value="29.181824">
                <text:p>29.181824</text:p>
              </table:table-cell>
              <table:table-cell office:value-type="float" office:value="30.608067">
                <text:p>30.608067</text:p>
              </table:table-cell>
              <table:table-cell office:value-type="float" office:value="31.876308">
                <text:p>31.876308</text:p>
              </table:table-cell>
              <table:table-cell office:value-type="float" office:value="32.98896">
                <text:p>32.98896</text:p>
              </table:table-cell>
              <table:table-cell office:value-type="float" office:value="33.963421">
                <text:p>33.963421</text:p>
              </table:table-cell>
              <table:table-cell office:value-type="float" office:value="35.561623">
                <text:p>35.561623</text:p>
              </table:table-cell>
              <table:table-cell office:value-type="float" office:value="36.867287">
                <text:p>36.867287</text:p>
              </table:table-cell>
              <table:table-cell office:value-type="float" office:value="37.969368">
                <text:p>37.969368</text:p>
              </table:table-cell>
              <table:table-cell office:value-type="float" office:value="38.923374">
                <text:p>38.923374</text:p>
              </table:table-cell>
              <table:table-cell office:value-type="float" office:value="39.763023">
                <text:p>39.763023</text:p>
              </table:table-cell>
              <table:table-cell office:value-type="float" office:value="40.511406">
                <text:p>40.511406</text:p>
              </table:table-cell>
              <table:table-cell office:value-type="float" office:value="41.188816">
                <text:p>41.188816</text:p>
              </table:table-cell>
              <table:table-cell office:value-type="float" office:value="41.809715">
                <text:p>41.809715</text:p>
              </table:table-cell>
              <table:table-cell office:value-type="float" office:value="42.377808">
                <text:p>42.377808</text:p>
              </table:table-cell>
              <table:table-cell office:value-type="float" office:value="42.908417">
                <text:p>42.908417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432.8088">
                <text:p>432.8088</text:p>
                <draw:g>
                  <svg:desc>Sintel.B9:Sintel.U9</svg:desc>
                </draw:g>
              </table:table-cell>
              <table:table-cell office:value-type="float" office:value="469.9875">
                <text:p>469.9875</text:p>
              </table:table-cell>
              <table:table-cell office:value-type="float" office:value="554.1546">
                <text:p>554.1546</text:p>
              </table:table-cell>
              <table:table-cell office:value-type="float" office:value="586.3686">
                <text:p>586.3686</text:p>
              </table:table-cell>
              <table:table-cell office:value-type="float" office:value="626.2968">
                <text:p>626.2968</text:p>
              </table:table-cell>
              <table:table-cell office:value-type="float" office:value="648.1357">
                <text:p>648.1357</text:p>
              </table:table-cell>
              <table:table-cell office:value-type="float" office:value="671.6605">
                <text:p>671.6605</text:p>
              </table:table-cell>
              <table:table-cell office:value-type="float" office:value="679.8076">
                <text:p>679.8076</text:p>
              </table:table-cell>
              <table:table-cell office:value-type="float" office:value="714.0094">
                <text:p>714.0094</text:p>
              </table:table-cell>
              <table:table-cell office:value-type="float" office:value="730.018">
                <text:p>730.018</text:p>
              </table:table-cell>
              <table:table-cell office:value-type="float" office:value="776.0633">
                <text:p>776.0633</text:p>
              </table:table-cell>
              <table:table-cell office:value-type="float" office:value="811.9906">
                <text:p>811.9906</text:p>
              </table:table-cell>
              <table:table-cell office:value-type="float" office:value="848.0526">
                <text:p>848.0526</text:p>
              </table:table-cell>
              <table:table-cell office:value-type="float" office:value="870.775">
                <text:p>870.775</text:p>
              </table:table-cell>
              <table:table-cell office:value-type="float" office:value="915.6785">
                <text:p>915.6785</text:p>
              </table:table-cell>
              <table:table-cell office:value-type="float" office:value="943.6264">
                <text:p>943.6264</text:p>
              </table:table-cell>
              <table:table-cell office:value-type="float" office:value="972.2362">
                <text:p>972.2362</text:p>
              </table:table-cell>
              <table:table-cell office:value-type="float" office:value="982.372">
                <text:p>982.372</text:p>
              </table:table-cell>
              <table:table-cell office:value-type="float" office:value="1024.8715">
                <text:p>1024.8715</text:p>
              </table:table-cell>
              <table:table-cell office:value-type="float" office:value="1043.3347">
                <text:p>1043.3347</text:p>
              </table:table-cell>
            </table:table-row>
            <table:table-row>
              <table:table-cell office:value-type="string">
                <text:p>x264 medium</text:p>
                <draw:g>
                  <svg:desc>Sintel.A9:Sintel.A9</svg:desc>
                </draw:g>
              </table:table-cell>
              <table:table-cell office:value-type="float" office:value="15.885626">
                <text:p>15.885626</text:p>
                <draw:g>
                  <svg:desc>Sintel.B31:Sintel.U31</svg:desc>
                </draw:g>
              </table:table-cell>
              <table:table-cell office:value-type="float" office:value="19.476444">
                <text:p>19.476444</text:p>
              </table:table-cell>
              <table:table-cell office:value-type="float" office:value="23.881733">
                <text:p>23.881733</text:p>
              </table:table-cell>
              <table:table-cell office:value-type="float" office:value="26.346458">
                <text:p>26.346458</text:p>
              </table:table-cell>
              <table:table-cell office:value-type="float" office:value="28.136299">
                <text:p>28.136299</text:p>
              </table:table-cell>
              <table:table-cell office:value-type="float" office:value="29.724512">
                <text:p>29.724512</text:p>
              </table:table-cell>
              <table:table-cell office:value-type="float" office:value="31.167137">
                <text:p>31.167137</text:p>
              </table:table-cell>
              <table:table-cell office:value-type="float" office:value="32.379574">
                <text:p>32.379574</text:p>
              </table:table-cell>
              <table:table-cell office:value-type="float" office:value="33.434597">
                <text:p>33.434597</text:p>
              </table:table-cell>
              <table:table-cell office:value-type="float" office:value="34.352238">
                <text:p>34.352238</text:p>
              </table:table-cell>
              <table:table-cell office:value-type="float" office:value="35.898537">
                <text:p>35.898537</text:p>
              </table:table-cell>
              <table:table-cell office:value-type="float" office:value="37.176289">
                <text:p>37.176289</text:p>
              </table:table-cell>
              <table:table-cell office:value-type="float" office:value="38.257915">
                <text:p>38.257915</text:p>
              </table:table-cell>
              <table:table-cell office:value-type="float" office:value="39.204201">
                <text:p>39.204201</text:p>
              </table:table-cell>
              <table:table-cell office:value-type="float" office:value="40.034111">
                <text:p>40.034111</text:p>
              </table:table-cell>
              <table:table-cell office:value-type="float" office:value="40.77663">
                <text:p>40.77663</text:p>
              </table:table-cell>
              <table:table-cell office:value-type="float" office:value="41.447815">
                <text:p>41.447815</text:p>
              </table:table-cell>
              <table:table-cell office:value-type="float" office:value="42.069923">
                <text:p>42.069923</text:p>
              </table:table-cell>
              <table:table-cell office:value-type="float" office:value="42.636509">
                <text:p>42.636509</text:p>
              </table:table-cell>
              <table:table-cell office:value-type="float" office:value="43.15947">
                <text:p>43.15947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518.3521">
                <text:p>518.3521</text:p>
                <draw:g>
                  <svg:desc>Sintel.B10:Sintel.U10</svg:desc>
                </draw:g>
              </table:table-cell>
              <table:table-cell office:value-type="float" office:value="558.2832">
                <text:p>558.2832</text:p>
              </table:table-cell>
              <table:table-cell office:value-type="float" office:value="677.2329">
                <text:p>677.2329</text:p>
              </table:table-cell>
              <table:table-cell office:value-type="float" office:value="727.6621">
                <text:p>727.6621</text:p>
              </table:table-cell>
              <table:table-cell office:value-type="float" office:value="790.8682">
                <text:p>790.8682</text:p>
              </table:table-cell>
              <table:table-cell office:value-type="float" office:value="841.3521">
                <text:p>841.3521</text:p>
              </table:table-cell>
              <table:table-cell office:value-type="float" office:value="879.8817">
                <text:p>879.8817</text:p>
              </table:table-cell>
              <table:table-cell office:value-type="float" office:value="929.9367">
                <text:p>929.9367</text:p>
              </table:table-cell>
              <table:table-cell office:value-type="float" office:value="962.9444">
                <text:p>962.9444</text:p>
              </table:table-cell>
              <table:table-cell office:value-type="float" office:value="1013.2521">
                <text:p>1013.2521</text:p>
              </table:table-cell>
              <table:table-cell office:value-type="float" office:value="1075.7339">
                <text:p>1075.7339</text:p>
              </table:table-cell>
              <table:table-cell office:value-type="float" office:value="1137.5989">
                <text:p>1137.5989</text:p>
              </table:table-cell>
              <table:table-cell office:value-type="float" office:value="1192.2009">
                <text:p>1192.2009</text:p>
              </table:table-cell>
              <table:table-cell office:value-type="float" office:value="1234.3574">
                <text:p>1234.3574</text:p>
              </table:table-cell>
              <table:table-cell office:value-type="float" office:value="1288.9015">
                <text:p>1288.9015</text:p>
              </table:table-cell>
              <table:table-cell office:value-type="float" office:value="1341.1932">
                <text:p>1341.1932</text:p>
              </table:table-cell>
              <table:table-cell office:value-type="float" office:value="1415.8255">
                <text:p>1415.8255</text:p>
              </table:table-cell>
              <table:table-cell office:value-type="float" office:value="1451.1293">
                <text:p>1451.1293</text:p>
              </table:table-cell>
              <table:table-cell office:value-type="float" office:value="1500.692">
                <text:p>1500.692</text:p>
              </table:table-cell>
              <table:table-cell office:value-type="float" office:value="1573.9296">
                <text:p>1573.9296</text:p>
              </table:table-cell>
            </table:table-row>
            <table:table-row>
              <table:table-cell office:value-type="string">
                <text:p>x264 slow</text:p>
                <draw:g>
                  <svg:desc>Sintel.A10:Sintel.A10</svg:desc>
                </draw:g>
              </table:table-cell>
              <table:table-cell office:value-type="float" office:value="16.010479">
                <text:p>16.010479</text:p>
                <draw:g>
                  <svg:desc>Sintel.B32:Sintel.U32</svg:desc>
                </draw:g>
              </table:table-cell>
              <table:table-cell office:value-type="float" office:value="19.417675">
                <text:p>19.417675</text:p>
              </table:table-cell>
              <table:table-cell office:value-type="float" office:value="24.111555">
                <text:p>24.111555</text:p>
              </table:table-cell>
              <table:table-cell office:value-type="float" office:value="26.628389">
                <text:p>26.628389</text:p>
              </table:table-cell>
              <table:table-cell office:value-type="float" office:value="28.532366">
                <text:p>28.532366</text:p>
              </table:table-cell>
              <table:table-cell office:value-type="float" office:value="30.141495">
                <text:p>30.141495</text:p>
              </table:table-cell>
              <table:table-cell office:value-type="float" office:value="31.528555">
                <text:p>31.528555</text:p>
              </table:table-cell>
              <table:table-cell office:value-type="float" office:value="32.714714">
                <text:p>32.714714</text:p>
              </table:table-cell>
              <table:table-cell office:value-type="float" office:value="33.72805">
                <text:p>33.72805</text:p>
              </table:table-cell>
              <table:table-cell office:value-type="float" office:value="34.621101">
                <text:p>34.621101</text:p>
              </table:table-cell>
              <table:table-cell office:value-type="float" office:value="36.122971">
                <text:p>36.122971</text:p>
              </table:table-cell>
              <table:table-cell office:value-type="float" office:value="37.36784">
                <text:p>37.36784</text:p>
              </table:table-cell>
              <table:table-cell office:value-type="float" office:value="38.426334">
                <text:p>38.426334</text:p>
              </table:table-cell>
              <table:table-cell office:value-type="float" office:value="39.34515">
                <text:p>39.34515</text:p>
              </table:table-cell>
              <table:table-cell office:value-type="float" office:value="40.173367">
                <text:p>40.173367</text:p>
              </table:table-cell>
              <table:table-cell office:value-type="float" office:value="40.912483">
                <text:p>40.912483</text:p>
              </table:table-cell>
              <table:table-cell office:value-type="float" office:value="41.585781">
                <text:p>41.585781</text:p>
              </table:table-cell>
              <table:table-cell office:value-type="float" office:value="42.201454">
                <text:p>42.201454</text:p>
              </table:table-cell>
              <table:table-cell office:value-type="float" office:value="42.772621">
                <text:p>42.772621</text:p>
              </table:table-cell>
              <table:table-cell office:value-type="float" office:value="43.297832">
                <text:p>43.297832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1165.5707">
                <text:p>1165.5707</text:p>
                <draw:g>
                  <svg:desc>Sintel.B11:Sintel.U11</svg:desc>
                </draw:g>
              </table:table-cell>
              <table:table-cell office:value-type="float" office:value="1217.3343">
                <text:p>1217.3343</text:p>
              </table:table-cell>
              <table:table-cell office:value-type="float" office:value="1643.4431">
                <text:p>1643.4431</text:p>
              </table:table-cell>
              <table:table-cell office:value-type="float" office:value="1888.6419">
                <text:p>1888.6419</text:p>
              </table:table-cell>
              <table:table-cell office:value-type="float" office:value="1932.9577">
                <text:p>1932.9577</text:p>
              </table:table-cell>
              <table:table-cell office:value-type="float" office:value="2045.8468">
                <text:p>2045.8468</text:p>
              </table:table-cell>
              <table:table-cell office:value-type="float" office:value="2124.9879">
                <text:p>2124.9879</text:p>
              </table:table-cell>
              <table:table-cell office:value-type="float" office:value="2205.8855">
                <text:p>2205.8855</text:p>
              </table:table-cell>
              <table:table-cell office:value-type="float" office:value="2281.5632">
                <text:p>2281.5632</text:p>
              </table:table-cell>
              <table:table-cell office:value-type="float" office:value="2375.0413">
                <text:p>2375.0413</text:p>
              </table:table-cell>
              <table:table-cell office:value-type="float" office:value="2437.8016">
                <text:p>2437.8016</text:p>
              </table:table-cell>
              <table:table-cell office:value-type="float" office:value="2540.5737">
                <text:p>2540.5737</text:p>
              </table:table-cell>
              <table:table-cell office:value-type="float" office:value="2625.0844">
                <text:p>2625.0844</text:p>
              </table:table-cell>
              <table:table-cell office:value-type="float" office:value="2683.6415">
                <text:p>2683.6415</text:p>
              </table:table-cell>
              <table:table-cell office:value-type="float" office:value="2763.2935">
                <text:p>2763.2935</text:p>
              </table:table-cell>
              <table:table-cell office:value-type="float" office:value="2852.0117">
                <text:p>2852.0117</text:p>
              </table:table-cell>
              <table:table-cell office:value-type="float" office:value="2924.3047">
                <text:p>2924.3047</text:p>
              </table:table-cell>
              <table:table-cell office:value-type="float" office:value="3007.2295">
                <text:p>3007.2295</text:p>
              </table:table-cell>
              <table:table-cell office:value-type="float" office:value="3102.0733">
                <text:p>3102.0733</text:p>
              </table:table-cell>
              <table:table-cell office:value-type="float" office:value="3362.2026">
                <text:p>3362.2026</text:p>
              </table:table-cell>
            </table:table-row>
            <table:table-row>
              <table:table-cell office:value-type="string">
                <text:p>x264 slower</text:p>
                <draw:g>
                  <svg:desc>Sintel.A11:Sintel.A11</svg:desc>
                </draw:g>
              </table:table-cell>
              <table:table-cell office:value-type="float" office:value="18.777058">
                <text:p>18.777058</text:p>
                <draw:g>
                  <svg:desc>Sintel.B33:Sintel.U33</svg:desc>
                </draw:g>
              </table:table-cell>
              <table:table-cell office:value-type="float" office:value="19.864515">
                <text:p>19.864515</text:p>
              </table:table-cell>
              <table:table-cell office:value-type="float" office:value="23.264439">
                <text:p>23.264439</text:p>
              </table:table-cell>
              <table:table-cell office:value-type="float" office:value="26.174967">
                <text:p>26.174967</text:p>
              </table:table-cell>
              <table:table-cell office:value-type="float" office:value="28.119415">
                <text:p>28.119415</text:p>
              </table:table-cell>
              <table:table-cell office:value-type="float" office:value="29.63306">
                <text:p>29.63306</text:p>
              </table:table-cell>
              <table:table-cell office:value-type="float" office:value="31.067623">
                <text:p>31.067623</text:p>
              </table:table-cell>
              <table:table-cell office:value-type="float" office:value="32.322205">
                <text:p>32.322205</text:p>
              </table:table-cell>
              <table:table-cell office:value-type="float" office:value="33.388802">
                <text:p>33.388802</text:p>
              </table:table-cell>
              <table:table-cell office:value-type="float" office:value="34.335201">
                <text:p>34.335201</text:p>
              </table:table-cell>
              <table:table-cell office:value-type="float" office:value="35.916042">
                <text:p>35.916042</text:p>
              </table:table-cell>
              <table:table-cell office:value-type="float" office:value="37.208324">
                <text:p>37.208324</text:p>
              </table:table-cell>
              <table:table-cell office:value-type="float" office:value="38.315254">
                <text:p>38.315254</text:p>
              </table:table-cell>
              <table:table-cell office:value-type="float" office:value="39.274895">
                <text:p>39.274895</text:p>
              </table:table-cell>
              <table:table-cell office:value-type="float" office:value="40.128147">
                <text:p>40.128147</text:p>
              </table:table-cell>
              <table:table-cell office:value-type="float" office:value="40.899376">
                <text:p>40.899376</text:p>
              </table:table-cell>
              <table:table-cell office:value-type="float" office:value="41.597778">
                <text:p>41.597778</text:p>
              </table:table-cell>
              <table:table-cell office:value-type="float" office:value="42.241505">
                <text:p>42.241505</text:p>
              </table:table-cell>
              <table:table-cell office:value-type="float" office:value="42.828972">
                <text:p>42.828972</text:p>
              </table:table-cell>
              <table:table-cell office:value-type="float" office:value="43.377098">
                <text:p>43.377098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2894.8755">
                <text:p>2894.8755</text:p>
                <draw:g>
                  <svg:desc>Sintel.B12:Sintel.U12</svg:desc>
                </draw:g>
              </table:table-cell>
              <table:table-cell office:value-type="float" office:value="2963.1222">
                <text:p>2963.1222</text:p>
              </table:table-cell>
              <table:table-cell office:value-type="float" office:value="4277.1539">
                <text:p>4277.1539</text:p>
              </table:table-cell>
              <table:table-cell office:value-type="float" office:value="4657.0209">
                <text:p>4657.0209</text:p>
              </table:table-cell>
              <table:table-cell office:value-type="float" office:value="4996.2657">
                <text:p>4996.2657</text:p>
              </table:table-cell>
              <table:table-cell office:value-type="float" office:value="5253.0638">
                <text:p>5253.0638</text:p>
              </table:table-cell>
              <table:table-cell office:value-type="float" office:value="5420.1932">
                <text:p>5420.1932</text:p>
              </table:table-cell>
              <table:table-cell office:value-type="float" office:value="5567.6378">
                <text:p>5567.6378</text:p>
              </table:table-cell>
              <table:table-cell office:value-type="float" office:value="5698.6445">
                <text:p>5698.6445</text:p>
              </table:table-cell>
              <table:table-cell office:value-type="float" office:value="5827.5498">
                <text:p>5827.5498</text:p>
              </table:table-cell>
              <table:table-cell office:value-type="float" office:value="6023.1499">
                <text:p>6023.1499</text:p>
              </table:table-cell>
              <table:table-cell office:value-type="float" office:value="6178.3567">
                <text:p>6178.3567</text:p>
              </table:table-cell>
              <table:table-cell office:value-type="float" office:value="6291.128">
                <text:p>6291.128</text:p>
              </table:table-cell>
              <table:table-cell office:value-type="float" office:value="6461.0825">
                <text:p>6461.0825</text:p>
              </table:table-cell>
              <table:table-cell office:value-type="float" office:value="6656.3667">
                <text:p>6656.3667</text:p>
              </table:table-cell>
              <table:table-cell office:value-type="float" office:value="6773.7131">
                <text:p>6773.7131</text:p>
              </table:table-cell>
              <table:table-cell office:value-type="float" office:value="6973.8545">
                <text:p>6973.8545</text:p>
              </table:table-cell>
              <table:table-cell office:value-type="float" office:value="7162.066">
                <text:p>7162.066</text:p>
              </table:table-cell>
              <table:table-cell office:value-type="float" office:value="7328.2405">
                <text:p>7328.2405</text:p>
              </table:table-cell>
              <table:table-cell office:value-type="float" office:value="7401.8064">
                <text:p>7401.8064</text:p>
              </table:table-cell>
            </table:table-row>
            <table:table-row>
              <table:table-cell office:value-type="string">
                <text:p>x264 veryslow</text:p>
                <draw:g>
                  <svg:desc>Sintel.A12:Sintel.A12</svg:desc>
                </draw:g>
              </table:table-cell>
              <table:table-cell office:value-type="float" office:value="20.241257">
                <text:p>20.241257</text:p>
                <draw:g>
                  <svg:desc>Sintel.B34:Sintel.U34</svg:desc>
                </draw:g>
              </table:table-cell>
              <table:table-cell office:value-type="float" office:value="20.256208">
                <text:p>20.256208</text:p>
              </table:table-cell>
              <table:table-cell office:value-type="float" office:value="23.103186">
                <text:p>23.103186</text:p>
              </table:table-cell>
              <table:table-cell office:value-type="float" office:value="26.418047">
                <text:p>26.418047</text:p>
              </table:table-cell>
              <table:table-cell office:value-type="float" office:value="28.70731">
                <text:p>28.70731</text:p>
              </table:table-cell>
              <table:table-cell office:value-type="float" office:value="30.360363">
                <text:p>30.360363</text:p>
              </table:table-cell>
              <table:table-cell office:value-type="float" office:value="31.74337">
                <text:p>31.74337</text:p>
              </table:table-cell>
              <table:table-cell office:value-type="float" office:value="32.909729">
                <text:p>32.909729</text:p>
              </table:table-cell>
              <table:table-cell office:value-type="float" office:value="33.90078">
                <text:p>33.90078</text:p>
              </table:table-cell>
              <table:table-cell office:value-type="float" office:value="34.791187">
                <text:p>34.791187</text:p>
              </table:table-cell>
              <table:table-cell office:value-type="float" office:value="36.282104">
                <text:p>36.282104</text:p>
              </table:table-cell>
              <table:table-cell office:value-type="float" office:value="37.529644">
                <text:p>37.529644</text:p>
              </table:table-cell>
              <table:table-cell office:value-type="float" office:value="38.598637">
                <text:p>38.598637</text:p>
              </table:table-cell>
              <table:table-cell office:value-type="float" office:value="39.538765">
                <text:p>39.538765</text:p>
              </table:table-cell>
              <table:table-cell office:value-type="float" office:value="40.378391">
                <text:p>40.378391</text:p>
              </table:table-cell>
              <table:table-cell office:value-type="float" office:value="41.139187">
                <text:p>41.139187</text:p>
              </table:table-cell>
              <table:table-cell office:value-type="float" office:value="41.834328">
                <text:p>41.834328</text:p>
              </table:table-cell>
              <table:table-cell office:value-type="float" office:value="42.463753">
                <text:p>42.463753</text:p>
              </table:table-cell>
              <table:table-cell office:value-type="float" office:value="43.042381">
                <text:p>43.042381</text:p>
              </table:table-cell>
              <table:table-cell office:value-type="float" office:value="43.574596">
                <text:p>43.574596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9021.4905">
                <text:p>9021.4905</text:p>
                <draw:g>
                  <svg:desc>Sintel.B13:Sintel.U13</svg:desc>
                </draw:g>
              </table:table-cell>
              <table:table-cell office:value-type="float" office:value="9278.6702">
                <text:p>9278.6702</text:p>
              </table:table-cell>
              <table:table-cell office:value-type="float" office:value="9693.8038">
                <text:p>9693.8038</text:p>
              </table:table-cell>
              <table:table-cell office:value-type="float" office:value="10382.886">
                <text:p>10382.886</text:p>
              </table:table-cell>
              <table:table-cell office:value-type="float" office:value="12009.7804">
                <text:p>12009.7804</text:p>
              </table:table-cell>
              <table:table-cell office:value-type="float" office:value="13495.8548">
                <text:p>13495.8548</text:p>
              </table:table-cell>
              <table:table-cell office:value-type="float" office:value="14628.5616">
                <text:p>14628.5616</text:p>
              </table:table-cell>
              <table:table-cell office:value-type="float" office:value="15838.3809">
                <text:p>15838.3809</text:p>
              </table:table-cell>
              <table:table-cell office:value-type="float" office:value="16759.5721">
                <text:p>16759.5721</text:p>
              </table:table-cell>
              <table:table-cell office:value-type="float" office:value="17624.6792">
                <text:p>17624.6792</text:p>
              </table:table-cell>
              <table:table-cell office:value-type="float" office:value="18719.8258">
                <text:p>18719.8258</text:p>
              </table:table-cell>
              <table:table-cell office:value-type="float" office:value="20110.7548">
                <text:p>20110.7548</text:p>
              </table:table-cell>
              <table:table-cell office:value-type="float" office:value="20998.4201">
                <text:p>20998.4201</text:p>
              </table:table-cell>
              <table:table-cell office:value-type="float" office:value="21901.9034">
                <text:p>21901.9034</text:p>
              </table:table-cell>
              <table:table-cell office:value-type="float" office:value="22625.1492">
                <text:p>22625.1492</text:p>
              </table:table-cell>
              <table:table-cell office:value-type="float" office:value="23016.7119">
                <text:p>23016.7119</text:p>
              </table:table-cell>
              <table:table-cell office:value-type="float" office:value="23741.4969">
                <text:p>23741.4969</text:p>
              </table:table-cell>
              <table:table-cell office:value-type="float" office:value="24223.7105">
                <text:p>24223.7105</text:p>
              </table:table-cell>
              <table:table-cell office:value-type="float" office:value="24551.8056">
                <text:p>24551.8056</text:p>
              </table:table-cell>
              <table:table-cell office:value-type="float" office:value="25047.939">
                <text:p>25047.939</text:p>
              </table:table-cell>
            </table:table-row>
            <table:table-row>
              <table:table-cell office:value-type="string">
                <text:p>x264 placebo</text:p>
                <draw:g>
                  <svg:desc>Sintel.A13:Sintel.A13</svg:desc>
                </draw:g>
              </table:table-cell>
              <table:table-cell office:value-type="float" office:value="13.389097">
                <text:p>13.389097</text:p>
                <draw:g>
                  <svg:desc>Sintel.B35:Sintel.U35</svg:desc>
                </draw:g>
              </table:table-cell>
              <table:table-cell office:value-type="float" office:value="17.683817">
                <text:p>17.683817</text:p>
              </table:table-cell>
              <table:table-cell office:value-type="float" office:value="21.511856">
                <text:p>21.511856</text:p>
              </table:table-cell>
              <table:table-cell office:value-type="float" office:value="24.653839">
                <text:p>24.653839</text:p>
              </table:table-cell>
              <table:table-cell office:value-type="float" office:value="27.188862">
                <text:p>27.188862</text:p>
              </table:table-cell>
              <table:table-cell office:value-type="float" office:value="29.109417">
                <text:p>29.109417</text:p>
              </table:table-cell>
              <table:table-cell office:value-type="float" office:value="30.708923">
                <text:p>30.708923</text:p>
              </table:table-cell>
              <table:table-cell office:value-type="float" office:value="32.070362">
                <text:p>32.070362</text:p>
              </table:table-cell>
              <table:table-cell office:value-type="float" office:value="33.180943">
                <text:p>33.180943</text:p>
              </table:table-cell>
              <table:table-cell office:value-type="float" office:value="34.171528">
                <text:p>34.171528</text:p>
              </table:table-cell>
              <table:table-cell office:value-type="float" office:value="35.771122">
                <text:p>35.771122</text:p>
              </table:table-cell>
              <table:table-cell office:value-type="float" office:value="37.08847">
                <text:p>37.08847</text:p>
              </table:table-cell>
              <table:table-cell office:value-type="float" office:value="38.178207">
                <text:p>38.178207</text:p>
              </table:table-cell>
              <table:table-cell office:value-type="float" office:value="39.144474">
                <text:p>39.144474</text:p>
              </table:table-cell>
              <table:table-cell office:value-type="float" office:value="40.008789">
                <text:p>40.008789</text:p>
              </table:table-cell>
              <table:table-cell office:value-type="float" office:value="40.799953">
                <text:p>40.799953</text:p>
              </table:table-cell>
              <table:table-cell office:value-type="float" office:value="41.522976">
                <text:p>41.522976</text:p>
              </table:table-cell>
              <table:table-cell office:value-type="float" office:value="42.168945">
                <text:p>42.168945</text:p>
              </table:table-cell>
              <table:table-cell office:value-type="float" office:value="42.761135">
                <text:p>42.761135</text:p>
              </table:table-cell>
              <table:table-cell office:value-type="float" office:value="43.309505">
                <text:p>43.309505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205.6944444">
                <text:p>205.6944444</text:p>
                <draw:g>
                  <svg:desc>Sintel.B14:Sintel.U14</svg:desc>
                </draw:g>
              </table:table-cell>
              <table:table-cell office:value-type="float" office:value="205.4">
                <text:p>205.4</text:p>
              </table:table-cell>
              <table:table-cell office:value-type="float" office:value="181.0611111">
                <text:p>181.0611111</text:p>
              </table:table-cell>
              <table:table-cell office:value-type="float" office:value="209.4055556">
                <text:p>209.4055556</text:p>
              </table:table-cell>
              <table:table-cell office:value-type="float" office:value="267.1305556">
                <text:p>267.1305556</text:p>
              </table:table-cell>
              <table:table-cell office:value-type="float" office:value="187.2777778">
                <text:p>187.2777778</text:p>
              </table:table-cell>
              <table:table-cell office:value-type="float" office:value="198.7305556">
                <text:p>198.7305556</text:p>
              </table:table-cell>
              <table:table-cell office:value-type="float" office:value="205.75">
                <text:p>205.75</text:p>
              </table:table-cell>
              <table:table-cell office:value-type="float" office:value="198.7166667">
                <text:p>198.7166667</text:p>
              </table:table-cell>
              <table:table-cell office:value-type="float" office:value="205.25">
                <text:p>205.25</text:p>
              </table:table-cell>
              <table:table-cell office:value-type="float" office:value="212.9527778">
                <text:p>212.9527778</text:p>
              </table:table-cell>
              <table:table-cell office:value-type="float" office:value="205.4305556">
                <text:p>205.4305556</text:p>
              </table:table-cell>
              <table:table-cell office:value-type="float" office:value="210.3944444">
                <text:p>210.3944444</text:p>
              </table:table-cell>
              <table:table-cell office:value-type="float" office:value="243.8666667">
                <text:p>243.8666667</text:p>
              </table:table-cell>
              <table:table-cell office:value-type="float" office:value="264.225">
                <text:p>264.225</text:p>
              </table:table-cell>
              <table:table-cell office:value-type="float" office:value="265.6111111">
                <text:p>265.6111111</text:p>
              </table:table-cell>
              <table:table-cell office:value-type="float" office:value="265.9416667">
                <text:p>265.9416667</text:p>
              </table:table-cell>
              <table:table-cell office:value-type="float" office:value="268.4555556">
                <text:p>268.4555556</text:p>
              </table:table-cell>
              <table:table-cell office:value-type="float" office:value="277.7833333">
                <text:p>277.7833333</text:p>
              </table:table-cell>
              <table:table-cell office:value-type="float" office:value="280.2722222">
                <text:p>280.2722222</text:p>
              </table:table-cell>
            </table:table-row>
            <table:table-row>
              <table:table-cell office:value-type="string">
                <text:p>h264_nvenc medium</text:p>
                <draw:g>
                  <svg:desc>Sintel.A14:Sintel.A14</svg:desc>
                </draw:g>
              </table:table-cell>
              <table:table-cell office:value-type="float" office:value="26.37188">
                <text:p>26.37188</text:p>
                <draw:g>
                  <svg:desc>Sintel.B36:Sintel.U36</svg:desc>
                </draw:g>
              </table:table-cell>
              <table:table-cell office:value-type="float" office:value="26.421646">
                <text:p>26.421646</text:p>
              </table:table-cell>
              <table:table-cell office:value-type="float" office:value="26.440792">
                <text:p>26.440792</text:p>
              </table:table-cell>
              <table:table-cell office:value-type="float" office:value="26.431042">
                <text:p>26.431042</text:p>
              </table:table-cell>
              <table:table-cell office:value-type="float" office:value="27.619434">
                <text:p>27.619434</text:p>
              </table:table-cell>
              <table:table-cell office:value-type="float" office:value="30.067781">
                <text:p>30.067781</text:p>
              </table:table-cell>
              <table:table-cell office:value-type="float" office:value="32.284538">
                <text:p>32.284538</text:p>
              </table:table-cell>
              <table:table-cell office:value-type="float" office:value="32.304043">
                <text:p>32.304043</text:p>
              </table:table-cell>
              <table:table-cell office:value-type="float" office:value="33.927074">
                <text:p>33.927074</text:p>
              </table:table-cell>
              <table:table-cell office:value-type="float" office:value="35.138889">
                <text:p>35.138889</text:p>
              </table:table-cell>
              <table:table-cell office:value-type="float" office:value="36.207424">
                <text:p>36.207424</text:p>
              </table:table-cell>
              <table:table-cell office:value-type="float" office:value="37.777416">
                <text:p>37.777416</text:p>
              </table:table-cell>
              <table:table-cell office:value-type="float" office:value="38.509071">
                <text:p>38.509071</text:p>
              </table:table-cell>
              <table:table-cell office:value-type="float" office:value="39.741886">
                <text:p>39.741886</text:p>
              </table:table-cell>
              <table:table-cell office:value-type="float" office:value="40.190376">
                <text:p>40.190376</text:p>
              </table:table-cell>
              <table:table-cell office:value-type="float" office:value="41.208733">
                <text:p>41.208733</text:p>
              </table:table-cell>
              <table:table-cell office:value-type="float" office:value="41.593647">
                <text:p>41.593647</text:p>
              </table:table-cell>
              <table:table-cell office:value-type="float" office:value="42.370819">
                <text:p>42.370819</text:p>
              </table:table-cell>
              <table:table-cell office:value-type="float" office:value="42.794716">
                <text:p>42.794716</text:p>
              </table:table-cell>
              <table:table-cell office:value-type="float" office:value="43.492592">
                <text:p>43.492592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205.1">
                <text:p>205.1</text:p>
                <draw:g>
                  <svg:desc>Sintel.B15:Sintel.U15</svg:desc>
                </draw:g>
              </table:table-cell>
              <table:table-cell office:value-type="float" office:value="257.7416667">
                <text:p>257.7416667</text:p>
              </table:table-cell>
              <table:table-cell office:value-type="float" office:value="204.475">
                <text:p>204.475</text:p>
              </table:table-cell>
              <table:table-cell office:value-type="float" office:value="201.3777778">
                <text:p>201.3777778</text:p>
              </table:table-cell>
              <table:table-cell office:value-type="float" office:value="195.4888889">
                <text:p>195.4888889</text:p>
              </table:table-cell>
              <table:table-cell office:value-type="float" office:value="201.7388889">
                <text:p>201.7388889</text:p>
              </table:table-cell>
              <table:table-cell office:value-type="float" office:value="204.6916667">
                <text:p>204.6916667</text:p>
              </table:table-cell>
              <table:table-cell office:value-type="float" office:value="205.9055556">
                <text:p>205.9055556</text:p>
              </table:table-cell>
              <table:table-cell office:value-type="float" office:value="207.0222222">
                <text:p>207.0222222</text:p>
              </table:table-cell>
              <table:table-cell office:value-type="float" office:value="181.15">
                <text:p>181.15</text:p>
              </table:table-cell>
              <table:table-cell office:value-type="float" office:value="189.4694444">
                <text:p>189.4694444</text:p>
              </table:table-cell>
              <table:table-cell office:value-type="float" office:value="187.9166667">
                <text:p>187.9166667</text:p>
              </table:table-cell>
              <table:table-cell office:value-type="float" office:value="197.0111111">
                <text:p>197.0111111</text:p>
              </table:table-cell>
              <table:table-cell office:value-type="float" office:value="199.9583333">
                <text:p>199.9583333</text:p>
              </table:table-cell>
              <table:table-cell office:value-type="float" office:value="201.8638889">
                <text:p>201.8638889</text:p>
              </table:table-cell>
              <table:table-cell office:value-type="float" office:value="202.6222222">
                <text:p>202.6222222</text:p>
              </table:table-cell>
              <table:table-cell office:value-type="float" office:value="207">
                <text:p>207</text:p>
              </table:table-cell>
              <table:table-cell office:value-type="float" office:value="201.1972222">
                <text:p>201.1972222</text:p>
              </table:table-cell>
              <table:table-cell office:value-type="float" office:value="205.6083333">
                <text:p>205.6083333</text:p>
              </table:table-cell>
              <table:table-cell office:value-type="float" office:value="202.5722222">
                <text:p>202.5722222</text:p>
              </table:table-cell>
            </table:table-row>
            <table:table-row>
              <table:table-cell office:value-type="string">
                <text:p>h264_nvenc fast</text:p>
                <draw:g>
                  <svg:desc>Sintel.A15:Sintel.A15</svg:desc>
                </draw:g>
              </table:table-cell>
              <table:table-cell office:value-type="float" office:value="26.227299">
                <text:p>26.227299</text:p>
                <draw:g>
                  <svg:desc>Sintel.B37:Sintel.U37</svg:desc>
                </draw:g>
              </table:table-cell>
              <table:table-cell office:value-type="float" office:value="26.232197">
                <text:p>26.232197</text:p>
              </table:table-cell>
              <table:table-cell office:value-type="float" office:value="26.319809">
                <text:p>26.319809</text:p>
              </table:table-cell>
              <table:table-cell office:value-type="float" office:value="26.3076">
                <text:p>26.3076</text:p>
              </table:table-cell>
              <table:table-cell office:value-type="float" office:value="26.333891">
                <text:p>26.333891</text:p>
              </table:table-cell>
              <table:table-cell office:value-type="float" office:value="26.757521">
                <text:p>26.757521</text:p>
              </table:table-cell>
              <table:table-cell office:value-type="float" office:value="27.846533">
                <text:p>27.846533</text:p>
              </table:table-cell>
              <table:table-cell office:value-type="float" office:value="27.838318">
                <text:p>27.838318</text:p>
              </table:table-cell>
              <table:table-cell office:value-type="float" office:value="29.188063">
                <text:p>29.188063</text:p>
              </table:table-cell>
              <table:table-cell office:value-type="float" office:value="31.00721">
                <text:p>31.00721</text:p>
              </table:table-cell>
              <table:table-cell office:value-type="float" office:value="32.620766">
                <text:p>32.620766</text:p>
              </table:table-cell>
              <table:table-cell office:value-type="float" office:value="34.833031">
                <text:p>34.833031</text:p>
              </table:table-cell>
              <table:table-cell office:value-type="float" office:value="35.755821">
                <text:p>35.755821</text:p>
              </table:table-cell>
              <table:table-cell office:value-type="float" office:value="37.1712">
                <text:p>37.1712</text:p>
              </table:table-cell>
              <table:table-cell office:value-type="float" office:value="37.790596">
                <text:p>37.790596</text:p>
              </table:table-cell>
              <table:table-cell office:value-type="float" office:value="38.94894">
                <text:p>38.94894</text:p>
              </table:table-cell>
              <table:table-cell office:value-type="float" office:value="39.445286">
                <text:p>39.445286</text:p>
              </table:table-cell>
              <table:table-cell office:value-type="float" office:value="40.363247">
                <text:p>40.363247</text:p>
              </table:table-cell>
              <table:table-cell office:value-type="float" office:value="40.757351">
                <text:p>40.757351</text:p>
              </table:table-cell>
              <table:table-cell office:value-type="float" office:value="41.483906">
                <text:p>41.483906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200.8333333">
                <text:p>200.8333333</text:p>
                <draw:g>
                  <svg:desc>Sintel.B16:Sintel.U16</svg:desc>
                </draw:g>
              </table:table-cell>
              <table:table-cell office:value-type="float" office:value="191.45">
                <text:p>191.45</text:p>
              </table:table-cell>
              <table:table-cell office:value-type="float" office:value="217.4472222">
                <text:p>217.4472222</text:p>
              </table:table-cell>
              <table:table-cell office:value-type="float" office:value="204.575">
                <text:p>204.575</text:p>
              </table:table-cell>
              <table:table-cell office:value-type="float" office:value="929.7388889">
                <text:p>929.7388889</text:p>
              </table:table-cell>
              <table:table-cell office:value-type="float" office:value="633.0305556">
                <text:p>633.0305556</text:p>
              </table:table-cell>
              <table:table-cell office:value-type="float" office:value="694.7888889">
                <text:p>694.7888889</text:p>
              </table:table-cell>
              <table:table-cell office:value-type="float" office:value="283.2222222">
                <text:p>283.2222222</text:p>
              </table:table-cell>
              <table:table-cell office:value-type="float" office:value="279.7083333">
                <text:p>279.7083333</text:p>
              </table:table-cell>
              <table:table-cell office:value-type="float" office:value="240.2027778">
                <text:p>240.2027778</text:p>
              </table:table-cell>
              <table:table-cell office:value-type="float" office:value="198.7444444">
                <text:p>198.7444444</text:p>
              </table:table-cell>
              <table:table-cell office:value-type="float" office:value="199.1666667">
                <text:p>199.1666667</text:p>
              </table:table-cell>
              <table:table-cell office:value-type="float" office:value="229.0583333">
                <text:p>229.0583333</text:p>
              </table:table-cell>
              <table:table-cell office:value-type="float" office:value="198.6527778">
                <text:p>198.6527778</text:p>
              </table:table-cell>
              <table:table-cell office:value-type="float" office:value="181.1">
                <text:p>181.1</text:p>
              </table:table-cell>
              <table:table-cell office:value-type="float" office:value="189.7166667">
                <text:p>189.7166667</text:p>
              </table:table-cell>
              <table:table-cell office:value-type="float" office:value="189.5333333">
                <text:p>189.5333333</text:p>
              </table:table-cell>
              <table:table-cell office:value-type="float" office:value="195.1472222">
                <text:p>195.1472222</text:p>
              </table:table-cell>
              <table:table-cell office:value-type="float" office:value="196.7444444">
                <text:p>196.7444444</text:p>
              </table:table-cell>
              <table:table-cell office:value-type="float" office:value="183.5388889">
                <text:p>183.5388889</text:p>
              </table:table-cell>
            </table:table-row>
            <table:table-row>
              <table:table-cell office:value-type="string">
                <text:p>h264_nvenc hp</text:p>
                <draw:g>
                  <svg:desc>Sintel.A16:Sintel.A16</svg:desc>
                </draw:g>
              </table:table-cell>
              <table:table-cell office:value-type="float" office:value="26.227299">
                <text:p>26.227299</text:p>
                <draw:g>
                  <svg:desc>Sintel.B38:Sintel.U38</svg:desc>
                </draw:g>
              </table:table-cell>
              <table:table-cell office:value-type="float" office:value="26.232197">
                <text:p>26.232197</text:p>
              </table:table-cell>
              <table:table-cell office:value-type="float" office:value="26.319809">
                <text:p>26.319809</text:p>
              </table:table-cell>
              <table:table-cell office:value-type="float" office:value="26.3076">
                <text:p>26.3076</text:p>
              </table:table-cell>
              <table:table-cell office:value-type="float" office:value="26.333891">
                <text:p>26.333891</text:p>
              </table:table-cell>
              <table:table-cell office:value-type="float" office:value="26.757521">
                <text:p>26.757521</text:p>
              </table:table-cell>
              <table:table-cell office:value-type="float" office:value="27.846533">
                <text:p>27.846533</text:p>
              </table:table-cell>
              <table:table-cell office:value-type="float" office:value="27.838318">
                <text:p>27.838318</text:p>
              </table:table-cell>
              <table:table-cell office:value-type="float" office:value="29.188063">
                <text:p>29.188063</text:p>
              </table:table-cell>
              <table:table-cell office:value-type="float" office:value="31.00721">
                <text:p>31.00721</text:p>
              </table:table-cell>
              <table:table-cell office:value-type="float" office:value="32.620766">
                <text:p>32.620766</text:p>
              </table:table-cell>
              <table:table-cell office:value-type="float" office:value="34.833031">
                <text:p>34.833031</text:p>
              </table:table-cell>
              <table:table-cell office:value-type="float" office:value="35.755821">
                <text:p>35.755821</text:p>
              </table:table-cell>
              <table:table-cell office:value-type="float" office:value="37.1712">
                <text:p>37.1712</text:p>
              </table:table-cell>
              <table:table-cell office:value-type="float" office:value="37.790596">
                <text:p>37.790596</text:p>
              </table:table-cell>
              <table:table-cell office:value-type="float" office:value="38.94894">
                <text:p>38.94894</text:p>
              </table:table-cell>
              <table:table-cell office:value-type="float" office:value="39.445286">
                <text:p>39.445286</text:p>
              </table:table-cell>
              <table:table-cell office:value-type="float" office:value="40.363247">
                <text:p>40.363247</text:p>
              </table:table-cell>
              <table:table-cell office:value-type="float" office:value="40.757351">
                <text:p>40.757351</text:p>
              </table:table-cell>
              <table:table-cell office:value-type="float" office:value="41.483906">
                <text:p>41.483906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200.0527778">
                <text:p>200.0527778</text:p>
                <draw:g>
                  <svg:desc>Sintel.B17:Sintel.U17</svg:desc>
                </draw:g>
              </table:table-cell>
              <table:table-cell office:value-type="float" office:value="201.9333333">
                <text:p>201.9333333</text:p>
              </table:table-cell>
              <table:table-cell office:value-type="float" office:value="207.1722222">
                <text:p>207.1722222</text:p>
              </table:table-cell>
              <table:table-cell office:value-type="float" office:value="199.6194444">
                <text:p>199.6194444</text:p>
              </table:table-cell>
              <table:table-cell office:value-type="float" office:value="208.6583333">
                <text:p>208.6583333</text:p>
              </table:table-cell>
              <table:table-cell office:value-type="float" office:value="202.5527778">
                <text:p>202.5527778</text:p>
              </table:table-cell>
              <table:table-cell office:value-type="float" office:value="201.975">
                <text:p>201.975</text:p>
              </table:table-cell>
              <table:table-cell office:value-type="float" office:value="196.4222222">
                <text:p>196.4222222</text:p>
              </table:table-cell>
              <table:table-cell office:value-type="float" office:value="199.1694444">
                <text:p>199.1694444</text:p>
              </table:table-cell>
              <table:table-cell office:value-type="float" office:value="211.1222222">
                <text:p>211.1222222</text:p>
              </table:table-cell>
              <table:table-cell office:value-type="float" office:value="205.2166667">
                <text:p>205.2166667</text:p>
              </table:table-cell>
              <table:table-cell office:value-type="float" office:value="205.6555556">
                <text:p>205.6555556</text:p>
              </table:table-cell>
              <table:table-cell office:value-type="float" office:value="202.8027778">
                <text:p>202.8027778</text:p>
              </table:table-cell>
              <table:table-cell office:value-type="float" office:value="224.7888889">
                <text:p>224.7888889</text:p>
              </table:table-cell>
              <table:table-cell office:value-type="float" office:value="216.4833333">
                <text:p>216.4833333</text:p>
              </table:table-cell>
              <table:table-cell office:value-type="float" office:value="277.3055556">
                <text:p>277.3055556</text:p>
              </table:table-cell>
              <table:table-cell office:value-type="float" office:value="266.5694444">
                <text:p>266.5694444</text:p>
              </table:table-cell>
              <table:table-cell office:value-type="float" office:value="266.5194444">
                <text:p>266.5194444</text:p>
              </table:table-cell>
              <table:table-cell office:value-type="float" office:value="249.4666667">
                <text:p>249.4666667</text:p>
              </table:table-cell>
              <table:table-cell office:value-type="float" office:value="210.0416667">
                <text:p>210.0416667</text:p>
              </table:table-cell>
            </table:table-row>
            <table:table-row>
              <table:table-cell office:value-type="string">
                <text:p>h264_nvenc hq</text:p>
                <draw:g>
                  <svg:desc>Sintel.A17:Sintel.A17</svg:desc>
                </draw:g>
              </table:table-cell>
              <table:table-cell office:value-type="float" office:value="26.37188">
                <text:p>26.37188</text:p>
                <draw:g>
                  <svg:desc>Sintel.B39:Sintel.U39</svg:desc>
                </draw:g>
              </table:table-cell>
              <table:table-cell office:value-type="float" office:value="26.421646">
                <text:p>26.421646</text:p>
              </table:table-cell>
              <table:table-cell office:value-type="float" office:value="26.440792">
                <text:p>26.440792</text:p>
              </table:table-cell>
              <table:table-cell office:value-type="float" office:value="26.431042">
                <text:p>26.431042</text:p>
              </table:table-cell>
              <table:table-cell office:value-type="float" office:value="27.619434">
                <text:p>27.619434</text:p>
              </table:table-cell>
              <table:table-cell office:value-type="float" office:value="30.067781">
                <text:p>30.067781</text:p>
              </table:table-cell>
              <table:table-cell office:value-type="float" office:value="32.284538">
                <text:p>32.284538</text:p>
              </table:table-cell>
              <table:table-cell office:value-type="float" office:value="32.304043">
                <text:p>32.304043</text:p>
              </table:table-cell>
              <table:table-cell office:value-type="float" office:value="33.927074">
                <text:p>33.927074</text:p>
              </table:table-cell>
              <table:table-cell office:value-type="float" office:value="35.138889">
                <text:p>35.138889</text:p>
              </table:table-cell>
              <table:table-cell office:value-type="float" office:value="36.207424">
                <text:p>36.207424</text:p>
              </table:table-cell>
              <table:table-cell office:value-type="float" office:value="37.777416">
                <text:p>37.777416</text:p>
              </table:table-cell>
              <table:table-cell office:value-type="float" office:value="38.509071">
                <text:p>38.509071</text:p>
              </table:table-cell>
              <table:table-cell office:value-type="float" office:value="39.741886">
                <text:p>39.741886</text:p>
              </table:table-cell>
              <table:table-cell office:value-type="float" office:value="40.190376">
                <text:p>40.190376</text:p>
              </table:table-cell>
              <table:table-cell office:value-type="float" office:value="41.208733">
                <text:p>41.208733</text:p>
              </table:table-cell>
              <table:table-cell office:value-type="float" office:value="41.593647">
                <text:p>41.593647</text:p>
              </table:table-cell>
              <table:table-cell office:value-type="float" office:value="42.370819">
                <text:p>42.370819</text:p>
              </table:table-cell>
              <table:table-cell office:value-type="float" office:value="42.794716">
                <text:p>42.794716</text:p>
              </table:table-cell>
              <table:table-cell office:value-type="float" office:value="43.492592">
                <text:p>43.492592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210.9777778">
                <text:p>210.9777778</text:p>
                <draw:g>
                  <svg:desc>Sintel.B18:Sintel.U18</svg:desc>
                </draw:g>
              </table:table-cell>
              <table:table-cell office:value-type="float" office:value="199.5138889">
                <text:p>199.5138889</text:p>
              </table:table-cell>
              <table:table-cell office:value-type="float" office:value="202.2805556">
                <text:p>202.2805556</text:p>
              </table:table-cell>
              <table:table-cell office:value-type="float" office:value="208.0583333">
                <text:p>208.0583333</text:p>
              </table:table-cell>
              <table:table-cell office:value-type="float" office:value="204.7638889">
                <text:p>204.7638889</text:p>
              </table:table-cell>
              <table:table-cell office:value-type="float" office:value="208.6944444">
                <text:p>208.6944444</text:p>
              </table:table-cell>
              <table:table-cell office:value-type="float" office:value="200.5305556">
                <text:p>200.5305556</text:p>
              </table:table-cell>
              <table:table-cell office:value-type="float" office:value="202.5916667">
                <text:p>202.5916667</text:p>
              </table:table-cell>
              <table:table-cell office:value-type="float" office:value="203.6916667">
                <text:p>203.6916667</text:p>
              </table:table-cell>
              <table:table-cell office:value-type="float" office:value="202.1611111">
                <text:p>202.1611111</text:p>
              </table:table-cell>
              <table:table-cell office:value-type="float" office:value="218.15">
                <text:p>218.15</text:p>
              </table:table-cell>
              <table:table-cell office:value-type="float" office:value="205.8888889">
                <text:p>205.8888889</text:p>
              </table:table-cell>
              <table:table-cell office:value-type="float" office:value="202.8277778">
                <text:p>202.8277778</text:p>
              </table:table-cell>
              <table:table-cell office:value-type="float" office:value="206.45">
                <text:p>206.45</text:p>
              </table:table-cell>
              <table:table-cell office:value-type="float" office:value="239.7833333">
                <text:p>239.7833333</text:p>
              </table:table-cell>
              <table:table-cell office:value-type="float" office:value="233.5">
                <text:p>233.5</text:p>
              </table:table-cell>
              <table:table-cell office:value-type="float" office:value="230.2111111">
                <text:p>230.2111111</text:p>
              </table:table-cell>
              <table:table-cell office:value-type="float" office:value="227.8805556">
                <text:p>227.8805556</text:p>
              </table:table-cell>
              <table:table-cell office:value-type="float" office:value="231.3305556">
                <text:p>231.3305556</text:p>
              </table:table-cell>
              <table:table-cell office:value-type="float" office:value="268.5777778">
                <text:p>268.5777778</text:p>
              </table:table-cell>
            </table:table-row>
            <table:table-row>
              <table:table-cell office:value-type="string">
                <text:p>h264_nvenc bd</text:p>
                <draw:g>
                  <svg:desc>Sintel.A18:Sintel.A18</svg:desc>
                </draw:g>
              </table:table-cell>
              <table:table-cell office:value-type="float" office:value="26.37188">
                <text:p>26.37188</text:p>
                <draw:g>
                  <svg:desc>Sintel.B40:Sintel.U40</svg:desc>
                </draw:g>
              </table:table-cell>
              <table:table-cell office:value-type="float" office:value="26.421646">
                <text:p>26.421646</text:p>
              </table:table-cell>
              <table:table-cell office:value-type="float" office:value="26.440792">
                <text:p>26.440792</text:p>
              </table:table-cell>
              <table:table-cell office:value-type="float" office:value="26.431042">
                <text:p>26.431042</text:p>
              </table:table-cell>
              <table:table-cell office:value-type="float" office:value="27.619434">
                <text:p>27.619434</text:p>
              </table:table-cell>
              <table:table-cell office:value-type="float" office:value="30.067781">
                <text:p>30.067781</text:p>
              </table:table-cell>
              <table:table-cell office:value-type="float" office:value="32.284538">
                <text:p>32.284538</text:p>
              </table:table-cell>
              <table:table-cell office:value-type="float" office:value="32.304043">
                <text:p>32.304043</text:p>
              </table:table-cell>
              <table:table-cell office:value-type="float" office:value="33.927074">
                <text:p>33.927074</text:p>
              </table:table-cell>
              <table:table-cell office:value-type="float" office:value="35.138889">
                <text:p>35.138889</text:p>
              </table:table-cell>
              <table:table-cell office:value-type="float" office:value="36.207424">
                <text:p>36.207424</text:p>
              </table:table-cell>
              <table:table-cell office:value-type="float" office:value="37.777416">
                <text:p>37.777416</text:p>
              </table:table-cell>
              <table:table-cell office:value-type="float" office:value="38.509071">
                <text:p>38.509071</text:p>
              </table:table-cell>
              <table:table-cell office:value-type="float" office:value="39.741886">
                <text:p>39.741886</text:p>
              </table:table-cell>
              <table:table-cell office:value-type="float" office:value="40.190376">
                <text:p>40.190376</text:p>
              </table:table-cell>
              <table:table-cell office:value-type="float" office:value="41.208733">
                <text:p>41.208733</text:p>
              </table:table-cell>
              <table:table-cell office:value-type="float" office:value="41.593647">
                <text:p>41.593647</text:p>
              </table:table-cell>
              <table:table-cell office:value-type="float" office:value="42.370819">
                <text:p>42.370819</text:p>
              </table:table-cell>
              <table:table-cell office:value-type="float" office:value="42.794716">
                <text:p>42.794716</text:p>
              </table:table-cell>
              <table:table-cell office:value-type="float" office:value="43.492592">
                <text:p>43.492592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234.5333333">
                <text:p>234.5333333</text:p>
                <draw:g>
                  <svg:desc>Sintel.B19:Sintel.U19</svg:desc>
                </draw:g>
              </table:table-cell>
              <table:table-cell office:value-type="float" office:value="213.1166667">
                <text:p>213.1166667</text:p>
              </table:table-cell>
              <table:table-cell office:value-type="float" office:value="223.0194444">
                <text:p>223.0194444</text:p>
              </table:table-cell>
              <table:table-cell office:value-type="float" office:value="742.1333333">
                <text:p>742.1333333</text:p>
              </table:table-cell>
              <table:table-cell office:value-type="float" office:value="771.9944444">
                <text:p>771.9944444</text:p>
              </table:table-cell>
              <table:table-cell office:value-type="float" office:value="762.1111111">
                <text:p>762.1111111</text:p>
              </table:table-cell>
              <table:table-cell office:value-type="float" office:value="357.4888889">
                <text:p>357.4888889</text:p>
              </table:table-cell>
              <table:table-cell office:value-type="float" office:value="280.3388889">
                <text:p>280.3388889</text:p>
              </table:table-cell>
              <table:table-cell office:value-type="float" office:value="234.125">
                <text:p>234.125</text:p>
              </table:table-cell>
              <table:table-cell office:value-type="float" office:value="200.0055556">
                <text:p>200.0055556</text:p>
              </table:table-cell>
              <table:table-cell office:value-type="float" office:value="191.2638889">
                <text:p>191.2638889</text:p>
              </table:table-cell>
              <table:table-cell office:value-type="float" office:value="219.4777778">
                <text:p>219.4777778</text:p>
              </table:table-cell>
              <table:table-cell office:value-type="float" office:value="213.0388889">
                <text:p>213.0388889</text:p>
              </table:table-cell>
              <table:table-cell office:value-type="float" office:value="198.6527778">
                <text:p>198.6527778</text:p>
              </table:table-cell>
              <table:table-cell office:value-type="float" office:value="208.3777778">
                <text:p>208.3777778</text:p>
              </table:table-cell>
              <table:table-cell office:value-type="float" office:value="208.0583333">
                <text:p>208.0583333</text:p>
              </table:table-cell>
              <table:table-cell office:value-type="float" office:value="201.625">
                <text:p>201.625</text:p>
              </table:table-cell>
              <table:table-cell office:value-type="float" office:value="209.2916667">
                <text:p>209.2916667</text:p>
              </table:table-cell>
              <table:table-cell office:value-type="float" office:value="211.8166667">
                <text:p>211.8166667</text:p>
              </table:table-cell>
              <table:table-cell office:value-type="float" office:value="204.2333333">
                <text:p>204.2333333</text:p>
              </table:table-cell>
            </table:table-row>
            <table:table-row>
              <table:table-cell office:value-type="string">
                <text:p>h264_nvenc ll</text:p>
                <draw:g>
                  <svg:desc>Sintel.A19:Sintel.A19</svg:desc>
                </draw:g>
              </table:table-cell>
              <table:table-cell office:value-type="float" office:value="25.961143">
                <text:p>25.961143</text:p>
                <draw:g>
                  <svg:desc>Sintel.B41:Sintel.U41</svg:desc>
                </draw:g>
              </table:table-cell>
              <table:table-cell office:value-type="float" office:value="25.9828">
                <text:p>25.9828</text:p>
              </table:table-cell>
              <table:table-cell office:value-type="float" office:value="26.022579">
                <text:p>26.022579</text:p>
              </table:table-cell>
              <table:table-cell office:value-type="float" office:value="28.100336">
                <text:p>28.100336</text:p>
              </table:table-cell>
              <table:table-cell office:value-type="float" office:value="30.078985">
                <text:p>30.078985</text:p>
              </table:table-cell>
              <table:table-cell office:value-type="float" office:value="31.762093">
                <text:p>31.762093</text:p>
              </table:table-cell>
              <table:table-cell office:value-type="float" office:value="33.057503">
                <text:p>33.057503</text:p>
              </table:table-cell>
              <table:table-cell office:value-type="float" office:value="34.165726">
                <text:p>34.165726</text:p>
              </table:table-cell>
              <table:table-cell office:value-type="float" office:value="35.04977">
                <text:p>35.04977</text:p>
              </table:table-cell>
              <table:table-cell office:value-type="float" office:value="35.860329">
                <text:p>35.860329</text:p>
              </table:table-cell>
              <table:table-cell office:value-type="float" office:value="37.17881">
                <text:p>37.17881</text:p>
              </table:table-cell>
              <table:table-cell office:value-type="float" office:value="38.308235">
                <text:p>38.308235</text:p>
              </table:table-cell>
              <table:table-cell office:value-type="float" office:value="39.218185">
                <text:p>39.218185</text:p>
              </table:table-cell>
              <table:table-cell office:value-type="float" office:value="40.063461">
                <text:p>40.063461</text:p>
              </table:table-cell>
              <table:table-cell office:value-type="float" office:value="40.810421">
                <text:p>40.810421</text:p>
              </table:table-cell>
              <table:table-cell office:value-type="float" office:value="41.491817">
                <text:p>41.491817</text:p>
              </table:table-cell>
              <table:table-cell office:value-type="float" office:value="42.048161">
                <text:p>42.048161</text:p>
              </table:table-cell>
              <table:table-cell office:value-type="float" office:value="42.60788">
                <text:p>42.60788</text:p>
              </table:table-cell>
              <table:table-cell office:value-type="float" office:value="43.073708">
                <text:p>43.073708</text:p>
              </table:table-cell>
              <table:table-cell office:value-type="float" office:value="43.533916">
                <text:p>43.533916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240.6916667">
                <text:p>240.6916667</text:p>
                <draw:g>
                  <svg:desc>Sintel.B20:Sintel.U20</svg:desc>
                </draw:g>
              </table:table-cell>
              <table:table-cell office:value-type="float" office:value="257.1722222">
                <text:p>257.1722222</text:p>
              </table:table-cell>
              <table:table-cell office:value-type="float" office:value="248.1444444">
                <text:p>248.1444444</text:p>
              </table:table-cell>
              <table:table-cell office:value-type="float" office:value="238.5722222">
                <text:p>238.5722222</text:p>
              </table:table-cell>
              <table:table-cell office:value-type="float" office:value="243.7333333">
                <text:p>243.7333333</text:p>
              </table:table-cell>
              <table:table-cell office:value-type="float" office:value="200.0416667">
                <text:p>200.0416667</text:p>
              </table:table-cell>
              <table:table-cell office:value-type="float" office:value="239.9055556">
                <text:p>239.9055556</text:p>
              </table:table-cell>
              <table:table-cell office:value-type="float" office:value="219.4583333">
                <text:p>219.4583333</text:p>
              </table:table-cell>
              <table:table-cell office:value-type="float" office:value="235.2361111">
                <text:p>235.2361111</text:p>
              </table:table-cell>
              <table:table-cell office:value-type="float" office:value="241.9333333">
                <text:p>241.9333333</text:p>
              </table:table-cell>
              <table:table-cell office:value-type="float" office:value="244.2638889">
                <text:p>244.2638889</text:p>
              </table:table-cell>
              <table:table-cell office:value-type="float" office:value="237.2555556">
                <text:p>237.2555556</text:p>
              </table:table-cell>
              <table:table-cell office:value-type="float" office:value="249.5972222">
                <text:p>249.5972222</text:p>
              </table:table-cell>
              <table:table-cell office:value-type="float" office:value="245.7055556">
                <text:p>245.7055556</text:p>
              </table:table-cell>
              <table:table-cell office:value-type="float" office:value="247.9">
                <text:p>247.9</text:p>
              </table:table-cell>
              <table:table-cell office:value-type="float" office:value="239.3972222">
                <text:p>239.3972222</text:p>
              </table:table-cell>
              <table:table-cell office:value-type="float" office:value="225.4944444">
                <text:p>225.4944444</text:p>
              </table:table-cell>
              <table:table-cell office:value-type="float" office:value="246.475">
                <text:p>246.475</text:p>
              </table:table-cell>
              <table:table-cell office:value-type="float" office:value="224.475">
                <text:p>224.475</text:p>
              </table:table-cell>
              <table:table-cell office:value-type="float" office:value="220.2805556">
                <text:p>220.2805556</text:p>
              </table:table-cell>
            </table:table-row>
            <table:table-row>
              <table:table-cell office:value-type="string">
                <text:p>h264_nvenc llhq</text:p>
                <draw:g>
                  <svg:desc>Sintel.A20:Sintel.A20</svg:desc>
                </draw:g>
              </table:table-cell>
              <table:table-cell office:value-type="float" office:value="26.003168">
                <text:p>26.003168</text:p>
                <draw:g>
                  <svg:desc>Sintel.B42:Sintel.U42</svg:desc>
                </draw:g>
              </table:table-cell>
              <table:table-cell office:value-type="float" office:value="25.999002">
                <text:p>25.999002</text:p>
              </table:table-cell>
              <table:table-cell office:value-type="float" office:value="26.055534">
                <text:p>26.055534</text:p>
              </table:table-cell>
              <table:table-cell office:value-type="float" office:value="28.168793">
                <text:p>28.168793</text:p>
              </table:table-cell>
              <table:table-cell office:value-type="float" office:value="30.206539">
                <text:p>30.206539</text:p>
              </table:table-cell>
              <table:table-cell office:value-type="float" office:value="31.827019">
                <text:p>31.827019</text:p>
              </table:table-cell>
              <table:table-cell office:value-type="float" office:value="33.128605">
                <text:p>33.128605</text:p>
              </table:table-cell>
              <table:table-cell office:value-type="float" office:value="34.230526">
                <text:p>34.230526</text:p>
              </table:table-cell>
              <table:table-cell office:value-type="float" office:value="35.142227">
                <text:p>35.142227</text:p>
              </table:table-cell>
              <table:table-cell office:value-type="float" office:value="35.946247">
                <text:p>35.946247</text:p>
              </table:table-cell>
              <table:table-cell office:value-type="float" office:value="37.264782">
                <text:p>37.264782</text:p>
              </table:table-cell>
              <table:table-cell office:value-type="float" office:value="38.410709">
                <text:p>38.410709</text:p>
              </table:table-cell>
              <table:table-cell office:value-type="float" office:value="39.335659">
                <text:p>39.335659</text:p>
              </table:table-cell>
              <table:table-cell office:value-type="float" office:value="40.199467">
                <text:p>40.199467</text:p>
              </table:table-cell>
              <table:table-cell office:value-type="float" office:value="40.930836">
                <text:p>40.930836</text:p>
              </table:table-cell>
              <table:table-cell office:value-type="float" office:value="41.631607">
                <text:p>41.631607</text:p>
              </table:table-cell>
              <table:table-cell office:value-type="float" office:value="42.188663">
                <text:p>42.188663</text:p>
              </table:table-cell>
              <table:table-cell office:value-type="float" office:value="42.744389">
                <text:p>42.744389</text:p>
              </table:table-cell>
              <table:table-cell office:value-type="float" office:value="43.22723">
                <text:p>43.22723</text:p>
              </table:table-cell>
              <table:table-cell office:value-type="float" office:value="43.699043">
                <text:p>43.699043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233.6722222">
                <text:p>233.6722222</text:p>
                <draw:g>
                  <svg:desc>Sintel.B21:Sintel.U21</svg:desc>
                </draw:g>
              </table:table-cell>
              <table:table-cell office:value-type="float" office:value="239.3361111">
                <text:p>239.3361111</text:p>
              </table:table-cell>
              <table:table-cell office:value-type="float" office:value="231.8166667">
                <text:p>231.8166667</text:p>
              </table:table-cell>
              <table:table-cell office:value-type="float" office:value="217.9055556">
                <text:p>217.9055556</text:p>
              </table:table-cell>
              <table:table-cell office:value-type="float" office:value="229.0611111">
                <text:p>229.0611111</text:p>
              </table:table-cell>
              <table:table-cell office:value-type="float" office:value="243.2416667">
                <text:p>243.2416667</text:p>
              </table:table-cell>
              <table:table-cell office:value-type="float" office:value="208.4472222">
                <text:p>208.4472222</text:p>
              </table:table-cell>
              <table:table-cell office:value-type="float" office:value="227.8555556">
                <text:p>227.8555556</text:p>
              </table:table-cell>
              <table:table-cell office:value-type="float" office:value="228.0916667">
                <text:p>228.0916667</text:p>
              </table:table-cell>
              <table:table-cell office:value-type="float" office:value="231.9361111">
                <text:p>231.9361111</text:p>
              </table:table-cell>
              <table:table-cell office:value-type="float" office:value="221.6222222">
                <text:p>221.6222222</text:p>
              </table:table-cell>
              <table:table-cell office:value-type="float" office:value="252.0944444">
                <text:p>252.0944444</text:p>
              </table:table-cell>
              <table:table-cell office:value-type="float" office:value="239.7">
                <text:p>239.7</text:p>
              </table:table-cell>
              <table:table-cell office:value-type="float" office:value="242">
                <text:p>242</text:p>
              </table:table-cell>
              <table:table-cell office:value-type="float" office:value="239.4083333">
                <text:p>239.4083333</text:p>
              </table:table-cell>
              <table:table-cell office:value-type="float" office:value="231.9888889">
                <text:p>231.9888889</text:p>
              </table:table-cell>
              <table:table-cell office:value-type="float" office:value="226.8972222">
                <text:p>226.8972222</text:p>
              </table:table-cell>
              <table:table-cell office:value-type="float" office:value="221.2305556">
                <text:p>221.2305556</text:p>
              </table:table-cell>
              <table:table-cell office:value-type="float" office:value="202.725">
                <text:p>202.725</text:p>
              </table:table-cell>
              <table:table-cell office:value-type="float" office:value="227.1055556">
                <text:p>227.1055556</text:p>
              </table:table-cell>
            </table:table-row>
            <table:table-row>
              <table:table-cell office:value-type="string">
                <text:p>h264_nvenc llhp</text:p>
                <draw:g>
                  <svg:desc>Sintel.A21:Sintel.A21</svg:desc>
                </draw:g>
              </table:table-cell>
              <table:table-cell office:value-type="float" office:value="25.91275">
                <text:p>25.91275</text:p>
                <draw:g>
                  <svg:desc>Sintel.B43:Sintel.U43</svg:desc>
                </draw:g>
              </table:table-cell>
              <table:table-cell office:value-type="float" office:value="25.934509">
                <text:p>25.934509</text:p>
              </table:table-cell>
              <table:table-cell office:value-type="float" office:value="25.973202">
                <text:p>25.973202</text:p>
              </table:table-cell>
              <table:table-cell office:value-type="float" office:value="28.064037">
                <text:p>28.064037</text:p>
              </table:table-cell>
              <table:table-cell office:value-type="float" office:value="30.087433">
                <text:p>30.087433</text:p>
              </table:table-cell>
              <table:table-cell office:value-type="float" office:value="31.698725">
                <text:p>31.698725</text:p>
              </table:table-cell>
              <table:table-cell office:value-type="float" office:value="33.032433">
                <text:p>33.032433</text:p>
              </table:table-cell>
              <table:table-cell office:value-type="float" office:value="34.092991">
                <text:p>34.092991</text:p>
              </table:table-cell>
              <table:table-cell office:value-type="float" office:value="35.056026">
                <text:p>35.056026</text:p>
              </table:table-cell>
              <table:table-cell office:value-type="float" office:value="35.838329">
                <text:p>35.838329</text:p>
              </table:table-cell>
              <table:table-cell office:value-type="float" office:value="37.162041">
                <text:p>37.162041</text:p>
              </table:table-cell>
              <table:table-cell office:value-type="float" office:value="38.295879">
                <text:p>38.295879</text:p>
              </table:table-cell>
              <table:table-cell office:value-type="float" office:value="39.211117">
                <text:p>39.211117</text:p>
              </table:table-cell>
              <table:table-cell office:value-type="float" office:value="40.058498">
                <text:p>40.058498</text:p>
              </table:table-cell>
              <table:table-cell office:value-type="float" office:value="40.803699">
                <text:p>40.803699</text:p>
              </table:table-cell>
              <table:table-cell office:value-type="float" office:value="41.486813">
                <text:p>41.486813</text:p>
              </table:table-cell>
              <table:table-cell office:value-type="float" office:value="42.07053">
                <text:p>42.07053</text:p>
              </table:table-cell>
              <table:table-cell office:value-type="float" office:value="42.598286">
                <text:p>42.598286</text:p>
              </table:table-cell>
              <table:table-cell office:value-type="float" office:value="43.082676">
                <text:p>43.082676</text:p>
              </table:table-cell>
              <table:table-cell office:value-type="float" office:value="43.537544">
                <text:p>43.5375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24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5cm" chart:symbol-height="0.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5cm" chart:symbol-height="0.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5cm" chart:symbol-height="0.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5cm" chart:symbol-height="0.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5cm" chart:symbol-height="0.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5cm" chart:symbol-height="0.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5cm" chart:symbol-height="0.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arrow-up" chart:symbol-width="0.5cm" chart:symbol-height="0.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6.991cm" svg:height="25.401cm" xlink:href=".." xlink:type="simple" chart:class="chart:scatter" chart:style-name="ch1">
        <chart:legend svg:x="28.845cm" svg:y="15.009cm" style:legend-expansion="custom" chartooo:width="9.192cm" chartooo:height="8.03cm" style:legend-expansion-aspect-ratio="1.14470734744707" chart:style-name="ch2"/>
        <chart:plot-area chart:style-name="ch3" table:cell-range-address="Old_Town_Cross.A3:Old_Town_Cross.U3 Old_Town_Cross.B25:Old_Town_Cross.U29 Old_Town_Cross.A4:Old_Town_Cross.A7 Old_Town_Cross.A14:Old_Town_Cross.A14 Old_Town_Cross.B36:Old_Town_Cross.U36 Old_Town_Cross.A17:Old_Town_Cross.A17 Old_Town_Cross.B39:Old_Town_Cross.U39" chart:data-source-has-labels="column" svg:x="0.312cm" svg:y="0.506cm" svg:width="46.512cm" svg:height="24.743cm">
          <chartooo:coordinate-region svg:x="0.933cm" svg:y="0.705cm" svg:width="45.611cm" svg:height="23.8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ld_Town_Cross.B25:Old_Town_Cross.U25" chart:label-cell-address="Old_Town_Cross.A3:Old_Town_Cross.A3" chart:class="chart:scatter">
            <chart:domain table:cell-range-address="Old_Town_Cross.B3:Old_Town_Cross.U3"/>
            <chart:data-point chart:repeated="20"/>
          </chart:series>
          <chart:series chart:style-name="ch8" chart:values-cell-range-address="Old_Town_Cross.B26:Old_Town_Cross.U26" chart:label-cell-address="Old_Town_Cross.A4:Old_Town_Cross.A4" chart:class="chart:scatter">
            <chart:domain table:cell-range-address="Old_Town_Cross.B4:Old_Town_Cross.U4"/>
            <chart:data-point chart:repeated="20"/>
          </chart:series>
          <chart:series chart:style-name="ch9" chart:values-cell-range-address="Old_Town_Cross.B27:Old_Town_Cross.U27" chart:label-cell-address="Old_Town_Cross.A5:Old_Town_Cross.A5" chart:class="chart:scatter">
            <chart:domain table:cell-range-address="Old_Town_Cross.B5:Old_Town_Cross.U5"/>
            <chart:data-point chart:repeated="20"/>
          </chart:series>
          <chart:series chart:style-name="ch10" chart:values-cell-range-address="Old_Town_Cross.B28:Old_Town_Cross.U28" chart:label-cell-address="Old_Town_Cross.A6:Old_Town_Cross.A6" chart:class="chart:scatter">
            <chart:domain table:cell-range-address="Old_Town_Cross.B6:Old_Town_Cross.U6"/>
            <chart:data-point chart:repeated="20"/>
          </chart:series>
          <chart:series chart:style-name="ch11" chart:values-cell-range-address="Old_Town_Cross.B29:Old_Town_Cross.U29" chart:label-cell-address="Old_Town_Cross.A7:Old_Town_Cross.A7" chart:class="chart:scatter">
            <chart:domain table:cell-range-address="Old_Town_Cross.B7:Old_Town_Cross.U7"/>
            <chart:data-point chart:repeated="20"/>
          </chart:series>
          <chart:series chart:style-name="ch12" chart:values-cell-range-address="Old_Town_Cross.B36:Old_Town_Cross.U36" chart:label-cell-address="Old_Town_Cross.A14:Old_Town_Cross.A14" chart:class="chart:scatter">
            <chart:domain table:cell-range-address="Old_Town_Cross.B14:Old_Town_Cross.U14"/>
            <chart:data-point chart:repeated="20"/>
          </chart:series>
          <chart:series chart:style-name="ch13" chart:values-cell-range-address="Old_Town_Cross.B39:Old_Town_Cross.U39" chart:label-cell-address="Old_Town_Cross.A17:Old_Town_Cross.A17" chart:class="chart:scatter">
            <chart:domain table:cell-range-address="Old_Town_Cross.B17:Old_Town_Cross.U17"/>
            <chart:data-point chart:repeated="12"/>
            <chart:data-point chart:style-name="ch14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771.6807">
                <text:p>771.6807</text:p>
                <draw:g>
                  <svg:desc>Old_Town_Cross.B3:Old_Town_Cross.U3</svg:desc>
                </draw:g>
              </table:table-cell>
              <table:table-cell office:value-type="float" office:value="770.3277">
                <text:p>770.3277</text:p>
              </table:table-cell>
              <table:table-cell office:value-type="float" office:value="772.8454">
                <text:p>772.8454</text:p>
              </table:table-cell>
              <table:table-cell office:value-type="float" office:value="773.6791">
                <text:p>773.6791</text:p>
              </table:table-cell>
              <table:table-cell office:value-type="float" office:value="776.0971">
                <text:p>776.0971</text:p>
              </table:table-cell>
              <table:table-cell office:value-type="float" office:value="768.3695">
                <text:p>768.3695</text:p>
              </table:table-cell>
              <table:table-cell office:value-type="float" office:value="773.4537">
                <text:p>773.4537</text:p>
              </table:table-cell>
              <table:table-cell office:value-type="float" office:value="772.8456">
                <text:p>772.8456</text:p>
              </table:table-cell>
              <table:table-cell office:value-type="float" office:value="775.628">
                <text:p>775.628</text:p>
              </table:table-cell>
              <table:table-cell office:value-type="float" office:value="771.4148">
                <text:p>771.4148</text:p>
              </table:table-cell>
              <table:table-cell office:value-type="float" office:value="771.0752">
                <text:p>771.0752</text:p>
              </table:table-cell>
              <table:table-cell office:value-type="float" office:value="773.8307">
                <text:p>773.8307</text:p>
              </table:table-cell>
              <table:table-cell office:value-type="float" office:value="776.0748">
                <text:p>776.0748</text:p>
              </table:table-cell>
              <table:table-cell office:value-type="float" office:value="779.9313">
                <text:p>779.9313</text:p>
              </table:table-cell>
              <table:table-cell office:value-type="float" office:value="782.1476">
                <text:p>782.1476</text:p>
              </table:table-cell>
              <table:table-cell office:value-type="float" office:value="787.8982">
                <text:p>787.8982</text:p>
              </table:table-cell>
              <table:table-cell office:value-type="float" office:value="795.0374">
                <text:p>795.0374</text:p>
              </table:table-cell>
              <table:table-cell office:value-type="float" office:value="803.4708">
                <text:p>803.4708</text:p>
              </table:table-cell>
              <table:table-cell office:value-type="float" office:value="811.9413">
                <text:p>811.9413</text:p>
              </table:table-cell>
              <table:table-cell office:value-type="float" office:value="823.1727">
                <text:p>823.1727</text:p>
              </table:table-cell>
            </table:table-row>
            <table:table-row>
              <table:table-cell office:value-type="string">
                <text:p>theora</text:p>
                <draw:g>
                  <svg:desc>Old_Town_Cross.A3:Old_Town_Cross.A3</svg:desc>
                </draw:g>
              </table:table-cell>
              <table:table-cell office:value-type="float" office:value="20.03248">
                <text:p>20.03248</text:p>
                <draw:g>
                  <svg:desc>Old_Town_Cross.B25:Old_Town_Cross.U25</svg:desc>
                </draw:g>
              </table:table-cell>
              <table:table-cell office:value-type="float" office:value="20.116848">
                <text:p>20.116848</text:p>
              </table:table-cell>
              <table:table-cell office:value-type="float" office:value="20.15502">
                <text:p>20.15502</text:p>
              </table:table-cell>
              <table:table-cell office:value-type="float" office:value="20.261978">
                <text:p>20.261978</text:p>
              </table:table-cell>
              <table:table-cell office:value-type="float" office:value="20.3342">
                <text:p>20.3342</text:p>
              </table:table-cell>
              <table:table-cell office:value-type="float" office:value="20.776157">
                <text:p>20.776157</text:p>
              </table:table-cell>
              <table:table-cell office:value-type="float" office:value="21.335226">
                <text:p>21.335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55391">
                <text:p>24.555391</text:p>
              </table:table-cell>
              <table:table-cell office:value-type="float" office:value="26.258186">
                <text:p>26.258186</text:p>
              </table:table-cell>
              <table:table-cell office:value-type="float" office:value="27.031572">
                <text:p>27.031572</text:p>
              </table:table-cell>
              <table:table-cell office:value-type="float" office:value="27.754541">
                <text:p>27.754541</text:p>
              </table:table-cell>
              <table:table-cell office:value-type="float" office:value="28.463209">
                <text:p>28.463209</text:p>
              </table:table-cell>
              <table:table-cell office:value-type="float" office:value="29.05018">
                <text:p>29.05018</text:p>
              </table:table-cell>
              <table:table-cell office:value-type="float" office:value="29.566319">
                <text:p>29.566319</text:p>
              </table:table-cell>
              <table:table-cell office:value-type="float" office:value="30.015198">
                <text:p>30.015198</text:p>
              </table:table-cell>
              <table:table-cell office:value-type="float" office:value="30.44515">
                <text:p>30.44515</text:p>
              </table:table-cell>
              <table:table-cell office:value-type="float" office:value="30.817583">
                <text:p>30.817583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12.5917">
                <text:p>112.5917</text:p>
                <draw:g>
                  <svg:desc>Old_Town_Cross.B4:Old_Town_Cross.U4</svg:desc>
                </draw:g>
              </table:table-cell>
              <table:table-cell office:value-type="float" office:value="84.4672">
                <text:p>84.4672</text:p>
              </table:table-cell>
              <table:table-cell office:value-type="float" office:value="76.1958">
                <text:p>76.1958</text:p>
              </table:table-cell>
              <table:table-cell office:value-type="float" office:value="59.3541">
                <text:p>59.3541</text:p>
              </table:table-cell>
              <table:table-cell office:value-type="float" office:value="74.5439">
                <text:p>74.5439</text:p>
              </table:table-cell>
              <table:table-cell office:value-type="float" office:value="75.0313">
                <text:p>75.0313</text:p>
              </table:table-cell>
              <table:table-cell office:value-type="float" office:value="75.5197">
                <text:p>75.5197</text:p>
              </table:table-cell>
              <table:table-cell office:value-type="float" office:value="75.4546">
                <text:p>75.4546</text:p>
              </table:table-cell>
              <table:table-cell office:value-type="float" office:value="75.5614">
                <text:p>75.5614</text:p>
              </table:table-cell>
              <table:table-cell office:value-type="float" office:value="75.8193">
                <text:p>75.8193</text:p>
              </table:table-cell>
              <table:table-cell office:value-type="float" office:value="76.1967">
                <text:p>76.1967</text:p>
              </table:table-cell>
              <table:table-cell office:value-type="float" office:value="76.0847">
                <text:p>76.0847</text:p>
              </table:table-cell>
              <table:table-cell office:value-type="float" office:value="76.4815">
                <text:p>76.4815</text:p>
              </table:table-cell>
              <table:table-cell office:value-type="float" office:value="77.001">
                <text:p>77.001</text:p>
              </table:table-cell>
              <table:table-cell office:value-type="float" office:value="77.0796">
                <text:p>77.0796</text:p>
              </table:table-cell>
              <table:table-cell office:value-type="float" office:value="77.2148">
                <text:p>77.2148</text:p>
              </table:table-cell>
              <table:table-cell office:value-type="float" office:value="77.2017">
                <text:p>77.2017</text:p>
              </table:table-cell>
              <table:table-cell office:value-type="float" office:value="77.6588">
                <text:p>77.6588</text:p>
              </table:table-cell>
              <table:table-cell office:value-type="float" office:value="77.167">
                <text:p>77.167</text:p>
              </table:table-cell>
              <table:table-cell office:value-type="float" office:value="77.4761">
                <text:p>77.4761</text:p>
              </table:table-cell>
            </table:table-row>
            <table:table-row>
              <table:table-cell office:value-type="string">
                <text:p>x264 ultrafast</text:p>
                <draw:g>
                  <svg:desc>Old_Town_Cross.A4:Old_Town_Cross.A4</svg:desc>
                </draw:g>
              </table:table-cell>
              <table:table-cell office:value-type="float" office:value="15.866484">
                <text:p>15.866484</text:p>
                <draw:g>
                  <svg:desc>Old_Town_Cross.B26:Old_Town_Cross.U26</svg:desc>
                </draw:g>
              </table:table-cell>
              <table:table-cell office:value-type="float" office:value="18.741463">
                <text:p>18.741463</text:p>
              </table:table-cell>
              <table:table-cell office:value-type="float" office:value="19.602278">
                <text:p>19.602278</text:p>
              </table:table-cell>
              <table:table-cell office:value-type="float" office:value="20.540478">
                <text:p>20.540478</text:p>
              </table:table-cell>
              <table:table-cell office:value-type="float" office:value="21.731932">
                <text:p>21.731932</text:p>
              </table:table-cell>
              <table:table-cell office:value-type="float" office:value="23.412193">
                <text:p>23.412193</text:p>
              </table:table-cell>
              <table:table-cell office:value-type="float" office:value="25.474106">
                <text:p>25.474106</text:p>
              </table:table-cell>
              <table:table-cell office:value-type="float" office:value="27.060474">
                <text:p>27.060474</text:p>
              </table:table-cell>
              <table:table-cell office:value-type="float" office:value="27.957106">
                <text:p>27.957106</text:p>
              </table:table-cell>
              <table:table-cell office:value-type="float" office:value="28.639324">
                <text:p>28.639324</text:p>
              </table:table-cell>
              <table:table-cell office:value-type="float" office:value="29.464214">
                <text:p>29.464214</text:p>
              </table:table-cell>
              <table:table-cell office:value-type="float" office:value="29.974766">
                <text:p>29.974766</text:p>
              </table:table-cell>
              <table:table-cell office:value-type="float" office:value="30.350863">
                <text:p>30.350863</text:p>
              </table:table-cell>
              <table:table-cell office:value-type="float" office:value="30.656569">
                <text:p>30.656569</text:p>
              </table:table-cell>
              <table:table-cell office:value-type="float" office:value="30.929167">
                <text:p>30.929167</text:p>
              </table:table-cell>
              <table:table-cell office:value-type="float" office:value="31.096781">
                <text:p>31.096781</text:p>
              </table:table-cell>
              <table:table-cell office:value-type="float" office:value="31.270885">
                <text:p>31.270885</text:p>
              </table:table-cell>
              <table:table-cell office:value-type="float" office:value="31.417711">
                <text:p>31.417711</text:p>
              </table:table-cell>
              <table:table-cell office:value-type="float" office:value="31.571564">
                <text:p>31.571564</text:p>
              </table:table-cell>
              <table:table-cell office:value-type="float" office:value="31.649143">
                <text:p>31.649143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52.5043">
                <text:p>152.5043</text:p>
                <draw:g>
                  <svg:desc>Old_Town_Cross.B5:Old_Town_Cross.U5</svg:desc>
                </draw:g>
              </table:table-cell>
              <table:table-cell office:value-type="float" office:value="151.2584">
                <text:p>151.2584</text:p>
              </table:table-cell>
              <table:table-cell office:value-type="float" office:value="152.1072">
                <text:p>152.1072</text:p>
              </table:table-cell>
              <table:table-cell office:value-type="float" office:value="154.448">
                <text:p>154.448</text:p>
              </table:table-cell>
              <table:table-cell office:value-type="float" office:value="156.0656">
                <text:p>156.0656</text:p>
              </table:table-cell>
              <table:table-cell office:value-type="float" office:value="157.8316">
                <text:p>157.8316</text:p>
              </table:table-cell>
              <table:table-cell office:value-type="float" office:value="159.3776">
                <text:p>159.3776</text:p>
              </table:table-cell>
              <table:table-cell office:value-type="float" office:value="161.297">
                <text:p>161.297</text:p>
              </table:table-cell>
              <table:table-cell office:value-type="float" office:value="162.5886">
                <text:p>162.5886</text:p>
              </table:table-cell>
              <table:table-cell office:value-type="float" office:value="163.091">
                <text:p>163.091</text:p>
              </table:table-cell>
              <table:table-cell office:value-type="float" office:value="165.8936">
                <text:p>165.8936</text:p>
              </table:table-cell>
              <table:table-cell office:value-type="float" office:value="167.8351">
                <text:p>167.8351</text:p>
              </table:table-cell>
              <table:table-cell office:value-type="float" office:value="169.5287">
                <text:p>169.5287</text:p>
              </table:table-cell>
              <table:table-cell office:value-type="float" office:value="171.8918">
                <text:p>171.8918</text:p>
              </table:table-cell>
              <table:table-cell office:value-type="float" office:value="173.3452">
                <text:p>173.3452</text:p>
              </table:table-cell>
              <table:table-cell office:value-type="float" office:value="174.7624">
                <text:p>174.7624</text:p>
              </table:table-cell>
              <table:table-cell office:value-type="float" office:value="176.2335">
                <text:p>176.2335</text:p>
              </table:table-cell>
              <table:table-cell office:value-type="float" office:value="178.1542">
                <text:p>178.1542</text:p>
              </table:table-cell>
              <table:table-cell office:value-type="float" office:value="179.0569">
                <text:p>179.0569</text:p>
              </table:table-cell>
              <table:table-cell office:value-type="float" office:value="180.1194">
                <text:p>180.1194</text:p>
              </table:table-cell>
            </table:table-row>
            <table:table-row>
              <table:table-cell office:value-type="string">
                <text:p>x264 superfast</text:p>
                <draw:g>
                  <svg:desc>Old_Town_Cross.A5:Old_Town_Cross.A5</svg:desc>
                </draw:g>
              </table:table-cell>
              <table:table-cell office:value-type="float" office:value="18.741652">
                <text:p>18.741652</text:p>
                <draw:g>
                  <svg:desc>Old_Town_Cross.B27:Old_Town_Cross.U27</svg:desc>
                </draw:g>
              </table:table-cell>
              <table:table-cell office:value-type="float" office:value="20.468874">
                <text:p>20.468874</text:p>
              </table:table-cell>
              <table:table-cell office:value-type="float" office:value="23.86343">
                <text:p>23.86343</text:p>
              </table:table-cell>
              <table:table-cell office:value-type="float" office:value="26.16774">
                <text:p>26.16774</text:p>
              </table:table-cell>
              <table:table-cell office:value-type="float" office:value="27.617369">
                <text:p>27.617369</text:p>
              </table:table-cell>
              <table:table-cell office:value-type="float" office:value="28.606936">
                <text:p>28.606936</text:p>
              </table:table-cell>
              <table:table-cell office:value-type="float" office:value="29.327358">
                <text:p>29.327358</text:p>
              </table:table-cell>
              <table:table-cell office:value-type="float" office:value="29.822542">
                <text:p>29.822542</text:p>
              </table:table-cell>
              <table:table-cell office:value-type="float" office:value="30.184036">
                <text:p>30.184036</text:p>
              </table:table-cell>
              <table:table-cell office:value-type="float" office:value="30.463449">
                <text:p>30.463449</text:p>
              </table:table-cell>
              <table:table-cell office:value-type="float" office:value="30.860699">
                <text:p>30.860699</text:p>
              </table:table-cell>
              <table:table-cell office:value-type="float" office:value="31.128311">
                <text:p>31.128311</text:p>
              </table:table-cell>
              <table:table-cell office:value-type="float" office:value="31.321585">
                <text:p>31.321585</text:p>
              </table:table-cell>
              <table:table-cell office:value-type="float" office:value="31.512495">
                <text:p>31.512495</text:p>
              </table:table-cell>
              <table:table-cell office:value-type="float" office:value="31.652767">
                <text:p>31.652767</text:p>
              </table:table-cell>
              <table:table-cell office:value-type="float" office:value="31.75382">
                <text:p>31.75382</text:p>
              </table:table-cell>
              <table:table-cell office:value-type="float" office:value="31.81422">
                <text:p>31.81422</text:p>
              </table:table-cell>
              <table:table-cell office:value-type="float" office:value="31.865736">
                <text:p>31.865736</text:p>
              </table:table-cell>
              <table:table-cell office:value-type="float" office:value="31.913893">
                <text:p>31.913893</text:p>
              </table:table-cell>
              <table:table-cell office:value-type="float" office:value="31.96314">
                <text:p>31.96314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41.3578">
                <text:p>241.3578</text:p>
                <draw:g>
                  <svg:desc>Old_Town_Cross.B6:Old_Town_Cross.U6</svg:desc>
                </draw:g>
              </table:table-cell>
              <table:table-cell office:value-type="float" office:value="243.0062">
                <text:p>243.0062</text:p>
              </table:table-cell>
              <table:table-cell office:value-type="float" office:value="243.8457">
                <text:p>243.8457</text:p>
              </table:table-cell>
              <table:table-cell office:value-type="float" office:value="248.9036">
                <text:p>248.9036</text:p>
              </table:table-cell>
              <table:table-cell office:value-type="float" office:value="251.8196">
                <text:p>251.8196</text:p>
              </table:table-cell>
              <table:table-cell office:value-type="float" office:value="255.7988">
                <text:p>255.7988</text:p>
              </table:table-cell>
              <table:table-cell office:value-type="float" office:value="259.4737">
                <text:p>259.4737</text:p>
              </table:table-cell>
              <table:table-cell office:value-type="float" office:value="261.7571">
                <text:p>261.7571</text:p>
              </table:table-cell>
              <table:table-cell office:value-type="float" office:value="265.0896">
                <text:p>265.0896</text:p>
              </table:table-cell>
              <table:table-cell office:value-type="float" office:value="267.4364">
                <text:p>267.4364</text:p>
              </table:table-cell>
              <table:table-cell office:value-type="float" office:value="271.1217">
                <text:p>271.1217</text:p>
              </table:table-cell>
              <table:table-cell office:value-type="float" office:value="276.6903">
                <text:p>276.6903</text:p>
              </table:table-cell>
              <table:table-cell office:value-type="float" office:value="278.974">
                <text:p>278.974</text:p>
              </table:table-cell>
              <table:table-cell office:value-type="float" office:value="295.3137">
                <text:p>295.3137</text:p>
              </table:table-cell>
              <table:table-cell office:value-type="float" office:value="299.317">
                <text:p>299.317</text:p>
              </table:table-cell>
              <table:table-cell office:value-type="float" office:value="302.5488">
                <text:p>302.5488</text:p>
              </table:table-cell>
              <table:table-cell office:value-type="float" office:value="303.0671">
                <text:p>303.0671</text:p>
              </table:table-cell>
              <table:table-cell office:value-type="float" office:value="304.9185">
                <text:p>304.9185</text:p>
              </table:table-cell>
              <table:table-cell office:value-type="float" office:value="306.0514">
                <text:p>306.0514</text:p>
              </table:table-cell>
              <table:table-cell office:value-type="float" office:value="306.1725">
                <text:p>306.1725</text:p>
              </table:table-cell>
            </table:table-row>
            <table:table-row>
              <table:table-cell office:value-type="string">
                <text:p>x264 veryfast</text:p>
                <draw:g>
                  <svg:desc>Old_Town_Cross.A6:Old_Town_Cross.A6</svg:desc>
                </draw:g>
              </table:table-cell>
              <table:table-cell office:value-type="float" office:value="18.829054">
                <text:p>18.829054</text:p>
                <draw:g>
                  <svg:desc>Old_Town_Cross.B28:Old_Town_Cross.U28</svg:desc>
                </draw:g>
              </table:table-cell>
              <table:table-cell office:value-type="float" office:value="20.452318">
                <text:p>20.452318</text:p>
              </table:table-cell>
              <table:table-cell office:value-type="float" office:value="23.867968">
                <text:p>23.867968</text:p>
              </table:table-cell>
              <table:table-cell office:value-type="float" office:value="26.448957">
                <text:p>26.448957</text:p>
              </table:table-cell>
              <table:table-cell office:value-type="float" office:value="27.883886">
                <text:p>27.883886</text:p>
              </table:table-cell>
              <table:table-cell office:value-type="float" office:value="28.912495">
                <text:p>28.912495</text:p>
              </table:table-cell>
              <table:table-cell office:value-type="float" office:value="29.711254">
                <text:p>29.711254</text:p>
              </table:table-cell>
              <table:table-cell office:value-type="float" office:value="30.279198">
                <text:p>30.279198</text:p>
              </table:table-cell>
              <table:table-cell office:value-type="float" office:value="30.701002">
                <text:p>30.701002</text:p>
              </table:table-cell>
              <table:table-cell office:value-type="float" office:value="31.051512">
                <text:p>31.051512</text:p>
              </table:table-cell>
              <table:table-cell office:value-type="float" office:value="31.500498">
                <text:p>31.500498</text:p>
              </table:table-cell>
              <table:table-cell office:value-type="float" office:value="31.799679">
                <text:p>31.799679</text:p>
              </table:table-cell>
              <table:table-cell office:value-type="float" office:value="32.000854">
                <text:p>32.000854</text:p>
              </table:table-cell>
              <table:table-cell office:value-type="float" office:value="32.131535">
                <text:p>32.131535</text:p>
              </table:table-cell>
              <table:table-cell office:value-type="float" office:value="32.228245">
                <text:p>32.228245</text:p>
              </table:table-cell>
              <table:table-cell office:value-type="float" office:value="32.292011">
                <text:p>32.292011</text:p>
              </table:table-cell>
              <table:table-cell office:value-type="float" office:value="32.332211">
                <text:p>32.332211</text:p>
              </table:table-cell>
              <table:table-cell office:value-type="float" office:value="32.344208">
                <text:p>32.344208</text:p>
              </table:table-cell>
              <table:table-cell office:value-type="float" office:value="32.326263">
                <text:p>32.326263</text:p>
              </table:table-cell>
              <table:table-cell office:value-type="float" office:value="32.212299">
                <text:p>32.212299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368.8872">
                <text:p>368.8872</text:p>
                <draw:g>
                  <svg:desc>Old_Town_Cross.B7:Old_Town_Cross.U7</svg:desc>
                </draw:g>
              </table:table-cell>
              <table:table-cell office:value-type="float" office:value="379.4444">
                <text:p>379.4444</text:p>
              </table:table-cell>
              <table:table-cell office:value-type="float" office:value="386.5865">
                <text:p>386.5865</text:p>
              </table:table-cell>
              <table:table-cell office:value-type="float" office:value="402.0451">
                <text:p>402.0451</text:p>
              </table:table-cell>
              <table:table-cell office:value-type="float" office:value="416.32">
                <text:p>416.32</text:p>
              </table:table-cell>
              <table:table-cell office:value-type="float" office:value="428.2443">
                <text:p>428.2443</text:p>
              </table:table-cell>
              <table:table-cell office:value-type="float" office:value="437.1038">
                <text:p>437.1038</text:p>
              </table:table-cell>
              <table:table-cell office:value-type="float" office:value="444.6137">
                <text:p>444.6137</text:p>
              </table:table-cell>
              <table:table-cell office:value-type="float" office:value="450.258">
                <text:p>450.258</text:p>
              </table:table-cell>
              <table:table-cell office:value-type="float" office:value="456.5726">
                <text:p>456.5726</text:p>
              </table:table-cell>
              <table:table-cell office:value-type="float" office:value="467.2128">
                <text:p>467.2128</text:p>
              </table:table-cell>
              <table:table-cell office:value-type="float" office:value="477.5794">
                <text:p>477.5794</text:p>
              </table:table-cell>
              <table:table-cell office:value-type="float" office:value="484.1892">
                <text:p>484.1892</text:p>
              </table:table-cell>
              <table:table-cell office:value-type="float" office:value="490.0899">
                <text:p>490.0899</text:p>
              </table:table-cell>
              <table:table-cell office:value-type="float" office:value="497.9112">
                <text:p>497.9112</text:p>
              </table:table-cell>
              <table:table-cell office:value-type="float" office:value="503.501">
                <text:p>503.501</text:p>
              </table:table-cell>
              <table:table-cell office:value-type="float" office:value="521.29">
                <text:p>521.29</text:p>
              </table:table-cell>
              <table:table-cell office:value-type="float" office:value="522.6674">
                <text:p>522.6674</text:p>
              </table:table-cell>
              <table:table-cell office:value-type="float" office:value="524.3753">
                <text:p>524.3753</text:p>
              </table:table-cell>
              <table:table-cell office:value-type="float" office:value="540.8417">
                <text:p>540.8417</text:p>
              </table:table-cell>
            </table:table-row>
            <table:table-row>
              <table:table-cell office:value-type="string">
                <text:p>x264 faster</text:p>
                <draw:g>
                  <svg:desc>Old_Town_Cross.A7:Old_Town_Cross.A7</svg:desc>
                </draw:g>
              </table:table-cell>
              <table:table-cell office:value-type="float" office:value="20.587074">
                <text:p>20.587074</text:p>
                <draw:g>
                  <svg:desc>Old_Town_Cross.B29:Old_Town_Cross.U29</svg:desc>
                </draw:g>
              </table:table-cell>
              <table:table-cell office:value-type="float" office:value="22.416363">
                <text:p>22.416363</text:p>
              </table:table-cell>
              <table:table-cell office:value-type="float" office:value="24.346758">
                <text:p>24.346758</text:p>
              </table:table-cell>
              <table:table-cell office:value-type="float" office:value="26.655804">
                <text:p>26.655804</text:p>
              </table:table-cell>
              <table:table-cell office:value-type="float" office:value="28.016218">
                <text:p>28.016218</text:p>
              </table:table-cell>
              <table:table-cell office:value-type="float" office:value="29.047573">
                <text:p>29.047573</text:p>
              </table:table-cell>
              <table:table-cell office:value-type="float" office:value="29.845821">
                <text:p>29.845821</text:p>
              </table:table-cell>
              <table:table-cell office:value-type="float" office:value="30.511181">
                <text:p>30.511181</text:p>
              </table:table-cell>
              <table:table-cell office:value-type="float" office:value="31.02116">
                <text:p>31.02116</text:p>
              </table:table-cell>
              <table:table-cell office:value-type="float" office:value="31.432747">
                <text:p>31.432747</text:p>
              </table:table-cell>
              <table:table-cell office:value-type="float" office:value="32.045013">
                <text:p>32.045013</text:p>
              </table:table-cell>
              <table:table-cell office:value-type="float" office:value="32.439121">
                <text:p>32.439121</text:p>
              </table:table-cell>
              <table:table-cell office:value-type="float" office:value="32.696354">
                <text:p>32.696354</text:p>
              </table:table-cell>
              <table:table-cell office:value-type="float" office:value="32.87307">
                <text:p>32.87307</text:p>
              </table:table-cell>
              <table:table-cell office:value-type="float" office:value="32.998329">
                <text:p>32.998329</text:p>
              </table:table-cell>
              <table:table-cell office:value-type="float" office:value="33.08802">
                <text:p>33.08802</text:p>
              </table:table-cell>
              <table:table-cell office:value-type="float" office:value="33.137844">
                <text:p>33.137844</text:p>
              </table:table-cell>
              <table:table-cell office:value-type="float" office:value="33.173229">
                <text:p>33.173229</text:p>
              </table:table-cell>
              <table:table-cell office:value-type="float" office:value="33.184521">
                <text:p>33.184521</text:p>
              </table:table-cell>
              <table:table-cell office:value-type="float" office:value="33.148392">
                <text:p>33.148392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133.7944444">
                <text:p>133.7944444</text:p>
                <draw:g>
                  <svg:desc>Old_Town_Cross.B14:Old_Town_Cross.U14</svg:desc>
                </draw:g>
              </table:table-cell>
              <table:table-cell office:value-type="float" office:value="137.3583333">
                <text:p>137.3583333</text:p>
              </table:table-cell>
              <table:table-cell office:value-type="float" office:value="138.1722222">
                <text:p>138.1722222</text:p>
              </table:table-cell>
              <table:table-cell office:value-type="float" office:value="136.0194444">
                <text:p>136.0194444</text:p>
              </table:table-cell>
              <table:table-cell office:value-type="float" office:value="136.2138889">
                <text:p>136.2138889</text:p>
              </table:table-cell>
              <table:table-cell office:value-type="float" office:value="135.95">
                <text:p>135.95</text:p>
              </table:table-cell>
              <table:table-cell office:value-type="float" office:value="136.0916667">
                <text:p>136.0916667</text:p>
              </table:table-cell>
              <table:table-cell office:value-type="float" office:value="136.15">
                <text:p>136.15</text:p>
              </table:table-cell>
              <table:table-cell office:value-type="float" office:value="136.2388889">
                <text:p>136.2388889</text:p>
              </table:table-cell>
              <table:table-cell office:value-type="float" office:value="136.0861111">
                <text:p>136.0861111</text:p>
              </table:table-cell>
              <table:table-cell office:value-type="float" office:value="136.8527778">
                <text:p>136.8527778</text:p>
              </table:table-cell>
              <table:table-cell office:value-type="float" office:value="137.9805556">
                <text:p>137.9805556</text:p>
              </table:table-cell>
              <table:table-cell office:value-type="float" office:value="136.6972222">
                <text:p>136.6972222</text:p>
              </table:table-cell>
              <table:table-cell office:value-type="float" office:value="136.8694444">
                <text:p>136.8694444</text:p>
              </table:table-cell>
              <table:table-cell office:value-type="float" office:value="138.2805556">
                <text:p>138.2805556</text:p>
              </table:table-cell>
              <table:table-cell office:value-type="float" office:value="136.8972222">
                <text:p>136.8972222</text:p>
              </table:table-cell>
              <table:table-cell office:value-type="float" office:value="138.2416667">
                <text:p>138.2416667</text:p>
              </table:table-cell>
              <table:table-cell office:value-type="float" office:value="138.1888889">
                <text:p>138.1888889</text:p>
              </table:table-cell>
              <table:table-cell office:value-type="float" office:value="136.975">
                <text:p>136.975</text:p>
              </table:table-cell>
              <table:table-cell office:value-type="float" office:value="136.9805556">
                <text:p>136.9805556</text:p>
              </table:table-cell>
            </table:table-row>
            <table:table-row>
              <table:table-cell office:value-type="string">
                <text:p>h264_nvenc medium</text:p>
                <draw:g>
                  <svg:desc>Old_Town_Cross.A14:Old_Town_Cross.A14</svg:desc>
                </draw:g>
              </table:table-cell>
              <table:table-cell office:value-type="float" office:value="23.756775">
                <text:p>23.756775</text:p>
                <draw:g>
                  <svg:desc>Old_Town_Cross.B36:Old_Town_Cross.U36</svg:desc>
                </draw:g>
              </table:table-cell>
              <table:table-cell office:value-type="float" office:value="27.370665">
                <text:p>27.370665</text:p>
              </table:table-cell>
              <table:table-cell office:value-type="float" office:value="31.056299">
                <text:p>31.056299</text:p>
              </table:table-cell>
              <table:table-cell office:value-type="float" office:value="23.875542">
                <text:p>23.875542</text:p>
              </table:table-cell>
              <table:table-cell office:value-type="float" office:value="23.875542">
                <text:p>23.875542</text:p>
              </table:table-cell>
              <table:table-cell office:value-type="float" office:value="23.875542">
                <text:p>23.875542</text:p>
              </table:table-cell>
              <table:table-cell office:value-type="float" office:value="29.7162">
                <text:p>29.7162</text:p>
              </table:table-cell>
              <table:table-cell office:value-type="float" office:value="29.733118">
                <text:p>29.733118</text:p>
              </table:table-cell>
              <table:table-cell office:value-type="float" office:value="29.697157">
                <text:p>29.697157</text:p>
              </table:table-cell>
              <table:table-cell office:value-type="float" office:value="31.584948">
                <text:p>31.584948</text:p>
              </table:table-cell>
              <table:table-cell office:value-type="float" office:value="31.701435">
                <text:p>31.701435</text:p>
              </table:table-cell>
              <table:table-cell office:value-type="float" office:value="32.446846">
                <text:p>32.446846</text:p>
              </table:table-cell>
              <table:table-cell office:value-type="float" office:value="32.414478">
                <text:p>32.414478</text:p>
              </table:table-cell>
              <table:table-cell office:value-type="float" office:value="32.819336">
                <text:p>32.819336</text:p>
              </table:table-cell>
              <table:table-cell office:value-type="float" office:value="33.064232">
                <text:p>33.064232</text:p>
              </table:table-cell>
              <table:table-cell office:value-type="float" office:value="33.064976">
                <text:p>33.064976</text:p>
              </table:table-cell>
              <table:table-cell office:value-type="float" office:value="33.216129">
                <text:p>33.216129</text:p>
              </table:table-cell>
              <table:table-cell office:value-type="float" office:value="33.342354">
                <text:p>33.342354</text:p>
              </table:table-cell>
              <table:table-cell office:value-type="float" office:value="33.342354">
                <text:p>33.342354</text:p>
              </table:table-cell>
              <table:table-cell office:value-type="float" office:value="33.444912">
                <text:p>33.444912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145.2055556">
                <text:p>145.2055556</text:p>
                <draw:g>
                  <svg:desc>Old_Town_Cross.B17:Old_Town_Cross.U17</svg:desc>
                </draw:g>
              </table:table-cell>
              <table:table-cell office:value-type="float" office:value="136.2666667">
                <text:p>136.2666667</text:p>
              </table:table-cell>
              <table:table-cell office:value-type="float" office:value="146.3527778">
                <text:p>146.3527778</text:p>
              </table:table-cell>
              <table:table-cell office:value-type="float" office:value="136.0166667">
                <text:p>136.0166667</text:p>
              </table:table-cell>
              <table:table-cell office:value-type="float" office:value="134.5833333">
                <text:p>134.5833333</text:p>
              </table:table-cell>
              <table:table-cell office:value-type="float" office:value="135.2611111">
                <text:p>135.2611111</text:p>
              </table:table-cell>
              <table:table-cell office:value-type="float" office:value="143.2888889">
                <text:p>143.2888889</text:p>
              </table:table-cell>
              <table:table-cell office:value-type="float" office:value="137.075">
                <text:p>137.075</text:p>
              </table:table-cell>
              <table:table-cell office:value-type="float" office:value="136.2888889">
                <text:p>136.2888889</text:p>
              </table:table-cell>
              <table:table-cell office:value-type="float" office:value="136.25">
                <text:p>136.25</text:p>
              </table:table-cell>
              <table:table-cell office:value-type="float" office:value="136.1722222">
                <text:p>136.1722222</text:p>
              </table:table-cell>
              <table:table-cell office:value-type="float" office:value="144.6916667">
                <text:p>144.6916667</text:p>
              </table:table-cell>
              <table:table-cell office:value-type="float" office:value="146.4861111">
                <text:p>146.4861111</text:p>
              </table:table-cell>
              <table:table-cell office:value-type="float" office:value="137.1583333">
                <text:p>137.1583333</text:p>
              </table:table-cell>
              <table:table-cell office:value-type="float" office:value="136.9111111">
                <text:p>136.9111111</text:p>
              </table:table-cell>
              <table:table-cell office:value-type="float" office:value="147.2972222">
                <text:p>147.2972222</text:p>
              </table:table-cell>
              <table:table-cell office:value-type="float" office:value="138.2583333">
                <text:p>138.2583333</text:p>
              </table:table-cell>
              <table:table-cell office:value-type="float" office:value="147.9166667">
                <text:p>147.9166667</text:p>
              </table:table-cell>
              <table:table-cell office:value-type="float" office:value="147.5416667">
                <text:p>147.5416667</text:p>
              </table:table-cell>
              <table:table-cell office:value-type="float" office:value="141.0666667">
                <text:p>141.0666667</text:p>
              </table:table-cell>
            </table:table-row>
            <table:table-row>
              <table:table-cell office:value-type="string">
                <text:p>h264_nvenc hq</text:p>
                <draw:g>
                  <svg:desc>Old_Town_Cross.A17:Old_Town_Cross.A17</svg:desc>
                </draw:g>
              </table:table-cell>
              <table:table-cell office:value-type="float" office:value="23.756775">
                <text:p>23.756775</text:p>
                <draw:g>
                  <svg:desc>Old_Town_Cross.B39:Old_Town_Cross.U39</svg:desc>
                </draw:g>
              </table:table-cell>
              <table:table-cell office:value-type="float" office:value="27.370665">
                <text:p>27.370665</text:p>
              </table:table-cell>
              <table:table-cell office:value-type="float" office:value="31.056299">
                <text:p>31.056299</text:p>
              </table:table-cell>
              <table:table-cell office:value-type="float" office:value="23.875542">
                <text:p>23.875542</text:p>
              </table:table-cell>
              <table:table-cell office:value-type="float" office:value="23.875542">
                <text:p>23.875542</text:p>
              </table:table-cell>
              <table:table-cell office:value-type="float" office:value="23.875542">
                <text:p>23.875542</text:p>
              </table:table-cell>
              <table:table-cell office:value-type="float" office:value="29.7162">
                <text:p>29.7162</text:p>
              </table:table-cell>
              <table:table-cell office:value-type="float" office:value="29.733118">
                <text:p>29.733118</text:p>
              </table:table-cell>
              <table:table-cell office:value-type="float" office:value="29.697157">
                <text:p>29.697157</text:p>
              </table:table-cell>
              <table:table-cell office:value-type="float" office:value="31.584948">
                <text:p>31.584948</text:p>
              </table:table-cell>
              <table:table-cell office:value-type="float" office:value="31.701435">
                <text:p>31.701435</text:p>
              </table:table-cell>
              <table:table-cell office:value-type="float" office:value="32.446846">
                <text:p>32.446846</text:p>
              </table:table-cell>
              <table:table-cell office:value-type="float" office:value="32.414478">
                <text:p>32.414478</text:p>
              </table:table-cell>
              <table:table-cell office:value-type="float" office:value="32.819336">
                <text:p>32.819336</text:p>
              </table:table-cell>
              <table:table-cell office:value-type="float" office:value="33.064232">
                <text:p>33.064232</text:p>
              </table:table-cell>
              <table:table-cell office:value-type="float" office:value="33.064976">
                <text:p>33.064976</text:p>
              </table:table-cell>
              <table:table-cell office:value-type="float" office:value="33.216129">
                <text:p>33.216129</text:p>
              </table:table-cell>
              <table:table-cell office:value-type="float" office:value="33.342354">
                <text:p>33.342354</text:p>
              </table:table-cell>
              <table:table-cell office:value-type="float" office:value="33.342354">
                <text:p>33.342354</text:p>
              </table:table-cell>
              <table:table-cell office:value-type="float" office:value="33.444912">
                <text:p>33.4449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24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maximum="2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5cm" chart:symbol-height="0.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5cm" chart:symbol-height="0.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5cm" chart:symbol-height="0.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5cm" chart:symbol-height="0.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5cm" chart:symbol-height="0.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5cm" chart:symbol-height="0.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5cm" chart:symbol-height="0.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5cm" chart:symbol-height="0.5cm" chart:link-data-style-to-source="true"/>
      <style:graphic-properties draw:stroke="none" svg:stroke-width="0.08cm" svg:stroke-color="#ff8080" draw:fill-color="#ff808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6.991cm" svg:height="25.401cm" xlink:href=".." xlink:type="simple" chart:class="chart:scatter" chart:style-name="ch1">
        <chart:legend svg:x="28.158cm" svg:y="14.978cm" style:legend-expansion="custom" chartooo:width="9.192cm" chartooo:height="9.153cm" style:legend-expansion-aspect-ratio="1.00426089806621" chart:style-name="ch2"/>
        <chart:plot-area chart:style-name="ch3" table:cell-range-address="Crowd_Run.A3:Crowd_Run.U3 Crowd_Run.B25:Crowd_Run.U29 Crowd_Run.A4:Crowd_Run.A7 Crowd_Run.A14:Crowd_Run.A14 Crowd_Run.B36:Crowd_Run.U36 Crowd_Run.A17:Crowd_Run.A18 Crowd_Run.B39:Crowd_Run.U40" chart:data-source-has-labels="column" svg:x="0.317cm" svg:y="0.506cm" svg:width="46.603cm" svg:height="24.77cm">
          <chartooo:coordinate-region svg:x="0.938cm" svg:y="0.506cm" svg:width="45.61cm" svg:height="24.1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rowd_Run.B25:Crowd_Run.U25" chart:label-cell-address="Crowd_Run.A3:Crowd_Run.A3" chart:class="chart:scatter">
            <chart:domain table:cell-range-address="Crowd_Run.B3:Crowd_Run.U3"/>
            <chart:data-point chart:repeated="20"/>
          </chart:series>
          <chart:series chart:style-name="ch8" chart:values-cell-range-address="Crowd_Run.B26:Crowd_Run.U26" chart:label-cell-address="Crowd_Run.A4:Crowd_Run.A4" chart:class="chart:scatter">
            <chart:domain table:cell-range-address="Crowd_Run.B4:Crowd_Run.U4"/>
            <chart:data-point chart:repeated="20"/>
          </chart:series>
          <chart:series chart:style-name="ch9" chart:values-cell-range-address="Crowd_Run.B27:Crowd_Run.U27" chart:label-cell-address="Crowd_Run.A5:Crowd_Run.A5" chart:class="chart:scatter">
            <chart:domain table:cell-range-address="Crowd_Run.B5:Crowd_Run.U5"/>
            <chart:data-point chart:repeated="20"/>
          </chart:series>
          <chart:series chart:style-name="ch10" chart:values-cell-range-address="Crowd_Run.B28:Crowd_Run.U28" chart:label-cell-address="Crowd_Run.A6:Crowd_Run.A6" chart:class="chart:scatter">
            <chart:domain table:cell-range-address="Crowd_Run.B6:Crowd_Run.U6"/>
            <chart:data-point chart:repeated="20"/>
          </chart:series>
          <chart:series chart:style-name="ch11" chart:values-cell-range-address="Crowd_Run.B29:Crowd_Run.U29" chart:label-cell-address="Crowd_Run.A7:Crowd_Run.A7" chart:class="chart:scatter">
            <chart:domain table:cell-range-address="Crowd_Run.B7:Crowd_Run.U7"/>
            <chart:data-point chart:repeated="20"/>
          </chart:series>
          <chart:series chart:style-name="ch12" chart:values-cell-range-address="Crowd_Run.B36:Crowd_Run.U36" chart:label-cell-address="Crowd_Run.A14:Crowd_Run.A14" chart:class="chart:scatter">
            <chart:domain table:cell-range-address="Crowd_Run.B14:Crowd_Run.U14"/>
            <chart:data-point chart:repeated="20"/>
          </chart:series>
          <chart:series chart:style-name="ch13" chart:values-cell-range-address="Crowd_Run.B39:Crowd_Run.U39" chart:label-cell-address="Crowd_Run.A17:Crowd_Run.A17" chart:class="chart:scatter">
            <chart:domain table:cell-range-address="Crowd_Run.B17:Crowd_Run.U17"/>
            <chart:data-point chart:repeated="20"/>
          </chart:series>
          <chart:series chart:style-name="ch14" chart:values-cell-range-address="Crowd_Run.B40:Crowd_Run.U40" chart:label-cell-address="Crowd_Run.A18:Crowd_Run.A18" chart:class="chart:scatter">
            <chart:domain table:cell-range-address="Crowd_Run.B18:Crowd_Run.U18"/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873.5694">
                <text:p>873.5694</text:p>
                <draw:g>
                  <svg:desc>Crowd_Run.B3:Crowd_Run.U3</svg:desc>
                </draw:g>
              </table:table-cell>
              <table:table-cell office:value-type="float" office:value="856.4759">
                <text:p>856.4759</text:p>
              </table:table-cell>
              <table:table-cell office:value-type="float" office:value="859.4194">
                <text:p>859.4194</text:p>
              </table:table-cell>
              <table:table-cell office:value-type="float" office:value="854.9783">
                <text:p>854.9783</text:p>
              </table:table-cell>
              <table:table-cell office:value-type="float" office:value="853.3251">
                <text:p>853.3251</text:p>
              </table:table-cell>
              <table:table-cell office:value-type="float" office:value="852.8672">
                <text:p>852.8672</text:p>
              </table:table-cell>
              <table:table-cell office:value-type="float" office:value="852.8938">
                <text:p>852.8938</text:p>
              </table:table-cell>
              <table:table-cell office:value-type="float" office:value="854.3594">
                <text:p>854.3594</text:p>
              </table:table-cell>
              <table:table-cell office:value-type="float" office:value="857.3473">
                <text:p>857.3473</text:p>
              </table:table-cell>
              <table:table-cell office:value-type="float" office:value="857.6995">
                <text:p>857.6995</text:p>
              </table:table-cell>
              <table:table-cell office:value-type="float" office:value="855.5494">
                <text:p>855.5494</text:p>
              </table:table-cell>
              <table:table-cell office:value-type="float" office:value="854.5791">
                <text:p>854.5791</text:p>
              </table:table-cell>
              <table:table-cell office:value-type="float" office:value="851.9871">
                <text:p>851.9871</text:p>
              </table:table-cell>
              <table:table-cell office:value-type="float" office:value="854.2345">
                <text:p>854.2345</text:p>
              </table:table-cell>
              <table:table-cell office:value-type="float" office:value="848.6597">
                <text:p>848.6597</text:p>
              </table:table-cell>
              <table:table-cell office:value-type="float" office:value="859.7531">
                <text:p>859.7531</text:p>
              </table:table-cell>
              <table:table-cell office:value-type="float" office:value="845.8576">
                <text:p>845.8576</text:p>
              </table:table-cell>
              <table:table-cell office:value-type="float" office:value="843.9975">
                <text:p>843.9975</text:p>
              </table:table-cell>
              <table:table-cell office:value-type="float" office:value="844.987">
                <text:p>844.987</text:p>
              </table:table-cell>
              <table:table-cell office:value-type="float" office:value="848.105">
                <text:p>848.105</text:p>
              </table:table-cell>
            </table:table-row>
            <table:table-row>
              <table:table-cell office:value-type="string">
                <text:p>theora</text:p>
                <draw:g>
                  <svg:desc>Crowd_Run.A3:Crowd_Run.A3</svg:desc>
                </draw:g>
              </table:table-cell>
              <table:table-cell office:value-type="float" office:value="14.11129">
                <text:p>14.11129</text:p>
                <draw:g>
                  <svg:desc>Crowd_Run.B25:Crowd_Run.U25</svg:desc>
                </draw:g>
              </table:table-cell>
              <table:table-cell office:value-type="float" office:value="14.11129">
                <text:p>14.11129</text:p>
              </table:table-cell>
              <table:table-cell office:value-type="float" office:value="14.159507">
                <text:p>14.159507</text:p>
              </table:table-cell>
              <table:table-cell office:value-type="float" office:value="14.199896">
                <text:p>14.199896</text:p>
              </table:table-cell>
              <table:table-cell office:value-type="float" office:value="14.241646">
                <text:p>14.241646</text:p>
              </table:table-cell>
              <table:table-cell office:value-type="float" office:value="14.299107">
                <text:p>14.299107</text:p>
              </table:table-cell>
              <table:table-cell office:value-type="float" office:value="14.324208">
                <text:p>14.324208</text:p>
              </table:table-cell>
              <table:table-cell office:value-type="float" office:value="14.341265">
                <text:p>14.341265</text:p>
              </table:table-cell>
              <table:table-cell office:value-type="float" office:value="14.485683">
                <text:p>14.485683</text:p>
              </table:table-cell>
              <table:table-cell office:value-type="float" office:value="14.751158">
                <text:p>14.75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844969">
                <text:p>16.844969</text:p>
              </table:table-cell>
              <table:table-cell office:value-type="float" office:value="17.538225">
                <text:p>17.538225</text:p>
              </table:table-cell>
              <table:table-cell office:value-type="float" office:value="18.13431">
                <text:p>18.13431</text:p>
              </table:table-cell>
              <table:table-cell office:value-type="float" office:value="18.678015">
                <text:p>18.678015</text:p>
              </table:table-cell>
              <table:table-cell office:value-type="float" office:value="19.267082">
                <text:p>19.267082</text:p>
              </table:table-cell>
              <table:table-cell office:value-type="float" office:value="NaN">
                <text:p>NaN</text:p>
              </table:table-cell>
              <table:table-cell office:value-type="float" office:value="20.588196">
                <text:p>20.588196</text:p>
              </table:table-cell>
              <table:table-cell office:value-type="float" office:value="21.424967">
                <text:p>21.424967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03.88">
                <text:p>103.88</text:p>
                <draw:g>
                  <svg:desc>Crowd_Run.B4:Crowd_Run.U4</svg:desc>
                </draw:g>
              </table:table-cell>
              <table:table-cell office:value-type="float" office:value="113.3858">
                <text:p>113.3858</text:p>
              </table:table-cell>
              <table:table-cell office:value-type="float" office:value="92.3814">
                <text:p>92.3814</text:p>
              </table:table-cell>
              <table:table-cell office:value-type="float" office:value="69.0365">
                <text:p>69.0365</text:p>
              </table:table-cell>
              <table:table-cell office:value-type="float" office:value="76.9069">
                <text:p>76.9069</text:p>
              </table:table-cell>
              <table:table-cell office:value-type="float" office:value="76.9544">
                <text:p>76.9544</text:p>
              </table:table-cell>
              <table:table-cell office:value-type="float" office:value="77.3293">
                <text:p>77.3293</text:p>
              </table:table-cell>
              <table:table-cell office:value-type="float" office:value="77.278">
                <text:p>77.278</text:p>
              </table:table-cell>
              <table:table-cell office:value-type="float" office:value="77.0845">
                <text:p>77.0845</text:p>
              </table:table-cell>
              <table:table-cell office:value-type="float" office:value="77.0844">
                <text:p>77.0844</text:p>
              </table:table-cell>
              <table:table-cell office:value-type="float" office:value="77.2116">
                <text:p>77.2116</text:p>
              </table:table-cell>
              <table:table-cell office:value-type="float" office:value="76.1522">
                <text:p>76.1522</text:p>
              </table:table-cell>
              <table:table-cell office:value-type="float" office:value="76.1387">
                <text:p>76.1387</text:p>
              </table:table-cell>
              <table:table-cell office:value-type="float" office:value="76.5967">
                <text:p>76.5967</text:p>
              </table:table-cell>
              <table:table-cell office:value-type="float" office:value="76.4523">
                <text:p>76.4523</text:p>
              </table:table-cell>
              <table:table-cell office:value-type="float" office:value="76.7172">
                <text:p>76.7172</text:p>
              </table:table-cell>
              <table:table-cell office:value-type="float" office:value="76.9716">
                <text:p>76.9716</text:p>
              </table:table-cell>
              <table:table-cell office:value-type="float" office:value="76.9661">
                <text:p>76.9661</text:p>
              </table:table-cell>
              <table:table-cell office:value-type="float" office:value="77.2648">
                <text:p>77.2648</text:p>
              </table:table-cell>
              <table:table-cell office:value-type="float" office:value="77.2558">
                <text:p>77.2558</text:p>
              </table:table-cell>
            </table:table-row>
            <table:table-row>
              <table:table-cell office:value-type="string">
                <text:p>x264 ultrafast</text:p>
                <draw:g>
                  <svg:desc>Crowd_Run.A4:Crowd_Run.A4</svg:desc>
                </draw:g>
              </table:table-cell>
              <table:table-cell office:value-type="float" office:value="11.758048">
                <text:p>11.758048</text:p>
                <draw:g>
                  <svg:desc>Crowd_Run.B26:Crowd_Run.U26</svg:desc>
                </draw:g>
              </table:table-cell>
              <table:table-cell office:value-type="float" office:value="13.142016">
                <text:p>13.142016</text:p>
              </table:table-cell>
              <table:table-cell office:value-type="float" office:value="13.751605">
                <text:p>13.751605</text:p>
              </table:table-cell>
              <table:table-cell office:value-type="float" office:value="14.332426">
                <text:p>14.332426</text:p>
              </table:table-cell>
              <table:table-cell office:value-type="float" office:value="14.888924">
                <text:p>14.888924</text:p>
              </table:table-cell>
              <table:table-cell office:value-type="float" office:value="15.369407">
                <text:p>15.369407</text:p>
              </table:table-cell>
              <table:table-cell office:value-type="float" office:value="15.84385">
                <text:p>15.84385</text:p>
              </table:table-cell>
              <table:table-cell office:value-type="float" office:value="16.426394">
                <text:p>16.426394</text:p>
              </table:table-cell>
              <table:table-cell office:value-type="float" office:value="16.799265">
                <text:p>16.799265</text:p>
              </table:table-cell>
              <table:table-cell office:value-type="float" office:value="17.511238">
                <text:p>17.511238</text:p>
              </table:table-cell>
              <table:table-cell office:value-type="float" office:value="17.76326">
                <text:p>17.76326</text:p>
              </table:table-cell>
              <table:table-cell office:value-type="float" office:value="18.378559">
                <text:p>18.378559</text:p>
              </table:table-cell>
              <table:table-cell office:value-type="float" office:value="19.713522">
                <text:p>19.713522</text:p>
              </table:table-cell>
              <table:table-cell office:value-type="float" office:value="20.370197">
                <text:p>20.370197</text:p>
              </table:table-cell>
              <table:table-cell office:value-type="float" office:value="20.988253">
                <text:p>20.988253</text:p>
              </table:table-cell>
              <table:table-cell office:value-type="float" office:value="21.648188">
                <text:p>21.648188</text:p>
              </table:table-cell>
              <table:table-cell office:value-type="float" office:value="22.028219">
                <text:p>22.028219</text:p>
              </table:table-cell>
              <table:table-cell office:value-type="float" office:value="22.365343">
                <text:p>22.365343</text:p>
              </table:table-cell>
              <table:table-cell office:value-type="float" office:value="22.834616">
                <text:p>22.834616</text:p>
              </table:table-cell>
              <table:table-cell office:value-type="float" office:value="23.110844">
                <text:p>23.110844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59.4239">
                <text:p>159.4239</text:p>
                <draw:g>
                  <svg:desc>Crowd_Run.B5:Crowd_Run.U5</svg:desc>
                </draw:g>
              </table:table-cell>
              <table:table-cell office:value-type="float" office:value="161.0268">
                <text:p>161.0268</text:p>
              </table:table-cell>
              <table:table-cell office:value-type="float" office:value="163.6887">
                <text:p>163.6887</text:p>
              </table:table-cell>
              <table:table-cell office:value-type="float" office:value="164.3956">
                <text:p>164.3956</text:p>
              </table:table-cell>
              <table:table-cell office:value-type="float" office:value="165.3986">
                <text:p>165.3986</text:p>
              </table:table-cell>
              <table:table-cell office:value-type="float" office:value="168.0143">
                <text:p>168.0143</text:p>
              </table:table-cell>
              <table:table-cell office:value-type="float" office:value="170.6543">
                <text:p>170.6543</text:p>
              </table:table-cell>
              <table:table-cell office:value-type="float" office:value="169.7443">
                <text:p>169.7443</text:p>
              </table:table-cell>
              <table:table-cell office:value-type="float" office:value="170.0965">
                <text:p>170.0965</text:p>
              </table:table-cell>
              <table:table-cell office:value-type="float" office:value="171.358">
                <text:p>171.358</text:p>
              </table:table-cell>
              <table:table-cell office:value-type="float" office:value="172.978">
                <text:p>172.978</text:p>
              </table:table-cell>
              <table:table-cell office:value-type="float" office:value="174.8658">
                <text:p>174.8658</text:p>
              </table:table-cell>
              <table:table-cell office:value-type="float" office:value="177.8133">
                <text:p>177.8133</text:p>
              </table:table-cell>
              <table:table-cell office:value-type="float" office:value="180.2147">
                <text:p>180.2147</text:p>
              </table:table-cell>
              <table:table-cell office:value-type="float" office:value="182.7972">
                <text:p>182.7972</text:p>
              </table:table-cell>
              <table:table-cell office:value-type="float" office:value="185.0725">
                <text:p>185.0725</text:p>
              </table:table-cell>
              <table:table-cell office:value-type="float" office:value="186.6894">
                <text:p>186.6894</text:p>
              </table:table-cell>
              <table:table-cell office:value-type="float" office:value="188.1431">
                <text:p>188.1431</text:p>
              </table:table-cell>
              <table:table-cell office:value-type="float" office:value="189.9575">
                <text:p>189.9575</text:p>
              </table:table-cell>
              <table:table-cell office:value-type="float" office:value="222.1857">
                <text:p>222.1857</text:p>
              </table:table-cell>
            </table:table-row>
            <table:table-row>
              <table:table-cell office:value-type="string">
                <text:p>x264 superfast</text:p>
                <draw:g>
                  <svg:desc>Crowd_Run.A5:Crowd_Run.A5</svg:desc>
                </draw:g>
              </table:table-cell>
              <table:table-cell office:value-type="float" office:value="12.927973">
                <text:p>12.927973</text:p>
                <draw:g>
                  <svg:desc>Crowd_Run.B27:Crowd_Run.U27</svg:desc>
                </draw:g>
              </table:table-cell>
              <table:table-cell office:value-type="float" office:value="14.641223">
                <text:p>14.641223</text:p>
              </table:table-cell>
              <table:table-cell office:value-type="float" office:value="15.94206">
                <text:p>15.94206</text:p>
              </table:table-cell>
              <table:table-cell office:value-type="float" office:value="16.77972">
                <text:p>16.77972</text:p>
              </table:table-cell>
              <table:table-cell office:value-type="float" office:value="17.31966">
                <text:p>17.31966</text:p>
              </table:table-cell>
              <table:table-cell office:value-type="float" office:value="17.822214">
                <text:p>17.822214</text:p>
              </table:table-cell>
              <table:table-cell office:value-type="float" office:value="18.286306">
                <text:p>18.286306</text:p>
              </table:table-cell>
              <table:table-cell office:value-type="float" office:value="18.682722">
                <text:p>18.682722</text:p>
              </table:table-cell>
              <table:table-cell office:value-type="float" office:value="18.96176">
                <text:p>18.96176</text:p>
              </table:table-cell>
              <table:table-cell office:value-type="float" office:value="19.26976">
                <text:p>19.26976</text:p>
              </table:table-cell>
              <table:table-cell office:value-type="float" office:value="20.24604">
                <text:p>20.24604</text:p>
              </table:table-cell>
              <table:table-cell office:value-type="float" office:value="21.169584">
                <text:p>21.169584</text:p>
              </table:table-cell>
              <table:table-cell office:value-type="float" office:value="21.992088">
                <text:p>21.992088</text:p>
              </table:table-cell>
              <table:table-cell office:value-type="float" office:value="22.694666">
                <text:p>22.694666</text:p>
              </table:table-cell>
              <table:table-cell office:value-type="float" office:value="23.317024">
                <text:p>23.317024</text:p>
              </table:table-cell>
              <table:table-cell office:value-type="float" office:value="23.875671">
                <text:p>23.875671</text:p>
              </table:table-cell>
              <table:table-cell office:value-type="float" office:value="24.39352">
                <text:p>24.39352</text:p>
              </table:table-cell>
              <table:table-cell office:value-type="float" office:value="24.872089">
                <text:p>24.872089</text:p>
              </table:table-cell>
              <table:table-cell office:value-type="float" office:value="25.312153">
                <text:p>25.312153</text:p>
              </table:table-cell>
              <table:table-cell office:value-type="float" office:value="25.723623">
                <text:p>25.723623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41.6798">
                <text:p>241.6798</text:p>
                <draw:g>
                  <svg:desc>Crowd_Run.B6:Crowd_Run.U6</svg:desc>
                </draw:g>
              </table:table-cell>
              <table:table-cell office:value-type="float" office:value="242.6778">
                <text:p>242.6778</text:p>
              </table:table-cell>
              <table:table-cell office:value-type="float" office:value="245.2008">
                <text:p>245.2008</text:p>
              </table:table-cell>
              <table:table-cell office:value-type="float" office:value="258.4892">
                <text:p>258.4892</text:p>
              </table:table-cell>
              <table:table-cell office:value-type="float" office:value="263.2375">
                <text:p>263.2375</text:p>
              </table:table-cell>
              <table:table-cell office:value-type="float" office:value="267.0497">
                <text:p>267.0497</text:p>
              </table:table-cell>
              <table:table-cell office:value-type="float" office:value="270.6006">
                <text:p>270.6006</text:p>
              </table:table-cell>
              <table:table-cell office:value-type="float" office:value="274.0182">
                <text:p>274.0182</text:p>
              </table:table-cell>
              <table:table-cell office:value-type="float" office:value="277.1163">
                <text:p>277.1163</text:p>
              </table:table-cell>
              <table:table-cell office:value-type="float" office:value="273.9067">
                <text:p>273.9067</text:p>
              </table:table-cell>
              <table:table-cell office:value-type="float" office:value="281.1614">
                <text:p>281.1614</text:p>
              </table:table-cell>
              <table:table-cell office:value-type="float" office:value="285.254">
                <text:p>285.254</text:p>
              </table:table-cell>
              <table:table-cell office:value-type="float" office:value="302.385">
                <text:p>302.385</text:p>
              </table:table-cell>
              <table:table-cell office:value-type="float" office:value="303.1317">
                <text:p>303.1317</text:p>
              </table:table-cell>
              <table:table-cell office:value-type="float" office:value="309.5067">
                <text:p>309.5067</text:p>
              </table:table-cell>
              <table:table-cell office:value-type="float" office:value="320.7624">
                <text:p>320.7624</text:p>
              </table:table-cell>
              <table:table-cell office:value-type="float" office:value="320.8077">
                <text:p>320.8077</text:p>
              </table:table-cell>
              <table:table-cell office:value-type="float" office:value="323.7972">
                <text:p>323.7972</text:p>
              </table:table-cell>
              <table:table-cell office:value-type="float" office:value="331.9435">
                <text:p>331.9435</text:p>
              </table:table-cell>
              <table:table-cell office:value-type="float" office:value="329.8063">
                <text:p>329.8063</text:p>
              </table:table-cell>
            </table:table-row>
            <table:table-row>
              <table:table-cell office:value-type="string">
                <text:p>x264 veryfast</text:p>
                <draw:g>
                  <svg:desc>Crowd_Run.A6:Crowd_Run.A6</svg:desc>
                </draw:g>
              </table:table-cell>
              <table:table-cell office:value-type="float" office:value="12.570005">
                <text:p>12.570005</text:p>
                <draw:g>
                  <svg:desc>Crowd_Run.B28:Crowd_Run.U28</svg:desc>
                </draw:g>
              </table:table-cell>
              <table:table-cell office:value-type="float" office:value="14.162913">
                <text:p>14.162913</text:p>
              </table:table-cell>
              <table:table-cell office:value-type="float" office:value="15.530104">
                <text:p>15.530104</text:p>
              </table:table-cell>
              <table:table-cell office:value-type="float" office:value="16.572334">
                <text:p>16.572334</text:p>
              </table:table-cell>
              <table:table-cell office:value-type="float" office:value="17.33836">
                <text:p>17.33836</text:p>
              </table:table-cell>
              <table:table-cell office:value-type="float" office:value="17.76965">
                <text:p>17.76965</text:p>
              </table:table-cell>
              <table:table-cell office:value-type="float" office:value="18.21489">
                <text:p>18.21489</text:p>
              </table:table-cell>
              <table:table-cell office:value-type="float" office:value="18.64897">
                <text:p>18.64897</text:p>
              </table:table-cell>
              <table:table-cell office:value-type="float" office:value="19.004673">
                <text:p>19.004673</text:p>
              </table:table-cell>
              <table:table-cell office:value-type="float" office:value="19.355797">
                <text:p>19.355797</text:p>
              </table:table-cell>
              <table:table-cell office:value-type="float" office:value="20.205051">
                <text:p>20.205051</text:p>
              </table:table-cell>
              <table:table-cell office:value-type="float" office:value="21.146355">
                <text:p>21.146355</text:p>
              </table:table-cell>
              <table:table-cell office:value-type="float" office:value="21.979916">
                <text:p>21.979916</text:p>
              </table:table-cell>
              <table:table-cell office:value-type="float" office:value="22.7117">
                <text:p>22.7117</text:p>
              </table:table-cell>
              <table:table-cell office:value-type="float" office:value="23.342052">
                <text:p>23.342052</text:p>
              </table:table-cell>
              <table:table-cell office:value-type="float" office:value="23.888851">
                <text:p>23.888851</text:p>
              </table:table-cell>
              <table:table-cell office:value-type="float" office:value="24.389816">
                <text:p>24.389816</text:p>
              </table:table-cell>
              <table:table-cell office:value-type="float" office:value="24.852737">
                <text:p>24.852737</text:p>
              </table:table-cell>
              <table:table-cell office:value-type="float" office:value="25.271141">
                <text:p>25.271141</text:p>
              </table:table-cell>
              <table:table-cell office:value-type="float" office:value="25.656614">
                <text:p>25.656614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421.9366">
                <text:p>421.9366</text:p>
                <draw:g>
                  <svg:desc>Crowd_Run.B7:Crowd_Run.U7</svg:desc>
                </draw:g>
              </table:table-cell>
              <table:table-cell office:value-type="float" office:value="414.8503">
                <text:p>414.8503</text:p>
              </table:table-cell>
              <table:table-cell office:value-type="float" office:value="417.1957">
                <text:p>417.1957</text:p>
              </table:table-cell>
              <table:table-cell office:value-type="float" office:value="427.0076">
                <text:p>427.0076</text:p>
              </table:table-cell>
              <table:table-cell office:value-type="float" office:value="437.6672">
                <text:p>437.6672</text:p>
              </table:table-cell>
              <table:table-cell office:value-type="float" office:value="458.6441">
                <text:p>458.6441</text:p>
              </table:table-cell>
              <table:table-cell office:value-type="float" office:value="466.9038">
                <text:p>466.9038</text:p>
              </table:table-cell>
              <table:table-cell office:value-type="float" office:value="483.6844">
                <text:p>483.6844</text:p>
              </table:table-cell>
              <table:table-cell office:value-type="float" office:value="471.1391">
                <text:p>471.1391</text:p>
              </table:table-cell>
              <table:table-cell office:value-type="float" office:value="479.664">
                <text:p>479.664</text:p>
              </table:table-cell>
              <table:table-cell office:value-type="float" office:value="480.6261">
                <text:p>480.6261</text:p>
              </table:table-cell>
              <table:table-cell office:value-type="float" office:value="490.4342">
                <text:p>490.4342</text:p>
              </table:table-cell>
              <table:table-cell office:value-type="float" office:value="492.2622">
                <text:p>492.2622</text:p>
              </table:table-cell>
              <table:table-cell office:value-type="float" office:value="496.282">
                <text:p>496.282</text:p>
              </table:table-cell>
              <table:table-cell office:value-type="float" office:value="527.4339">
                <text:p>527.4339</text:p>
              </table:table-cell>
              <table:table-cell office:value-type="float" office:value="519.5698">
                <text:p>519.5698</text:p>
              </table:table-cell>
              <table:table-cell office:value-type="float" office:value="541.0387">
                <text:p>541.0387</text:p>
              </table:table-cell>
              <table:table-cell office:value-type="float" office:value="546.815">
                <text:p>546.815</text:p>
              </table:table-cell>
              <table:table-cell office:value-type="float" office:value="561.5839">
                <text:p>561.5839</text:p>
              </table:table-cell>
              <table:table-cell office:value-type="float" office:value="565.9961">
                <text:p>565.9961</text:p>
              </table:table-cell>
            </table:table-row>
            <table:table-row>
              <table:table-cell office:value-type="string">
                <text:p>x264 faster</text:p>
                <draw:g>
                  <svg:desc>Crowd_Run.A7:Crowd_Run.A7</svg:desc>
                </draw:g>
              </table:table-cell>
              <table:table-cell office:value-type="float" office:value="15.879424">
                <text:p>15.879424</text:p>
                <draw:g>
                  <svg:desc>Crowd_Run.B29:Crowd_Run.U29</svg:desc>
                </draw:g>
              </table:table-cell>
              <table:table-cell office:value-type="float" office:value="16.020555">
                <text:p>16.020555</text:p>
              </table:table-cell>
              <table:table-cell office:value-type="float" office:value="16.1096">
                <text:p>16.1096</text:p>
              </table:table-cell>
              <table:table-cell office:value-type="float" office:value="17.350842">
                <text:p>17.350842</text:p>
              </table:table-cell>
              <table:table-cell office:value-type="float" office:value="18.157759">
                <text:p>18.157759</text:p>
              </table:table-cell>
              <table:table-cell office:value-type="float" office:value="18.651314">
                <text:p>18.651314</text:p>
              </table:table-cell>
              <table:table-cell office:value-type="float" office:value="19.096672">
                <text:p>19.096672</text:p>
              </table:table-cell>
              <table:table-cell office:value-type="float" office:value="19.524801">
                <text:p>19.524801</text:p>
              </table:table-cell>
              <table:table-cell office:value-type="float" office:value="19.845373">
                <text:p>19.845373</text:p>
              </table:table-cell>
              <table:table-cell office:value-type="float" office:value="20.131201">
                <text:p>20.131201</text:p>
              </table:table-cell>
              <table:table-cell office:value-type="float" office:value="20.750244">
                <text:p>20.750244</text:p>
              </table:table-cell>
              <table:table-cell office:value-type="float" office:value="21.366896">
                <text:p>21.366896</text:p>
              </table:table-cell>
              <table:table-cell office:value-type="float" office:value="22.022831">
                <text:p>22.022831</text:p>
              </table:table-cell>
              <table:table-cell office:value-type="float" office:value="22.711208">
                <text:p>22.711208</text:p>
              </table:table-cell>
              <table:table-cell office:value-type="float" office:value="23.42663">
                <text:p>23.42663</text:p>
              </table:table-cell>
              <table:table-cell office:value-type="float" office:value="24.080399">
                <text:p>24.080399</text:p>
              </table:table-cell>
              <table:table-cell office:value-type="float" office:value="24.657042">
                <text:p>24.657042</text:p>
              </table:table-cell>
              <table:table-cell office:value-type="float" office:value="25.168344">
                <text:p>25.168344</text:p>
              </table:table-cell>
              <table:table-cell office:value-type="float" office:value="25.634504">
                <text:p>25.634504</text:p>
              </table:table-cell>
              <table:table-cell office:value-type="float" office:value="26.065039">
                <text:p>26.065039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214.4861111">
                <text:p>214.4861111</text:p>
                <draw:g>
                  <svg:desc>Crowd_Run.B14:Crowd_Run.U14</svg:desc>
                </draw:g>
              </table:table-cell>
              <table:table-cell office:value-type="float" office:value="190.925">
                <text:p>190.925</text:p>
              </table:table-cell>
              <table:table-cell office:value-type="float" office:value="206.8305556">
                <text:p>206.8305556</text:p>
              </table:table-cell>
              <table:table-cell office:value-type="float" office:value="224.8861111">
                <text:p>224.8861111</text:p>
              </table:table-cell>
              <table:table-cell office:value-type="float" office:value="223.4055556">
                <text:p>223.4055556</text:p>
              </table:table-cell>
              <table:table-cell office:value-type="float" office:value="234.0055556">
                <text:p>234.0055556</text:p>
              </table:table-cell>
              <table:table-cell office:value-type="float" office:value="215.8944444">
                <text:p>215.8944444</text:p>
              </table:table-cell>
              <table:table-cell office:value-type="float" office:value="214.7527778">
                <text:p>214.7527778</text:p>
              </table:table-cell>
              <table:table-cell office:value-type="float" office:value="204.9166667">
                <text:p>204.9166667</text:p>
              </table:table-cell>
              <table:table-cell office:value-type="float" office:value="215.5694444">
                <text:p>215.5694444</text:p>
              </table:table-cell>
              <table:table-cell office:value-type="float" office:value="217.4555556">
                <text:p>217.4555556</text:p>
              </table:table-cell>
              <table:table-cell office:value-type="float" office:value="224.9666667">
                <text:p>224.9666667</text:p>
              </table:table-cell>
              <table:table-cell office:value-type="float" office:value="203.6">
                <text:p>203.6</text:p>
              </table:table-cell>
              <table:table-cell office:value-type="float" office:value="189.9638889">
                <text:p>189.9638889</text:p>
              </table:table-cell>
              <table:table-cell office:value-type="float" office:value="224.4666667">
                <text:p>224.4666667</text:p>
              </table:table-cell>
              <table:table-cell office:value-type="float" office:value="206.2138889">
                <text:p>206.2138889</text:p>
              </table:table-cell>
              <table:table-cell office:value-type="float" office:value="205.925">
                <text:p>205.925</text:p>
              </table:table-cell>
              <table:table-cell office:value-type="float" office:value="211.5722222">
                <text:p>211.5722222</text:p>
              </table:table-cell>
              <table:table-cell office:value-type="float" office:value="210.2305556">
                <text:p>210.2305556</text:p>
              </table:table-cell>
              <table:table-cell office:value-type="float" office:value="213.0305556">
                <text:p>213.0305556</text:p>
              </table:table-cell>
            </table:table-row>
            <table:table-row>
              <table:table-cell office:value-type="string">
                <text:p>h264_nvenc medium</text:p>
                <draw:g>
                  <svg:desc>Crowd_Run.A14:Crowd_Run.A14</svg:desc>
                </draw:g>
              </table:table-cell>
              <table:table-cell office:value-type="float" office:value="19.938576">
                <text:p>19.938576</text:p>
                <draw:g>
                  <svg:desc>Crowd_Run.B36:Crowd_Run.U36</svg:desc>
                </draw:g>
              </table:table-cell>
              <table:table-cell office:value-type="float" office:value="19.955391">
                <text:p>19.955391</text:p>
              </table:table-cell>
              <table:table-cell office:value-type="float" office:value="20.013042">
                <text:p>20.013042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386444">
                <text:p>20.386444</text:p>
              </table:table-cell>
              <table:table-cell office:value-type="float" office:value="20.377419">
                <text:p>20.377419</text:p>
              </table:table-cell>
              <table:table-cell office:value-type="float" office:value="22.046402">
                <text:p>22.046402</text:p>
              </table:table-cell>
              <table:table-cell office:value-type="float" office:value="22.026785">
                <text:p>22.026785</text:p>
              </table:table-cell>
              <table:table-cell office:value-type="float" office:value="23.236872">
                <text:p>23.236872</text:p>
              </table:table-cell>
              <table:table-cell office:value-type="float" office:value="24.148506">
                <text:p>24.148506</text:p>
              </table:table-cell>
              <table:table-cell office:value-type="float" office:value="24.140871">
                <text:p>24.140871</text:p>
              </table:table-cell>
              <table:table-cell office:value-type="float" office:value="25.072836">
                <text:p>25.072836</text:p>
              </table:table-cell>
              <table:table-cell office:value-type="float" office:value="25.996735">
                <text:p>25.996735</text:p>
              </table:table-cell>
              <table:table-cell office:value-type="float" office:value="25.996735">
                <text:p>25.996735</text:p>
              </table:table-cell>
              <table:table-cell office:value-type="float" office:value="26.505148">
                <text:p>26.505148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216.05">
                <text:p>216.05</text:p>
                <draw:g>
                  <svg:desc>Crowd_Run.B17:Crowd_Run.U17</svg:desc>
                </draw:g>
              </table:table-cell>
              <table:table-cell office:value-type="float" office:value="195.4055556">
                <text:p>195.4055556</text:p>
              </table:table-cell>
              <table:table-cell office:value-type="float" office:value="209.8805556">
                <text:p>209.8805556</text:p>
              </table:table-cell>
              <table:table-cell office:value-type="float" office:value="197.1638889">
                <text:p>197.1638889</text:p>
              </table:table-cell>
              <table:table-cell office:value-type="float" office:value="224.9472222">
                <text:p>224.9472222</text:p>
              </table:table-cell>
              <table:table-cell office:value-type="float" office:value="213.2027778">
                <text:p>213.2027778</text:p>
              </table:table-cell>
              <table:table-cell office:value-type="float" office:value="215.1972222">
                <text:p>215.1972222</text:p>
              </table:table-cell>
              <table:table-cell office:value-type="float" office:value="199.7666667">
                <text:p>199.7666667</text:p>
              </table:table-cell>
              <table:table-cell office:value-type="float" office:value="199.9388889">
                <text:p>199.9388889</text:p>
              </table:table-cell>
              <table:table-cell office:value-type="float" office:value="211.9805556">
                <text:p>211.9805556</text:p>
              </table:table-cell>
              <table:table-cell office:value-type="float" office:value="198.9888889">
                <text:p>198.9888889</text:p>
              </table:table-cell>
              <table:table-cell office:value-type="float" office:value="212.2305556">
                <text:p>212.2305556</text:p>
              </table:table-cell>
              <table:table-cell office:value-type="float" office:value="211.9916667">
                <text:p>211.9916667</text:p>
              </table:table-cell>
              <table:table-cell office:value-type="float" office:value="224.6055556">
                <text:p>224.6055556</text:p>
              </table:table-cell>
              <table:table-cell office:value-type="float" office:value="206.5277778">
                <text:p>206.5277778</text:p>
              </table:table-cell>
              <table:table-cell office:value-type="float" office:value="225.1222222">
                <text:p>225.1222222</text:p>
              </table:table-cell>
              <table:table-cell office:value-type="float" office:value="211.1916667">
                <text:p>211.1916667</text:p>
              </table:table-cell>
              <table:table-cell office:value-type="float" office:value="205.9888889">
                <text:p>205.9888889</text:p>
              </table:table-cell>
              <table:table-cell office:value-type="float" office:value="216.025">
                <text:p>216.025</text:p>
              </table:table-cell>
              <table:table-cell office:value-type="float" office:value="199.6638889">
                <text:p>199.6638889</text:p>
              </table:table-cell>
            </table:table-row>
            <table:table-row>
              <table:table-cell office:value-type="string">
                <text:p>h264_nvenc hq</text:p>
                <draw:g>
                  <svg:desc>Crowd_Run.A17:Crowd_Run.A17</svg:desc>
                </draw:g>
              </table:table-cell>
              <table:table-cell office:value-type="float" office:value="19.938576">
                <text:p>19.938576</text:p>
                <draw:g>
                  <svg:desc>Crowd_Run.B39:Crowd_Run.U39</svg:desc>
                </draw:g>
              </table:table-cell>
              <table:table-cell office:value-type="float" office:value="19.955391">
                <text:p>19.955391</text:p>
              </table:table-cell>
              <table:table-cell office:value-type="float" office:value="20.013042">
                <text:p>20.013042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386444">
                <text:p>20.386444</text:p>
              </table:table-cell>
              <table:table-cell office:value-type="float" office:value="20.377419">
                <text:p>20.377419</text:p>
              </table:table-cell>
              <table:table-cell office:value-type="float" office:value="22.046402">
                <text:p>22.046402</text:p>
              </table:table-cell>
              <table:table-cell office:value-type="float" office:value="22.026785">
                <text:p>22.026785</text:p>
              </table:table-cell>
              <table:table-cell office:value-type="float" office:value="23.236872">
                <text:p>23.236872</text:p>
              </table:table-cell>
              <table:table-cell office:value-type="float" office:value="24.148506">
                <text:p>24.148506</text:p>
              </table:table-cell>
              <table:table-cell office:value-type="float" office:value="24.140871">
                <text:p>24.140871</text:p>
              </table:table-cell>
              <table:table-cell office:value-type="float" office:value="25.072836">
                <text:p>25.072836</text:p>
              </table:table-cell>
              <table:table-cell office:value-type="float" office:value="25.996735">
                <text:p>25.996735</text:p>
              </table:table-cell>
              <table:table-cell office:value-type="float" office:value="25.996735">
                <text:p>25.996735</text:p>
              </table:table-cell>
              <table:table-cell office:value-type="float" office:value="26.505148">
                <text:p>26.505148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199.4861111">
                <text:p>199.4861111</text:p>
                <draw:g>
                  <svg:desc>Crowd_Run.B18:Crowd_Run.U18</svg:desc>
                </draw:g>
              </table:table-cell>
              <table:table-cell office:value-type="float" office:value="201.8722222">
                <text:p>201.8722222</text:p>
              </table:table-cell>
              <table:table-cell office:value-type="float" office:value="215.525">
                <text:p>215.525</text:p>
              </table:table-cell>
              <table:table-cell office:value-type="float" office:value="224.0888889">
                <text:p>224.0888889</text:p>
              </table:table-cell>
              <table:table-cell office:value-type="float" office:value="199.8583333">
                <text:p>199.8583333</text:p>
              </table:table-cell>
              <table:table-cell office:value-type="float" office:value="209.8472222">
                <text:p>209.8472222</text:p>
              </table:table-cell>
              <table:table-cell office:value-type="float" office:value="218.8416667">
                <text:p>218.8416667</text:p>
              </table:table-cell>
              <table:table-cell office:value-type="float" office:value="215.825">
                <text:p>215.825</text:p>
              </table:table-cell>
              <table:table-cell office:value-type="float" office:value="199.3694444">
                <text:p>199.3694444</text:p>
              </table:table-cell>
              <table:table-cell office:value-type="float" office:value="199.7222222">
                <text:p>199.7222222</text:p>
              </table:table-cell>
              <table:table-cell office:value-type="float" office:value="215.5">
                <text:p>215.5</text:p>
              </table:table-cell>
              <table:table-cell office:value-type="float" office:value="199.8666667">
                <text:p>199.8666667</text:p>
              </table:table-cell>
              <table:table-cell office:value-type="float" office:value="191.3694444">
                <text:p>191.3694444</text:p>
              </table:table-cell>
              <table:table-cell office:value-type="float" office:value="224.5944444">
                <text:p>224.5944444</text:p>
              </table:table-cell>
              <table:table-cell office:value-type="float" office:value="233.8916667">
                <text:p>233.8916667</text:p>
              </table:table-cell>
              <table:table-cell office:value-type="float" office:value="215.8305556">
                <text:p>215.8305556</text:p>
              </table:table-cell>
              <table:table-cell office:value-type="float" office:value="224.4527778">
                <text:p>224.4527778</text:p>
              </table:table-cell>
              <table:table-cell office:value-type="float" office:value="219.4472222">
                <text:p>219.4472222</text:p>
              </table:table-cell>
              <table:table-cell office:value-type="float" office:value="218.2944444">
                <text:p>218.2944444</text:p>
              </table:table-cell>
              <table:table-cell office:value-type="float" office:value="225.0166667">
                <text:p>225.0166667</text:p>
              </table:table-cell>
            </table:table-row>
            <table:table-row>
              <table:table-cell office:value-type="string">
                <text:p>h264_nvenc bd</text:p>
                <draw:g>
                  <svg:desc>Crowd_Run.A18:Crowd_Run.A18</svg:desc>
                </draw:g>
              </table:table-cell>
              <table:table-cell office:value-type="float" office:value="19.938576">
                <text:p>19.938576</text:p>
                <draw:g>
                  <svg:desc>Crowd_Run.B40:Crowd_Run.U40</svg:desc>
                </draw:g>
              </table:table-cell>
              <table:table-cell office:value-type="float" office:value="19.955391">
                <text:p>19.955391</text:p>
              </table:table-cell>
              <table:table-cell office:value-type="float" office:value="20.013042">
                <text:p>20.013042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386444">
                <text:p>20.386444</text:p>
              </table:table-cell>
              <table:table-cell office:value-type="float" office:value="20.377419">
                <text:p>20.377419</text:p>
              </table:table-cell>
              <table:table-cell office:value-type="float" office:value="22.046402">
                <text:p>22.046402</text:p>
              </table:table-cell>
              <table:table-cell office:value-type="float" office:value="22.026785">
                <text:p>22.026785</text:p>
              </table:table-cell>
              <table:table-cell office:value-type="float" office:value="23.236872">
                <text:p>23.236872</text:p>
              </table:table-cell>
              <table:table-cell office:value-type="float" office:value="24.148506">
                <text:p>24.148506</text:p>
              </table:table-cell>
              <table:table-cell office:value-type="float" office:value="24.140871">
                <text:p>24.140871</text:p>
              </table:table-cell>
              <table:table-cell office:value-type="float" office:value="25.072836">
                <text:p>25.072836</text:p>
              </table:table-cell>
              <table:table-cell office:value-type="float" office:value="25.996735">
                <text:p>25.996735</text:p>
              </table:table-cell>
              <table:table-cell office:value-type="float" office:value="25.996735">
                <text:p>25.996735</text:p>
              </table:table-cell>
              <table:table-cell office:value-type="float" office:value="26.505148">
                <text:p>26.5051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24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maximum="4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5cm" chart:symbol-height="0.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5cm" chart:symbol-height="0.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5cm" chart:symbol-height="0.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5cm" chart:symbol-height="0.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5cm" chart:symbol-height="0.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5cm" chart:symbol-height="0.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5cm" chart:symbol-height="0.5cm" chart:link-data-style-to-source="true"/>
      <style:graphic-properties draw:stroke="none" svg:stroke-width="0.08cm" svg:stroke-color="#660066" draw:fill-color="#66006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6.991cm" svg:height="25.401cm" xlink:href=".." xlink:type="simple" chart:class="chart:scatter" chart:style-name="ch1">
        <chart:legend svg:x="24.803cm" svg:y="11.169cm" style:legend-expansion="custom" chartooo:width="9.192cm" chartooo:height="12.522cm" style:legend-expansion-aspect-ratio="0.734068040249162" chart:style-name="ch2"/>
        <chart:plot-area chart:style-name="ch3" table:cell-range-address="Sintel.A3:Sintel.U3 Sintel.B25:Sintel.U29 Sintel.A4:Sintel.A7 Sintel.A15:Sintel.A15 Sintel.B37:Sintel.U37 Sintel.A20:Sintel.A20 Sintel.B42:Sintel.U42" chart:data-source-has-labels="column" svg:x="0.939cm" svg:y="0.508cm" svg:width="46.213cm" svg:height="24.384cm">
          <chartooo:coordinate-region svg:x="1.56cm" svg:y="0.707cm" svg:width="45.22cm" svg:height="23.5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intel.B25:Sintel.U25" chart:label-cell-address="Sintel.A3:Sintel.A3" chart:class="chart:scatter">
            <chart:domain table:cell-range-address="Sintel.B3:Sintel.U3"/>
            <chart:data-point chart:repeated="20"/>
          </chart:series>
          <chart:series chart:style-name="ch8" chart:values-cell-range-address="Sintel.B26:Sintel.U26" chart:label-cell-address="Sintel.A4:Sintel.A4" chart:class="chart:scatter">
            <chart:domain table:cell-range-address="Sintel.B4:Sintel.U4"/>
            <chart:data-point chart:repeated="20"/>
          </chart:series>
          <chart:series chart:style-name="ch9" chart:values-cell-range-address="Sintel.B27:Sintel.U27" chart:label-cell-address="Sintel.A5:Sintel.A5" chart:class="chart:scatter">
            <chart:domain table:cell-range-address="Sintel.B5:Sintel.U5"/>
            <chart:data-point chart:repeated="20"/>
          </chart:series>
          <chart:series chart:style-name="ch10" chart:values-cell-range-address="Sintel.B28:Sintel.U28" chart:label-cell-address="Sintel.A6:Sintel.A6" chart:class="chart:scatter">
            <chart:domain table:cell-range-address="Sintel.B6:Sintel.U6"/>
            <chart:data-point chart:repeated="20"/>
          </chart:series>
          <chart:series chart:style-name="ch11" chart:values-cell-range-address="Sintel.B29:Sintel.U29" chart:label-cell-address="Sintel.A7:Sintel.A7" chart:class="chart:scatter">
            <chart:domain table:cell-range-address="Sintel.B7:Sintel.U7"/>
            <chart:data-point chart:repeated="20"/>
          </chart:series>
          <chart:series chart:style-name="ch12" chart:values-cell-range-address="Sintel.B37:Sintel.U37" chart:label-cell-address="Sintel.A15:Sintel.A15" chart:class="chart:scatter">
            <chart:domain table:cell-range-address="Sintel.B15:Sintel.U15"/>
            <chart:data-point chart:repeated="20"/>
          </chart:series>
          <chart:series chart:style-name="ch13" chart:values-cell-range-address="Sintel.B42:Sintel.U42" chart:label-cell-address="Sintel.A20:Sintel.A20" chart:class="chart:scatter">
            <chart:domain table:cell-range-address="Sintel.B20:Sintel.U20"/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809.2992">
                <text:p>809.2992</text:p>
                <draw:g>
                  <svg:desc>Sintel.B3:Sintel.U3</svg:desc>
                </draw:g>
              </table:table-cell>
              <table:table-cell office:value-type="float" office:value="778.9208">
                <text:p>778.9208</text:p>
              </table:table-cell>
              <table:table-cell office:value-type="float" office:value="775.1119">
                <text:p>775.1119</text:p>
              </table:table-cell>
              <table:table-cell office:value-type="float" office:value="764.9163">
                <text:p>764.9163</text:p>
              </table:table-cell>
              <table:table-cell office:value-type="float" office:value="757.2832">
                <text:p>757.2832</text:p>
              </table:table-cell>
              <table:table-cell office:value-type="float" office:value="752.9045">
                <text:p>752.9045</text:p>
              </table:table-cell>
              <table:table-cell office:value-type="float" office:value="759.2693">
                <text:p>759.2693</text:p>
              </table:table-cell>
              <table:table-cell office:value-type="float" office:value="751.8223">
                <text:p>751.8223</text:p>
              </table:table-cell>
              <table:table-cell office:value-type="float" office:value="754.9905">
                <text:p>754.9905</text:p>
              </table:table-cell>
              <table:table-cell office:value-type="float" office:value="751.8505">
                <text:p>751.8505</text:p>
              </table:table-cell>
              <table:table-cell office:value-type="float" office:value="759.9376">
                <text:p>759.9376</text:p>
              </table:table-cell>
              <table:table-cell office:value-type="float" office:value="773.9037">
                <text:p>773.9037</text:p>
              </table:table-cell>
              <table:table-cell office:value-type="float" office:value="820.1537">
                <text:p>820.1537</text:p>
              </table:table-cell>
              <table:table-cell office:value-type="float" office:value="826.0838">
                <text:p>826.0838</text:p>
              </table:table-cell>
              <table:table-cell office:value-type="float" office:value="844.9515">
                <text:p>844.9515</text:p>
              </table:table-cell>
              <table:table-cell office:value-type="float" office:value="861.5506">
                <text:p>861.5506</text:p>
              </table:table-cell>
              <table:table-cell office:value-type="float" office:value="863.4627">
                <text:p>863.4627</text:p>
              </table:table-cell>
              <table:table-cell office:value-type="float" office:value="887.5275">
                <text:p>887.5275</text:p>
              </table:table-cell>
              <table:table-cell office:value-type="float" office:value="905.1091">
                <text:p>905.1091</text:p>
              </table:table-cell>
              <table:table-cell office:value-type="float" office:value="932.8363">
                <text:p>932.8363</text:p>
              </table:table-cell>
            </table:table-row>
            <table:table-row>
              <table:table-cell office:value-type="string">
                <text:p>theora</text:p>
                <draw:g>
                  <svg:desc>Sintel.A3:Sintel.A3</svg:desc>
                </draw:g>
              </table:table-cell>
              <table:table-cell office:value-type="float" office:value="13.607611">
                <text:p>13.607611</text:p>
                <draw:g>
                  <svg:desc>Sintel.B25:Sintel.U25</svg:desc>
                </draw:g>
              </table:table-cell>
              <table:table-cell office:value-type="float" office:value="15.299147">
                <text:p>15.299147</text:p>
              </table:table-cell>
              <table:table-cell office:value-type="float" office:value="NaN">
                <text:p>NaN</text:p>
              </table:table-cell>
              <table:table-cell office:value-type="float" office:value="19.42782">
                <text:p>19.42782</text:p>
              </table:table-cell>
              <table:table-cell office:value-type="float" office:value="21.117149">
                <text:p>21.117149</text:p>
              </table:table-cell>
              <table:table-cell office:value-type="float" office:value="22.694489">
                <text:p>22.694489</text:p>
              </table:table-cell>
              <table:table-cell office:value-type="float" office:value="24.620049">
                <text:p>24.620049</text:p>
              </table:table-cell>
              <table:table-cell office:value-type="float" office:value="26.045013">
                <text:p>26.045013</text:p>
              </table:table-cell>
              <table:table-cell office:value-type="float" office:value="27.077288">
                <text:p>27.077288</text:p>
              </table:table-cell>
              <table:table-cell office:value-type="float" office:value="28.025921">
                <text:p>28.025921</text:p>
              </table:table-cell>
              <table:table-cell office:value-type="float" office:value="30.498228">
                <text:p>30.498228</text:p>
              </table:table-cell>
              <table:table-cell office:value-type="float" office:value="31.975643">
                <text:p>31.975643</text:p>
              </table:table-cell>
              <table:table-cell office:value-type="float" office:value="33.040367">
                <text:p>33.040367</text:p>
              </table:table-cell>
              <table:table-cell office:value-type="float" office:value="33.976608">
                <text:p>33.976608</text:p>
              </table:table-cell>
              <table:table-cell office:value-type="float" office:value="34.774788">
                <text:p>34.774788</text:p>
              </table:table-cell>
              <table:table-cell office:value-type="float" office:value="35.427025">
                <text:p>35.427025</text:p>
              </table:table-cell>
              <table:table-cell office:value-type="float" office:value="36.100437">
                <text:p>36.100437</text:p>
              </table:table-cell>
              <table:table-cell office:value-type="float" office:value="36.778168">
                <text:p>36.778168</text:p>
              </table:table-cell>
              <table:table-cell office:value-type="float" office:value="37.411163">
                <text:p>37.411163</text:p>
              </table:table-cell>
              <table:table-cell office:value-type="float" office:value="37.98756">
                <text:p>37.98756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97.0014">
                <text:p>97.0014</text:p>
                <draw:g>
                  <svg:desc>Sintel.B4:Sintel.U4</svg:desc>
                </draw:g>
              </table:table-cell>
              <table:table-cell office:value-type="float" office:value="74.3195">
                <text:p>74.3195</text:p>
              </table:table-cell>
              <table:table-cell office:value-type="float" office:value="59.1833">
                <text:p>59.1833</text:p>
              </table:table-cell>
              <table:table-cell office:value-type="float" office:value="59.2154">
                <text:p>59.2154</text:p>
              </table:table-cell>
              <table:table-cell office:value-type="float" office:value="59.009">
                <text:p>59.009</text:p>
              </table:table-cell>
              <table:table-cell office:value-type="float" office:value="59.1468">
                <text:p>59.1468</text:p>
              </table:table-cell>
              <table:table-cell office:value-type="float" office:value="59.8001">
                <text:p>59.8001</text:p>
              </table:table-cell>
              <table:table-cell office:value-type="float" office:value="60.1283">
                <text:p>60.1283</text:p>
              </table:table-cell>
              <table:table-cell office:value-type="float" office:value="60.4694">
                <text:p>60.4694</text:p>
              </table:table-cell>
              <table:table-cell office:value-type="float" office:value="75.8689">
                <text:p>75.8689</text:p>
              </table:table-cell>
              <table:table-cell office:value-type="float" office:value="76.3921">
                <text:p>76.3921</text:p>
              </table:table-cell>
              <table:table-cell office:value-type="float" office:value="76.3804">
                <text:p>76.3804</text:p>
              </table:table-cell>
              <table:table-cell office:value-type="float" office:value="76.7948">
                <text:p>76.7948</text:p>
              </table:table-cell>
              <table:table-cell office:value-type="float" office:value="76.5755">
                <text:p>76.5755</text:p>
              </table:table-cell>
              <table:table-cell office:value-type="float" office:value="76.9967">
                <text:p>76.9967</text:p>
              </table:table-cell>
              <table:table-cell office:value-type="float" office:value="77.0845">
                <text:p>77.0845</text:p>
              </table:table-cell>
              <table:table-cell office:value-type="float" office:value="77.097">
                <text:p>77.097</text:p>
              </table:table-cell>
              <table:table-cell office:value-type="float" office:value="77.1483">
                <text:p>77.1483</text:p>
              </table:table-cell>
              <table:table-cell office:value-type="float" office:value="77.2006">
                <text:p>77.2006</text:p>
              </table:table-cell>
              <table:table-cell office:value-type="float" office:value="77.6958">
                <text:p>77.6958</text:p>
              </table:table-cell>
            </table:table-row>
            <table:table-row>
              <table:table-cell office:value-type="string">
                <text:p>x264 ultrafast</text:p>
                <draw:g>
                  <svg:desc>Sintel.A4:Sintel.A4</svg:desc>
                </draw:g>
              </table:table-cell>
              <table:table-cell office:value-type="float" office:value="12.738908">
                <text:p>12.738908</text:p>
                <draw:g>
                  <svg:desc>Sintel.B26:Sintel.U26</svg:desc>
                </draw:g>
              </table:table-cell>
              <table:table-cell office:value-type="float" office:value="15.894743">
                <text:p>15.894743</text:p>
              </table:table-cell>
              <table:table-cell office:value-type="float" office:value="18.095203">
                <text:p>18.095203</text:p>
              </table:table-cell>
              <table:table-cell office:value-type="float" office:value="20.696751">
                <text:p>20.696751</text:p>
              </table:table-cell>
              <table:table-cell office:value-type="float" office:value="22.575748">
                <text:p>22.575748</text:p>
              </table:table-cell>
              <table:table-cell office:value-type="float" office:value="24.708029">
                <text:p>24.708029</text:p>
              </table:table-cell>
              <table:table-cell office:value-type="float" office:value="26.601107">
                <text:p>26.601107</text:p>
              </table:table-cell>
              <table:table-cell office:value-type="float" office:value="27.927811">
                <text:p>27.927811</text:p>
              </table:table-cell>
              <table:table-cell office:value-type="float" office:value="29.050795">
                <text:p>29.050795</text:p>
              </table:table-cell>
              <table:table-cell office:value-type="float" office:value="29.995575">
                <text:p>29.995575</text:p>
              </table:table-cell>
              <table:table-cell office:value-type="float" office:value="31.454374">
                <text:p>31.454374</text:p>
              </table:table-cell>
              <table:table-cell office:value-type="float" office:value="32.670971">
                <text:p>32.670971</text:p>
              </table:table-cell>
              <table:table-cell office:value-type="float" office:value="33.660011">
                <text:p>33.660011</text:p>
              </table:table-cell>
              <table:table-cell office:value-type="float" office:value="34.525921">
                <text:p>34.525921</text:p>
              </table:table-cell>
              <table:table-cell office:value-type="float" office:value="35.258663">
                <text:p>35.258663</text:p>
              </table:table-cell>
              <table:table-cell office:value-type="float" office:value="35.930016">
                <text:p>35.930016</text:p>
              </table:table-cell>
              <table:table-cell office:value-type="float" office:value="36.520252">
                <text:p>36.520252</text:p>
              </table:table-cell>
              <table:table-cell office:value-type="float" office:value="37.09483">
                <text:p>37.09483</text:p>
              </table:table-cell>
              <table:table-cell office:value-type="float" office:value="37.641994">
                <text:p>37.641994</text:p>
              </table:table-cell>
              <table:table-cell office:value-type="float" office:value="38.101494">
                <text:p>38.101494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55.0763">
                <text:p>155.0763</text:p>
                <draw:g>
                  <svg:desc>Sintel.B5:Sintel.U5</svg:desc>
                </draw:g>
              </table:table-cell>
              <table:table-cell office:value-type="float" office:value="159.9346">
                <text:p>159.9346</text:p>
              </table:table-cell>
              <table:table-cell office:value-type="float" office:value="163.7141">
                <text:p>163.7141</text:p>
              </table:table-cell>
              <table:table-cell office:value-type="float" office:value="166.559">
                <text:p>166.559</text:p>
              </table:table-cell>
              <table:table-cell office:value-type="float" office:value="169.3168">
                <text:p>169.3168</text:p>
              </table:table-cell>
              <table:table-cell office:value-type="float" office:value="171.8611">
                <text:p>171.8611</text:p>
              </table:table-cell>
              <table:table-cell office:value-type="float" office:value="174.3066">
                <text:p>174.3066</text:p>
              </table:table-cell>
              <table:table-cell office:value-type="float" office:value="176.6638">
                <text:p>176.6638</text:p>
              </table:table-cell>
              <table:table-cell office:value-type="float" office:value="179.0775">
                <text:p>179.0775</text:p>
              </table:table-cell>
              <table:table-cell office:value-type="float" office:value="181.0088">
                <text:p>181.0088</text:p>
              </table:table-cell>
              <table:table-cell office:value-type="float" office:value="184.727">
                <text:p>184.727</text:p>
              </table:table-cell>
              <table:table-cell office:value-type="float" office:value="188.6204">
                <text:p>188.6204</text:p>
              </table:table-cell>
              <table:table-cell office:value-type="float" office:value="191.8035">
                <text:p>191.8035</text:p>
              </table:table-cell>
              <table:table-cell office:value-type="float" office:value="194.5537">
                <text:p>194.5537</text:p>
              </table:table-cell>
              <table:table-cell office:value-type="float" office:value="197.1712">
                <text:p>197.1712</text:p>
              </table:table-cell>
              <table:table-cell office:value-type="float" office:value="199.7882">
                <text:p>199.7882</text:p>
              </table:table-cell>
              <table:table-cell office:value-type="float" office:value="202.3594">
                <text:p>202.3594</text:p>
              </table:table-cell>
              <table:table-cell office:value-type="float" office:value="204.6245">
                <text:p>204.6245</text:p>
              </table:table-cell>
              <table:table-cell office:value-type="float" office:value="206.5529">
                <text:p>206.5529</text:p>
              </table:table-cell>
              <table:table-cell office:value-type="float" office:value="209.2232">
                <text:p>209.2232</text:p>
              </table:table-cell>
            </table:table-row>
            <table:table-row>
              <table:table-cell office:value-type="string">
                <text:p>x264 superfast</text:p>
                <draw:g>
                  <svg:desc>Sintel.A5:Sintel.A5</svg:desc>
                </draw:g>
              </table:table-cell>
              <table:table-cell office:value-type="float" office:value="15.771821">
                <text:p>15.771821</text:p>
                <draw:g>
                  <svg:desc>Sintel.B27:Sintel.U27</svg:desc>
                </draw:g>
              </table:table-cell>
              <table:table-cell office:value-type="float" office:value="18.837292">
                <text:p>18.837292</text:p>
              </table:table-cell>
              <table:table-cell office:value-type="float" office:value="21.374956">
                <text:p>21.374956</text:p>
              </table:table-cell>
              <table:table-cell office:value-type="float" office:value="23.75605">
                <text:p>23.75605</text:p>
              </table:table-cell>
              <table:table-cell office:value-type="float" office:value="25.985298">
                <text:p>25.985298</text:p>
              </table:table-cell>
              <table:table-cell office:value-type="float" office:value="27.898092">
                <text:p>27.898092</text:p>
              </table:table-cell>
              <table:table-cell office:value-type="float" office:value="29.399946">
                <text:p>29.399946</text:p>
              </table:table-cell>
              <table:table-cell office:value-type="float" office:value="30.615238">
                <text:p>30.615238</text:p>
              </table:table-cell>
              <table:table-cell office:value-type="float" office:value="31.646366">
                <text:p>31.646366</text:p>
              </table:table-cell>
              <table:table-cell office:value-type="float" office:value="32.519733">
                <text:p>32.519733</text:p>
              </table:table-cell>
              <table:table-cell office:value-type="float" office:value="33.987377">
                <text:p>33.987377</text:p>
              </table:table-cell>
              <table:table-cell office:value-type="float" office:value="35.201668">
                <text:p>35.201668</text:p>
              </table:table-cell>
              <table:table-cell office:value-type="float" office:value="36.230869">
                <text:p>36.230869</text:p>
              </table:table-cell>
              <table:table-cell office:value-type="float" office:value="37.130199">
                <text:p>37.130199</text:p>
              </table:table-cell>
              <table:table-cell office:value-type="float" office:value="37.931774">
                <text:p>37.931774</text:p>
              </table:table-cell>
              <table:table-cell office:value-type="float" office:value="38.652191">
                <text:p>38.652191</text:p>
              </table:table-cell>
              <table:table-cell office:value-type="float" office:value="39.30941">
                <text:p>39.30941</text:p>
              </table:table-cell>
              <table:table-cell office:value-type="float" office:value="39.917633">
                <text:p>39.917633</text:p>
              </table:table-cell>
              <table:table-cell office:value-type="float" office:value="40.484356">
                <text:p>40.484356</text:p>
              </table:table-cell>
              <table:table-cell office:value-type="float" office:value="41.014847">
                <text:p>41.014847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38.6367">
                <text:p>238.6367</text:p>
                <draw:g>
                  <svg:desc>Sintel.B6:Sintel.U6</svg:desc>
                </draw:g>
              </table:table-cell>
              <table:table-cell office:value-type="float" office:value="255.8101">
                <text:p>255.8101</text:p>
              </table:table-cell>
              <table:table-cell office:value-type="float" office:value="268.5148">
                <text:p>268.5148</text:p>
              </table:table-cell>
              <table:table-cell office:value-type="float" office:value="285.9714">
                <text:p>285.9714</text:p>
              </table:table-cell>
              <table:table-cell office:value-type="float" office:value="277.7141">
                <text:p>277.7141</text:p>
              </table:table-cell>
              <table:table-cell office:value-type="float" office:value="283.8331">
                <text:p>283.8331</text:p>
              </table:table-cell>
              <table:table-cell office:value-type="float" office:value="287.4837">
                <text:p>287.4837</text:p>
              </table:table-cell>
              <table:table-cell office:value-type="float" office:value="291.7039">
                <text:p>291.7039</text:p>
              </table:table-cell>
              <table:table-cell office:value-type="float" office:value="299.7228">
                <text:p>299.7228</text:p>
              </table:table-cell>
              <table:table-cell office:value-type="float" office:value="306.18">
                <text:p>306.18</text:p>
              </table:table-cell>
              <table:table-cell office:value-type="float" office:value="305.6957">
                <text:p>305.6957</text:p>
              </table:table-cell>
              <table:table-cell office:value-type="float" office:value="321.3399">
                <text:p>321.3399</text:p>
              </table:table-cell>
              <table:table-cell office:value-type="float" office:value="327.4343">
                <text:p>327.4343</text:p>
              </table:table-cell>
              <table:table-cell office:value-type="float" office:value="348.5611">
                <text:p>348.5611</text:p>
              </table:table-cell>
              <table:table-cell office:value-type="float" office:value="348.581">
                <text:p>348.581</text:p>
              </table:table-cell>
              <table:table-cell office:value-type="float" office:value="364.8719">
                <text:p>364.8719</text:p>
              </table:table-cell>
              <table:table-cell office:value-type="float" office:value="372.1806">
                <text:p>372.1806</text:p>
              </table:table-cell>
              <table:table-cell office:value-type="float" office:value="366.812">
                <text:p>366.812</text:p>
              </table:table-cell>
              <table:table-cell office:value-type="float" office:value="388.0257">
                <text:p>388.0257</text:p>
              </table:table-cell>
              <table:table-cell office:value-type="float" office:value="384.7352">
                <text:p>384.7352</text:p>
              </table:table-cell>
            </table:table-row>
            <table:table-row>
              <table:table-cell office:value-type="string">
                <text:p>x264 veryfast</text:p>
                <draw:g>
                  <svg:desc>Sintel.A6:Sintel.A6</svg:desc>
                </draw:g>
              </table:table-cell>
              <table:table-cell office:value-type="float" office:value="15.522191">
                <text:p>15.522191</text:p>
                <draw:g>
                  <svg:desc>Sintel.B28:Sintel.U28</svg:desc>
                </draw:g>
              </table:table-cell>
              <table:table-cell office:value-type="float" office:value="18.830462">
                <text:p>18.830462</text:p>
              </table:table-cell>
              <table:table-cell office:value-type="float" office:value="21.607689">
                <text:p>21.607689</text:p>
              </table:table-cell>
              <table:table-cell office:value-type="float" office:value="23.938255">
                <text:p>23.938255</text:p>
              </table:table-cell>
              <table:table-cell office:value-type="float" office:value="26.082289">
                <text:p>26.082289</text:p>
              </table:table-cell>
              <table:table-cell office:value-type="float" office:value="28.132103">
                <text:p>28.132103</text:p>
              </table:table-cell>
              <table:table-cell office:value-type="float" office:value="29.773027">
                <text:p>29.773027</text:p>
              </table:table-cell>
              <table:table-cell office:value-type="float" office:value="31.078264">
                <text:p>31.078264</text:p>
              </table:table-cell>
              <table:table-cell office:value-type="float" office:value="32.147957">
                <text:p>32.147957</text:p>
              </table:table-cell>
              <table:table-cell office:value-type="float" office:value="33.076469">
                <text:p>33.076469</text:p>
              </table:table-cell>
              <table:table-cell office:value-type="float" office:value="34.584442">
                <text:p>34.584442</text:p>
              </table:table-cell>
              <table:table-cell office:value-type="float" office:value="35.810356">
                <text:p>35.810356</text:p>
              </table:table-cell>
              <table:table-cell office:value-type="float" office:value="36.836147">
                <text:p>36.836147</text:p>
              </table:table-cell>
              <table:table-cell office:value-type="float" office:value="37.738297">
                <text:p>37.738297</text:p>
              </table:table-cell>
              <table:table-cell office:value-type="float" office:value="38.534615">
                <text:p>38.534615</text:p>
              </table:table-cell>
              <table:table-cell office:value-type="float" office:value="39.236805">
                <text:p>39.236805</text:p>
              </table:table-cell>
              <table:table-cell office:value-type="float" office:value="39.876553">
                <text:p>39.876553</text:p>
              </table:table-cell>
              <table:table-cell office:value-type="float" office:value="40.459381">
                <text:p>40.459381</text:p>
              </table:table-cell>
              <table:table-cell office:value-type="float" office:value="41.000858">
                <text:p>41.000858</text:p>
              </table:table-cell>
              <table:table-cell office:value-type="float" office:value="41.500473">
                <text:p>41.500473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402.4933">
                <text:p>402.4933</text:p>
                <draw:g>
                  <svg:desc>Sintel.B7:Sintel.U7</svg:desc>
                </draw:g>
              </table:table-cell>
              <table:table-cell office:value-type="float" office:value="391.5707">
                <text:p>391.5707</text:p>
              </table:table-cell>
              <table:table-cell office:value-type="float" office:value="412.1679">
                <text:p>412.1679</text:p>
              </table:table-cell>
              <table:table-cell office:value-type="float" office:value="428.423">
                <text:p>428.423</text:p>
              </table:table-cell>
              <table:table-cell office:value-type="float" office:value="433.4328">
                <text:p>433.4328</text:p>
              </table:table-cell>
              <table:table-cell office:value-type="float" office:value="453.8971">
                <text:p>453.8971</text:p>
              </table:table-cell>
              <table:table-cell office:value-type="float" office:value="475.095">
                <text:p>475.095</text:p>
              </table:table-cell>
              <table:table-cell office:value-type="float" office:value="477.2504">
                <text:p>477.2504</text:p>
              </table:table-cell>
              <table:table-cell office:value-type="float" office:value="489.6038">
                <text:p>489.6038</text:p>
              </table:table-cell>
              <table:table-cell office:value-type="float" office:value="510.4046">
                <text:p>510.4046</text:p>
              </table:table-cell>
              <table:table-cell office:value-type="float" office:value="525.786">
                <text:p>525.786</text:p>
              </table:table-cell>
              <table:table-cell office:value-type="float" office:value="531.9787">
                <text:p>531.9787</text:p>
              </table:table-cell>
              <table:table-cell office:value-type="float" office:value="561.285">
                <text:p>561.285</text:p>
              </table:table-cell>
              <table:table-cell office:value-type="float" office:value="562.8406">
                <text:p>562.8406</text:p>
              </table:table-cell>
              <table:table-cell office:value-type="float" office:value="577.9605">
                <text:p>577.9605</text:p>
              </table:table-cell>
              <table:table-cell office:value-type="float" office:value="600.4718">
                <text:p>600.4718</text:p>
              </table:table-cell>
              <table:table-cell office:value-type="float" office:value="604.7589">
                <text:p>604.7589</text:p>
              </table:table-cell>
              <table:table-cell office:value-type="float" office:value="606.7552">
                <text:p>606.7552</text:p>
              </table:table-cell>
              <table:table-cell office:value-type="float" office:value="622.137">
                <text:p>622.137</text:p>
              </table:table-cell>
              <table:table-cell office:value-type="float" office:value="631.8614">
                <text:p>631.8614</text:p>
              </table:table-cell>
            </table:table-row>
            <table:table-row>
              <table:table-cell office:value-type="string">
                <text:p>x264 faster</text:p>
                <draw:g>
                  <svg:desc>Sintel.A7:Sintel.A7</svg:desc>
                </draw:g>
              </table:table-cell>
              <table:table-cell office:value-type="float" office:value="16.262938">
                <text:p>16.262938</text:p>
                <draw:g>
                  <svg:desc>Sintel.B29:Sintel.U29</svg:desc>
                </draw:g>
              </table:table-cell>
              <table:table-cell office:value-type="float" office:value="18.481886">
                <text:p>18.481886</text:p>
              </table:table-cell>
              <table:table-cell office:value-type="float" office:value="22.968435">
                <text:p>22.968435</text:p>
              </table:table-cell>
              <table:table-cell office:value-type="float" office:value="25.449141">
                <text:p>25.449141</text:p>
              </table:table-cell>
              <table:table-cell office:value-type="float" office:value="26.920143">
                <text:p>26.920143</text:p>
              </table:table-cell>
              <table:table-cell office:value-type="float" office:value="28.166933">
                <text:p>28.166933</text:p>
              </table:table-cell>
              <table:table-cell office:value-type="float" office:value="29.41354">
                <text:p>29.41354</text:p>
              </table:table-cell>
              <table:table-cell office:value-type="float" office:value="30.693853">
                <text:p>30.693853</text:p>
              </table:table-cell>
              <table:table-cell office:value-type="float" office:value="31.989214">
                <text:p>31.989214</text:p>
              </table:table-cell>
              <table:table-cell office:value-type="float" office:value="33.118073">
                <text:p>33.118073</text:p>
              </table:table-cell>
              <table:table-cell office:value-type="float" office:value="34.967434">
                <text:p>34.967434</text:p>
              </table:table-cell>
              <table:table-cell office:value-type="float" office:value="36.427334">
                <text:p>36.427334</text:p>
              </table:table-cell>
              <table:table-cell office:value-type="float" office:value="37.639462">
                <text:p>37.639462</text:p>
              </table:table-cell>
              <table:table-cell office:value-type="float" office:value="38.681622">
                <text:p>38.681622</text:p>
              </table:table-cell>
              <table:table-cell office:value-type="float" office:value="39.591366">
                <text:p>39.591366</text:p>
              </table:table-cell>
              <table:table-cell office:value-type="float" office:value="40.389767">
                <text:p>40.389767</text:p>
              </table:table-cell>
              <table:table-cell office:value-type="float" office:value="41.108105">
                <text:p>41.108105</text:p>
              </table:table-cell>
              <table:table-cell office:value-type="float" office:value="41.753071">
                <text:p>41.753071</text:p>
              </table:table-cell>
              <table:table-cell office:value-type="float" office:value="42.353733">
                <text:p>42.353733</text:p>
              </table:table-cell>
              <table:table-cell office:value-type="float" office:value="42.907486">
                <text:p>42.907486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205.1">
                <text:p>205.1</text:p>
                <draw:g>
                  <svg:desc>Sintel.B15:Sintel.U15</svg:desc>
                </draw:g>
              </table:table-cell>
              <table:table-cell office:value-type="float" office:value="257.7416667">
                <text:p>257.7416667</text:p>
              </table:table-cell>
              <table:table-cell office:value-type="float" office:value="204.475">
                <text:p>204.475</text:p>
              </table:table-cell>
              <table:table-cell office:value-type="float" office:value="201.3777778">
                <text:p>201.3777778</text:p>
              </table:table-cell>
              <table:table-cell office:value-type="float" office:value="195.4888889">
                <text:p>195.4888889</text:p>
              </table:table-cell>
              <table:table-cell office:value-type="float" office:value="201.7388889">
                <text:p>201.7388889</text:p>
              </table:table-cell>
              <table:table-cell office:value-type="float" office:value="204.6916667">
                <text:p>204.6916667</text:p>
              </table:table-cell>
              <table:table-cell office:value-type="float" office:value="205.9055556">
                <text:p>205.9055556</text:p>
              </table:table-cell>
              <table:table-cell office:value-type="float" office:value="207.0222222">
                <text:p>207.0222222</text:p>
              </table:table-cell>
              <table:table-cell office:value-type="float" office:value="181.15">
                <text:p>181.15</text:p>
              </table:table-cell>
              <table:table-cell office:value-type="float" office:value="189.4694444">
                <text:p>189.4694444</text:p>
              </table:table-cell>
              <table:table-cell office:value-type="float" office:value="187.9166667">
                <text:p>187.9166667</text:p>
              </table:table-cell>
              <table:table-cell office:value-type="float" office:value="197.0111111">
                <text:p>197.0111111</text:p>
              </table:table-cell>
              <table:table-cell office:value-type="float" office:value="199.9583333">
                <text:p>199.9583333</text:p>
              </table:table-cell>
              <table:table-cell office:value-type="float" office:value="201.8638889">
                <text:p>201.8638889</text:p>
              </table:table-cell>
              <table:table-cell office:value-type="float" office:value="202.6222222">
                <text:p>202.6222222</text:p>
              </table:table-cell>
              <table:table-cell office:value-type="float" office:value="207">
                <text:p>207</text:p>
              </table:table-cell>
              <table:table-cell office:value-type="float" office:value="201.1972222">
                <text:p>201.1972222</text:p>
              </table:table-cell>
              <table:table-cell office:value-type="float" office:value="205.6083333">
                <text:p>205.6083333</text:p>
              </table:table-cell>
              <table:table-cell office:value-type="float" office:value="202.5722222">
                <text:p>202.5722222</text:p>
              </table:table-cell>
            </table:table-row>
            <table:table-row>
              <table:table-cell office:value-type="string">
                <text:p>h264_nvenc fast</text:p>
                <draw:g>
                  <svg:desc>Sintel.A15:Sintel.A15</svg:desc>
                </draw:g>
              </table:table-cell>
              <table:table-cell office:value-type="float" office:value="26.227299">
                <text:p>26.227299</text:p>
                <draw:g>
                  <svg:desc>Sintel.B37:Sintel.U37</svg:desc>
                </draw:g>
              </table:table-cell>
              <table:table-cell office:value-type="float" office:value="26.232197">
                <text:p>26.232197</text:p>
              </table:table-cell>
              <table:table-cell office:value-type="float" office:value="26.319809">
                <text:p>26.319809</text:p>
              </table:table-cell>
              <table:table-cell office:value-type="float" office:value="26.3076">
                <text:p>26.3076</text:p>
              </table:table-cell>
              <table:table-cell office:value-type="float" office:value="26.333891">
                <text:p>26.333891</text:p>
              </table:table-cell>
              <table:table-cell office:value-type="float" office:value="26.757521">
                <text:p>26.757521</text:p>
              </table:table-cell>
              <table:table-cell office:value-type="float" office:value="27.846533">
                <text:p>27.846533</text:p>
              </table:table-cell>
              <table:table-cell office:value-type="float" office:value="27.838318">
                <text:p>27.838318</text:p>
              </table:table-cell>
              <table:table-cell office:value-type="float" office:value="29.188063">
                <text:p>29.188063</text:p>
              </table:table-cell>
              <table:table-cell office:value-type="float" office:value="31.00721">
                <text:p>31.00721</text:p>
              </table:table-cell>
              <table:table-cell office:value-type="float" office:value="32.620766">
                <text:p>32.620766</text:p>
              </table:table-cell>
              <table:table-cell office:value-type="float" office:value="34.833031">
                <text:p>34.833031</text:p>
              </table:table-cell>
              <table:table-cell office:value-type="float" office:value="35.755821">
                <text:p>35.755821</text:p>
              </table:table-cell>
              <table:table-cell office:value-type="float" office:value="37.1712">
                <text:p>37.1712</text:p>
              </table:table-cell>
              <table:table-cell office:value-type="float" office:value="37.790596">
                <text:p>37.790596</text:p>
              </table:table-cell>
              <table:table-cell office:value-type="float" office:value="38.94894">
                <text:p>38.94894</text:p>
              </table:table-cell>
              <table:table-cell office:value-type="float" office:value="39.445286">
                <text:p>39.445286</text:p>
              </table:table-cell>
              <table:table-cell office:value-type="float" office:value="40.363247">
                <text:p>40.363247</text:p>
              </table:table-cell>
              <table:table-cell office:value-type="float" office:value="40.757351">
                <text:p>40.757351</text:p>
              </table:table-cell>
              <table:table-cell office:value-type="float" office:value="41.483906">
                <text:p>41.483906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240.6916667">
                <text:p>240.6916667</text:p>
                <draw:g>
                  <svg:desc>Sintel.B20:Sintel.U20</svg:desc>
                </draw:g>
              </table:table-cell>
              <table:table-cell office:value-type="float" office:value="257.1722222">
                <text:p>257.1722222</text:p>
              </table:table-cell>
              <table:table-cell office:value-type="float" office:value="248.1444444">
                <text:p>248.1444444</text:p>
              </table:table-cell>
              <table:table-cell office:value-type="float" office:value="238.5722222">
                <text:p>238.5722222</text:p>
              </table:table-cell>
              <table:table-cell office:value-type="float" office:value="243.7333333">
                <text:p>243.7333333</text:p>
              </table:table-cell>
              <table:table-cell office:value-type="float" office:value="200.0416667">
                <text:p>200.0416667</text:p>
              </table:table-cell>
              <table:table-cell office:value-type="float" office:value="239.9055556">
                <text:p>239.9055556</text:p>
              </table:table-cell>
              <table:table-cell office:value-type="float" office:value="219.4583333">
                <text:p>219.4583333</text:p>
              </table:table-cell>
              <table:table-cell office:value-type="float" office:value="235.2361111">
                <text:p>235.2361111</text:p>
              </table:table-cell>
              <table:table-cell office:value-type="float" office:value="241.9333333">
                <text:p>241.9333333</text:p>
              </table:table-cell>
              <table:table-cell office:value-type="float" office:value="244.2638889">
                <text:p>244.2638889</text:p>
              </table:table-cell>
              <table:table-cell office:value-type="float" office:value="237.2555556">
                <text:p>237.2555556</text:p>
              </table:table-cell>
              <table:table-cell office:value-type="float" office:value="249.5972222">
                <text:p>249.5972222</text:p>
              </table:table-cell>
              <table:table-cell office:value-type="float" office:value="245.7055556">
                <text:p>245.7055556</text:p>
              </table:table-cell>
              <table:table-cell office:value-type="float" office:value="247.9">
                <text:p>247.9</text:p>
              </table:table-cell>
              <table:table-cell office:value-type="float" office:value="239.3972222">
                <text:p>239.3972222</text:p>
              </table:table-cell>
              <table:table-cell office:value-type="float" office:value="225.4944444">
                <text:p>225.4944444</text:p>
              </table:table-cell>
              <table:table-cell office:value-type="float" office:value="246.475">
                <text:p>246.475</text:p>
              </table:table-cell>
              <table:table-cell office:value-type="float" office:value="224.475">
                <text:p>224.475</text:p>
              </table:table-cell>
              <table:table-cell office:value-type="float" office:value="220.2805556">
                <text:p>220.2805556</text:p>
              </table:table-cell>
            </table:table-row>
            <table:table-row>
              <table:table-cell office:value-type="string">
                <text:p>h264_nvenc llhq</text:p>
                <draw:g>
                  <svg:desc>Sintel.A20:Sintel.A20</svg:desc>
                </draw:g>
              </table:table-cell>
              <table:table-cell office:value-type="float" office:value="26.003168">
                <text:p>26.003168</text:p>
                <draw:g>
                  <svg:desc>Sintel.B42:Sintel.U42</svg:desc>
                </draw:g>
              </table:table-cell>
              <table:table-cell office:value-type="float" office:value="25.999002">
                <text:p>25.999002</text:p>
              </table:table-cell>
              <table:table-cell office:value-type="float" office:value="26.055534">
                <text:p>26.055534</text:p>
              </table:table-cell>
              <table:table-cell office:value-type="float" office:value="28.168793">
                <text:p>28.168793</text:p>
              </table:table-cell>
              <table:table-cell office:value-type="float" office:value="30.206539">
                <text:p>30.206539</text:p>
              </table:table-cell>
              <table:table-cell office:value-type="float" office:value="31.827019">
                <text:p>31.827019</text:p>
              </table:table-cell>
              <table:table-cell office:value-type="float" office:value="33.128605">
                <text:p>33.128605</text:p>
              </table:table-cell>
              <table:table-cell office:value-type="float" office:value="34.230526">
                <text:p>34.230526</text:p>
              </table:table-cell>
              <table:table-cell office:value-type="float" office:value="35.142227">
                <text:p>35.142227</text:p>
              </table:table-cell>
              <table:table-cell office:value-type="float" office:value="35.946247">
                <text:p>35.946247</text:p>
              </table:table-cell>
              <table:table-cell office:value-type="float" office:value="37.264782">
                <text:p>37.264782</text:p>
              </table:table-cell>
              <table:table-cell office:value-type="float" office:value="38.410709">
                <text:p>38.410709</text:p>
              </table:table-cell>
              <table:table-cell office:value-type="float" office:value="39.335659">
                <text:p>39.335659</text:p>
              </table:table-cell>
              <table:table-cell office:value-type="float" office:value="40.199467">
                <text:p>40.199467</text:p>
              </table:table-cell>
              <table:table-cell office:value-type="float" office:value="40.930836">
                <text:p>40.930836</text:p>
              </table:table-cell>
              <table:table-cell office:value-type="float" office:value="41.631607">
                <text:p>41.631607</text:p>
              </table:table-cell>
              <table:table-cell office:value-type="float" office:value="42.188663">
                <text:p>42.188663</text:p>
              </table:table-cell>
              <table:table-cell office:value-type="float" office:value="42.744389">
                <text:p>42.744389</text:p>
              </table:table-cell>
              <table:table-cell office:value-type="float" office:value="43.22723">
                <text:p>43.22723</text:p>
              </table:table-cell>
              <table:table-cell office:value-type="float" office:value="43.699043">
                <text:p>43.6990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